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13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3.96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1.99cm"/>
    </style:style>
    <style:style style:name="co33" style:family="table-column">
      <style:table-column-properties fo:break-before="auto" style:column-width="1.871cm"/>
    </style:style>
    <style:style style:name="co34" style:family="table-column">
      <style:table-column-properties fo:break-before="auto" style:column-width="1.838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956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986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32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54cm"/>
    </style:style>
    <style:style style:name="co46" style:family="table-column">
      <style:table-column-properties fo:break-before="auto" style:column-width="1.152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2.492cm"/>
    </style:style>
    <style:style style:name="co49" style:family="table-column">
      <style:table-column-properties fo:break-before="auto" style:column-width="2.743cm"/>
    </style:style>
    <style:style style:name="co50" style:family="table-column">
      <style:table-column-properties fo:break-before="auto" style:column-width="1.422cm"/>
    </style:style>
    <style:style style:name="co51" style:family="table-column">
      <style:table-column-properties fo:break-before="auto" style:column-width="4.671cm"/>
    </style:style>
    <style:style style:name="co52" style:family="table-column">
      <style:table-column-properties fo:break-before="auto" style:column-width="3.697cm"/>
    </style:style>
    <style:style style:name="co53" style:family="table-column">
      <style:table-column-properties fo:break-before="auto" style:column-width="1.464cm"/>
    </style:style>
    <style:style style:name="co54" style:family="table-column">
      <style:table-column-properties fo:break-before="auto" style:column-width="2.058cm"/>
    </style:style>
    <style:style style:name="co55" style:family="table-column">
      <style:table-column-properties fo:break-before="auto" style:column-width="2.092cm"/>
    </style:style>
    <style:style style:name="co56" style:family="table-column">
      <style:table-column-properties fo:break-before="auto" style:column-width="2.11cm"/>
    </style:style>
    <style:style style:name="co57" style:family="table-column">
      <style:table-column-properties fo:break-before="auto" style:column-width="3.969cm"/>
    </style:style>
    <style:style style:name="co58" style:family="table-column">
      <style:table-column-properties fo:break-before="auto" style:column-width="1.348cm"/>
    </style:style>
    <style:style style:name="co59" style:family="table-column">
      <style:table-column-properties fo:break-before="auto" style:column-width="1.118cm"/>
    </style:style>
    <style:style style:name="co60" style:family="table-column">
      <style:table-column-properties fo:break-before="auto" style:column-width="5.99cm"/>
    </style:style>
    <style:style style:name="co61" style:family="table-column">
      <style:table-column-properties fo:break-before="auto" style:column-width="2.173cm"/>
    </style:style>
    <style:style style:name="co62" style:family="table-column">
      <style:table-column-properties fo:break-before="auto" style:column-width="2.14cm"/>
    </style:style>
    <style:style style:name="co63" style:family="table-column">
      <style:table-column-properties fo:break-before="auto" style:column-width="0.439cm"/>
    </style:style>
    <style:style style:name="co64" style:family="table-column">
      <style:table-column-properties fo:break-before="auto" style:column-width="2.124cm"/>
    </style:style>
    <style:style style:name="co65" style:family="table-column">
      <style:table-column-properties fo:break-before="auto" style:column-width="6.304cm"/>
    </style:style>
    <style:style style:name="co66" style:family="table-column">
      <style:table-column-properties fo:break-before="auto" style:column-width="2.66cm"/>
    </style:style>
    <style:style style:name="co67" style:family="table-column">
      <style:table-column-properties fo:break-before="auto" style:column-width="2.741cm"/>
    </style:style>
    <style:style style:name="co68" style:family="table-column">
      <style:table-column-properties fo:break-before="auto" style:column-width="0.272cm"/>
    </style:style>
    <style:style style:name="co69" style:family="table-column">
      <style:table-column-properties fo:break-before="auto" style:column-width="2.505cm"/>
    </style:style>
    <style:style style:name="co70" style:family="table-column">
      <style:table-column-properties fo:break-before="auto" style:column-width="0.907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00" number:language="en" number:country="US">
      <number:text-content/>
    </number:text-style>
    <style:style style:name="ce1" style:family="table-cell" style:parent-style-name="Default"/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8" style:family="table-cell" style:parent-style-name="Default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9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94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9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20011">
      <style:text-properties fo:font-size="10pt" style:font-size-asian="10pt" style:font-size-complex="10pt"/>
    </style:style>
    <style:style style:name="ce403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05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0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0011">
      <style:text-properties fo:font-size="8pt" style:font-size-asian="8pt" style:font-size-complex="8pt"/>
    </style:style>
    <style:style style:name="ce41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7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7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7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8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88" style:family="table-cell" style:parent-style-name="Default" style:data-style-name="N20003">
      <style:text-properties fo:font-size="10pt" style:font-size-asian="10pt" style:font-size-complex="10pt"/>
    </style:style>
    <style:style style:name="ce42" style:family="table-cell" style:parent-style-name="Default" style:data-style-name="N20001">
      <style:text-properties fo:font-size="9pt" style:font-size-asian="9pt" style:font-size-complex="9pt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8" style:family="table-cell" style:parent-style-name="Default" style:data-style-name="N20003">
      <style:text-properties fo:font-size="8pt" style:font-size-asian="8pt" style:font-size-complex="8pt"/>
    </style:style>
    <style:style style:name="ce4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2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530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3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3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 style:data-style-name="N20001">
      <style:text-properties fo:font-size="10pt" style:font-size-asian="10pt" style:font-size-complex="10pt"/>
    </style:style>
    <style:style style:name="ce57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9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3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9" style:family="table-cell" style:parent-style-name="Default">
      <style:text-properties style:font-name="Liberation Serif" fo:font-size="12pt" style:font-size-asian="12pt" style:font-size-complex="12pt"/>
    </style:style>
    <style:style style:name="ce55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56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2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0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9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0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1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1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1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3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15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116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ext-properties style:font-name="Abyssinica SIL" fo:font-size="10pt" style:font-size-asian="10pt" style:font-size-complex="10pt"/>
    </style:style>
    <style:style style:name="ce11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20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23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24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12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26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127" style:family="table-cell" style:parent-style-name="Excel_20_Built-in_20_Normal">
      <style:text-properties style:font-name="Abyssinica SIL" fo:font-size="10pt" style:font-size-asian="10pt" style:font-size-complex="10pt"/>
    </style:style>
    <style:style style:name="ce1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30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3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4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5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7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8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9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5" style:family="table-cell" style:parent-style-name="Default" style:data-style-name="N20036"/>
    <style:style style:name="ce62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33" style:family="table-cell" style:parent-style-name="Default">
      <style:table-cell-properties fo:border-bottom="0.74pt solid #000000" fo:border-left="none" fo:border-right="none" fo:border-top="0.74pt solid #000000"/>
    </style:style>
    <style:style style:name="ce64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49" style:family="table-cell" style:parent-style-name="Default" style:data-style-name="N20000"/>
    <style:style style:name="ce650" style:family="table-cell" style:parent-style-name="Default" style:data-style-name="N20049"/>
    <style:style style:name="ce65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1" style:family="table-cell" style:parent-style-name="Default">
      <style:text-properties fo:font-size="15pt" style:font-size-asian="15pt" style:font-size-complex="15pt"/>
    </style:style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03" style:family="table-cell" style:parent-style-name="Default">
      <style:text-properties fo:font-weight="bold" style:font-weight-asian="bold" style:font-weight-complex="bold"/>
    </style:style>
    <style:style style:name="ce5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2" style:family="table-cell" style:parent-style-name="Default">
      <style:text-properties fo:font-weight="normal" style:font-weight-asian="normal" style:font-weight-complex="normal"/>
    </style:style>
    <style:style style:name="ce611" style:family="table-cell" style:parent-style-name="Default" style:data-style-name="N20004"/>
    <style:style style:name="ce63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5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54" style:family="table-cell" style:parent-style-name="Default" style:data-style-name="N20004">
      <style:text-properties fo:font-weight="bold" style:font-weight-asian="bold" style:font-weight-complex="bold"/>
    </style:style>
    <style:style style:name="ce6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57" style:family="table-cell" style:parent-style-name="Default">
      <style:table-cell-properties fo:background-color="transparent"/>
    </style:style>
    <style:style style:name="ce6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62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6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20004">
      <style:table-cell-properties fo:background-color="transparent"/>
    </style:style>
    <style:style style:name="ce667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1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7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7" style:family="table-cell" style:parent-style-name="Default" style:data-style-name="N112">
      <style:table-cell-properties fo:background-color="transparent"/>
    </style:style>
    <style:style style:name="ce67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6" style:family="table-cell" style:parent-style-name="Default" style:data-style-name="N126">
      <style:text-properties fo:font-weight="bold" style:font-weight-asian="bold" style:font-weight-complex="bold"/>
    </style:style>
    <style:style style:name="ce68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1" style:family="table-cell" style:parent-style-name="Default" style:data-style-name="N113"/>
    <style:style style:name="ce61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2" style:family="table-cell" style:parent-style-name="Default" style:data-style-name="N126">
      <style:text-properties fo:font-weight="normal" style:font-weight-asian="normal" style:font-weight-complex="normal"/>
    </style:style>
    <style:style style:name="ce722" style:family="table-cell" style:parent-style-name="Default" style:data-style-name="N20004">
      <style:text-properties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755" style:family="table-cell" style:parent-style-name="Default" style:data-style-name="N20004">
      <style:table-cell-properties fo:background-color="#afd095"/>
    </style:style>
    <style:style style:name="ce759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67" style:family="table-cell" style:parent-style-name="Default" style:data-style-name="N113">
      <style:table-cell-properties fo:background-color="#afd095"/>
    </style:style>
    <style:style style:name="ce780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8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4" style:family="table-cell" style:parent-style-name="Default" style:data-style-name="N126">
      <style:table-cell-properties fo:background-color="#afd095"/>
      <style:text-properties fo:font-weight="normal" style:font-weight-asian="normal" style:font-weight-complex="normal"/>
    </style:style>
    <style:style style:name="ce785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6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7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13">
      <style:table-cell-properties fo:background-color="transparent"/>
    </style:style>
    <style:style style:name="ce7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0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2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5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237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 style:data-style-name="N20036">
      <style:text-properties fo:font-weight="bold" style:font-weight-asian="bold" style:font-weight-complex="bold"/>
    </style:style>
    <style:style style:name="ce98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5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82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1" style:family="table-cell" style:parent-style-name="Excel_20_Built-in_20_Normal" style:data-style-name="N11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94" style:family="table-cell" style:parent-style-name="Default" style:data-style-name="N114">
      <style:text-properties style:font-name="Liberation Serif" fo:font-size="10pt" style:font-size-asian="10pt" style:font-size-complex="10pt"/>
    </style:style>
    <style:style style:name="ce937" style:family="table-cell" style:parent-style-name="Default" style:data-style-name="N11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8" style:family="table-cell" style:parent-style-name="Default" style:data-style-name="N20011"/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48" style:family="table-cell" style:parent-style-name="Default" style:data-style-name="N20036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5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5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5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58" style:family="table-cell" style:parent-style-name="Default" style:data-style-name="N20036">
      <style:table-cell-properties fo:border="none"/>
      <style:text-properties style:font-name="Bitstream Vera Sans" fo:font-size="9pt" style:font-size-asian="9pt" style:font-size-complex="9pt"/>
    </style:style>
    <style:style style:name="ce259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0" style:family="table-cell" style:parent-style-name="Default" style:data-style-name="N2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1" style:family="table-cell" style:parent-style-name="Default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2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10036">
      <style:table-cell-properties fo:border="none"/>
      <style:text-properties style:font-name="Bitstream Vera Sans" fo:font-size="9pt" style:font-size-asian="9pt" style:font-size-complex="9pt"/>
    </style:style>
    <style:style style:name="ce266" style:family="table-cell" style:parent-style-name="Default" style:data-style-name="N10036">
      <style:text-properties style:font-name="Bitstream Vera Sans" fo:font-size="9pt" style:font-size-asian="9pt" style:font-size-complex="9pt"/>
    </style:style>
    <style:style style:name="ce267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1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10000">
      <style:text-properties style:font-name="Bitstream Vera Sans" fo:font-size="9pt" style:font-size-asian="9pt" style:font-size-complex="9pt"/>
    </style:style>
    <style:style style:name="ce271" style:family="table-cell" style:parent-style-name="Default" style:data-style-name="N201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274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275" style:family="table-cell" style:parent-style-name="Default" style:data-style-name="N10036">
      <style:table-cell-properties style:vertical-align="middle"/>
      <style:text-properties style:font-name="Bitstream Vera Sans" fo:font-size="9pt" style:font-size-asian="9pt" style:font-size-complex="9pt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80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style:font-name="Bitstream Vera Sans" fo:font-size="9pt" style:font-size-asian="9pt" style:font-size-complex="9pt"/>
    </style:style>
    <style:style style:name="ce281" style:family="table-cell" style:parent-style-name="Excel_20_Built-in_20_Normal">
      <style:table-cell-properties fo:border-bottom="0.74pt solid #000000" style:cell-protect="protected" style:print-content="true" style:diagonal-bl-tr="0.06pt solid #000000" fo:background-color="transparent" fo:border-left="none" fo:border-right="none" fo:border-top="none"/>
      <style:text-properties style:font-name="Bitstream Vera Sans" fo:font-size="9pt" style:font-size-asian="9pt" style:font-size-complex="9pt"/>
    </style:style>
    <style:style style:name="ce282" style:family="table-cell" style:parent-style-name="Excel_20_Built-in_20_Normal">
      <style:table-cell-properties style:cell-protect="protected" style:print-content="true" style:diagonal-bl-tr="0.06pt solid #000000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4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8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8" style:family="table-cell" style:parent-style-name="Excel_20_Built-in_20_Normal" style:data-style-name="N10036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289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style:font-size-asian="9pt" style:font-size-complex="9pt"/>
    </style:style>
    <style:style style:name="ce290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1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20036">
      <style:table-cell-properties fo:background-color="transparent" fo:border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style:diagonal-bl-tr="0.06pt solid #000000"/>
      <style:text-properties style:font-name="Bitstream Vera Sans" fo:font-size="9pt" style:font-size-asian="9pt" style:font-size-complex="9pt"/>
    </style:style>
    <style:style style:name="ce294" style:family="table-cell" style:parent-style-name="Default" style:data-style-name="N20036">
      <style:text-properties style:font-name="Bitstream Vera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>
      <style:table-cell-properties style:vertical-align="middle"/>
      <style:text-properties style:font-name="Bitstream Vera Sans" fo:font-size="9pt" style:font-size-asian="9pt" style:font-size-complex="9pt"/>
    </style:style>
    <style:style style:name="ce297" style:family="table-cell" style:parent-style-name="Default" style:data-style-name="N20036">
      <style:table-cell-properties style:vertical-align="middle"/>
      <style:text-properties style:font-name="Bitstream Vera Sans" fo:font-size="9pt" style:font-size-asian="9pt" style:font-size-complex="9pt"/>
    </style:style>
    <style:style style:name="ce298" style:family="table-cell" style:parent-style-name="Default" style:data-style-name="N20000">
      <style:text-properties style:font-name="Bitstream Vera Sans" fo:font-size="9pt" style:font-size-asian="9pt" style:font-size-complex="9pt"/>
    </style:style>
    <style:style style:name="ce299" style:family="table-cell" style:parent-style-name="Default" style:data-style-name="N2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 style:data-style-name="N11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1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04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5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6" style:family="table-cell" style:parent-style-name="Default" style:data-style-name="N114">
      <style:table-cell-properties fo:border-bottom="none" fo:border-left="none" fo:border-right="none" fo:border-top="0.99pt solid #000000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14">
      <style:table-cell-properties fo:border-bottom="0.99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8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9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10" style:family="table-cell" style:parent-style-name="Default" style:data-style-name="N11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 style:data-style-name="N11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14">
      <style:text-properties style:font-name="Bitstream Vera Sans" fo:font-size="9pt" style:font-size-asian="9pt" style:font-size-complex="9pt"/>
    </style:style>
    <style:style style:name="ce313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4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5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style:font-size-asian="9pt" style:font-size-complex="9pt"/>
    </style:style>
    <style:style style:name="ce316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11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1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20" style:family="table-cell" style:parent-style-name="Default" style:data-style-name="N20011">
      <style:text-properties style:font-name="Bitstream Vera Sans" fo:font-size="9pt" style:font-size-asian="9pt" style:font-size-complex="9pt"/>
    </style:style>
    <style:style style:name="ce321" style:family="table-cell" style:parent-style-name="Default" style:data-style-name="N20004">
      <style:table-cell-properties style:vertical-align="middle"/>
      <style:text-properties style:font-name="Bitstream Vera Sans" fo:font-size="9pt" style:font-size-asian="9pt" style:font-size-complex="9pt"/>
    </style:style>
    <style:style style:name="ce322" style:family="table-cell" style:parent-style-name="Default" style:data-style-name="N114">
      <style:table-cell-properties style:vertical-align="middle"/>
      <style:text-properties style:font-name="Bitstream Vera Sans" fo:font-size="9pt" style:font-size-asian="9pt" style:font-size-complex="9pt"/>
    </style:style>
    <style:style style:name="ce323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2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8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0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1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2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34" style:family="table-cell" style:parent-style-name="Default" style:data-style-name="N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6" style:family="table-cell" style:parent-style-name="Excel_20_Built-in_20_Normal" style:data-style-name="N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37" style:family="table-cell" style:parent-style-name="Excel_20_Built-in_20_Normal" style:data-style-name="N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3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20004">
      <style:table-cell-properties fo:background-color="transparent"/>
      <style:text-properties style:font-name="Bitstream Vera Sans" fo:font-size="9pt" style:font-size-asian="9pt" style:font-size-complex="9pt"/>
    </style:style>
    <style:style style:name="ce34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47" style:family="table-cell" style:parent-style-name="Excel_20_Built-in_20_Normal" style:data-style-name="N11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48" style:family="table-cell" style:parent-style-name="Default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49" style:family="table-cell" style:parent-style-name="Excel_20_Built-in_20_Normal" style:data-style-name="N114">
      <style:table-cell-properties fo:border-bottom="0.06pt solid #000000" fo:border-left="none" fo:border-right="0.06pt solid #000000" style:rotation-align="none" fo:border-top="0.06pt solid #000000"/>
      <style:text-properties style:font-name="Bitstream Vera Sans" fo:font-size="9pt" style:font-size-asian="9pt" style:font-size-complex="9pt"/>
    </style:style>
    <style:style style:name="ce350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51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2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3" style:family="table-cell" style:parent-style-name="Excel_20_Built-in_20_Normal" style:data-style-name="N11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4" style:family="table-cell" style:parent-style-name="Excel_20_Built-in_20_Normal" style:data-style-name="N11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55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6" style:family="table-cell" style:parent-style-name="Excel_20_Built-in_20_Normal" style:data-style-name="N114">
      <style:table-cell-properties fo:border="none" style:rotation-align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44">
      <style:text-properties style:font-name="Bitstream Vera Sans" fo:font-size="9pt" style:font-size-asian="9pt" style:font-size-complex="9pt"/>
    </style:style>
    <style:style style:name="ce359" style:family="table-cell" style:parent-style-name="Default" style:data-style-name="N1014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0" style:family="table-cell" style:parent-style-name="Default" style:data-style-name="N1014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0">
      <style:text-properties style:font-name="Bitstream Vera Sans"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394"/>
        <table:table-column table:style-name="co2" table:default-cell-style-name="ce394"/>
        <table:table-column table:style-name="co3" table:default-cell-style-name="ce402"/>
        <table:table-column table:style-name="co4" table:default-cell-style-name="ce488"/>
        <table:table-column table:style-name="co5" table:default-cell-style-name="ce488"/>
        <table:table-column table:style-name="co6" table:default-cell-style-name="ce488"/>
        <table:table-column table:style-name="co7" table:default-cell-style-name="ce394"/>
        <table:table-column table:style-name="co8" table:default-cell-style-name="ce394"/>
        <table:table-column table:style-name="co9" table:number-columns-repeated="1016" table:default-cell-style-name="ce394"/>
        <table:table-row table:style-name="ro1">
          <table:table-cell table:style-name="ce380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411" table:number-columns-repeated="3"/>
          <table:table-cell table:number-columns-repeated="1018"/>
        </table:table-row>
        <table:table-row table:style-name="ro2">
          <table:table-cell table:style-name="ce381" office:value-type="string" calcext:value-type="string">
            <text:p>Tarih</text:p>
          </table:table-cell>
          <table:table-cell table:style-name="ce17" office:value-type="string" calcext:value-type="string">
            <text:p>Açıklama</text:p>
          </table:table-cell>
          <table:table-cell table:style-name="ce403" office:value-type="string" calcext:value-type="string">
            <text:p>yıllık toplam tüfe%</text:p>
          </table:table-cell>
          <table:table-cell table:style-name="ce35" office:value-type="string" calcext:value-type="string">
            <text:p>Kira Bedeli</text:p>
          </table:table-cell>
          <table:table-cell table:style-name="ce45" office:value-type="string" calcext:value-type="string">
            <text:p>Ödenen</text:p>
          </table:table-cell>
          <table:table-cell table:style-name="ce35" office:value-type="string" calcext:value-type="string">
            <text:p>Ödnmyn</text:p>
          </table:table-cell>
          <table:table-cell table:style-name="ce48" office:value-type="string" calcext:value-type="string">
            <text:p>Bakiye</text:p>
          </table:table-cell>
          <table:table-cell table:style-name="ce55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382" office:value-type="float" office:value="2011" calcext:value-type="float">
            <text:p>2011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7500" calcext:value-type="float">
            <text:p>7,500</text:p>
          </table:table-cell>
          <table:table-cell table:style-name="ce526"/>
          <table:table-cell table:style-name="ce530" table:formula="of:=[.E3]" office:value-type="float" office:value="7500" calcext:value-type="float">
            <text:p>7,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4500" calcext:value-type="float">
            <text:p>4,500</text:p>
          </table:table-cell>
          <table:table-cell/>
          <table:table-cell table:style-name="ce531" table:formula="of:=[.G3]+[.E4]" office:value-type="float" office:value="12000" calcext:value-type="float">
            <text:p>120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Hızarhane Yıkama </text:p>
          </table:table-cell>
          <table:table-cell table:style-name="ce394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]+[.E5]" office:value-type="float" office:value="19200" calcext:value-type="float">
            <text:p>192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500" calcext:value-type="float">
            <text:p>9,500</text:p>
          </table:table-cell>
          <table:table-cell/>
          <table:table-cell table:style-name="ce531" table:formula="of:=[.G5]+[.E6]" office:value-type="float" office:value="28700" calcext:value-type="float">
            <text:p>28700</text:p>
          </table:table-cell>
          <table:table-cell table:style-name="ce57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384" office:value-type="float" office:value="2011" calcext:value-type="float">
            <text:p>2011</text:p>
          </table:table-cell>
          <table:table-cell table:style-name="ce388" office:value-type="string" calcext:value-type="string">
            <text:p><text:span text:style-name="T1">Ali Paşa Aygaz </text:span>kira bedeli</text:p>
          </table:table-cell>
          <table:table-cell table:style-name="Default"/>
          <table:table-cell table:number-columns-repeated="2" table:style-name="ce474" office:value-type="float" office:value="1000" calcext:value-type="float">
            <text:p>1,000</text:p>
          </table:table-cell>
          <table:table-cell/>
          <table:table-cell table:style-name="ce531" table:formula="of:=[.G6]+[.E7]" office:value-type="float" office:value="29700" calcext:value-type="float">
            <text:p>29700</text:p>
          </table:table-cell>
          <table:table-cell table:style-name="ce406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385" office:value-type="float" office:value="2011" calcext:value-type="float">
            <text:p>2011</text:p>
          </table:table-cell>
          <table:table-cell table:style-name="ce396" office:value-type="string" calcext:value-type="string">
            <text:p>Lise Arkası Dursun Çalışkan </text:p>
          </table:table-cell>
          <table:table-cell table:style-name="ce407" table:formula="of:=SUM([.E3:.E8])" office:value-type="float" office:value="44500" calcext:value-type="float">
            <text:p>44,500</text:p>
          </table:table-cell>
          <table:table-cell table:number-columns-repeated="2" table:style-name="ce477" office:value-type="float" office:value="14800" calcext:value-type="float">
            <text:p>14,800</text:p>
          </table:table-cell>
          <table:table-cell table:style-name="ce527"/>
          <table:table-cell table:style-name="ce531" table:formula="of:=[.G7]+[.E8]" office:value-type="float" office:value="44500" calcext:value-type="float">
            <text:p>44500</text:p>
          </table:table-cell>
          <table:table-cell table:style-name="ce56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386" office:value-type="float" office:value="2012" calcext:value-type="float">
            <text:p>2012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000" calcext:value-type="float">
            <text:p>8,000</text:p>
          </table:table-cell>
          <table:table-cell table:style-name="ce526"/>
          <table:table-cell table:style-name="ce531" table:formula="of:=[.G8]+[.E9]" office:value-type="float" office:value="52500" calcext:value-type="float">
            <text:p>52500</text:p>
          </table:table-cell>
          <table:table-cell table:style-name="ce5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5000" calcext:value-type="float">
            <text:p>5,000</text:p>
          </table:table-cell>
          <table:table-cell/>
          <table:table-cell table:style-name="ce531" table:formula="of:=[.G9]+[.E10]" office:value-type="float" office:value="57500" calcext:value-type="float">
            <text:p>57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7900" calcext:value-type="float">
            <text:p>7,900</text:p>
          </table:table-cell>
          <table:table-cell/>
          <table:table-cell table:style-name="ce531" table:formula="of:=[.G10]+[.E11]" office:value-type="float" office:value="65400" calcext:value-type="float">
            <text:p>6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Ali Paşa Yıkama Adem Kesici </text:p>
          </table:table-cell>
          <table:table-cell/>
          <table:table-cell table:number-columns-repeated="2" table:style-name="ce474" office:value-type="float" office:value="10000" calcext:value-type="float">
            <text:p>10,000</text:p>
          </table:table-cell>
          <table:table-cell/>
          <table:table-cell table:style-name="ce531" table:formula="of:=[.G11]+[.E12]" office:value-type="float" office:value="75400" calcext:value-type="float">
            <text:p>7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8" office:value-type="float" office:value="2012" calcext:value-type="float">
            <text:p>2012</text:p>
          </table:table-cell>
          <table:table-cell table:style-name="ce388" office:value-type="string" calcext:value-type="string">
            <text:p>Ali Paşa Aygaz kira bedeli</text:p>
          </table:table-cell>
          <table:table-cell table:style-name="Default"/>
          <table:table-cell table:number-columns-repeated="2" table:style-name="ce474" office:value-type="float" office:value="450" calcext:value-type="float">
            <text:p>450</text:p>
          </table:table-cell>
          <table:table-cell/>
          <table:table-cell table:style-name="ce531" table:formula="of:=[.G12]+[.E13]" office:value-type="float" office:value="75850" calcext:value-type="float">
            <text:p>75850</text:p>
          </table:table-cell>
          <table:table-cell table:style-name="ce406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389" office:value-type="float" office:value="2012" calcext:value-type="float">
            <text:p>2012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9:.E14])" office:value-type="float" office:value="48350" calcext:value-type="float">
            <text:p>48,350</text:p>
          </table:table-cell>
          <table:table-cell table:number-columns-repeated="2" table:style-name="ce477" office:value-type="float" office:value="17000" calcext:value-type="float">
            <text:p>17,000</text:p>
          </table:table-cell>
          <table:table-cell table:style-name="ce527"/>
          <table:table-cell table:style-name="ce531" table:formula="of:=[.G13]+[.E14]" office:value-type="float" office:value="92850" calcext:value-type="float">
            <text:p>92850</text:p>
          </table:table-cell>
          <table:table-cell table:style-name="ce56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3" calcext:value-type="float">
            <text:p>2013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500" calcext:value-type="float">
            <text:p>8,500</text:p>
          </table:table-cell>
          <table:table-cell table:style-name="ce526"/>
          <table:table-cell table:style-name="ce531" table:formula="of:=[.G14]+[.E15]" office:value-type="float" office:value="101350" calcext:value-type="float">
            <text:p>101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8"/>
          <table:table-cell table:number-columns-repeated="2" table:style-name="ce474" office:value-type="float" office:value="5500" calcext:value-type="float">
            <text:p>5,500</text:p>
          </table:table-cell>
          <table:table-cell/>
          <table:table-cell table:style-name="ce531" table:formula="of:=[.G15]+[.E16]" office:value-type="float" office:value="106850" calcext:value-type="float">
            <text:p>1068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8500" calcext:value-type="float">
            <text:p>8,500</text:p>
          </table:table-cell>
          <table:table-cell/>
          <table:table-cell table:style-name="ce531" table:formula="of:=[.G16]+[.E17]" office:value-type="float" office:value="115350" calcext:value-type="float">
            <text:p>115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000" calcext:value-type="float">
            <text:p>9,000</text:p>
          </table:table-cell>
          <table:table-cell/>
          <table:table-cell table:style-name="ce531" table:formula="of:=[.G17]+[.E18]" office:value-type="float" office:value="124350" calcext:value-type="float">
            <text:p>124350</text:p>
          </table:table-cell>
          <table:table-cell table:style-name="ce406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390" office:value-type="float" office:value="2013" calcext:value-type="float">
            <text:p>2013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15:.E19])" office:value-type="float" office:value="50200" calcext:value-type="float">
            <text:p>50,200</text:p>
          </table:table-cell>
          <table:table-cell table:number-columns-repeated="2" table:style-name="ce477" office:value-type="float" office:value="18700" calcext:value-type="float">
            <text:p>18,700</text:p>
          </table:table-cell>
          <table:table-cell table:style-name="ce527"/>
          <table:table-cell table:style-name="ce531" table:formula="of:=[.G18]+[.E19]" office:value-type="float" office:value="143050" calcext:value-type="float">
            <text:p>143050</text:p>
          </table:table-cell>
          <table:table-cell table:style-name="ce56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382" office:value-type="float" office:value="2014" calcext:value-type="float">
            <text:p>2014</text:p>
          </table:table-cell>
          <table:table-cell table:style-name="ce397" office:value-type="string" calcext:value-type="string">
            <text:p>Sanayi Acenta kira bedeli</text:p>
          </table:table-cell>
          <table:table-cell table:style-name="ce409"/>
          <table:table-cell table:number-columns-repeated="2" table:style-name="ce413" office:value-type="float" office:value="10000" calcext:value-type="float">
            <text:p>10,000</text:p>
          </table:table-cell>
          <table:table-cell table:style-name="ce526"/>
          <table:table-cell table:style-name="ce531" table:formula="of:=[.G19]+[.E20]" office:value-type="float" office:value="153050" calcext:value-type="float">
            <text:p>153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6000" calcext:value-type="float">
            <text:p>6,000</text:p>
          </table:table-cell>
          <table:table-cell/>
          <table:table-cell table:style-name="ce531" table:formula="of:=[.G20]+[.E21]" office:value-type="float" office:value="159050" calcext:value-type="float">
            <text:p>159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9350" calcext:value-type="float">
            <text:p>9,350</text:p>
          </table:table-cell>
          <table:table-cell/>
          <table:table-cell table:style-name="ce531" table:formula="of:=[.G21]+[.E22]" office:value-type="float" office:value="168400" calcext:value-type="float">
            <text:p>168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12500" calcext:value-type="float">
            <text:p>12,500</text:p>
          </table:table-cell>
          <table:table-cell/>
          <table:table-cell table:style-name="ce531" table:formula="of:=[.G22]+[.E23]" office:value-type="float" office:value="180900" calcext:value-type="float">
            <text:p>180900</text:p>
          </table:table-cell>
          <table:table-cell table:style-name="ce406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4" calcext:value-type="float">
            <text:p>2014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0:.E24])" office:value-type="float" office:value="58350" calcext:value-type="float">
            <text:p>58,350</text:p>
          </table:table-cell>
          <table:table-cell table:number-columns-repeated="2" table:style-name="ce477" office:value-type="float" office:value="20500" calcext:value-type="float">
            <text:p>20,500</text:p>
          </table:table-cell>
          <table:table-cell table:style-name="ce527"/>
          <table:table-cell table:style-name="ce531" table:formula="of:=[.G23]+[.E24]" office:value-type="float" office:value="201400" calcext:value-type="float">
            <text:p>201400</text:p>
          </table:table-cell>
          <table:table-cell table:style-name="ce56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5" calcext:value-type="float">
            <text:p>2015</text:p>
          </table:table-cell>
          <table:table-cell table:style-name="ce395" office:value-type="string" calcext:value-type="string">
            <text:p><text:span text:style-name="T2">Ali Paşa Milangaz </text:span>kira bedeli</text:p>
          </table:table-cell>
          <table:table-cell table:style-name="ce409"/>
          <table:table-cell table:number-columns-repeated="2" table:style-name="ce413" office:value-type="float" office:value="4000" calcext:value-type="float">
            <text:p>4,000</text:p>
          </table:table-cell>
          <table:table-cell table:style-name="ce526"/>
          <table:table-cell table:style-name="ce531" table:formula="of:=[.G24]+[.E25]" office:value-type="float" office:value="205400" calcext:value-type="float">
            <text:p>20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5" calcext:value-type="float">
            <text:p>2015</text:p>
          </table:table-cell>
          <table:table-cell table:style-name="ce388" office:value-type="string" calcext:value-type="string">
            <text:p>Adem Kesici kira bedeli</text:p>
          </table:table-cell>
          <table:table-cell table:style-name="ce405"/>
          <table:table-cell table:number-columns-repeated="2" table:style-name="ce474" office:value-type="float" office:value="13750" calcext:value-type="float">
            <text:p>13,750</text:p>
          </table:table-cell>
          <table:table-cell/>
          <table:table-cell table:style-name="ce531" table:formula="of:=[.G25]+[.E26]" office:value-type="float" office:value="219150" calcext:value-type="float">
            <text:p>2191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5" calcext:value-type="float">
            <text:p>2015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number-columns-repeated="2" table:style-name="ce474" office:value-type="float" office:value="4200" calcext:value-type="float">
            <text:p>4,200</text:p>
          </table:table-cell>
          <table:table-cell/>
          <table:table-cell table:style-name="ce531" table:formula="of:=[.G26]+[.E27]" office:value-type="float" office:value="223350" calcext:value-type="float">
            <text:p>223350</text:p>
          </table:table-cell>
          <table:table-cell table:style-name="ce406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385" office:value-type="float" office:value="2015" calcext:value-type="float">
            <text:p>2015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5:.E28])" office:value-type="float" office:value="44500" calcext:value-type="float">
            <text:p>44,500</text:p>
          </table:table-cell>
          <table:table-cell table:number-columns-repeated="2" table:style-name="ce477" office:value-type="float" office:value="22550" calcext:value-type="float">
            <text:p>22,550</text:p>
          </table:table-cell>
          <table:table-cell table:style-name="ce527"/>
          <table:table-cell table:style-name="ce531" table:formula="of:=[.G27]+[.E28]" office:value-type="float" office:value="245900" calcext:value-type="float">
            <text:p>245900</text:p>
          </table:table-cell>
          <table:table-cell table:style-name="ce56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6" calcext:value-type="float">
            <text:p>2016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3000" calcext:value-type="float">
            <text:p>13,000</text:p>
          </table:table-cell>
          <table:table-cell table:style-name="ce526"/>
          <table:table-cell table:style-name="ce531" table:formula="of:=[.G28]+[.E29]" office:value-type="float" office:value="258900" calcext:value-type="float">
            <text:p>2589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Milangaz </text:span>kira bedeli</text:p>
          </table:table-cell>
          <table:table-cell table:style-name="ce405"/>
          <table:table-cell table:number-columns-repeated="2" table:style-name="ce474" office:value-type="float" office:value="5600" calcext:value-type="float">
            <text:p>5,600</text:p>
          </table:table-cell>
          <table:table-cell/>
          <table:table-cell table:style-name="ce531" table:formula="of:=[.G29]+[.E30]" office:value-type="float" office:value="264500" calcext:value-type="float">
            <text:p>264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5125" calcext:value-type="float">
            <text:p>15,125</text:p>
          </table:table-cell>
          <table:table-cell/>
          <table:table-cell table:style-name="ce531" table:formula="of:=[.G30]+[.E31]" office:value-type="float" office:value="279625" calcext:value-type="float">
            <text:p>2796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style-name="ce474" office:value-type="float" office:value="4200" calcext:value-type="float">
            <text:p>4,200</text:p>
          </table:table-cell>
          <table:table-cell table:style-name="ce474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31" table:formula="of:=[.G31]+[.E32]" office:value-type="float" office:value="282575" calcext:value-type="float">
            <text:p>282575</text:p>
          </table:table-cell>
          <table:table-cell table:style-name="ce406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385" office:value-type="float" office:value="2016" calcext:value-type="float">
            <text:p>2016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9:.E33])" office:value-type="float" office:value="61675" calcext:value-type="float">
            <text:p>61,675</text:p>
          </table:table-cell>
          <table:table-cell table:number-columns-repeated="2" table:style-name="ce477" office:value-type="float" office:value="25000" calcext:value-type="float">
            <text:p>25,000</text:p>
          </table:table-cell>
          <table:table-cell table:style-name="ce527"/>
          <table:table-cell table:style-name="ce531" table:formula="of:=[.G32]+[.E33]" office:value-type="float" office:value="307575" calcext:value-type="float">
            <text:p>307575</text:p>
          </table:table-cell>
          <table:table-cell table:style-name="ce56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391" office:value-type="float" office:value="2017" calcext:value-type="float">
            <text:p>2017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400" calcext:value-type="float">
            <text:p>15,400</text:p>
          </table:table-cell>
          <table:table-cell table:style-name="ce526"/>
          <table:table-cell table:style-name="ce531" table:formula="of:=[.G33]+[.E34]" office:value-type="float" office:value="322975" calcext:value-type="float">
            <text:p>3229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Milangaz </text:span>Gökhan Öner Kira Bedeli</text:p>
          </table:table-cell>
          <table:table-cell table:style-name="ce405"/>
          <table:table-cell table:number-columns-repeated="2" table:style-name="ce474" office:value-type="float" office:value="4400" calcext:value-type="float">
            <text:p>4,400</text:p>
          </table:table-cell>
          <table:table-cell/>
          <table:table-cell table:style-name="ce531" table:formula="of:=[.G34]+[.E35]" office:value-type="float" office:value="327375" calcext:value-type="float">
            <text:p>3273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7050" calcext:value-type="float">
            <text:p>17,050</text:p>
          </table:table-cell>
          <table:table-cell/>
          <table:table-cell table:style-name="ce531" table:formula="of:=[.G35]+[.E36]" office:value-type="float" office:value="344425" calcext:value-type="float">
            <text:p>344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3000" calcext:value-type="float">
            <text:p>3,000</text:p>
          </table:table-cell>
          <table:table-cell/>
          <table:table-cell table:style-name="ce531" table:formula="of:=[.G36]+[.E37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ce405"/>
          <table:table-cell table:style-name="ce474" office:value-type="float" office:value="2400" calcext:value-type="float">
            <text:p>2,400</text:p>
          </table:table-cell>
          <table:table-cell table:style-name="ce474"/>
          <table:table-cell table:formula="of:=[.D38]-[.E38]" office:value-type="float" office:value="2400" calcext:value-type="float">
            <text:p>2,400</text:p>
          </table:table-cell>
          <table:table-cell table:style-name="ce531" table:formula="of:=[.G37]+[.E38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Samet Mine kira bedeli</text:p>
          </table:table-cell>
          <table:table-cell table:style-name="Default"/>
          <table:table-cell table:style-name="ce474" office:value-type="float" office:value="5000" calcext:value-type="float">
            <text:p>5,000</text:p>
          </table:table-cell>
          <table:table-cell table:style-name="ce474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31" table:formula="of:=[.G38]+[.E39]" office:value-type="float" office:value="350725" calcext:value-type="float">
            <text:p>350725</text:p>
          </table:table-cell>
          <table:table-cell table:style-name="ce406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390" office:value-type="float" office:value="2017" calcext:value-type="float">
            <text:p>2017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34:.E40])" office:value-type="float" office:value="70650" calcext:value-type="float">
            <text:p>70,650</text:p>
          </table:table-cell>
          <table:table-cell table:number-columns-repeated="2" table:style-name="ce477" office:value-type="float" office:value="27500" calcext:value-type="float">
            <text:p>27,500</text:p>
          </table:table-cell>
          <table:table-cell table:style-name="ce527"/>
          <table:table-cell table:style-name="ce531" table:formula="of:=[.G39]+[.E40]" office:value-type="float" office:value="378225" calcext:value-type="float">
            <text:p>378225</text:p>
          </table:table-cell>
          <table:table-cell table:style-name="ce56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8" calcext:value-type="float">
            <text:p>2018</text:p>
          </table:table-cell>
          <table:table-cell table:style-name="ce397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00" calcext:value-type="float">
            <text:p>1,500</text:p>
          </table:table-cell>
          <table:table-cell table:style-name="ce526"/>
          <table:table-cell table:style-name="ce531" table:formula="of:=[.G40]+[.E41]" office:value-type="float" office:value="379725" calcext:value-type="float">
            <text:p>3797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Milangaz </text:span>özge kahraman kira bedeli</text:p>
          </table:table-cell>
          <table:table-cell table:style-name="ce405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1]+[.E42]" office:value-type="float" office:value="386925" calcext:value-type="float">
            <text:p>3869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Ali Paşa Yıkama Adem Kesici kira bedeli</text:p>
          </table:table-cell>
          <table:table-cell table:style-name="ce405" office:value-type="percentage" office:value="0.158" calcext:value-type="percentage">
            <text:p>15.80%</text:p>
          </table:table-cell>
          <table:table-cell table:number-columns-repeated="2" table:style-name="ce474" office:value-type="float" office:value="19686" calcext:value-type="float">
            <text:p>19,686</text:p>
          </table:table-cell>
          <table:table-cell/>
          <table:table-cell table:style-name="ce531" table:formula="of:=[.G42]+[.E43]" office:value-type="float" office:value="406611" calcext:value-type="float">
            <text:p>4066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Aygaz </text:span>Asena Dursun Kira Bedeli</text:p>
          </table:table-cell>
          <table:table-cell table:style-name="Default"/>
          <table:table-cell table:number-columns-repeated="2" table:style-name="ce474" office:value-type="float" office:value="7000" calcext:value-type="float">
            <text:p>7,000</text:p>
          </table:table-cell>
          <table:table-cell/>
          <table:table-cell table:style-name="ce531" table:formula="of:=[.G43]+[.E44]" office:value-type="float" office:value="413611" calcext:value-type="float">
            <text:p>413611</text:p>
          </table:table-cell>
          <table:table-cell table:style-name="ce406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385" office:value-type="float" office:value="2018" calcext:value-type="float">
            <text:p>2018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1:.E45])" office:value-type="float" office:value="67886" calcext:value-type="float">
            <text:p>67,886</text:p>
          </table:table-cell>
          <table:table-cell table:number-columns-repeated="2" table:style-name="ce477" office:value-type="float" office:value="32500" calcext:value-type="float">
            <text:p>32,500</text:p>
          </table:table-cell>
          <table:table-cell table:style-name="ce527"/>
          <table:table-cell table:style-name="ce531" table:formula="of:=[.G44]+[.E45]" office:value-type="float" office:value="446111" calcext:value-type="float">
            <text:p>446111</text:p>
          </table:table-cell>
          <table:table-cell table:style-name="ce56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382" office:value-type="float" office:value="2019" calcext:value-type="float">
            <text:p>2019</text:p>
          </table:table-cell>
          <table:table-cell table:style-name="ce395" office:value-type="string" calcext:value-type="string">
            <text:p><text:span text:style-name="T2">Ali Paşa Milangaz </text:span>özge kahraman kira bedeli</text:p>
          </table:table-cell>
          <table:table-cell table:style-name="Default"/>
          <table:table-cell table:number-columns-repeated="2" table:style-name="ce413" office:value-type="float" office:value="8520" calcext:value-type="float">
            <text:p>8,520</text:p>
          </table:table-cell>
          <table:table-cell table:style-name="ce526"/>
          <table:table-cell table:style-name="ce531" table:formula="of:=[.G45]+[.E46]" office:value-type="float" office:value="454631" calcext:value-type="float">
            <text:p>45463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9" calcext:value-type="float">
            <text:p>2019</text:p>
          </table:table-cell>
          <table:table-cell table:style-name="ce388" office:value-type="string" calcext:value-type="string">
            <text:p><text:span text:style-name="T2">Al Paşa Yıkama </text:span>19-20 kira bedeli</text:p>
          </table:table-cell>
          <table:table-cell table:style-name="ce405" office:value-type="percentage" office:value="0.34" calcext:value-type="percentage">
            <text:p>34.00%</text:p>
          </table:table-cell>
          <table:table-cell table:number-columns-repeated="2" table:style-name="ce474" office:value-type="float" office:value="26380" calcext:value-type="float">
            <text:p>26,380</text:p>
          </table:table-cell>
          <table:table-cell/>
          <table:table-cell table:style-name="ce531" table:formula="of:=[.G46]+[.E47]" office:value-type="float" office:value="481011" calcext:value-type="float">
            <text:p>4810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/>
          <table:table-cell table:style-name="ce388" office:value-type="string" calcext:value-type="string">
            <text:p>ismail tağaç icradan selaniğe</text:p>
          </table:table-cell>
          <table:table-cell table:style-name="ce405"/>
          <table:table-cell table:style-name="ce474"/>
          <table:table-cell table:style-name="ce474" office:value-type="float" office:value="3500" calcext:value-type="float">
            <text:p>3,500</text:p>
          </table:table-cell>
          <table:table-cell table:style-name="ce528" office:value-type="float" office:value="-3500" calcext:value-type="float">
            <text:p>-3,500</text:p>
          </table:table-cell>
          <table:table-cell table:style-name="ce531" table:formula="of:=[.G47]+[.E48]" office:value-type="float" office:value="484511" calcext:value-type="float">
            <text:p>484511</text:p>
          </table:table-cell>
          <table:table-cell table:style-name="ce406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9" calcext:value-type="float">
            <text:p>2019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6:.E49])" office:value-type="float" office:value="77400" calcext:value-type="float">
            <text:p>77,400</text:p>
          </table:table-cell>
          <table:table-cell table:number-columns-repeated="2" table:style-name="ce477" office:value-type="float" office:value="39000" calcext:value-type="float">
            <text:p>39,000</text:p>
          </table:table-cell>
          <table:table-cell table:style-name="ce527"/>
          <table:table-cell table:style-name="ce531" table:formula="of:=[.G48]+[.E49]" office:value-type="float" office:value="523511" calcext:value-type="float">
            <text:p>523511</text:p>
          </table:table-cell>
          <table:table-cell table:style-name="ce56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0" calcext:value-type="float">
            <text:p>2020</text:p>
          </table:table-cell>
          <table:table-cell table:style-name="ce399" office:value-type="string" calcext:value-type="string">
            <text:p>Lise Arkası Murat Çalışkan</text:p>
          </table:table-cell>
          <table:table-cell table:style-name="Default"/>
          <table:table-cell table:number-columns-repeated="2" table:style-name="ce478" office:value-type="float" office:value="44000" calcext:value-type="float">
            <text:p>44,000</text:p>
          </table:table-cell>
          <table:table-cell table:style-name="ce478"/>
          <table:table-cell table:style-name="ce532" table:formula="of:=[.G49]+[.E50]" office:value-type="float" office:value="567511" calcext:value-type="float">
            <text:p>567511</text:p>
          </table:table-cell>
          <table:table-cell table:style-name="ce406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393" office:value-type="float" office:value="2020" calcext:value-type="float">
            <text:p>2020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0:.D51])" office:value-type="float" office:value="72500" calcext:value-type="float">
            <text:p>72,500</text:p>
          </table:table-cell>
          <table:table-cell table:number-columns-repeated="2" table:style-name="ce481" office:value-type="float" office:value="28500" calcext:value-type="float">
            <text:p>28,500</text:p>
          </table:table-cell>
          <table:table-cell table:style-name="ce481"/>
          <table:table-cell table:style-name="ce533" table:formula="of:=[.G50]+[.E51]" office:value-type="float" office:value="596011" calcext:value-type="float">
            <text:p>596011</text:p>
          </table:table-cell>
          <table:table-cell table:style-name="ce56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1" calcext:value-type="float">
            <text:p>2021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Default"/>
          <table:table-cell table:number-columns-repeated="2" table:style-name="ce478" office:value-type="float" office:value="52000" calcext:value-type="float">
            <text:p>52,000</text:p>
          </table:table-cell>
          <table:table-cell table:style-name="ce478"/>
          <table:table-cell table:style-name="ce532" table:formula="of:=[.G51]+[.E52]" office:value-type="float" office:value="648011" calcext:value-type="float">
            <text:p>648011</text:p>
          </table:table-cell>
          <table:table-cell table:style-name="ce406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393" office:value-type="float" office:value="2021" calcext:value-type="float">
            <text:p>2021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2:.D53])" office:value-type="float" office:value="86094" calcext:value-type="float">
            <text:p>86,094</text:p>
          </table:table-cell>
          <table:table-cell table:number-columns-repeated="2" table:style-name="ce481" office:value-type="float" office:value="34094" calcext:value-type="float">
            <text:p>34,094</text:p>
          </table:table-cell>
          <table:table-cell table:style-name="ce481"/>
          <table:table-cell table:style-name="ce533" table:formula="of:=[.G52]+[.E53]" office:value-type="float" office:value="682105" calcext:value-type="float">
            <text:p>682105</text:p>
          </table:table-cell>
          <table:table-cell table:style-name="ce56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392" office:value-type="float" office:value="2022" calcext:value-type="float">
            <text:p>2022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ce33" office:value-type="percentage" office:value="0.85" calcext:value-type="percentage">
            <text:p>85.00%</text:p>
          </table:table-cell>
          <table:table-cell table:number-columns-repeated="2" table:style-name="ce478" office:value-type="float" office:value="95000" calcext:value-type="float">
            <text:p>95,000</text:p>
          </table:table-cell>
          <table:table-cell table:style-name="ce478"/>
          <table:table-cell table:style-name="ce532" table:formula="of:=[.G53]+[.E54]" office:value-type="float" office:value="777105" calcext:value-type="float">
            <text:p>777105</text:p>
          </table:table-cell>
          <table:table-cell table:style-name="ce406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393" office:value-type="float" office:value="2022" calcext:value-type="float">
            <text:p>2022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4:.D55])" office:value-type="float" office:value="155000" calcext:value-type="float">
            <text:p>155,000</text:p>
          </table:table-cell>
          <table:table-cell table:number-columns-repeated="2" table:style-name="ce481" office:value-type="float" office:value="60000" calcext:value-type="float">
            <text:p>60,000</text:p>
          </table:table-cell>
          <table:table-cell table:style-name="ce481"/>
          <table:table-cell table:style-name="ce53" table:formula="of:=[.G54]+[.E55]" office:value-type="float" office:value="837105" calcext:value-type="float">
            <text:p>837105</text:p>
          </table:table-cell>
          <table:table-cell table:style-name="ce56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401" office:value-type="string" calcext:value-type="string">
            <text:p>Toplamlar TL</text:p>
          </table:table-cell>
          <table:table-cell/>
          <table:table-cell table:style-name="ce380" table:formula="of:=SUM([.D3:.D55])" office:value-type="float" office:value="838955" calcext:value-type="float">
            <text:p>838955</text:p>
          </table:table-cell>
          <table:table-cell table:style-name="ce380" table:formula="of:=SUM([.E3:.E55])" office:value-type="float" office:value="837105" calcext:value-type="float">
            <text:p>837105</text:p>
          </table:table-cell>
          <table:table-cell table:style-name="ce380" table:formula="of:=SUM([.F3:.F55])" office:value-type="float" office:value="1850" calcext:value-type="float">
            <text:p>1850</text:p>
          </table:table-cell>
          <table:table-cell table:style-name="ce54"/>
          <table:table-cell table:style-name="ce59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3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42"/>
          <table:table-cell table:number-columns-repeated="1020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number-columns-repeated="3"/>
          <table:table-cell table:style-name="ce528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50"/>
        <table:table-column table:style-name="co11" table:default-cell-style-name="ce550"/>
        <table:table-column table:style-name="co12" table:default-cell-style-name="ce550"/>
        <table:table-column table:style-name="co13" table:number-columns-repeated="3" table:default-cell-style-name="ce550"/>
        <table:table-column table:style-name="co14" table:default-cell-style-name="ce550"/>
        <table:table-column table:style-name="co15" table:default-cell-style-name="ce550"/>
        <table:table-column table:style-name="co16" table:default-cell-style-name="ce550"/>
        <table:table-column table:style-name="co17" table:default-cell-style-name="ce550"/>
        <table:table-column table:style-name="co18" table:default-cell-style-name="ce550"/>
        <table:table-column table:style-name="co19" table:default-cell-style-name="ce550"/>
        <table:table-column table:style-name="co20" table:default-cell-style-name="ce550"/>
        <table:table-column table:style-name="co21" table:default-cell-style-name="ce550"/>
        <table:table-column table:style-name="co22" table:default-cell-style-name="ce550"/>
        <table:table-column table:style-name="co21" table:default-cell-style-name="ce550"/>
        <table:table-column table:style-name="co23" table:default-cell-style-name="ce550"/>
        <table:table-column table:style-name="co9" table:number-columns-repeated="47" table:default-cell-style-name="ce550"/>
        <table:table-column table:style-name="co9" table:number-columns-repeated="960" table:default-cell-style-name="Default"/>
        <table:table-row table:style-name="ro3">
          <table:table-cell table:style-name="ce537" office:value-type="string" calcext:value-type="string">
            <text:p>31-12-2022</text:p>
          </table:table-cell>
          <table:table-cell table:style-name="ce549"/>
          <table:table-cell table:number-columns-repeated="4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8" office:value-type="string" calcext:value-type="string">
            <text:p>2011-2022 YILLARI TOPLAM KİRA GELİRLERİNİN HİSSE ORANLARI</text:p>
          </table:table-cell>
          <table:table-cell table:style-name="ce551"/>
          <table:table-cell table:style-name="ce561" table:number-columns-repeated="3"/>
          <table:table-cell table:style-name="ce572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9"/>
          <table:table-cell table:style-name="ce549" table:number-columns-repeated="4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0"/>
          <table:table-cell table:style-name="ce552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Lise kira geliri</text:p>
          </table:table-cell>
          <table:table-cell table:number-columns-repeated="4" table:style-name="ce553" office:value-type="percentage" office:value="0.25" calcext:value-type="percentage">
            <text:p>25.00%</text:p>
          </table:table-cell>
          <table:table-cell table:style-name="ce572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03 LS'.F2]" office:value-type="float" office:value="372153.8" calcext:value-type="float">
            <text:p>372,153.80</text:p>
          </table:table-cell>
          <table:table-cell table:style-name="ce554" table:formula="of:=[.A6]*[.B5]" office:value-type="float" office:value="93038.45" calcext:value-type="float">
            <text:p>93,038.45</text:p>
          </table:table-cell>
          <table:table-cell table:style-name="ce554" table:formula="of:=[.C5]*[.A6]" office:value-type="float" office:value="93038.45" calcext:value-type="float">
            <text:p>93,038.45</text:p>
          </table:table-cell>
          <table:table-cell table:style-name="ce554" table:formula="of:=[.D5]*[.A6]" office:value-type="float" office:value="93038.45" calcext:value-type="float">
            <text:p>93,038.45</text:p>
          </table:table-cell>
          <table:table-cell table:style-name="ce554" table:formula="of:=[.E5]*[.A6]" office:value-type="float" office:value="93038.45" calcext:value-type="float">
            <text:p>93,038.45</text:p>
          </table:table-cell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ygaz Kira Geliri</text:p>
          </table:table-cell>
          <table:table-cell table:style-name="ce549"/>
          <table:table-cell table:style-name="ce562"/>
          <table:table-cell table:style-name="ce562" office:value-type="percentage" office:value="0.542" calcext:value-type="percentage">
            <text:p>54.20%</text:p>
          </table:table-cell>
          <table:table-cell table:style-name="ce562" office:value-type="percentage" office:value="0.125" calcext:value-type="percentage">
            <text:p>12.50%</text:p>
          </table:table-cell>
          <table:table-cell table:style-name="ce576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'005 APay-Mlngz'.G1]" office:value-type="float" office:value="18900" calcext:value-type="float">
            <text:p>18,900.00</text:p>
          </table:table-cell>
          <table:table-cell table:style-name="ce555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55" table:formula="of:=[.E7]*[.A8]" office:value-type="float" office:value="2362.5" calcext:value-type="float">
            <text:p>2,362.50</text:p>
          </table:table-cell>
          <table:table-cell table:style-name="ce577" table:formula="of:=[.F7]*[.A8]" office:value-type="float" office:value="6293.7" calcext:value-type="float">
            <text:p>6,293.7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P Milangaz</text:p>
          </table:table-cell>
          <table:table-cell table:style-name="ce556"/>
          <table:table-cell table:style-name="ce563"/>
          <table:table-cell table:style-name="ce563" office:value-type="percentage" office:value="0.542" calcext:value-type="percentage">
            <text:p>54.20%</text:p>
          </table:table-cell>
          <table:table-cell table:style-name="ce563" office:value-type="percentage" office:value="0.125" calcext:value-type="percentage">
            <text:p>12.50%</text:p>
          </table:table-cell>
          <table:table-cell table:style-name="ce578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APMlngz.G1]" office:value-type="float" office:value="30170" calcext:value-type="float">
            <text:p>30,170.00</text:p>
          </table:table-cell>
          <table:table-cell table:style-name="ce557"/>
          <table:table-cell table:style-name="ce564"/>
          <table:table-cell table:style-name="ce564" table:formula="of:=[.D9]*[.A10]" office:value-type="float" office:value="16352.14" calcext:value-type="float">
            <text:p>16,352.14</text:p>
          </table:table-cell>
          <table:table-cell table:style-name="ce564" table:formula="of:=[.E9]*[.A10]" office:value-type="float" office:value="3771.25" calcext:value-type="float">
            <text:p>3,771.25</text:p>
          </table:table-cell>
          <table:table-cell table:style-name="ce579" table:formula="of:=[.F9]*[.A10]" office:value-type="float" office:value="10046.61" calcext:value-type="float">
            <text:p>10,046.6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Ön</text:p>
          </table:table-cell>
          <table:table-cell table:style-name="ce551"/>
          <table:table-cell table:style-name="ce553"/>
          <table:table-cell table:style-name="ce553" office:value-type="percentage" office:value="0.542" calcext:value-type="percentage">
            <text:p>54.20%</text:p>
          </table:table-cell>
          <table:table-cell table:style-name="ce55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2/3" office:value-type="float" office:value="90533.3333333333" calcext:value-type="float">
            <text:p>90,533.33</text:p>
          </table:table-cell>
          <table:table-cell table:style-name="ce558"/>
          <table:table-cell/>
          <table:table-cell table:style-name="ce554" table:formula="of:=[.D11]*[.A12]" office:value-type="float" office:value="49069.0666666667" calcext:value-type="float">
            <text:p>49,069.07</text:p>
          </table:table-cell>
          <table:table-cell table:style-name="ce554" table:formula="of:=[.E11]*[.A12]" office:value-type="float" office:value="11316.6666666667" calcext:value-type="float">
            <text:p>11,316.67</text:p>
          </table:table-cell>
          <table:table-cell table:style-name="ce575" table:formula="of:=[.F11]*[.A12]" office:value-type="float" office:value="30147.6" calcext:value-type="float">
            <text:p>30,147.6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Arka</text:p>
          </table:table-cell>
          <table:table-cell table:style-name="ce551"/>
          <table:table-cell table:style-name="ce553"/>
          <table:table-cell table:style-name="ce553" table:formula="of:=13/40" office:value-type="percentage" office:value="0.325" calcext:value-type="percentage">
            <text:p>32.50%</text:p>
          </table:table-cell>
          <table:table-cell table:style-name="ce553" table:formula="of:=3/40" office:value-type="percentage" office:value="0.075" calcext:value-type="percentage">
            <text:p>7.50%</text:p>
          </table:table-cell>
          <table:table-cell table:style-name="ce553" office:value-type="percentage" office:value="0.6" calcext:value-type="percentage">
            <text:p>60.0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1/3" office:value-type="float" office:value="45266.6666666667" calcext:value-type="float">
            <text:p>45,266.67</text:p>
          </table:table-cell>
          <table:table-cell table:style-name="ce558"/>
          <table:table-cell/>
          <table:table-cell table:style-name="ce554" table:formula="of:=[.D13]*[.A14]" office:value-type="float" office:value="14711.6666666667" calcext:value-type="float">
            <text:p>14,711.67</text:p>
          </table:table-cell>
          <table:table-cell table:style-name="ce554" table:formula="of:=[.E13]*[.A14]" office:value-type="float" office:value="3395" calcext:value-type="float">
            <text:p>3,395.00</text:p>
          </table:table-cell>
          <table:table-cell table:style-name="ce575" table:formula="of:=[.F13]*[.A14]" office:value-type="float" office:value="27160" calcext:value-type="float">
            <text:p>27,160.0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office:value-type="string" calcext:value-type="string">
            <text:p>AP TOPLAM</text:p>
          </table:table-cell>
          <table:table-cell table:style-name="ce558"/>
          <table:table-cell/>
          <table:table-cell table:style-name="ce554" table:formula="of:=[.D8]+[.D10]+[.D12]+[.D14]" office:value-type="float" office:value="90376.6733333333" calcext:value-type="float">
            <text:p>90,376.67</text:p>
          </table:table-cell>
          <table:table-cell table:style-name="ce554" table:formula="of:=[.E8]+[.E10]+[.E12]+[.E14]" office:value-type="float" office:value="20845.4166666667" calcext:value-type="float">
            <text:p>20,845.42</text:p>
          </table:table-cell>
          <table:table-cell table:style-name="ce554" table:formula="of:=[.F8]+[.F10]+[.F12]+[.F14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14]+[.A12]+[.A10]+[.A8]" office:value-type="float" office:value="184870" calcext:value-type="float">
            <text:p>184,870.00</text:p>
          </table:table-cell>
          <table:table-cell table:style-name="ce558"/>
          <table:table-cell/>
          <table:table-cell table:style-name="ce554" table:number-columns-repeated="2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Hz Depo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06 Hzr-acnta'.G1]" office:value-type="float" office:value="21000" calcext:value-type="float">
            <text:p>21,000.00</text:p>
          </table:table-cell>
          <table:table-cell table:style-name="ce554"/>
          <table:table-cell table:style-name="ce554" table:formula="of:=[.C17]*[.A18]" office:value-type="float" office:value="10500" calcext:value-type="float">
            <text:p>10,500.00</text:p>
          </table:table-cell>
          <table:table-cell table:style-name="ce554" table:formula="of:=[.D17]*[.A18]" office:value-type="float" office:value="10500" calcext:value-type="float">
            <text:p>10,5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office:value-type="string" calcext:value-type="string">
            <text:p>Hz Yıkama</text:p>
          </table:table-cell>
          <table:table-cell table:style-name="ce549"/>
          <table:table-cell table:number-columns-repeated="2" table:style-name="ce562" office:value-type="percentage" office:value="0.5" calcext:value-type="percentage">
            <text:p>50.00%</text:p>
          </table:table-cell>
          <table:table-cell table:style-name="ce549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table:formula="of:=[$'006 Hzr-acnta'.F23]" office:value-type="float" office:value="62850" calcext:value-type="float">
            <text:p>62,850.00</text:p>
          </table:table-cell>
          <table:table-cell table:style-name="ce555"/>
          <table:table-cell table:style-name="ce555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55"/>
          <table:table-cell table:style-name="ce577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Sanayi Acentalar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$'006 Hzr-acnta'.F14]" office:value-type="float" office:value="34000" calcext:value-type="float">
            <text:p>34,000.00</text:p>
          </table:table-cell>
          <table:table-cell table:style-name="ce554"/>
          <table:table-cell table:style-name="ce554" table:formula="of:=[.C21]*[.A22]" office:value-type="float" office:value="17000" calcext:value-type="float">
            <text:p>17,000.00</text:p>
          </table:table-cell>
          <table:table-cell table:style-name="ce554" table:formula="of:=[.D21]*[.A22]" office:value-type="float" office:value="17000" calcext:value-type="float">
            <text:p>17,0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6]+[.A16]+[.A18]+[.A20]+[.A22]" office:value-type="float" office:value="674873.8" calcext:value-type="float">
            <text:p>674,873.80</text:p>
          </table:table-cell>
          <table:table-cell table:style-name="ce559" table:formula="of:=[.B25]/[.$A$25]" office:value-type="percentage" office:value="0.137860515551204" calcext:value-type="percentage">
            <text:p>13.79%</text:p>
          </table:table-cell>
          <table:table-cell table:style-name="ce566" table:formula="of:=[.C25]/[.$A$25]" office:value-type="percentage" office:value="0.225173136073737" calcext:value-type="percentage">
            <text:p>22.52%</text:p>
          </table:table-cell>
          <table:table-cell table:style-name="ce566" table:formula="of:=[.D25]/[.$A$25]" office:value-type="percentage" office:value="0.359089541382897" calcext:value-type="percentage">
            <text:p>35.91%</text:p>
          </table:table-cell>
          <table:table-cell table:style-name="ce566" table:formula="of:=[.E25]/[.$A$25]" office:value-type="percentage" office:value="0.168748389205014" calcext:value-type="percentage">
            <text:p>16.87%</text:p>
          </table:table-cell>
          <table:table-cell table:style-name="ce582" table:formula="of:=[.F25]/[.$A$25]" office:value-type="percentage" office:value="0.109128417787148" calcext:value-type="percentage">
            <text:p>10.91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6" office:value-type="string" calcext:value-type="string">
            <text:p>TOPLAM</text:p>
          </table:table-cell>
          <table:table-cell table:style-name="ce560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7" table:formula="of:=SUM([.B25:.F25])" office:value-type="float" office:value="674873.8" calcext:value-type="float">
            <text:p>674,873.80</text:p>
          </table:table-cell>
          <table:table-cell table:style-name="ce547" table:formula="of:=[.B22]+[.B20]+[.B18]+[.B10]+[.B12]+[.B8]+[.B6]" office:value-type="float" office:value="93038.45" calcext:value-type="float">
            <text:p>93,038.45</text:p>
          </table:table-cell>
          <table:table-cell table:style-name="ce567" table:formula="of:=[.C22]+[.C20]+[.C18]+[.C10]+[.C12]+[.C8]+[.C6]" office:value-type="float" office:value="151963.45" calcext:value-type="float">
            <text:p>151,963.45</text:p>
          </table:table-cell>
          <table:table-cell table:style-name="ce567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567" table:formula="of:=[.E22]+[.E20]+[.E14]+[.E10]+[.E12]+[.E8]+[.E6]" office:value-type="float" office:value="113883.866666667" calcext:value-type="float">
            <text:p>113,883.87</text:p>
          </table:table-cell>
          <table:table-cell table:style-name="ce583" table:formula="of:=[.F22]+[.F20]+[.F14]+[.F10]+[.F12]+[.F8]+[.F6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388" office:value-type="string" calcext:value-type="string">
            <text:p>bu tablodaki rakamlar giderler düşüldükten sonra hesaplanan net miktarlardır.</text:p>
          </table:table-cell>
          <table:table-cell table:style-name="ce388" table:number-columns-repeated="7"/>
          <table:table-cell table:style-name="ce584" table:number-columns-repeated="56"/>
          <table:table-cell table:style-name="ce394" table:number-columns-repeated="960"/>
        </table:table-row>
        <table:table-row table:style-name="ro3" table:number-rows-repeated="3">
          <table:table-cell table:style-name="ce548" table:number-columns-repeated="2"/>
          <table:table-cell table:style-name="ce569"/>
          <table:table-cell table:style-name="ce548"/>
          <table:table-cell table:style-name="ce570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6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48" table:number-columns-repeated="2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4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1"/>
          <table:table-cell table:style-name="ce549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0"/>
          <table:table-cell table:style-name="ce549"/>
          <table:table-cell table:number-columns-repeated="1018"/>
        </table:table-row>
        <table:table-row table:style-name="ro3" table:number-rows-repeated="2">
          <table:table-cell table:style-name="ce549" table:number-columns-repeated="64"/>
          <table:table-cell table:number-columns-repeated="960"/>
        </table:table-row>
        <table:table-row table:style-name="ro3" table:number-rows-repeated="9">
          <table:table-cell table:style-name="ce549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4" table:default-cell-style-name="ce109"/>
        <table:table-column table:style-name="co25" table:default-cell-style-name="ce121"/>
        <table:table-column table:style-name="co26" table:default-cell-style-name="ce121"/>
        <table:table-column table:style-name="co24" table:default-cell-style-name="ce121"/>
        <table:table-column table:style-name="co27" table:default-cell-style-name="ce121"/>
        <table:table-column table:style-name="co28" table:default-cell-style-name="ce121"/>
        <table:table-column table:style-name="co9" table:number-columns-repeated="58" table:default-cell-style-name="ce121"/>
        <table:table-column table:style-name="co9" table:number-columns-repeated="960" table:default-cell-style-name="ce117"/>
        <table:table-row table:style-name="ro5">
          <table:table-cell table:style-name="ce107" office:value-type="string" calcext:value-type="string">
            <text:p>Lise arkası Kira </text:p>
          </table:table-cell>
          <table:table-cell table:style-name="ce117" table:number-columns-repeated="5"/>
          <table:table-cell table:number-columns-repeated="1018"/>
        </table:table-row>
        <table:table-row table:style-name="ro5">
          <table:table-cell table:style-name="ce107"/>
          <table:table-cell table:style-name="ce117"/>
          <table:table-cell table:style-name="ce107" table:formula="of:=SUM([.C3:.C27])" office:value-type="float" office:value="410419.94" calcext:value-type="float">
            <text:p>410,419.94</text:p>
          </table:table-cell>
          <table:table-cell table:style-name="ce107" table:formula="of:=SUM([.D3:.D27])" office:value-type="float" office:value="410419.94" calcext:value-type="float">
            <text:p>410,419.94</text:p>
          </table:table-cell>
          <table:table-cell table:style-name="ce107" table:formula="of:=SUM([.E3:.E27])" office:value-type="float" office:value="38266.14" calcext:value-type="float">
            <text:p>38,266.14</text:p>
          </table:table-cell>
          <table:table-cell table:style-name="ce107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108" office:value-type="string" calcext:value-type="string">
            <text:p>Tarih</text:p>
          </table:table-cell>
          <table:table-cell table:style-name="ce120" office:value-type="string" calcext:value-type="string">
            <text:p>Açıklama</text:p>
          </table:table-cell>
          <table:table-cell table:style-name="ce128" office:value-type="string" calcext:value-type="string">
            <text:p>Kira bedeli</text:p>
          </table:table-cell>
          <table:table-cell table:style-name="ce128" office:value-type="string" calcext:value-type="string">
            <text:p>Gelir</text:p>
          </table:table-cell>
          <table:table-cell table:style-name="ce128" office:value-type="string" calcext:value-type="string">
            <text:p>Gider</text:p>
          </table:table-cell>
          <table:table-cell table:style-name="ce128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110" office:value-type="float" office:value="2011" calcext:value-type="float">
            <text:p>2011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122" office:value-type="string" calcext:value-type="string">
            <text:p>eski 4 kömür parası</text:p>
          </table:table-cell>
          <table:table-cell table:style-name="ce11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11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11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111" office:value-type="date" office:date-value="2012-09-01" calcext:value-type="date">
            <text:p>09/01/2012</text:p>
          </table:table-cell>
          <table:table-cell table:style-name="ce123" office:value-type="string" calcext:value-type="string">
            <text:p>Ahmet Çalışkan <text:s/></text:p>
          </table:table-cell>
          <table:table-cell table:number-columns-repeated="2" table:style-name="ce123" office:value-type="float" office:value="17000" calcext:value-type="float">
            <text:p>17,000.00</text:p>
          </table:table-cell>
          <table:table-cell table:style-name="ce123"/>
          <table:table-cell table:style-name="ce123" table:formula="of:=[.D9]" office:value-type="float" office:value="17000" calcext:value-type="float">
            <text:p>17,000.00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10" office:value-type="float" office:value="2012" calcext:value-type="float">
            <text:p>2012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112"/>
          <table:table-cell table:style-name="ce124" office:value-type="string" calcext:value-type="string">
            <text:p>avukat sözleşme</text:p>
          </table:table-cell>
          <table:table-cell table:style-name="ce129"/>
          <table:table-cell table:style-name="ce125"/>
          <table:table-cell table:style-name="ce125" office:value-type="float" office:value="200" calcext:value-type="float">
            <text:p>200.00</text:p>
          </table:table-cell>
          <table:table-cell table:style-name="ce125" table:formula="of:=[.F10]+[.D11]-[.E11]" office:value-type="float" office:value="13930.04" calcext:value-type="float">
            <text:p>13,930.04</text:p>
          </table:table-cell>
          <table:table-cell table:style-name="ce137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3" office:value-type="float" office:value="2013" calcext:value-type="float">
            <text:p>2013</text:p>
          </table:table-cell>
          <table:table-cell table:style-name="ce124" office:value-type="string" calcext:value-type="string">
            <text:p>Hasibe Balcı</text:p>
          </table:table-cell>
          <table:table-cell table:style-name="ce129"/>
          <table:table-cell table:style-name="ce125"/>
          <table:table-cell table:style-name="ce125" office:value-type="float" office:value="2981.88" calcext:value-type="float">
            <text:p>2,981.88</text:p>
          </table:table-cell>
          <table:table-cell table:style-name="ce125" table:formula="of:=[.F12]+[.D13]-[.E13]" office:value-type="float" office:value="15718.12" calcext:value-type="float">
            <text:p>15,718.12</text:p>
          </table:table-cell>
          <table:table-cell table:style-name="ce137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0" office:value-type="float" office:value="2014" calcext:value-type="float">
            <text:p>2014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11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table:style-name="ce122" office:value-type="string" calcext:value-type="string">
            <text:p>tapu masrafı ali balcı</text:p>
          </table:table-cell>
          <table:table-cell table:style-name="ce11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2"/>
          <table:table-cell table:style-name="ce124" office:value-type="string" calcext:value-type="string">
            <text:p>tapu masrafı ali balcı</text:p>
          </table:table-cell>
          <table:table-cell table:style-name="ce129"/>
          <table:table-cell table:style-name="ce125"/>
          <table:table-cell table:style-name="ce125" office:value-type="float" office:value="5000" calcext:value-type="float">
            <text:p>5,000.00</text:p>
          </table:table-cell>
          <table:table-cell table:style-name="ce125" table:formula="of:=[.F17]+[.D18]-[.E18]" office:value-type="float" office:value="6004.29" calcext:value-type="float">
            <text:p>6,004.29</text:p>
          </table:table-cell>
          <table:table-cell table:style-name="ce137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107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107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107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112" office:value-type="date" office:date-value="2018-09-01" calcext:value-type="date">
            <text:p>09/01/2018</text:p>
          </table:table-cell>
          <table:table-cell table:style-name="ce125" office:value-type="string" calcext:value-type="string">
            <text:p>Ahmet Çalışkan</text:p>
          </table:table-cell>
          <table:table-cell table:number-columns-repeated="2" table:style-name="ce125" office:value-type="float" office:value="32500" calcext:value-type="float">
            <text:p>32,500.00</text:p>
          </table:table-cell>
          <table:table-cell table:style-name="ce125"/>
          <table:table-cell table:style-name="ce125" table:formula="of:=[.D22]" office:value-type="float" office:value="32500" calcext:value-type="float">
            <text:p>32,500.00</text:p>
          </table:table-cell>
          <table:table-cell table:style-name="ce137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4" office:value-type="string" calcext:value-type="string">
            <text:p>12-30-2019</text:p>
          </table:table-cell>
          <table:table-cell office:value-type="string" calcext:value-type="string">
            <text:p>vergi iadesi <text:s/>- dmg verg 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134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107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115" office:value-type="float" office:value="2020" calcext:value-type="float">
            <text:p>2020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44000" calcext:value-type="float">
            <text:p>44000</text:p>
          </table:table-cell>
          <table:table-cell table:style-name="ce130"/>
          <table:table-cell table:formula="of:=[.D25]" office:value-type="float" office:value="44000" calcext:value-type="float">
            <text:p>44,000.00</text:p>
          </table:table-cell>
          <table:table-cell table:style-name="ce107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115" office:value-type="float" office:value="2021" calcext:value-type="float">
            <text:p>2021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52000" calcext:value-type="float">
            <text:p>52000</text:p>
          </table:table-cell>
          <table:table-cell table:style-name="ce130"/>
          <table:table-cell table:formula="of:=[.D26]" office:value-type="float" office:value="52000" calcext:value-type="float">
            <text:p>52,000.00</text:p>
          </table:table-cell>
          <table:table-cell table:style-name="ce107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113" office:value-type="float" office:value="2022" calcext:value-type="float">
            <text:p>2022</text:p>
          </table:table-cell>
          <table:table-cell table:style-name="ce125" office:value-type="string" calcext:value-type="string">
            <text:p>Murat Çalışkan</text:p>
          </table:table-cell>
          <table:table-cell table:number-columns-repeated="2" table:style-name="ce129" office:value-type="float" office:value="95000" calcext:value-type="float">
            <text:p>95000</text:p>
          </table:table-cell>
          <table:table-cell table:style-name="ce129"/>
          <table:table-cell table:formula="of:=[.D27]" office:value-type="float" office:value="95000" calcext:value-type="float">
            <text:p>95,000.00</text:p>
          </table:table-cell>
          <table:table-cell table:style-name="ce107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36" office:value-type="string" calcext:value-type="string">
            <text:p>2011-2022 Lise Arkası Toplam Kira Geliri</text:p>
          </table:table-cell>
          <table:table-cell table:style-name="ce107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116" office:value-type="string" calcext:value-type="string">
            <text:p>2011-2022 Lise Arkası Arsa Kişi-Yıllara Göre Kira Geliri</text:p>
          </table:table-cell>
          <table:table-cell table:style-name="ce117"/>
          <table:table-cell table:style-name="ce116"/>
          <table:table-cell table:style-name="ce131" table:number-columns-repeated="4"/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31" office:value-type="string" calcext:value-type="string">
            <text:p>Kira Geliri</text:p>
          </table:table-cell>
          <table:table-cell table:style-name="ce131" office:value-type="string" calcext:value-type="string">
            <text:p>Ayşe</text:p>
          </table:table-cell>
          <table:table-cell table:style-name="ce131" office:value-type="string" calcext:value-type="string">
            <text:p>Ali</text:p>
          </table:table-cell>
          <table:table-cell table:style-name="ce131" office:value-type="string" calcext:value-type="string">
            <text:p>Atila</text:p>
          </table:table-cell>
          <table:table-cell table:style-name="ce138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17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117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6" office:value-type="string" calcext:value-type="string">
            <text:p>Toplam</text:p>
          </table:table-cell>
          <table:table-cell table:style-name="ce107" table:formula="of:=SUM([.C32:.C43])" office:value-type="float" office:value="372005.6" calcext:value-type="float">
            <text:p>372,005.60</text:p>
          </table:table-cell>
          <table:table-cell table:style-name="ce107" table:formula="of:=SUM([.D32:.D43])" office:value-type="float" office:value="93001.4" calcext:value-type="float">
            <text:p>93,001.40</text:p>
          </table:table-cell>
          <table:table-cell table:style-name="ce107" table:formula="of:=SUM([.E32:.E43])" office:value-type="float" office:value="93001.4" calcext:value-type="float">
            <text:p>93,001.40</text:p>
          </table:table-cell>
          <table:table-cell table:style-name="ce107" table:formula="of:=SUM([.F32:.F43])" office:value-type="float" office:value="93001.4" calcext:value-type="float">
            <text:p>93,001.40</text:p>
          </table:table-cell>
          <table:table-cell table:style-name="ce107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118" office:value-type="string" calcext:value-type="string">
            <text:p>2011-2022 AYŞE BALCI KİRA </text:p>
          </table:table-cell>
          <table:table-cell table:style-name="ce118"/>
          <table:table-cell table:style-name="ce132"/>
          <table:table-cell table:style-name="ce133" office:value-type="string" calcext:value-type="string">
            <text:p>GELİR</text:p>
          </table:table-cell>
          <table:table-cell table:style-name="ce133" office:value-type="string" calcext:value-type="string">
            <text:p>GİDER</text:p>
          </table:table-cell>
          <table:table-cell table:style-name="ce133" office:value-type="string" calcext:value-type="string">
            <text:p>BAKİYE</text:p>
          </table:table-cell>
          <table:table-cell table:style-name="ce139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Ayşe kira gelirleri</text:p>
          </table:table-cell>
          <table:table-cell table:style-name="ce117"/>
          <table:table-cell table:style-name="ce117" table:formula="of:=[.B44]" office:value-type="string" office:string-value="Toplam" calcext:value-type="string">
            <text:p>Toplam</text:p>
          </table:table-cell>
          <table:table-cell table:style-name="ce117"/>
          <table:table-cell table:formula="of:=[.D44]" office:value-type="float" office:value="93001.4" calcext:value-type="float">
            <text:p>93,001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babamın banka hesabından</text:p>
          </table:table-cell>
          <table:table-cell table:style-name="ce117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27" office:value-type="string" calcext:value-type="string">
            <text:p>AYŞE KİRA VERGİSİ</text:p>
          </table:table-cell>
          <table:table-cell table:style-name="ce117"/>
          <table:table-cell/>
          <table:table-cell table:style-name="ce135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kombi</text:p>
          </table:table-cell>
          <table:table-cell table:style-name="ce117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hacıdan havale</text:p>
          </table:table-cell>
          <table:table-cell table:style-name="ce117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belediye</text:p>
          </table:table-cell>
          <table:table-cell table:style-name="ce117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9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117"/>
          <table:table-cell table:style-name="ce117" office:value-type="string" calcext:value-type="string">
            <text:p>2020 belediye</text:p>
          </table:table-cell>
          <table:table-cell table:style-name="ce117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havale</text:p>
          </table:table-cell>
          <table:table-cell/>
          <table:table-cell table:style-name="ce122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belediye</text:p>
          </table:table-cell>
          <table:table-cell/>
          <table:table-cell table:style-name="ce122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120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22 kira ali balcıda</text:p>
          </table:table-cell>
          <table:table-cell table:style-name="ce117" table:number-columns-repeated="2"/>
          <table:table-cell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belediye</text:p>
          </table:table-cell>
          <table:table-cell table:number-columns-repeated="2"/>
          <table:table-cell table:style-name="ce134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havale eskişehire giderken</text:p>
          </table:table-cell>
          <table:table-cell table:number-columns-repeated="2"/>
          <table:table-cell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 APYkm" table:style-name="ta1">
        <table:table-column table:style-name="co29" table:default-cell-style-name="ce117"/>
        <table:table-column table:style-name="co30" table:default-cell-style-name="ce117"/>
        <table:table-column table:style-name="co31" table:default-cell-style-name="ce121"/>
        <table:table-column table:style-name="co29" table:default-cell-style-name="ce117"/>
        <table:table-column table:style-name="co32" table:default-cell-style-name="ce117"/>
        <table:table-column table:style-name="co33" table:default-cell-style-name="ce121"/>
        <table:table-column table:style-name="co29" table:default-cell-style-name="ce121"/>
        <table:table-column table:style-name="co34" table:default-cell-style-name="ce121"/>
        <table:table-column table:style-name="co9" table:number-columns-repeated="1016" table:default-cell-style-name="ce117"/>
        <table:table-row table:style-name="ro3">
          <table:table-cell table:style-name="ce140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49" office:value-type="string" calcext:value-type="string">
            <text:p>Toplam</text:p>
          </table:table-cell>
          <table:table-cell table:style-name="ce150" table:formula="of:=SUM([.F16:.F54])" office:value-type="float" office:value="135800" calcext:value-type="float">
            <text:p>135,800.00</text:p>
          </table:table-cell>
          <table:table-cell table:style-name="ce150" table:formula="of:=SUM([.G16:.G54])" office:value-type="float" office:value="135800" calcext:value-type="float">
            <text:p>135,800.00</text:p>
          </table:table-cell>
          <table:table-cell table:style-name="ce150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41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20" office:value-type="string" calcext:value-type="string">
            <text:p>Artış %</text:p>
          </table:table-cell>
          <table:table-cell table:style-name="ce141" office:value-type="string" calcext:value-type="string">
            <text:p>Başlangıç</text:p>
          </table:table-cell>
          <table:table-cell table:style-name="ce141" office:value-type="string" calcext:value-type="string">
            <text:p>Bitiş</text:p>
          </table:table-cell>
          <table:table-cell table:style-name="ce120" office:value-type="string" calcext:value-type="string">
            <text:p>Kira bedeli</text:p>
          </table:table-cell>
          <table:table-cell table:style-name="ce120" office:value-type="string" calcext:value-type="string">
            <text:p>Ödeme</text:p>
          </table:table-cell>
          <table:table-cell table:style-name="ce120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table:style-name="ce121" office:value-type="string" calcext:value-type="string">
            <text:p>indirim</text:p>
          </table:table-cell>
          <table:table-cell table:number-columns-repeated="3"/>
          <table:table-cell table:style-name="ce117"/>
          <table:table-cell table:style-name="ce134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4">
          <table:table-cell table:style-name="ce142"/>
          <table:table-cell table:style-name="ce142" office:value-type="string" calcext:value-type="string">
            <text:p>atila balcı hesabına yatan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92" calcext:value-type="float">
            <text:p>9,092.00</text:p>
          </table:table-cell>
          <table:table-cell table:style-name="ce147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143" office:value-type="date" office:date-value="2020-08-30" calcext:value-type="date">
            <text:p>08/30/2020</text:p>
          </table:table-cell>
          <table:table-cell table:style-name="ce142" office:value-type="string" calcext:value-type="string">
            <text:p>senet selanik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5500" calcext:value-type="float">
            <text:p>5,500.00</text:p>
          </table:table-cell>
          <table:table-cell table:style-name="ce147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125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4">
          <table:table-cell table:style-name="ce143" office:value-type="date" office:date-value="2019-12-31" calcext:value-type="date">
            <text:p>12/31/2019</text:p>
          </table:table-cell>
          <table:table-cell table:style-name="ce142" office:value-type="string" calcext:value-type="string">
            <text:p>indirim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0" calcext:value-type="float">
            <text:p>900.00</text:p>
          </table:table-cell>
          <table:table-cell table:style-name="ce147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4"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5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2017 kaln borç farkı % 15,80</text:p>
          </table:table-cell>
          <table:table-cell/>
          <table:table-cell table:style-name="ce109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7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109" office:value-type="date" office:date-value="2017-07-01" calcext:value-type="date">
            <text:p>07/01/2017</text:p>
          </table:table-cell>
          <table:table-cell table:style-name="ce109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7-05-01" calcext:value-type="date">
            <text:p>05/01/2017</text:p>
          </table:table-cell>
          <table:table-cell table:style-name="ce109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6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8-01" calcext:value-type="date">
            <text:p>08/01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7-19" calcext:value-type="date">
            <text:p>07/19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4-03" calcext:value-type="date">
            <text:p>04/03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6-05-01" calcext:value-type="date">
            <text:p>05/01/2016</text:p>
          </table:table-cell>
          <table:table-cell table:style-name="ce109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5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/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9-02" calcext:value-type="date">
            <text:p>09/02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7" calcext:value-type="date">
            <text:p>07/27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0" calcext:value-type="date">
            <text:p>07/20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5-05-01" calcext:value-type="date">
            <text:p>05/01/2015</text:p>
          </table:table-cell>
          <table:table-cell table:style-name="ce109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4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12" office:value-type="date" office:date-value="2014-05-01" calcext:value-type="date">
            <text:p>05/01/2014</text:p>
          </table:table-cell>
          <table:table-cell table:style-name="ce129" office:value-type="string" calcext:value-type="string">
            <text:p>Adem Kesici kira bedeli</text:p>
          </table:table-cell>
          <table:table-cell table:style-name="ce125"/>
          <table:table-cell table:style-name="ce112" office:value-type="date" office:date-value="2014-05-01" calcext:value-type="date">
            <text:p>05/01/2014</text:p>
          </table:table-cell>
          <table:table-cell table:style-name="ce112" office:value-type="date" office:date-value="2015-04-30" calcext:value-type="date">
            <text:p>04/30/2015</text:p>
          </table:table-cell>
          <table:table-cell table:style-name="ce125" office:value-type="float" office:value="12500" calcext:value-type="float">
            <text:p>12,500.00</text:p>
          </table:table-cell>
          <table:table-cell table:style-name="ce125"/>
          <table:table-cell table:style-name="ce125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3-05-01" calcext:value-type="date">
            <text:p>05/01/2013</text:p>
          </table:table-cell>
          <table:table-cell table:style-name="ce109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44" office:value-type="date" office:date-value="2012-05-01" calcext:value-type="date">
            <text:p>05/01/2012</text:p>
          </table:table-cell>
          <table:table-cell table:style-name="ce146" office:value-type="string" calcext:value-type="string">
            <text:p>Adem Kesici kira bedeli</text:p>
          </table:table-cell>
          <table:table-cell table:style-name="ce148"/>
          <table:table-cell table:style-name="ce144" office:value-type="date" office:date-value="2012-05-01" calcext:value-type="date">
            <text:p>05/01/2012</text:p>
          </table:table-cell>
          <table:table-cell table:style-name="ce144" office:value-type="date" office:date-value="2013-04-30" calcext:value-type="date">
            <text:p>04/30/2013</text:p>
          </table:table-cell>
          <table:table-cell table:number-columns-repeated="2" table:style-name="ce148" office:value-type="float" office:value="10000" calcext:value-type="float">
            <text:p>10,000.00</text:p>
          </table:table-cell>
          <table:table-cell table:style-name="ce148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1-05-01" calcext:value-type="date">
            <text:p>05/01/2011</text:p>
          </table:table-cell>
          <table:table-cell table:style-name="ce109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21"/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29" table:default-cell-style-name="Default"/>
        <table:table-column table:style-name="co35" table:default-cell-style-name="Default"/>
        <table:table-column table:style-name="co7" table:default-cell-style-name="ce611"/>
        <table:table-column table:style-name="co29" table:default-cell-style-name="Default"/>
        <table:table-column table:style-name="co36" table:default-cell-style-name="Default"/>
        <table:table-column table:style-name="co37" table:default-cell-style-name="ce611"/>
        <table:table-column table:style-name="co38" table:default-cell-style-name="ce611"/>
        <table:table-column table:style-name="co39" table:default-cell-style-name="ce611"/>
        <table:table-row table:style-name="ro7">
          <table:table-cell/>
          <table:table-cell table:style-name="ce651" office:value-type="string" calcext:value-type="string">
            <text:p>Ali Paşa Ay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5:.F24])" office:value-type="float" office:value="24250" calcext:value-type="float">
            <text:p>24,250.00</text:p>
          </table:table-cell>
          <table:table-cell table:style-name="ce655" table:formula="of:=SUM([.G5:.G24])" office:value-type="float" office:value="18900" calcext:value-type="float">
            <text:p>18,900.00</text:p>
          </table:table-cell>
          <table:table-cell table:style-name="ce640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31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4" office:value-type="float" office:value="2021" calcext:value-type="float">
            <text:p>2021</text:p>
          </table:table-cell>
          <table:table-cell table:style-name="ce644" office:value-type="string" calcext:value-type="string">
            <text:p>dövmeci</text:p>
          </table:table-cell>
          <table:table-cell table:style-name="ce634"/>
          <table:table-cell table:style-name="ce624" table:number-columns-repeated="2"/>
          <table:table-cell table:style-name="ce634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25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29" office:value-type="date" office:date-value="2018-10-05" calcext:value-type="date">
            <text:p>10/05/2018</text:p>
          </table:table-cell>
          <table:table-cell table:style-name="ce628" office:value-type="string" calcext:value-type="string">
            <text:p>Asena Dursun Kira Bedeli</text:p>
          </table:table-cell>
          <table:table-cell table:style-name="ce636"/>
          <table:table-cell table:style-name="ce629" office:value-type="date" office:date-value="2018-10-05" calcext:value-type="date">
            <text:p>10/05/2018</text:p>
          </table:table-cell>
          <table:table-cell table:style-name="ce629" office:value-type="date" office:date-value="2019-10-04" calcext:value-type="date">
            <text:p>10/04/2019</text:p>
          </table:table-cell>
          <table:table-cell table:number-columns-repeated="2" table:style-name="ce636" office:value-type="float" office:value="7000" calcext:value-type="float">
            <text:p>7,000.00</text:p>
          </table:table-cell>
          <table:table-cell table:style-name="ce636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2400 TL lik senedi v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1700 tl borcu kaldı 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aygaza ait çelik kasayıda giderken çaldıl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25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25" office:value-type="date" office:date-value="2017-08-04" calcext:value-type="date">
            <text:p>08/04/2017</text:p>
          </table:table-cell>
          <table:table-cell table:style-name="ce625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45"/>
          <table:table-cell table:style-name="ce646"/>
          <table:table-cell table:style-name="ce653"/>
          <table:table-cell table:style-name="ce645" table:number-columns-repeated="2"/>
          <table:table-cell table:style-name="ce653" table:number-columns-repeated="3"/>
        </table:table-row>
        <table:table-row table:style-name="ro4">
          <table:table-cell table:style-name="ce625"/>
          <table:table-cell office:value-type="string" calcext:value-type="string">
            <text:p>3500 TL senet yapıldı ödemedi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 office:value-type="string" calcext:value-type="string">
            <text:p>senet icrada</text:p>
          </table:table-cell>
          <table:table-cell/>
          <table:table-cell table:style-name="ce625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25"/>
          <table:table-cell office:value-type="string" calcext:value-type="string">
            <text:p>İsmail Tağaç Kira Bedeli</text:p>
          </table:table-cell>
          <table:table-cell/>
          <table:table-cell table:style-name="ce625" office:value-type="date" office:date-value="2017-01-20" calcext:value-type="date">
            <text:p>01/20/2017</text:p>
          </table:table-cell>
          <table:table-cell table:style-name="ce625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29" office:value-type="date" office:date-value="2016-02-20" calcext:value-type="date">
            <text:p>02/20/2016</text:p>
          </table:table-cell>
          <table:table-cell table:style-name="ce628" office:value-type="string" calcext:value-type="string">
            <text:p>İsmail Tağaç Kira Bedeli</text:p>
          </table:table-cell>
          <table:table-cell table:style-name="ce628"/>
          <table:table-cell table:style-name="ce629" office:value-type="date" office:date-value="2016-01-20" calcext:value-type="date">
            <text:p>01/20/2016</text:p>
          </table:table-cell>
          <table:table-cell table:style-name="ce629" office:value-type="date" office:date-value="2017-01-19" calcext:value-type="date">
            <text:p>01/19/2017</text:p>
          </table:table-cell>
          <table:table-cell table:style-name="ce636" office:value-type="float" office:value="4200" calcext:value-type="float">
            <text:p>4,200.00</text:p>
          </table:table-cell>
          <table:table-cell table:style-name="ce628" office:value-type="float" office:value="2950" calcext:value-type="float">
            <text:p>2950</text:p>
          </table:table-cell>
          <table:table-cell table:style-name="ce636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25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25" office:value-type="date" office:date-value="2015-01-20" calcext:value-type="date">
            <text:p>01/20/2015</text:p>
          </table:table-cell>
          <table:table-cell table:style-name="ce625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46" table:number-columns-repeated="2"/>
          <table:table-cell table:style-name="ce653"/>
          <table:table-cell table:style-name="ce646" table:number-columns-repeated="2"/>
          <table:table-cell table:style-name="ce653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33" office:value-type="float" office:value="2013" calcext:value-type="float">
            <text:p>2013</text:p>
          </table:table-cell>
          <table:table-cell table:style-name="ce633" office:value-type="string" calcext:value-type="string">
            <text:p>boş</text:p>
          </table:table-cell>
          <table:table-cell table:style-name="ce638"/>
          <table:table-cell table:style-name="ce633" table:number-columns-repeated="2"/>
          <table:table-cell table:style-name="ce638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33" office:value-type="float" office:value="2011" calcext:value-type="float">
            <text:p>2011</text:p>
          </table:table-cell>
          <table:table-cell table:style-name="ce633" office:value-type="string" calcext:value-type="string">
            <text:p>kira bedeli</text:p>
          </table:table-cell>
          <table:table-cell table:style-name="ce638"/>
          <table:table-cell table:style-name="ce633" table:number-columns-repeated="2"/>
          <table:table-cell table:number-columns-repeated="2" table:style-name="ce638" office:value-type="float" office:value="1000" calcext:value-type="float">
            <text:p>1,000.00</text:p>
          </table:table-cell>
          <table:table-cell table:style-name="ce638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9:.F82])" office:value-type="float" office:value="30170" calcext:value-type="float">
            <text:p>30,170.00</text:p>
          </table:table-cell>
          <table:table-cell table:style-name="ce640" table:formula="of:=SUM([.G29:.G82])" office:value-type="float" office:value="30170" calcext:value-type="float">
            <text:p>30,170.00</text:p>
          </table:table-cell>
          <table:table-cell table:style-name="ce640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50"/>
          <table:table-cell office:value-type="string" calcext:value-type="string">
            <text:p>2011-2012-2013 te boş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 table:number-rows-repeated="2">
          <table:table-cell table:style-name="ce649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57"/>
        <table:table-column table:style-name="co40" table:default-cell-style-name="ce657"/>
        <table:table-column table:style-name="co9" table:number-columns-repeated="2" table:default-cell-style-name="ce657"/>
        <table:table-column table:style-name="co41" table:default-cell-style-name="ce657"/>
        <table:table-column table:style-name="co42" table:default-cell-style-name="ce657"/>
        <table:table-column table:style-name="co43" table:default-cell-style-name="ce657"/>
        <table:table-column table:style-name="co44" table:number-columns-repeated="3" table:default-cell-style-name="ce657"/>
        <table:table-column table:style-name="co45" table:default-cell-style-name="ce666"/>
        <table:table-column table:style-name="co9" table:number-columns-repeated="53" table:default-cell-style-name="ce657"/>
        <table:table-row table:style-name="ro9">
          <table:table-cell table:style-name="ce656" office:value-type="string" calcext:value-type="string">
            <text:p>2011-2019 Ali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 table:number-columns-repeated="2"/>
          <table:table-cell table:number-columns-repeated="53"/>
        </table:table-row>
        <table:table-row table:style-name="ro9">
          <table:table-cell table:style-name="ce656"/>
          <table:table-cell table:style-name="ce180" office:value-type="string" calcext:value-type="string">
            <text:p>Hızarhane</text:p>
          </table:table-cell>
          <table:table-cell table:style-name="ce180" office:value-type="string" calcext:value-type="string">
            <text:p>Hızarhane </text:p>
          </table:table-cell>
          <table:table-cell table:style-name="ce180" office:value-type="string" calcext:value-type="string">
            <text:p>Sanayi</text:p>
          </table:table-cell>
          <table:table-cell table:number-columns-repeated="2"/>
          <table:table-cell table:style-name="ce673"/>
          <table:table-cell/>
          <table:table-cell table:style-name="ce669"/>
          <table:table-cell table:style-name="ce180" table:number-columns-spanned="1" table:number-rows-spanned="2"/>
          <table:table-cell table:number-columns-repeated="54"/>
        </table:table-row>
        <table:table-row table:style-name="ro9">
          <table:table-cell table:style-name="ce656"/>
          <table:table-cell table:style-name="ce180" office:value-type="string" calcext:value-type="string">
            <text:p><text:s/>Yıkama</text:p>
          </table:table-cell>
          <table:table-cell table:style-name="ce180" office:value-type="string" calcext:value-type="string">
            <text:p>Depo</text:p>
          </table:table-cell>
          <table:table-cell table:style-name="ce180" office:value-type="string" calcext:value-type="string">
            <text:p><text:s/>Acentalar</text:p>
          </table:table-cell>
          <table:table-cell table:style-name="ce180" office:value-type="string" calcext:value-type="string">
            <text:p>Lise</text:p>
          </table:table-cell>
          <table:table-cell/>
          <table:table-cell table:style-name="ce673"/>
          <table:table-cell/>
          <table:table-cell table:style-name="ce669"/>
          <table:covered-table-cell table:style-name="ce180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66" table:formula="of:=SUM([.B4:.E4])" office:value-type="float" office:value="8870.3525" calcext:value-type="float">
            <text:p>8,870.3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66" table:formula="of:=SUM([.B5:.E5])" office:value-type="float" office:value="13932.51" calcext:value-type="float">
            <text:p>13,932.51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66" table:formula="of:=SUM([.B6:.E6])" office:value-type="float" office:value="15179.53" calcext:value-type="float">
            <text:p>15,179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66" table:formula="of:=SUM([.B7:.E7])" office:value-type="float" office:value="14176.0725" calcext:value-type="float">
            <text:p>14,176.0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2"/>
          <table:table-cell table:style-name="ce661" office:value-type="string" calcext:value-type="string">
            <text:p>satıldı</text:p>
          </table:table-cell>
          <table:table-cell table:style-name="ce671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66" table:formula="of:=SUM([.B8:.E8])" office:value-type="float" office:value="5637.5" calcext:value-type="float">
            <text:p>5,637.5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66" table:formula="of:=SUM([.B9:.E9])" office:value-type="float" office:value="12750" calcext:value-type="float">
            <text:p>12,750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66" table:formula="of:=SUM([.B10:.E10])" office:value-type="float" office:value="14575" calcext:value-type="float">
            <text:p>14,5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office:value-type="string" calcext:value-type="string">
            <text:p>satıldı</text:p>
          </table:table-cell>
          <table:table-cell table:style-name="ce661"/>
          <table:table-cell table:style-name="ce671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66" table:formula="of:=SUM([.B11:.E11])" office:value-type="float" office:value="8875" calcext:value-type="float">
            <text:p>8,8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66" table:formula="of:=SUM([.B12:.E12])" office:value-type="float" office:value="10186.235" calcext:value-type="float">
            <text:p>10,186.2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3"/>
          <table:table-cell table:style-name="ce671"/>
          <table:table-cell/>
          <table:table-cell table:style-name="ce672" table:formula="of:=SUM([.G4:.G12])" office:value-type="float" office:value="104182.2" calcext:value-type="float">
            <text:p>104,182.2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table:style-name="ce658"/>
          <table:table-cell table:style-name="ce662" table:number-columns-repeated="3"/>
          <table:table-cell table:number-columns-repeated="2"/>
          <table:table-cell table:style-name="ce662"/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10">
          <table:table-cell table:style-name="ce659" office:value-type="string" calcext:value-type="string">
            <text:p>Toplam</text:p>
          </table:table-cell>
          <table:table-cell table:style-name="ce663" table:formula="of:=SUM([.B4:.B12])" office:value-type="float" office:value="31425" calcext:value-type="float">
            <text:p>31,425.00</text:p>
          </table:table-cell>
          <table:table-cell table:style-name="ce663" table:formula="of:=SUM([.C4:.C12])" office:value-type="float" office:value="10500" calcext:value-type="float">
            <text:p>10,500.00</text:p>
          </table:table-cell>
          <table:table-cell table:style-name="ce663" table:formula="of:=SUM([.D4:.D12])" office:value-type="float" office:value="17000" calcext:value-type="float">
            <text:p>17,000.00</text:p>
          </table:table-cell>
          <table:table-cell table:style-name="ce667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72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2"/>
          <table:table-cell table:style-name="ce672"/>
          <table:table-cell table:style-name="ce665" table:number-columns-repeated="3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 office:value-type="string" calcext:value-type="string">
            <text:p>2011-2019 Atila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/>
          <table:table-cell table:style-name="ce672"/>
          <table:table-cell table:number-columns-repeated="53"/>
        </table:table-row>
        <table:table-row table:style-name="ro9">
          <table:table-cell table:style-name="ce656"/>
          <table:table-cell table:style-name="ce180" office:value-type="string" calcext:value-type="string">
            <text:p>Hızarhane</text:p>
          </table:table-cell>
          <table:table-cell table:style-name="ce180" office:value-type="string" calcext:value-type="string">
            <text:p>Hızarhane </text:p>
          </table:table-cell>
          <table:table-cell table:style-name="ce180" office:value-type="string" calcext:value-type="string">
            <text:p>Sanayi</text:p>
          </table:table-cell>
          <table:table-cell table:number-columns-repeated="2"/>
          <table:table-cell table:style-name="ce673"/>
          <table:table-cell table:style-name="ce669" table:number-columns-repeated="2"/>
          <table:table-cell table:style-name="ce180"/>
          <table:table-cell table:number-columns-repeated="54"/>
        </table:table-row>
        <table:table-row table:style-name="ro9">
          <table:table-cell table:style-name="ce656"/>
          <table:table-cell table:style-name="ce180" office:value-type="string" calcext:value-type="string">
            <text:p><text:s/>Yıkama</text:p>
          </table:table-cell>
          <table:table-cell table:style-name="ce180" office:value-type="string" calcext:value-type="string">
            <text:p>Depo</text:p>
          </table:table-cell>
          <table:table-cell table:style-name="ce180" office:value-type="string" calcext:value-type="string">
            <text:p><text:s/>Acentalar</text:p>
          </table:table-cell>
          <table:table-cell table:style-name="ce180" office:value-type="string" calcext:value-type="string">
            <text:p>Lise</text:p>
          </table:table-cell>
          <table:table-cell table:style-name="ce669" office:value-type="string" calcext:value-type="string">
            <text:p>Ali Paşa</text:p>
          </table:table-cell>
          <table:table-cell table:style-name="ce665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66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66" table:formula="of:=SUM([.B20:.F20])" office:value-type="float" office:value="13871.7413888889" calcext:value-type="float">
            <text:p>13,871.7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66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66" table:formula="of:=SUM([.B21:.F21])" office:value-type="float" office:value="18626.9544444444" calcext:value-type="float">
            <text:p>18,626.9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66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66" table:formula="of:=SUM([.B22:.F22])" office:value-type="float" office:value="19404.53" calcext:value-type="float">
            <text:p>19,404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66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66" table:formula="of:=SUM([.B23:.F23])" office:value-type="float" office:value="20287.8780555556" calcext:value-type="float">
            <text:p>20,287.88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66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66" table:formula="of:=SUM([.B24:.F24])" office:value-type="float" office:value="16534.0277777778" calcext:value-type="float">
            <text:p>16,534.0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66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66" table:formula="of:=SUM([.B25:.F25])" office:value-type="float" office:value="24481.5972222222" calcext:value-type="float">
            <text:p>24,481.6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/>
          <table:table-cell table:style-name="ce661" table:number-columns-repeated="3"/>
          <table:table-cell/>
          <table:table-cell table:style-name="ce666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66" table:formula="of:=SUM([.B26:.F26])" office:value-type="float" office:value="1408.33333333333" calcext:value-type="float">
            <text:p>1,408.3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66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66" table:formula="of:=SUM([.B27:.F27])" office:value-type="float" office:value="26749.8611111111" calcext:value-type="float">
            <text:p>26,749.86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66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66" table:formula="of:=SUM([.B28:.F28])" office:value-type="float" office:value="25709.0972222222" calcext:value-type="float">
            <text:p>25,709.1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66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66" table:formula="of:=SUM([.B29:.F29])" office:value-type="float" office:value="27194.5683333333" calcext:value-type="float">
            <text:p>27,194.5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5"/>
          <table:table-cell table:style-name="ce672" table:formula="of:=SUM([.G20:.G29])" office:value-type="float" office:value="194268.588888889" calcext:value-type="float">
            <text:p>194,268.59</text:p>
          </table:table-cell>
          <table:table-cell table:style-name="ce671" table:number-columns-repeated="2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 table:style-name="ce658" office:value-type="string" calcext:value-type="string">
            <text:p>Toplam</text:p>
          </table:table-cell>
          <table:table-cell table:style-name="ce663" table:formula="of:=SUM([.B20:.B29])" office:value-type="float" office:value="31425" calcext:value-type="float">
            <text:p>31,425.00</text:p>
          </table:table-cell>
          <table:table-cell table:style-name="ce663" table:formula="of:=SUM([.C20:.C29])" office:value-type="float" office:value="10500" calcext:value-type="float">
            <text:p>10,500.00</text:p>
          </table:table-cell>
          <table:table-cell table:style-name="ce663" table:formula="of:=SUM([.D20:.D29])" office:value-type="float" office:value="17000" calcext:value-type="float">
            <text:p>17,000.00</text:p>
          </table:table-cell>
          <table:table-cell table:style-name="ce667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63" table:formula="of:=SUM([.F20:.F29])" office:value-type="float" office:value="90086.3888888888" calcext:value-type="float">
            <text:p>90,086.39</text:p>
          </table:table-cell>
          <table:table-cell table:style-name="ce672" table:formula="of:=SUM([.B31:.F31])" office:value-type="float" office:value="194268.588888889" calcext:value-type="float">
            <text:p>194,268.59</text:p>
          </table:table-cell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4">
          <table:table-cell table:style-name="ce659"/>
          <table:table-cell/>
          <table:table-cell table:style-name="ce665"/>
          <table:table-cell/>
          <table:table-cell table:style-name="ce665"/>
          <table:table-cell table:style-name="ce663"/>
          <table:table-cell table:style-name="ce662"/>
          <table:table-cell table:style-name="ce667"/>
          <table:table-cell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3"/>
          <table:table-cell table:style-name="ce672"/>
          <table:table-cell table:style-name="ce665" table:number-columns-repeated="2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/>
          <table:table-cell table:number-columns-repeated="5"/>
          <table:table-cell table:style-name="ce664"/>
          <table:table-cell table:number-columns-repeated="54"/>
        </table:table-row>
        <table:table-row table:style-name="ro9">
          <table:table-cell table:style-name="ce656" office:value-type="string" calcext:value-type="string">
            <text:p>2011-2019 Kişi-Kiralanan Yere Göre Kira Geliri</text:p>
          </table:table-cell>
          <table:table-cell table:style-name="ce656" table:number-columns-repeated="2"/>
          <table:table-cell table:style-name="ce665" table:number-columns-repeated="3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5" office:value-type="string" calcext:value-type="string">
            <text:p>Kira Geliri</text:p>
          </table:table-cell>
          <table:table-cell table:style-name="ce665"/>
          <table:table-cell table:style-name="ce665" office:value-type="string" calcext:value-type="string">
            <text:p>Ali</text:p>
          </table:table-cell>
          <table:table-cell table:style-name="ce665" office:value-type="string" calcext:value-type="string">
            <text:p>Atila</text:p>
          </table:table-cell>
          <table:table-cell table:style-name="ce665"/>
          <table:table-cell table:number-columns-repeated="4"/>
          <table:table-cell table:style-name="ce664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66"/>
          <table:table-cell table:style-name="ce666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66"/>
          <table:table-cell table:number-columns-repeated="3"/>
          <table:table-cell table:style-name="ce675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Lise</text:p>
          </table:table-cell>
          <table:table-cell table:style-name="ce666"/>
          <table:table-cell table:style-name="ce666" table:formula="of:=[.E15]" office:value-type="float" office:value="45257.2" calcext:value-type="float">
            <text:p>45,257.20</text:p>
          </table:table-cell>
          <table:table-cell table:style-name="ce666" table:formula="of:=[.E31]" office:value-type="float" office:value="45257.2" calcext:value-type="float">
            <text:p>45,257.2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Yıkama</text:p>
          </table:table-cell>
          <table:table-cell table:style-name="ce666"/>
          <table:table-cell table:style-name="ce666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66" table:formula="of:=[.D39]" office:value-type="float" office:value="31425" calcext:value-type="float">
            <text:p>31,425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Depo</text:p>
          </table:table-cell>
          <table:table-cell table:style-name="ce666"/>
          <table:table-cell table:style-name="ce666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66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Sanayi acenta</text:p>
          </table:table-cell>
          <table:table-cell table:style-name="ce666"/>
          <table:table-cell table:style-name="ce666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66" table:formula="of:=[.D41]" office:value-type="float" office:value="17000" calcext:value-type="float">
            <text:p>17,0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5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2"/>
          <table:table-cell table:style-name="ce662" table:formula="of:=SUM([.D37:.D42])" office:value-type="float" office:value="104182.2" calcext:value-type="float">
            <text:p>104,182.20</text:p>
          </table:table-cell>
          <table:table-cell table:style-name="ce662" table:formula="of:=SUM([.E37:.E42])" office:value-type="float" office:value="194268.588888889" calcext:value-type="float">
            <text:p>194,268.59</text:p>
          </table:table-cell>
          <table:table-cell table:style-name="ce662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66"/>
          <table:table-cell table:style-name="ce664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66" table:number-columns-repeated="8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style-name="ce658"/>
          <table:table-cell table:style-name="ce667" table:number-columns-repeated="8"/>
          <table:table-cell/>
          <table:table-cell table:style-name="ce667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9">
          <table:table-cell/>
          <table:table-cell table:style-name="ce656" table:number-columns-repeated="2"/>
          <table:table-cell table:style-name="ce665"/>
          <table:table-cell table:number-columns-repeated="2"/>
          <table:table-cell table:style-name="ce665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70"/>
          <table:table-cell table:number-columns-repeated="2"/>
          <table:table-cell table:style-name="ce674" table:number-columns-repeated="3"/>
          <table:table-cell table:style-name="ce676"/>
          <table:table-cell table:style-name="ce675"/>
          <table:table-cell table:number-columns-repeated="53"/>
        </table:table-row>
        <table:table-row table:style-name="ro9">
          <table:table-cell table:style-name="ce656"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/>
          <table:table-cell table:style-name="ce667"/>
          <table:table-cell table:number-columns-repeated="53"/>
        </table:table-row>
        <table:table-row table:style-name="ro3">
          <table:table-cell/>
          <table:table-cell table:style-name="ce669" table:number-columns-repeated="2"/>
          <table:table-cell table:style-name="ce665"/>
          <table:table-cell table:number-columns-repeated="2"/>
          <table:table-cell table:style-name="ce180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2"/>
          <table:table-cell table:style-name="ce675"/>
          <table:table-cell table:style-name="ce666"/>
          <table:table-cell table:number-columns-repeated="52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77"/>
          <table:table-cell table:style-name="ce678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number-columns-repeated="55"/>
        </table:table-row>
        <table:table-row table:style-name="ro4">
          <table:table-cell table:style-name="ce658"/>
          <table:table-cell table:style-name="ce667" table:number-columns-repeated="3"/>
          <table:table-cell table:number-columns-repeated="2"/>
          <table:table-cell table:style-name="ce667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ce657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51" table:default-cell-style-name="Default"/>
        <table:table-row table:style-name="ro9" table:number-rows-repeated="3">
          <table:table-cell table:style-name="ce593" table:number-columns-repeated="2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Arka Arsa Kişi-Yıllara Göre Kira Geliri</text:p>
          </table:table-cell>
          <table:table-cell table:style-name="ce593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Yıkama Toplam</text:p>
          </table:table-cell>
          <table:table-cell table:style-name="ce610" office:value-type="string" calcext:value-type="string">
            <text:p>Arsa 1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40/40</text:p>
          </table:table-cell>
          <table:table-cell table:style-name="ce613" office:value-type="string" calcext:value-type="string">
            <text:p>13/40</text:p>
          </table:table-cell>
          <table:table-cell table:style-name="ce674" office:value-type="string" calcext:value-type="string">
            <text:p>24/40</text:p>
          </table:table-cell>
          <table:table-cell table:style-name="ce613" office:value-type="string" calcext:value-type="string">
            <text:p>3/40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1/3" office:value-type="float" office:value="0.333333333333333" calcext:value-type="float">
            <text:p>0.33</text:p>
          </table:table-cell>
          <table:table-cell table:style-name="ce692" table:formula="of:=13/40" office:value-type="float" office:value="0.325" calcext:value-type="float">
            <text:p>0,325</text:p>
          </table:table-cell>
          <table:table-cell table:style-name="ce780" table:formula="of:=24/40" office:value-type="float" office:value="0.6" calcext:value-type="float">
            <text:p>0,600</text:p>
          </table:table-cell>
          <table:table-cell table:style-name="ce692" table:formula="of:=3/40" office:value-type="float" office:value="0.075" calcext:value-type="float">
            <text:p>0,07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8]*[.B9]" office:value-type="float" office:value="3166.66666666667" calcext:value-type="float">
            <text:p>3,166.67</text:p>
          </table:table-cell>
          <table:table-cell table:style-name="ce722" table:formula="of:=[.C9]*[.$D$8]" office:value-type="float" office:value="1029.16666666667" calcext:value-type="float">
            <text:p>1,029.17</text:p>
          </table:table-cell>
          <table:table-cell table:style-name="ce781" table:formula="of:=[.C9]*[.$E$8]" office:value-type="float" office:value="1900" calcext:value-type="float">
            <text:p>1,900.00</text:p>
          </table:table-cell>
          <table:table-cell table:style-name="ce722" table:formula="of:=[.C9]*[.$F$8]" office:value-type="float" office:value="237.5" calcext:value-type="float">
            <text:p>237.5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8]*[.B10]" office:value-type="float" office:value="3333.33333333333" calcext:value-type="float">
            <text:p>3,333.33</text:p>
          </table:table-cell>
          <table:table-cell table:style-name="ce722" table:formula="of:=[.C10]*[.$D$8]" office:value-type="float" office:value="1083.33333333333" calcext:value-type="float">
            <text:p>1,083.33</text:p>
          </table:table-cell>
          <table:table-cell table:style-name="ce781" table:formula="of:=[.C10]*[.$E$8]" office:value-type="float" office:value="2000" calcext:value-type="float">
            <text:p>2,000.00</text:p>
          </table:table-cell>
          <table:table-cell table:style-name="ce722" table:formula="of:=[.C10]*[.$F$8]" office:value-type="float" office:value="250" calcext:value-type="float">
            <text:p>250.00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8]*[.B11]" office:value-type="float" office:value="3000" calcext:value-type="float">
            <text:p>3,000.00</text:p>
          </table:table-cell>
          <table:table-cell table:style-name="ce722" table:formula="of:=[.C11]*[.$D$8]" office:value-type="float" office:value="975" calcext:value-type="float">
            <text:p>975.00</text:p>
          </table:table-cell>
          <table:table-cell table:style-name="ce781" table:formula="of:=[.C11]*[.$E$8]" office:value-type="float" office:value="1800" calcext:value-type="float">
            <text:p>1,800.00</text:p>
          </table:table-cell>
          <table:table-cell table:style-name="ce722" table:formula="of:=[.C11]*[.$F$8]" office:value-type="float" office:value="225" calcext:value-type="float">
            <text:p>225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8]*[.B12]" office:value-type="float" office:value="4166.66666666667" calcext:value-type="float">
            <text:p>4,166.67</text:p>
          </table:table-cell>
          <table:table-cell table:style-name="ce722" table:formula="of:=[.C12]*[.$D$8]" office:value-type="float" office:value="1354.16666666667" calcext:value-type="float">
            <text:p>1,354.17</text:p>
          </table:table-cell>
          <table:table-cell table:style-name="ce781" table:formula="of:=[.C12]*[.$E$8]" office:value-type="float" office:value="2500" calcext:value-type="float">
            <text:p>2,500.00</text:p>
          </table:table-cell>
          <table:table-cell table:style-name="ce722" table:formula="of:=[.C12]*[.$F$8]" office:value-type="float" office:value="312.5" calcext:value-type="float">
            <text:p>312.50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8]*[.B13]" office:value-type="float" office:value="4583.33333333333" calcext:value-type="float">
            <text:p>4,583.33</text:p>
          </table:table-cell>
          <table:table-cell table:style-name="ce722" table:formula="of:=[.C13]*[.$D$8]" office:value-type="float" office:value="1489.58333333333" calcext:value-type="float">
            <text:p>1,489.58</text:p>
          </table:table-cell>
          <table:table-cell table:style-name="ce781" table:formula="of:=[.C13]*[.$E$8]" office:value-type="float" office:value="2750" calcext:value-type="float">
            <text:p>2,750.00</text:p>
          </table:table-cell>
          <table:table-cell table:style-name="ce722" table:formula="of:=[.C13]*[.$F$8]" office:value-type="float" office:value="343.75" calcext:value-type="float">
            <text:p>343.75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8]*[.B14]" office:value-type="float" office:value="5041.66666666667" calcext:value-type="float">
            <text:p>5,041.67</text:p>
          </table:table-cell>
          <table:table-cell table:style-name="ce722" table:formula="of:=[.C14]*[.$D$8]" office:value-type="float" office:value="1638.54166666667" calcext:value-type="float">
            <text:p>1,638.54</text:p>
          </table:table-cell>
          <table:table-cell table:style-name="ce781" table:formula="of:=[.C14]*[.$E$8]" office:value-type="float" office:value="3025" calcext:value-type="float">
            <text:p>3,025.00</text:p>
          </table:table-cell>
          <table:table-cell table:style-name="ce722" table:formula="of:=[.C14]*[.$F$8]" office:value-type="float" office:value="378.125" calcext:value-type="float">
            <text:p>378.13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8]*[.B15]" office:value-type="float" office:value="1000" calcext:value-type="float">
            <text:p>1,000.00</text:p>
          </table:table-cell>
          <table:table-cell table:style-name="ce722" table:formula="of:=[.C15]*[.$D$8]" office:value-type="float" office:value="325" calcext:value-type="float">
            <text:p>325.00</text:p>
          </table:table-cell>
          <table:table-cell table:style-name="ce781" table:formula="of:=[.C15]*[.$E$8]" office:value-type="float" office:value="600" calcext:value-type="float">
            <text:p>600.00</text:p>
          </table:table-cell>
          <table:table-cell table:style-name="ce722" table:formula="of:=[.C15]*[.$F$8]" office:value-type="float" office:value="75" calcext:value-type="float">
            <text:p>7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8]*[.B16]" office:value-type="float" office:value="5683.33333333333" calcext:value-type="float">
            <text:p>5,683.33</text:p>
          </table:table-cell>
          <table:table-cell table:style-name="ce722" table:formula="of:=[.C16]*[.$D$8]" office:value-type="float" office:value="1847.08333333333" calcext:value-type="float">
            <text:p>1,847.08</text:p>
          </table:table-cell>
          <table:table-cell table:style-name="ce781" table:formula="of:=[.C16]*[.$E$8]" office:value-type="float" office:value="3410" calcext:value-type="float">
            <text:p>3,410.00</text:p>
          </table:table-cell>
          <table:table-cell table:style-name="ce722" table:formula="of:=[.C16]*[.$F$8]" office:value-type="float" office:value="426.25" calcext:value-type="float">
            <text:p>426.25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8]*[.B17]" office:value-type="float" office:value="6491.66666666667" calcext:value-type="float">
            <text:p>6,491.67</text:p>
          </table:table-cell>
          <table:table-cell table:style-name="ce722" table:formula="of:=[.C17]*[.$D$8]" office:value-type="float" office:value="2109.79166666667" calcext:value-type="float">
            <text:p>2,109.79</text:p>
          </table:table-cell>
          <table:table-cell table:style-name="ce781" table:formula="of:=[.C17]*[.$E$8]" office:value-type="float" office:value="3895" calcext:value-type="float">
            <text:p>3,895.00</text:p>
          </table:table-cell>
          <table:table-cell table:style-name="ce722" table:formula="of:=[.C17]*[.$F$8]" office:value-type="float" office:value="486.875" calcext:value-type="float">
            <text:p>486.88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8]*[.B18]" office:value-type="float" office:value="8800" calcext:value-type="float">
            <text:p>8,800.00</text:p>
          </table:table-cell>
          <table:table-cell table:style-name="ce722" table:formula="of:=[.C18]*[.$D$8]" office:value-type="float" office:value="2860" calcext:value-type="float">
            <text:p>2,860.00</text:p>
          </table:table-cell>
          <table:table-cell table:style-name="ce781" table:formula="of:=[.C18]*[.$E$8]" office:value-type="float" office:value="5280" calcext:value-type="float">
            <text:p>5,280.00</text:p>
          </table:table-cell>
          <table:table-cell table:style-name="ce722" table:formula="of:=[.C18]*[.$F$8]" office:value-type="float" office:value="660" calcext:value-type="float">
            <text:p>66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9:.B18])" office:value-type="float" office:value="135800" calcext:value-type="float">
            <text:p>135,800.00</text:p>
          </table:table-cell>
          <table:table-cell table:style-name="ce536" table:formula="of:=SUM([.C9:.C18])" office:value-type="float" office:value="45266.6666666667" calcext:value-type="float">
            <text:p>45,266.67</text:p>
          </table:table-cell>
          <table:table-cell table:style-name="ce536" table:formula="of:=SUM([.D9:.D18])" office:value-type="float" office:value="14711.6666666667" calcext:value-type="float">
            <text:p>14,711.67</text:p>
          </table:table-cell>
          <table:table-cell table:style-name="ce667" table:formula="of:=SUM([.E9:.E18])" office:value-type="float" office:value="27160" calcext:value-type="float">
            <text:p>27,160.00</text:p>
          </table:table-cell>
          <table:table-cell table:style-name="ce536" table:formula="of:=SUM([.F9:.F18])" office:value-type="float" office:value="3395" calcext:value-type="float">
            <text:p>3,395.00</text:p>
          </table:table-cell>
          <table:table-cell/>
          <table:table-cell table:style-name="ce234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Ön Arsa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Yıkama Toplam</text:p>
          </table:table-cell>
          <table:table-cell table:style-name="ce610" office:value-type="string" calcext:value-type="string">
            <text:p>Arsa 2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2/3" office:value-type="float" office:value="0.666666666666667" calcext:value-type="float">
            <text:p>0.67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25]*[.B26]" office:value-type="float" office:value="6333.33333333333" calcext:value-type="float">
            <text:p>6,333.33</text:p>
          </table:table-cell>
          <table:table-cell table:style-name="ce722" table:formula="of:=[.C26]*[.$D$25]" office:value-type="float" office:value="3430.55555555556" calcext:value-type="float">
            <text:p>3,430.56</text:p>
          </table:table-cell>
          <table:table-cell table:style-name="ce781" table:formula="of:=[.C26]*[.$E$25]" office:value-type="float" office:value="2111.11111111111" calcext:value-type="float">
            <text:p>2,111.11</text:p>
          </table:table-cell>
          <table:table-cell table:style-name="ce722" table:formula="of:=[.C26]*[.$F$25]" office:value-type="float" office:value="791.666666666667" calcext:value-type="float">
            <text:p>791.67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25]*[.B27]" office:value-type="float" office:value="6666.66666666667" calcext:value-type="float">
            <text:p>6,666.67</text:p>
          </table:table-cell>
          <table:table-cell table:style-name="ce722" table:formula="of:=[.C27]*[.$D$25]" office:value-type="float" office:value="3611.11111111111" calcext:value-type="float">
            <text:p>3,611.11</text:p>
          </table:table-cell>
          <table:table-cell table:style-name="ce781" table:formula="of:=[.C27]*[.$E$25]" office:value-type="float" office:value="2222.22222222222" calcext:value-type="float">
            <text:p>2,222.22</text:p>
          </table:table-cell>
          <table:table-cell table:style-name="ce722" table:formula="of:=[.C27]*[.$F$25]" office:value-type="float" office:value="833.333333333333" calcext:value-type="float">
            <text:p>833.33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25]*[.B28]" office:value-type="float" office:value="6000" calcext:value-type="float">
            <text:p>6,000.00</text:p>
          </table:table-cell>
          <table:table-cell table:style-name="ce722" table:formula="of:=[.C28]*[.$D$25]" office:value-type="float" office:value="3250" calcext:value-type="float">
            <text:p>3,250.00</text:p>
          </table:table-cell>
          <table:table-cell table:style-name="ce781" table:formula="of:=[.C28]*[.$E$25]" office:value-type="float" office:value="2000" calcext:value-type="float">
            <text:p>2,000.00</text:p>
          </table:table-cell>
          <table:table-cell table:style-name="ce722" table:formula="of:=[.C28]*[.$F$25]" office:value-type="float" office:value="750" calcext:value-type="float">
            <text:p>750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25]*[.B29]" office:value-type="float" office:value="8333.33333333333" calcext:value-type="float">
            <text:p>8,333.33</text:p>
          </table:table-cell>
          <table:table-cell table:style-name="ce722" table:formula="of:=[.C29]*[.$D$25]" office:value-type="float" office:value="4513.88888888889" calcext:value-type="float">
            <text:p>4,513.89</text:p>
          </table:table-cell>
          <table:table-cell table:style-name="ce781" table:formula="of:=[.C29]*[.$E$25]" office:value-type="float" office:value="2777.77777777778" calcext:value-type="float">
            <text:p>2,777.78</text:p>
          </table:table-cell>
          <table:table-cell table:style-name="ce722" table:formula="of:=[.C29]*[.$F$25]" office:value-type="float" office:value="1041.66666666667" calcext:value-type="float">
            <text:p>1,041.67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25]*[.B30]" office:value-type="float" office:value="9166.66666666667" calcext:value-type="float">
            <text:p>9,166.67</text:p>
          </table:table-cell>
          <table:table-cell table:style-name="ce722" table:formula="of:=[.C30]*[.$D$25]" office:value-type="float" office:value="4965.27777777778" calcext:value-type="float">
            <text:p>4,965.28</text:p>
          </table:table-cell>
          <table:table-cell table:style-name="ce781" table:formula="of:=[.C30]*[.$E$25]" office:value-type="float" office:value="3055.55555555556" calcext:value-type="float">
            <text:p>3,055.56</text:p>
          </table:table-cell>
          <table:table-cell table:style-name="ce722" table:formula="of:=[.C30]*[.$F$25]" office:value-type="float" office:value="1145.83333333333" calcext:value-type="float">
            <text:p>1,145.83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25]*[.B31]" office:value-type="float" office:value="10083.3333333333" calcext:value-type="float">
            <text:p>10,083.33</text:p>
          </table:table-cell>
          <table:table-cell table:style-name="ce722" table:formula="of:=[.C31]*[.$D$25]" office:value-type="float" office:value="5461.80555555555" calcext:value-type="float">
            <text:p>5,461.81</text:p>
          </table:table-cell>
          <table:table-cell table:style-name="ce781" table:formula="of:=[.C31]*[.$E$25]" office:value-type="float" office:value="3361.11111111111" calcext:value-type="float">
            <text:p>3,361.11</text:p>
          </table:table-cell>
          <table:table-cell table:style-name="ce722" table:formula="of:=[.C31]*[.$F$25]" office:value-type="float" office:value="1260.41666666667" calcext:value-type="float">
            <text:p>1,260.42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25]*[.B32]" office:value-type="float" office:value="2000" calcext:value-type="float">
            <text:p>2,000.00</text:p>
          </table:table-cell>
          <table:table-cell table:style-name="ce722" table:formula="of:=[.C32]*[.$D$25]" office:value-type="float" office:value="1083.33333333333" calcext:value-type="float">
            <text:p>1,083.33</text:p>
          </table:table-cell>
          <table:table-cell table:style-name="ce781" table:formula="of:=[.C32]*[.$E$25]" office:value-type="float" office:value="666.666666666667" calcext:value-type="float">
            <text:p>666.67</text:p>
          </table:table-cell>
          <table:table-cell table:style-name="ce722" table:formula="of:=[.C32]*[.$F$25]" office:value-type="float" office:value="250" calcext:value-type="float">
            <text:p>2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25]*[.B33]" office:value-type="float" office:value="11366.6666666667" calcext:value-type="float">
            <text:p>11,366.67</text:p>
          </table:table-cell>
          <table:table-cell table:style-name="ce722" table:formula="of:=[.C33]*[.$D$25]" office:value-type="float" office:value="6156.94444444444" calcext:value-type="float">
            <text:p>6,156.94</text:p>
          </table:table-cell>
          <table:table-cell table:style-name="ce781" table:formula="of:=[.C33]*[.$E$25]" office:value-type="float" office:value="3788.88888888889" calcext:value-type="float">
            <text:p>3,788.89</text:p>
          </table:table-cell>
          <table:table-cell table:style-name="ce722" table:formula="of:=[.C33]*[.$F$25]" office:value-type="float" office:value="1420.83333333333" calcext:value-type="float">
            <text:p>1,420.83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25]*[.B34]" office:value-type="float" office:value="12983.3333333333" calcext:value-type="float">
            <text:p>12,983.33</text:p>
          </table:table-cell>
          <table:table-cell table:style-name="ce722" table:formula="of:=[.C34]*[.$D$25]" office:value-type="float" office:value="7032.63888888889" calcext:value-type="float">
            <text:p>7,032.64</text:p>
          </table:table-cell>
          <table:table-cell table:style-name="ce781" table:formula="of:=[.C34]*[.$E$25]" office:value-type="float" office:value="4327.77777777778" calcext:value-type="float">
            <text:p>4,327.78</text:p>
          </table:table-cell>
          <table:table-cell table:style-name="ce722" table:formula="of:=[.C34]*[.$F$25]" office:value-type="float" office:value="1622.91666666667" calcext:value-type="float">
            <text:p>1,622.92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25]*[.B35]" office:value-type="float" office:value="17600" calcext:value-type="float">
            <text:p>17,600.00</text:p>
          </table:table-cell>
          <table:table-cell table:style-name="ce722" table:formula="of:=[.C35]*[.$D$25]" office:value-type="float" office:value="9533.33333333333" calcext:value-type="float">
            <text:p>9,533.33</text:p>
          </table:table-cell>
          <table:table-cell table:style-name="ce781" table:formula="of:=[.C35]*[.$E$25]" office:value-type="float" office:value="5866.66666666667" calcext:value-type="float">
            <text:p>5,866.67</text:p>
          </table:table-cell>
          <table:table-cell table:style-name="ce722" table:formula="of:=[.C35]*[.$F$25]" office:value-type="float" office:value="2200" calcext:value-type="float">
            <text:p>2,20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26:.B35])" office:value-type="float" office:value="135800" calcext:value-type="float">
            <text:p>135,800.00</text:p>
          </table:table-cell>
          <table:table-cell table:style-name="ce536" table:formula="of:=SUM([.C26:.C35])" office:value-type="float" office:value="90533.3333333333" calcext:value-type="float">
            <text:p>90,533.33</text:p>
          </table:table-cell>
          <table:table-cell table:style-name="ce536" table:formula="of:=SUM([.D26:.D35])" office:value-type="float" office:value="49038.8888888889" calcext:value-type="float">
            <text:p>49,038.89</text:p>
          </table:table-cell>
          <table:table-cell table:style-name="ce667" table:formula="of:=SUM([.E26:.E35])" office:value-type="float" office:value="30177.7777777778" calcext:value-type="float">
            <text:p>30,177.78</text:p>
          </table:table-cell>
          <table:table-cell table:style-name="ce536" table:formula="of:=SUM([.F26:.F35])" office:value-type="float" office:value="11316.6666666667" calcext:value-type="float">
            <text:p>11,316.67</text:p>
          </table:table-cell>
          <table:table-cell/>
          <table:table-cell table:style-name="ce234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03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Aygaz</text:p>
          </table:table-cell>
          <table:table-cell table:style-name="ce394"/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office:value-type="float" office:value="1000" calcext:value-type="float">
            <text:p>1,000.00</text:p>
          </table:table-cell>
          <table:table-cell table:style-name="ce722" table:formula="of:=[.C43]*[.$D$42]" office:value-type="float" office:value="541.666666666667" calcext:value-type="float">
            <text:p>541.67</text:p>
          </table:table-cell>
          <table:table-cell table:style-name="ce781" table:formula="of:=[.C43]*[.$E$42]" office:value-type="float" office:value="333.333333333333" calcext:value-type="float">
            <text:p>333.33</text:p>
          </table:table-cell>
          <table:table-cell table:style-name="ce722" table:formula="of:=[.C43]*[.$F$42]" office:value-type="float" office:value="125" calcext:value-type="float">
            <text:p>125.0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43]/[.G43]" office:value-type="float" office:value="209.643605870021" calcext:value-type="float">
            <text:p>209.6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office:value-type="float" office:value="450" calcext:value-type="float">
            <text:p>450.00</text:p>
          </table:table-cell>
          <table:table-cell table:style-name="ce722" table:formula="of:=[.C44]*[.$D$42]" office:value-type="float" office:value="243.75" calcext:value-type="float">
            <text:p>243.75</text:p>
          </table:table-cell>
          <table:table-cell table:style-name="ce781" table:formula="of:=[.C44]*[.$E$42]" office:value-type="float" office:value="150" calcext:value-type="float">
            <text:p>150.00</text:p>
          </table:table-cell>
          <table:table-cell table:style-name="ce722" table:formula="of:=[.C44]*[.$F$42]" office:value-type="float" office:value="56.25" calcext:value-type="float">
            <text:p>56.25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44]/[.G44]" office:value-type="float" office:value="71.4285714285714" calcext:value-type="float">
            <text:p>71.4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200" calcext:value-type="float">
            <text:p>4,200.00</text:p>
          </table:table-cell>
          <table:table-cell table:style-name="ce722" table:formula="of:=[.C45]*[.$D$42]" office:value-type="float" office:value="2275" calcext:value-type="float">
            <text:p>2,275.00</text:p>
          </table:table-cell>
          <table:table-cell table:style-name="ce781" table:formula="of:=[.C45]*[.$E$42]" office:value-type="float" office:value="1400" calcext:value-type="float">
            <text:p>1,400.00</text:p>
          </table:table-cell>
          <table:table-cell table:style-name="ce722" table:formula="of:=[.C45]*[.$F$42]" office:value-type="float" office:value="525" calcext:value-type="float">
            <text:p>525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45]/[.G45]" office:value-type="float" office:value="522.388059701493" calcext:value-type="float">
            <text:p>522.39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2950" calcext:value-type="float">
            <text:p>2,950.00</text:p>
          </table:table-cell>
          <table:table-cell table:style-name="ce722" table:formula="of:=[.C46]*[.$D$42]" office:value-type="float" office:value="1597.91666666667" calcext:value-type="float">
            <text:p>1,597.92</text:p>
          </table:table-cell>
          <table:table-cell table:style-name="ce781" table:formula="of:=[.C46]*[.$E$42]" office:value-type="float" office:value="983.333333333333" calcext:value-type="float">
            <text:p>983.33</text:p>
          </table:table-cell>
          <table:table-cell table:style-name="ce722" table:formula="of:=[.C46]*[.$F$42]" office:value-type="float" office:value="368.75" calcext:value-type="float">
            <text:p>368.75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46]/[.G46]" office:value-type="float" office:value="333.333333333333" calcext:value-type="float">
            <text:p>333.3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3300" calcext:value-type="float">
            <text:p>3,300.00</text:p>
          </table:table-cell>
          <table:table-cell table:style-name="ce722" table:formula="of:=[.C47]*[.$D$42]" office:value-type="float" office:value="1787.5" calcext:value-type="float">
            <text:p>1,787.50</text:p>
          </table:table-cell>
          <table:table-cell table:style-name="ce781" table:formula="of:=[.C47]*[.$E$42]" office:value-type="float" office:value="1100" calcext:value-type="float">
            <text:p>1,100.00</text:p>
          </table:table-cell>
          <table:table-cell table:style-name="ce722" table:formula="of:=[.C47]*[.$F$42]" office:value-type="float" office:value="412.5" calcext:value-type="float">
            <text:p>412.5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47]/[.G47]" office:value-type="float" office:value="309.859154929577" calcext:value-type="float">
            <text:p>309.86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000" calcext:value-type="float">
            <text:p>7,000.00</text:p>
          </table:table-cell>
          <table:table-cell table:style-name="ce722" table:formula="of:=[.C48]*[.$D$42]" office:value-type="float" office:value="3791.66666666667" calcext:value-type="float">
            <text:p>3,791.67</text:p>
          </table:table-cell>
          <table:table-cell table:style-name="ce781" table:formula="of:=[.C48]*[.$E$42]" office:value-type="float" office:value="2333.33333333333" calcext:value-type="float">
            <text:p>2,333.33</text:p>
          </table:table-cell>
          <table:table-cell table:style-name="ce722" table:formula="of:=[.C48]*[.$F$42]" office:value-type="float" office:value="875" calcext:value-type="float">
            <text:p>875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48]/[.G48]" office:value-type="float" office:value="507.246376811594" calcext:value-type="float">
            <text:p>507.2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0" calcext:value-type="float">
            <text:p>0.00</text:p>
          </table:table-cell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536" table:formula="of:=SUM([.C43:.C48])" office:value-type="float" office:value="18900" calcext:value-type="float">
            <text:p>18,900.00</text:p>
          </table:table-cell>
          <table:table-cell table:style-name="ce536" table:formula="of:=SUM([.D43:.D48])" office:value-type="float" office:value="10237.5" calcext:value-type="float">
            <text:p>10,237.50</text:p>
          </table:table-cell>
          <table:table-cell table:style-name="ce667" table:formula="of:=SUM([.E43:.E48])" office:value-type="float" office:value="6300" calcext:value-type="float">
            <text:p>6,300.00</text:p>
          </table:table-cell>
          <table:table-cell table:style-name="ce536" table:formula="of:=SUM([.F43:.F48])" office:value-type="float" office:value="2362.5" calcext:value-type="float">
            <text:p>2,362.50</text:p>
          </table:table-cell>
          <table:table-cell/>
          <table:table-cell table:style-name="ce234" table:formula="of:=SUM([.H43:.H48])" office:value-type="float" office:value="1953.89910207459" calcext:value-type="float">
            <text:p>1,953.90</text:p>
          </table:table-cell>
          <table:table-cell table:style-name="ce611"/>
          <table:table-cell table:number-columns-repeated="2"/>
        </table:table-row>
        <table:table-row table:style-name="ro4" table:number-rows-repeated="8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9">
          <table:table-cell table:style-name="ce593" office:value-type="string" calcext:value-type="string">
            <text:p>2011-2019 Ali Paşa Milangaz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4">
          <table:table-cell/>
          <table:table-cell table:style-name="ce610" office:value-type="string" calcext:value-type="string">
            <text:p>Milangaz</text:p>
          </table:table-cell>
          <table:table-cell/>
          <table:table-cell table:style-name="ce610" office:value-type="string" calcext:value-type="string">
            <text:p>Atila</text:p>
          </table:table-cell>
          <table:table-cell table:style-name="ce782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783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4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824" office:value-type="string" calcext:value-type="string">
            <text:p>İsmail usd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000" calcext:value-type="float">
            <text:p>4,000.00</text:p>
          </table:table-cell>
          <table:table-cell table:style-name="ce722" table:formula="of:=[.C66]*[.$D$65]" office:value-type="float" office:value="2166.66666666667" calcext:value-type="float">
            <text:p>2,166.67</text:p>
          </table:table-cell>
          <table:table-cell table:style-name="ce785" table:formula="of:=[.C66]*[.$E$65]" office:value-type="float" office:value="1333.33333333333" calcext:value-type="float">
            <text:p>1,333.33</text:p>
          </table:table-cell>
          <table:table-cell table:style-name="ce722" table:formula="of:=[.C66]*[.$F$65]" office:value-type="float" office:value="500" calcext:value-type="float">
            <text:p>500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825" table:formula="of:=[.E66]/[.G66]" office:value-type="float" office:value="497.512437810945" calcext:value-type="float">
            <text:p>497.51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5600" calcext:value-type="float">
            <text:p>5,600.00</text:p>
          </table:table-cell>
          <table:table-cell table:style-name="ce722" table:formula="of:=[.C67]*[.$D$65]" office:value-type="float" office:value="3033.33333333333" calcext:value-type="float">
            <text:p>3,033.33</text:p>
          </table:table-cell>
          <table:table-cell table:style-name="ce785" table:formula="of:=[.C67]*[.$E$65]" office:value-type="float" office:value="1866.66666666667" calcext:value-type="float">
            <text:p>1,866.67</text:p>
          </table:table-cell>
          <table:table-cell table:style-name="ce722" table:formula="of:=[.C67]*[.$F$65]" office:value-type="float" office:value="700" calcext:value-type="float">
            <text:p>700.00</text:p>
          </table:table-cell>
          <table:table-cell table:style-name="ce643" office:value-type="float" office:value="2.95" calcext:value-type="float">
            <text:p>2.95</text:p>
          </table:table-cell>
          <table:table-cell table:style-name="ce825" table:formula="of:=[.E67]/[.G67]" office:value-type="float" office:value="632.768361581921" calcext:value-type="float">
            <text:p>632.77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4400" calcext:value-type="float">
            <text:p>4,400.00</text:p>
          </table:table-cell>
          <table:table-cell table:style-name="ce722" table:formula="of:=[.C68]*[.$D$65]" office:value-type="float" office:value="2383.33333333333" calcext:value-type="float">
            <text:p>2,383.33</text:p>
          </table:table-cell>
          <table:table-cell table:style-name="ce785" table:formula="of:=[.C68]*[.$E$65]" office:value-type="float" office:value="1466.66666666667" calcext:value-type="float">
            <text:p>1,466.67</text:p>
          </table:table-cell>
          <table:table-cell table:style-name="ce722" table:formula="of:=[.C68]*[.$F$65]" office:value-type="float" office:value="550" calcext:value-type="float">
            <text:p>5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825" table:formula="of:=[.E68]/[.G68]" office:value-type="float" office:value="413.145539906103" calcext:value-type="float">
            <text:p>413.1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200" calcext:value-type="float">
            <text:p>7,200.00</text:p>
          </table:table-cell>
          <table:table-cell table:style-name="ce722" table:formula="of:=[.C69]*[.$D$65]" office:value-type="float" office:value="3900" calcext:value-type="float">
            <text:p>3,900.00</text:p>
          </table:table-cell>
          <table:table-cell table:style-name="ce785" table:formula="of:=[.C69]*[.$E$65]" office:value-type="float" office:value="2400" calcext:value-type="float">
            <text:p>2,400.00</text:p>
          </table:table-cell>
          <table:table-cell table:style-name="ce722" table:formula="of:=[.C69]*[.$F$65]" office:value-type="float" office:value="900" calcext:value-type="float">
            <text:p>900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825" table:formula="of:=[.E69]/[.G69]" office:value-type="float" office:value="521.739130434783" calcext:value-type="float">
            <text:p>521.7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8520" calcext:value-type="float">
            <text:p>8,520.00</text:p>
          </table:table-cell>
          <table:table-cell table:style-name="ce722" table:formula="of:=[.C70]*[.$D$65]" office:value-type="float" office:value="4615" calcext:value-type="float">
            <text:p>4,615.00</text:p>
          </table:table-cell>
          <table:table-cell table:style-name="ce785" table:formula="of:=[.C70]*[.$E$65]" office:value-type="float" office:value="2840" calcext:value-type="float">
            <text:p>2,840.00</text:p>
          </table:table-cell>
          <table:table-cell table:style-name="ce722" table:formula="of:=[.C70]*[.$F$65]" office:value-type="float" office:value="1065" calcext:value-type="float">
            <text:p>1,06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825" table:formula="of:=[.E70]/[.G70]" office:value-type="float" office:value="487.972508591065" calcext:value-type="float">
            <text:p>487.97</text:p>
          </table:table-cell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Toplam</text:p>
          </table:table-cell>
          <table:table-cell table:style-name="ce536" table:formula="of:=SUM([.C66:.C70])" office:value-type="float" office:value="29720" calcext:value-type="float">
            <text:p>29,720.00</text:p>
          </table:table-cell>
          <table:table-cell table:style-name="ce536" table:formula="of:=SUM([.D66:.D70])" office:value-type="float" office:value="16098.3333333333" calcext:value-type="float">
            <text:p>16,098.33</text:p>
          </table:table-cell>
          <table:table-cell table:style-name="ce786" table:formula="of:=SUM([.E66:.E70])" office:value-type="float" office:value="9906.66666666667" calcext:value-type="float">
            <text:p>9,906.67</text:p>
          </table:table-cell>
          <table:table-cell table:style-name="ce536" table:formula="of:=SUM([.F66:.F70])" office:value-type="float" office:value="3715" calcext:value-type="float">
            <text:p>3,715.00</text:p>
          </table:table-cell>
          <table:table-cell/>
          <table:table-cell table:style-name="ce786" table:formula="of:=SUM([.H66:.H70])" office:value-type="float" office:value="2553.13797832482" calcext:value-type="float">
            <text:p>2,553.14</text:p>
          </table:table-cell>
          <table:table-cell table:style-name="ce611"/>
          <table:table-cell table:number-columns-repeated="2"/>
        </table:table-row>
        <table:table-row table:style-name="ro3">
          <table:table-cell/>
          <table:table-cell table:style-name="ce683" office:value-type="string" calcext:value-type="string">
            <text:p>Genel Toplam</text:p>
          </table:table-cell>
          <table:table-cell table:style-name="ce687" table:formula="of:=[.C71]+[.C52]+[.C36]+[.C19]" office:value-type="float" office:value="184420" calcext:value-type="float">
            <text:p>184,420.00</text:p>
          </table:table-cell>
          <table:table-cell table:style-name="ce687" table:formula="of:=[.D71]+[.D52]+[.D36]+[.D19]" office:value-type="float" office:value="90086.3888888889" calcext:value-type="float">
            <text:p>90,086.39</text:p>
          </table:table-cell>
          <table:table-cell table:style-name="ce787" table:formula="of:=[.E71]+[.E52]+[.E36]+[.E19]" office:value-type="float" office:value="73544.4444444444" calcext:value-type="float">
            <text:p>73,544.44</text:p>
          </table:table-cell>
          <table:table-cell table:style-name="ce687" table:formula="of:=[.F71]+[.F52]+[.F36]+[.F19]" office:value-type="float" office:value="20789.1666666667" calcext:value-type="float">
            <text:p>20,789.17</text:p>
          </table:table-cell>
          <table:table-cell table:style-name="ce804"/>
          <table:table-cell table:style-name="ce23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82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791"/>
          <table:table-cell table:style-name="ce824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Yıllara Göre Kira Geliri Toplamları</text:p>
          </table:table-cell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4" table:number-rows-repeated="2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3">
          <table:table-cell/>
          <table:table-cell table:style-name="ce684" office:value-type="string" calcext:value-type="string">
            <text:p>Ali Paşa</text:p>
          </table:table-cell>
          <table:table-cell table:style-name="ce610"/>
          <table:table-cell table:style-name="ce744" office:value-type="string" calcext:value-type="string">
            <text:p>Atila</text:p>
          </table:table-cell>
          <table:table-cell table:style-name="ce789" office:value-type="string" calcext:value-type="string">
            <text:p>İsmail</text:p>
          </table:table-cell>
          <table:table-cell table:style-name="ce744" office:value-type="string" calcext:value-type="string">
            <text:p>Hacı</text:p>
          </table:table-cell>
          <table:table-cell table:number-columns-repeated="5"/>
        </table:table-row>
        <table:table-row table:style-name="ro9">
          <table:table-cell/>
          <table:table-cell table:style-name="ce593"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 table:style-name="ce643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table:formula="of:=[.C9]+[.C26]+[.C43]" office:value-type="float" office:value="10500" calcext:value-type="float">
            <text:p>10,500.00</text:p>
          </table:table-cell>
          <table:table-cell table:style-name="ce611" table:formula="of:=[.D9]+[.D26]+[.D43]" office:value-type="float" office:value="5001.38888888889" calcext:value-type="float">
            <text:p>5,001.39</text:p>
          </table:table-cell>
          <table:table-cell table:style-name="ce755" table:formula="of:=[.E9]+[.E26]+[.E43]" office:value-type="float" office:value="4344.44444444444" calcext:value-type="float">
            <text:p>4,344.44</text:p>
          </table:table-cell>
          <table:table-cell table:style-name="ce611" table:formula="of:=[.F9]+[.F26]+[.F43]" office:value-type="float" office:value="1154.16666666667" calcext:value-type="float">
            <text:p>1,154.17</text:p>
          </table:table-cell>
          <table:table-cell table:style-name="ce643" office:value-type="string" calcext:value-type="string">
            <text:p>1,61</text:p>
          </table:table-cell>
          <table:table-cell table:style-name="ce643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54" table:formula="of:=[.C10]+[.C27]" office:value-type="float" office:value="10000" calcext:value-type="float">
            <text:p>10,000.00</text:p>
          </table:table-cell>
          <table:table-cell table:style-name="ce611" table:formula="of:=[.D10]+[.D27]" office:value-type="float" office:value="4694.44444444444" calcext:value-type="float">
            <text:p>4,694.44</text:p>
          </table:table-cell>
          <table:table-cell table:style-name="ce755" table:formula="of:=[.E10]+[.E27]" office:value-type="float" office:value="4222.22222222222" calcext:value-type="float">
            <text:p>4,222.22</text:p>
          </table:table-cell>
          <table:table-cell table:style-name="ce611" table:formula="of:=[.F10]+[.F27]" office:value-type="float" office:value="1083.33333333333" calcext:value-type="float">
            <text:p>1,083.33</text:p>
          </table:table-cell>
          <table:table-cell table:style-name="ce643" office:value-type="string" calcext:value-type="string">
            <text:p>1,8</text:p>
          </table:table-cell>
          <table:table-cell table:style-name="ce643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54" table:formula="of:=[.C11]+[.C28]" office:value-type="float" office:value="9000" calcext:value-type="float">
            <text:p>9,000.00</text:p>
          </table:table-cell>
          <table:table-cell table:style-name="ce611" table:formula="of:=[.D11]+[.D28]" office:value-type="float" office:value="4225" calcext:value-type="float">
            <text:p>4,225.00</text:p>
          </table:table-cell>
          <table:table-cell table:style-name="ce755" table:formula="of:=[.E11]+[.E28]" office:value-type="float" office:value="3800" calcext:value-type="float">
            <text:p>3,800.00</text:p>
          </table:table-cell>
          <table:table-cell table:style-name="ce611" table:formula="of:=[.F11]+[.F28]" office:value-type="float" office:value="975" calcext:value-type="float">
            <text:p>975.00</text:p>
          </table:table-cell>
          <table:table-cell table:style-name="ce643" office:value-type="string" calcext:value-type="string">
            <text:p>1,92</text:p>
          </table:table-cell>
          <table:table-cell table:style-name="ce643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table:formula="of:=[.C12]+[.C29]+[.C44]" office:value-type="float" office:value="12950" calcext:value-type="float">
            <text:p>12,950.00</text:p>
          </table:table-cell>
          <table:table-cell table:style-name="ce611" table:formula="of:=[.D12]+[.D29]+[.D44]" office:value-type="float" office:value="6111.80555555556" calcext:value-type="float">
            <text:p>6,111.81</text:p>
          </table:table-cell>
          <table:table-cell table:style-name="ce755" table:formula="of:=[.E12]+[.E29]+[.E44]" office:value-type="float" office:value="5427.77777777778" calcext:value-type="float">
            <text:p>5,427.78</text:p>
          </table:table-cell>
          <table:table-cell table:style-name="ce611" table:formula="of:=[.F12]+[.F29]+[.F44]" office:value-type="float" office:value="1410.41666666667" calcext:value-type="float">
            <text:p>1,410.42</text:p>
          </table:table-cell>
          <table:table-cell table:style-name="ce643" office:value-type="string" calcext:value-type="string">
            <text:p>2,12</text:p>
          </table:table-cell>
          <table:table-cell table:style-name="ce643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table:formula="of:=[.C66]+[.C45]+[.C30]+[.C13]" office:value-type="float" office:value="21950" calcext:value-type="float">
            <text:p>21,950.00</text:p>
          </table:table-cell>
          <table:table-cell table:style-name="ce611" table:formula="of:=[.D66]+[.D45]+[.D30]+[.D13]" office:value-type="float" office:value="10896.5277777778" calcext:value-type="float">
            <text:p>10,896.53</text:p>
          </table:table-cell>
          <table:table-cell table:style-name="ce755" table:formula="of:=[.E66]+[.E45]+[.E30]+[.E13]" office:value-type="float" office:value="8538.88888888889" calcext:value-type="float">
            <text:p>8,538.89</text:p>
          </table:table-cell>
          <table:table-cell table:style-name="ce611" table:formula="of:=[.F66]+[.F45]+[.F30]+[.F13]" office:value-type="float" office:value="2514.58333333333" calcext:value-type="float">
            <text:p>2,514.58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table:formula="of:=[.C67]+[.C46]+[.C31]+[.C14]" office:value-type="float" office:value="23675" calcext:value-type="float">
            <text:p>23,675.00</text:p>
          </table:table-cell>
          <table:table-cell table:style-name="ce611" table:formula="of:=[.D67]+[.D46]+[.D31]+[.D14]" office:value-type="float" office:value="11731.5972222222" calcext:value-type="float">
            <text:p>11,731.60</text:p>
          </table:table-cell>
          <table:table-cell table:style-name="ce755" table:formula="of:=[.E67]+[.E46]+[.E31]+[.E14]" office:value-type="float" office:value="9236.11111111111" calcext:value-type="float">
            <text:p>9,236.11</text:p>
          </table:table-cell>
          <table:table-cell table:style-name="ce611" table:formula="of:=[.F67]+[.F46]+[.F31]+[.F14]" office:value-type="float" office:value="2707.29166666667" calcext:value-type="float">
            <text:p>2,707.29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15]+[.C32]" office:value-type="float" office:value="3000" calcext:value-type="float">
            <text:p>3,000.00</text:p>
          </table:table-cell>
          <table:table-cell table:style-name="ce611" table:formula="of:=[.D15]+[.D32]" office:value-type="float" office:value="1408.33333333333" calcext:value-type="float">
            <text:p>1,408.33</text:p>
          </table:table-cell>
          <table:table-cell table:style-name="ce755" table:formula="of:=[.E15]+[.E32]" office:value-type="float" office:value="1266.66666666667" calcext:value-type="float">
            <text:p>1,266.67</text:p>
          </table:table-cell>
          <table:table-cell table:style-name="ce611" table:formula="of:=[.F15]+[.F32]" office:value-type="float" office:value="325" calcext:value-type="float">
            <text:p>32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68]+[.C47]+[.C33]+[.C16]" office:value-type="float" office:value="24750" calcext:value-type="float">
            <text:p>24,750.00</text:p>
          </table:table-cell>
          <table:table-cell table:style-name="ce611" table:formula="of:=[.D68]+[.D47]+[.D33]+[.D16]" office:value-type="float" office:value="12174.8611111111" calcext:value-type="float">
            <text:p>12,174.86</text:p>
          </table:table-cell>
          <table:table-cell table:style-name="ce755" table:formula="of:=[.E68]+[.E47]+[.E33]+[.E16]" office:value-type="float" office:value="9765.55555555555" calcext:value-type="float">
            <text:p>9,765.56</text:p>
          </table:table-cell>
          <table:table-cell table:style-name="ce611" table:formula="of:=[.F68]+[.F47]+[.F33]+[.F16]" office:value-type="float" office:value="2809.58333333333" calcext:value-type="float">
            <text:p>2,809.58</text:p>
          </table:table-cell>
          <table:table-cell table:style-name="ce643" office:value-type="string" calcext:value-type="string">
            <text:p>3,55</text:p>
          </table:table-cell>
          <table:table-cell table:style-name="ce643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table:formula="of:=[.C69]+[.C48]+[.C34]+[.C17]" office:value-type="float" office:value="33675" calcext:value-type="float">
            <text:p>33,675.00</text:p>
          </table:table-cell>
          <table:table-cell table:style-name="ce611" table:formula="of:=[.D69]+[.D48]+[.D34]+[.D17]" office:value-type="float" office:value="16834.0972222222" calcext:value-type="float">
            <text:p>16,834.10</text:p>
          </table:table-cell>
          <table:table-cell table:style-name="ce755" table:formula="of:=[.E69]+[.E48]+[.E34]+[.E17]" office:value-type="float" office:value="12956.1111111111" calcext:value-type="float">
            <text:p>12,956.11</text:p>
          </table:table-cell>
          <table:table-cell table:style-name="ce611" table:formula="of:=[.F69]+[.F48]+[.F34]+[.F17]" office:value-type="float" office:value="3884.79166666667" calcext:value-type="float">
            <text:p>3,884.79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table:formula="of:=[.C70]+[.C35]+[.C18]" office:value-type="float" office:value="34920" calcext:value-type="float">
            <text:p>34,920.00</text:p>
          </table:table-cell>
          <table:table-cell table:style-name="ce611" table:formula="of:=[.D70]+[.D35]+[.D18]" office:value-type="float" office:value="17008.3333333333" calcext:value-type="float">
            <text:p>17,008.33</text:p>
          </table:table-cell>
          <table:table-cell table:style-name="ce755" table:formula="of:=[.E70]+[.E35]+[.E18]" office:value-type="float" office:value="13986.6666666667" calcext:value-type="float">
            <text:p>13,986.67</text:p>
          </table:table-cell>
          <table:table-cell table:style-name="ce611" table:formula="of:=[.F70]+[.F35]+[.F18]" office:value-type="float" office:value="3925" calcext:value-type="float">
            <text:p>3,92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689" table:formula="of:=SUM([.C83:.C92])" office:value-type="float" office:value="184420" calcext:value-type="float">
            <text:p>184,420.00</text:p>
          </table:table-cell>
          <table:table-cell table:style-name="ce536" table:formula="of:=SUM([.D83:.D92])" office:value-type="float" office:value="90086.3888888889" calcext:value-type="float">
            <text:p>90,086.39</text:p>
          </table:table-cell>
          <table:table-cell table:style-name="ce786" table:formula="of:=SUM([.E83:.E92])" office:value-type="float" office:value="73544.4444444444" calcext:value-type="float">
            <text:p>73,544.44</text:p>
          </table:table-cell>
          <table:table-cell table:style-name="ce536" table:formula="of:=SUM([.F83:.F92])" office:value-type="float" office:value="20789.1666666667" calcext:value-type="float">
            <text:p>20,789.17</text:p>
          </table:table-cell>
          <table:table-cell table:style-name="ce643"/>
          <table:table-cell table:style-name="ce536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/>
          <table:table-cell table:style-name="ce791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Kiralanan Yerlere Göre Kira Geliri Toplamları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number-columns-repeated="2"/>
          <table:table-cell table:style-name="ce690" office:value-type="string" calcext:value-type="string">
            <text:p>Atila</text:p>
          </table:table-cell>
          <table:table-cell table:style-name="ce745" office:value-type="string" calcext:value-type="string">
            <text:p>İsmail</text:p>
          </table:table-cell>
          <table:table-cell table:style-name="ce676" office:value-type="string" calcext:value-type="string">
            <text:p>Hacı</text:p>
          </table:table-cell>
          <table:table-cell table:style-name="ce791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03" office:value-type="string" calcext:value-type="string">
            <text:p>Arka Ykm</text:p>
          </table:table-cell>
          <table:table-cell table:style-name="ce611" table:formula="of:=[.D19]" office:value-type="float" office:value="14711.6666666667" calcext:value-type="float">
            <text:p>14,711.67</text:p>
          </table:table-cell>
          <table:table-cell table:style-name="ce755" table:formula="of:=[.E19]" office:value-type="float" office:value="27160" calcext:value-type="float">
            <text:p>27,160.00</text:p>
          </table:table-cell>
          <table:table-cell table:style-name="ce666" table:formula="of:=[.F19]" office:value-type="float" office:value="3395" calcext:value-type="float">
            <text:p>3,395.00</text:p>
          </table:table-cell>
          <table:table-cell table:style-name="ce791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Ön Ykm</text:p>
          </table:table-cell>
          <table:table-cell table:style-name="ce611" table:formula="of:=[.D36]" office:value-type="float" office:value="49038.8888888889" calcext:value-type="float">
            <text:p>49,038.89</text:p>
          </table:table-cell>
          <table:table-cell table:style-name="ce755" table:formula="of:=[.E36]" office:value-type="float" office:value="30177.7777777778" calcext:value-type="float">
            <text:p>30,177.78</text:p>
          </table:table-cell>
          <table:table-cell table:style-name="ce666" table:formula="of:=[.F36]" office:value-type="float" office:value="11316.6666666667" calcext:value-type="float">
            <text:p>11,316.67</text:p>
          </table:table-cell>
          <table:table-cell table:style-name="ce791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Aygaz</text:p>
          </table:table-cell>
          <table:table-cell table:style-name="ce611" table:formula="of:=[.D52]" office:value-type="float" office:value="10237.5" calcext:value-type="float">
            <text:p>10,237.50</text:p>
          </table:table-cell>
          <table:table-cell table:style-name="ce755" table:formula="of:=[.E52]" office:value-type="float" office:value="6300" calcext:value-type="float">
            <text:p>6,300.00</text:p>
          </table:table-cell>
          <table:table-cell table:style-name="ce666" table:formula="of:=[.F52]" office:value-type="float" office:value="2362.5" calcext:value-type="float">
            <text:p>2,362.50</text:p>
          </table:table-cell>
          <table:table-cell table:style-name="ce791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Milangaz</text:p>
          </table:table-cell>
          <table:table-cell table:style-name="ce611" table:formula="of:=[.D71]" office:value-type="float" office:value="16098.3333333333" calcext:value-type="float">
            <text:p>16,098.33</text:p>
          </table:table-cell>
          <table:table-cell table:style-name="ce755" table:formula="of:=[.E71]" office:value-type="float" office:value="9906.66666666667" calcext:value-type="float">
            <text:p>9,906.67</text:p>
          </table:table-cell>
          <table:table-cell table:style-name="ce666" table:formula="of:=[.F71]" office:value-type="float" office:value="3715" calcext:value-type="float">
            <text:p>3,715.00</text:p>
          </table:table-cell>
          <table:table-cell table:style-name="ce791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3">
          <table:table-cell/>
          <table:table-cell table:style-name="ce682" office:value-type="string" calcext:value-type="string">
            <text:p>Toplam</text:p>
          </table:table-cell>
          <table:table-cell table:style-name="ce654" table:formula="of:=SUM([.C99:.C102])" office:value-type="float" office:value="90086.3888888889" calcext:value-type="float">
            <text:p>90,086.39</text:p>
          </table:table-cell>
          <table:table-cell table:style-name="ce759" table:formula="of:=SUM([.D99:.D102])" office:value-type="float" office:value="73544.4444444444" calcext:value-type="float">
            <text:p>73,544.44</text:p>
          </table:table-cell>
          <table:table-cell table:style-name="ce662" table:formula="of:=SUM([.E99:.E102])" office:value-type="float" office:value="20789.1666666667" calcext:value-type="float">
            <text:p>20,789.17</text:p>
          </table:table-cell>
          <table:table-cell table:style-name="ce7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% Toplam</text:p>
          </table:table-cell>
          <table:table-cell table:style-name="ce691" table:formula="of:=[.C103]/[.F103]" office:value-type="float" office:value="0.488484919688151" calcext:value-type="float">
            <text:p>0,4885</text:p>
          </table:table-cell>
          <table:table-cell table:style-name="ce767" table:formula="of:=[.D103]/[.F103]" office:value-type="float" office:value="0.398787791153044" calcext:value-type="float">
            <text:p>0,3988</text:p>
          </table:table-cell>
          <table:table-cell table:style-name="ce790" table:formula="of:=[.E103]/[.F103]" office:value-type="float" office:value="0.112727289158804" calcext:value-type="float">
            <text:p>0,1127</text:p>
          </table:table-cell>
          <table:table-cell table:style-name="ce688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43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52" table:default-cell-style-name="Default"/>
        <table:table-column table:style-name="co53" table:default-cell-style-name="ce611"/>
        <table:table-column table:style-name="co54" table:default-cell-style-name="Default"/>
        <table:table-column table:style-name="co55" table:default-cell-style-name="Default"/>
        <table:table-column table:style-name="co56" table:default-cell-style-name="ce611"/>
        <table:table-column table:style-name="co9" table:number-columns-repeated="2" table:default-cell-style-name="ce611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57])" office:value-type="float" office:value="30170" calcext:value-type="float">
            <text:p>30,170.00</text:p>
          </table:table-cell>
          <table:table-cell table:style-name="ce640" table:formula="of:=SUM([.G4:.G57])" office:value-type="float" office:value="30170" calcext:value-type="float">
            <text:p>30,17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 table:number-rows-repeated="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2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5">
          <table:table-cell table:style-name="ce625"/>
          <table:table-cell table:number-columns-repeated="2"/>
          <table:table-cell table:style-name="ce611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style-name="ce611"/>
          <table:table-cell table:number-columns-repeated="2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number-columns-repeated="3"/>
          <table:table-cell table:style-name="ce64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2">
          <table:table-cell table:style-name="ce625"/>
          <table:table-cell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3">
          <table:table-cell table:style-name="ce62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25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7" table:default-cell-style-name="Default"/>
        <table:table-column table:style-name="co58" table:default-cell-style-name="ce611"/>
        <table:table-column table:style-name="co29" table:number-columns-repeated="2" table:default-cell-style-name="Default"/>
        <table:table-column table:style-name="co29" table:number-columns-repeated="3" table:default-cell-style-name="ce611"/>
        <table:table-row table:style-name="ro7">
          <table:table-cell/>
          <table:table-cell table:style-name="ce651" office:value-type="string" calcext:value-type="string">
            <text:p>Hızarhane Depo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12])" office:value-type="float" office:value="21000" calcext:value-type="float">
            <text:p>21,000.00</text:p>
          </table:table-cell>
          <table:table-cell table:style-name="ce640" table:formula="of:=SUM([.G4:.G12])" office:value-type="float" office:value="21000" calcext:value-type="float">
            <text:p>21,00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25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25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4-10-15" calcext:value-type="date">
            <text:p>10/15/2014</text:p>
          </table:table-cell>
          <table:table-cell table:style-name="ce625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25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54"/>
          <table:table-cell table:style-name="ce625" office:value-type="date" office:date-value="2013-10-15" calcext:value-type="date">
            <text:p>10/15/2013</text:p>
          </table:table-cell>
          <table:table-cell table:style-name="ce625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25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2-11-06" calcext:value-type="date">
            <text:p>11/06/2012</text:p>
          </table:table-cell>
          <table:table-cell table:style-name="ce625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25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1-10-15" calcext:value-type="date">
            <text:p>10/15/2011</text:p>
          </table:table-cell>
          <table:table-cell table:style-name="ce625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Sanayi Acent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17:.F20])" office:value-type="float" office:value="34000" calcext:value-type="float">
            <text:p>34,000.00</text:p>
          </table:table-cell>
          <table:table-cell table:style-name="ce640" table:formula="of:=SUM([.G17:.G20])" office:value-type="float" office:value="34000" calcext:value-type="float">
            <text:p>34,000.00</text:p>
          </table:table-cell>
          <table:table-cell table:style-name="ce640" table:formula="of:=[.F14]-[.G14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25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639"/>
          <table:table-cell table:style-name="ce640" table:number-columns-repeated="3"/>
        </table:table-row>
        <table:table-row table:style-name="ro7">
          <table:table-cell/>
          <table:table-cell table:style-name="ce651" office:value-type="string" calcext:value-type="string">
            <text:p>Hızarhane Yıkam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6:.F42])" office:value-type="float" office:value="62850" calcext:value-type="float">
            <text:p>62,850.00</text:p>
          </table:table-cell>
          <table:table-cell table:style-name="ce640" table:formula="of:=SUM([.G26:.G43])" office:value-type="float" office:value="62850" calcext:value-type="float">
            <text:p>62,850.00</text:p>
          </table:table-cell>
          <table:table-cell table:style-name="ce640" table:formula="of:=[.F23]-[.G23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Kalan 1500 TL arsayı alan yeşilyurtluyla</text:p>
          </table:table-cell>
          <table:table-cell/>
          <table:table-cell table:style-name="ce625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<text:s/>hesaplaşıldı</text:p>
          </table:table-cell>
          <table:table-cell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8-03-02" calcext:value-type="date">
            <text:p>03/02/2018</text:p>
          </table:table-cell>
          <table:table-cell table:style-name="ce826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7-03-02" calcext:value-type="date">
            <text:p>03/02/2017</text:p>
          </table:table-cell>
          <table:table-cell table:style-name="ce625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6-03-02" calcext:value-type="date">
            <text:p>03/02/2016</text:p>
          </table:table-cell>
          <table:table-cell table:style-name="ce625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smailAP" table:style-name="ta1">
        <table:table-column table:style-name="co9" table:default-cell-style-name="Default"/>
        <table:table-column table:style-name="co59" table:default-cell-style-name="Default"/>
        <table:table-column table:style-name="co60" table:default-cell-style-name="ce859"/>
        <table:table-column table:style-name="co61" table:default-cell-style-name="Default"/>
        <table:table-column table:style-name="co62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90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90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98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8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8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8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8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987" office:value-type="string" calcext:value-type="string">
            <text:p>Ali Paşa İsmail BALCI Kira Bedeli 2015</text:p>
          </table:table-cell>
          <table:table-cell table:style-name="ce89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9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9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9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 table:number-columns-repeated="3"/>
          <table:table-cell table:style-name="ce937"/>
          <table:table-cell/>
        </table:table-row>
        <table:table-row table:style-name="ro4">
          <table:table-cell table:number-columns-repeated="2"/>
          <table:table-cell table:style-name="ce682" office:value-type="string" calcext:value-type="string">
            <text:p>2019 sonu toplam</text:p>
          </table:table-cell>
          <table:table-cell table:style-name="ce654" table:formula="of:=SUM([.D4:.D13])" office:value-type="float" office:value="73544.45" calcext:value-type="float">
            <text:p>73,544.45</text:p>
          </table:table-cell>
          <table:table-cell table:style-name="ce611" table:formula="of:=SUM([.E4:.E13])" office:value-type="float" office:value="184420" calcext:value-type="float">
            <text:p>184,420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938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ödemeleri Atila Balcı hesabına yapıldı</text:p>
          </table:table-cell>
          <table:table-cell table:style-name="ce894"/>
          <table:table-cell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28500" calcext:value-type="float">
            <text:p>285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34092" calcext:value-type="float">
            <text:p>3409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60000" calcext:value-type="float">
            <text:p>60000</text:p>
          </table:table-cell>
        </table:table-row>
      </table:table>
      <table:table table:name="Slnk" table:style-name="ta1">
        <table:table-column table:style-name="co63" table:default-cell-style-name="ce247"/>
        <table:table-column table:style-name="co64" table:default-cell-style-name="ce247"/>
        <table:table-column table:style-name="co65" table:default-cell-style-name="ce247"/>
        <table:table-column table:style-name="co66" table:default-cell-style-name="ce312"/>
        <table:table-column table:style-name="co67" table:default-cell-style-name="ce338"/>
        <table:table-column table:style-name="co68" table:default-cell-style-name="ce312"/>
        <table:table-column table:style-name="co69" table:default-cell-style-name="ce312"/>
        <table:table-column table:style-name="co70" table:default-cell-style-name="ce361"/>
        <table:table-column table:style-name="co9" table:number-columns-repeated="5" table:default-cell-style-name="ce361"/>
        <table:table-column table:style-name="co9" table:number-columns-repeated="1007" table:default-cell-style-name="ce247"/>
        <table:table-column table:style-name="co9" table:number-columns-repeated="3" table:default-cell-style-name="ce273"/>
        <table:table-row table:style-name="ro11">
          <table:table-cell/>
          <table:table-cell table:style-name="ce248" office:value-type="string" calcext:value-type="string">
            <text:p>SELANİK DOĞUŞ 2007-2022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2" office:value-type="string" calcext:value-type="string">
            <text:p>SAN-Ö</text:p>
          </table:table-cell>
          <table:table-cell table:style-name="ce325" office:value-type="string" calcext:value-type="string">
            <text:p>DĞŞ-Ö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11">
          <table:table-cell/>
          <table:table-cell table:style-name="ce250" office:value-type="float" office:value="2007" calcext:value-type="float">
            <text:p>2007</text:p>
          </table:table-cell>
          <table:table-cell table:style-name="ce277" office:value-type="string" calcext:value-type="string">
            <text:p>2006 dan <text:s/>DEVİR DOĞUŞ ALACAKLI</text:p>
          </table:table-cell>
          <table:table-cell table:style-name="ce302"/>
          <table:table-cell table:style-name="ce325"/>
          <table:table-cell table:style-name="ce302"/>
          <table:table-cell table:style-name="ce302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DEVİR DOĞUŞ ALACAKLI</text:p>
          </table:table-cell>
          <table:table-cell table:style-name="ce303"/>
          <table:table-cell table:style-name="ce326" office:value-type="float" office:value="39929" calcext:value-type="float">
            <text:p>39.929,00</text:p>
          </table:table-cell>
          <table:table-cell table:style-name="ce303"/>
          <table:table-cell table:style-name="ce326" table:formula="of:=[.E4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211" calcext:value-type="float">
            <text:p>211,00</text:p>
          </table:table-cell>
          <table:table-cell table:style-name="ce326"/>
          <table:table-cell table:style-name="ce303"/>
          <table:table-cell table:style-name="ce303" table:formula="of:=[.G4]-[.D5]+[.E5]" office:value-type="float" office:value="39718" calcext:value-type="float">
            <text:p>39.71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3750" calcext:value-type="float">
            <text:p>3.750,00</text:p>
          </table:table-cell>
          <table:table-cell table:style-name="ce326"/>
          <table:table-cell table:style-name="ce303"/>
          <table:table-cell table:style-name="ce303" table:formula="of:=[.G5]-[.D6]+[.E6]" office:value-type="float" office:value="35968" calcext:value-type="float">
            <text:p>35.9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İYE</text:p>
          </table:table-cell>
          <table:table-cell table:style-name="ce303"/>
          <table:table-cell table:style-name="ce326" office:value-type="float" office:value="25" calcext:value-type="float">
            <text:p>25,00</text:p>
          </table:table-cell>
          <table:table-cell table:style-name="ce303"/>
          <table:table-cell table:style-name="ce303" table:formula="of:=[.G6]-[.D7]+[.E7]" office:value-type="float" office:value="35993" calcext:value-type="float">
            <text:p>35.99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3" calcext:value-type="float">
            <text:p>4.303,00</text:p>
          </table:table-cell>
          <table:table-cell table:style-name="ce303"/>
          <table:table-cell table:style-name="ce303" table:formula="of:=[.G7]-[.D8]+[.E8]" office:value-type="float" office:value="40296" calcext:value-type="float">
            <text:p>40.29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1900" calcext:value-type="float">
            <text:p>1.900,00</text:p>
          </table:table-cell>
          <table:table-cell table:style-name="ce326"/>
          <table:table-cell table:style-name="ce303"/>
          <table:table-cell table:style-name="ce303" table:formula="of:=[.G8]-[.D9]+[.E9]" office:value-type="float" office:value="38396" calcext:value-type="float">
            <text:p>38.39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139" calcext:value-type="float">
            <text:p>1.139,00</text:p>
          </table:table-cell>
          <table:table-cell table:style-name="ce303"/>
          <table:table-cell table:style-name="ce303" table:formula="of:=[.G9]-[.D10]+[.E10]" office:value-type="float" office:value="39535" calcext:value-type="float">
            <text:p>39.5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BANKAMATİK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0]-[.D11]+[.E11]" office:value-type="float" office:value="39335" calcext:value-type="float">
            <text:p>39.3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L SU</text:p>
          </table:table-cell>
          <table:table-cell table:style-name="ce303" office:value-type="float" office:value="955" calcext:value-type="float">
            <text:p>955,00</text:p>
          </table:table-cell>
          <table:table-cell table:style-name="ce326"/>
          <table:table-cell table:style-name="ce303"/>
          <table:table-cell table:style-name="ce303" table:formula="of:=[.G11]-[.D12]+[.E12]" office:value-type="float" office:value="38380" calcext:value-type="float">
            <text:p>38.38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36" calcext:value-type="float">
            <text:p>136,00</text:p>
          </table:table-cell>
          <table:table-cell table:style-name="ce303"/>
          <table:table-cell table:style-name="ce303" table:formula="of:=[.G12]-[.D13]+[.E13]" office:value-type="float" office:value="38516" calcext:value-type="float">
            <text:p>38.5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TİLA EL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13]-[.D14]+[.E14]" office:value-type="float" office:value="34016" calcext:value-type="float">
            <text:p>34.0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14]-[.D15]+[.E15]" office:value-type="float" office:value="34066" calcext:value-type="float">
            <text:p>34.06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15]-[.D16]+[.E16]" office:value-type="float" office:value="38367" calcext:value-type="float">
            <text:p>38.36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68" calcext:value-type="float">
            <text:p>68,00</text:p>
          </table:table-cell>
          <table:table-cell table:style-name="ce326"/>
          <table:table-cell table:style-name="ce303"/>
          <table:table-cell table:style-name="ce303" table:formula="of:=[.G16]-[.D17]+[.E17]" office:value-type="float" office:value="38299" calcext:value-type="float">
            <text:p>38.29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168" calcext:value-type="float">
            <text:p>168,00</text:p>
          </table:table-cell>
          <table:table-cell table:style-name="ce326"/>
          <table:table-cell table:style-name="ce303"/>
          <table:table-cell table:style-name="ce303" table:formula="of:=[.G17]-[.D18]+[.E18]" office:value-type="float" office:value="38131" calcext:value-type="float">
            <text:p>38.131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9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720" calcext:value-type="float">
            <text:p>1.720,00</text:p>
          </table:table-cell>
          <table:table-cell table:style-name="ce303"/>
          <table:table-cell table:style-name="ce303" table:formula="of:=[.G18]-[.D19]+[.E19]" office:value-type="float" office:value="39851" calcext:value-type="float">
            <text:p>39.85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19]-[.D20]+[.E20]" office:value-type="float" office:value="39951" calcext:value-type="float">
            <text:p>39.95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URSUN AĞCA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0]-[.D21]+[.E21]" office:value-type="float" office:value="39831" calcext:value-type="float">
            <text:p>39.8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21]-[.D22]+[.E22]" office:value-type="float" office:value="39481" calcext:value-type="float">
            <text:p>39.48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ZOCAM</text:p>
          </table:table-cell>
          <table:table-cell table:style-name="ce303" office:value-type="float" office:value="1050" calcext:value-type="float">
            <text:p>1.050,00</text:p>
          </table:table-cell>
          <table:table-cell table:style-name="ce326"/>
          <table:table-cell table:style-name="ce303"/>
          <table:table-cell table:style-name="ce303" table:formula="of:=[.G22]-[.D23]+[.E23]" office:value-type="float" office:value="38431" calcext:value-type="float">
            <text:p>38.4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. BALCI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3]-[.D24]+[.E24]" office:value-type="float" office:value="37431" calcext:value-type="float">
            <text:p>37.4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ATİFOĞLU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24]-[.D25]+[.E25]" office:value-type="float" office:value="37331" calcext:value-type="float">
            <text:p>37.3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SUT ERYİĞİYT</text:p>
          </table:table-cell>
          <table:table-cell table:style-name="ce303" office:value-type="float" office:value="5" calcext:value-type="float">
            <text:p>5,00</text:p>
          </table:table-cell>
          <table:table-cell table:style-name="ce326"/>
          <table:table-cell table:style-name="ce303"/>
          <table:table-cell table:style-name="ce303" table:formula="of:=[.G25]-[.D26]+[.E26]" office:value-type="float" office:value="37326" calcext:value-type="float">
            <text:p>37.326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MLZ</text:p>
          </table:table-cell>
          <table:table-cell table:style-name="ce303"/>
          <table:table-cell table:style-name="ce326" office:value-type="float" office:value="309" calcext:value-type="float">
            <text:p>309,00</text:p>
          </table:table-cell>
          <table:table-cell table:style-name="ce303"/>
          <table:table-cell table:style-name="ce303" table:formula="of:=[.G26]-[.D27]+[.E27]" office:value-type="float" office:value="37635" calcext:value-type="float">
            <text:p>37.6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67" calcext:value-type="float">
            <text:p>67,00</text:p>
          </table:table-cell>
          <table:table-cell table:style-name="ce326"/>
          <table:table-cell table:style-name="ce303"/>
          <table:table-cell table:style-name="ce303" table:formula="of:=[.G27]-[.D28]+[.E28]" office:value-type="float" office:value="37568" calcext:value-type="float">
            <text:p>37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5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8]-[.D29]+[.E29]" office:value-type="float" office:value="34568" calcext:value-type="float">
            <text:p>34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29]-[.D30]+[.E30]" office:value-type="float" office:value="30568" calcext:value-type="float">
            <text:p>30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7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0]-[.D31]+[.E31]" office:value-type="float" office:value="26568" calcext:value-type="float">
            <text:p>26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1]-[.D32]+[.E32]" office:value-type="float" office:value="22568" calcext:value-type="float">
            <text:p>22.5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ÖMEC MUZAFER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32]-[.D33]+[.E33]" office:value-type="float" office:value="22168" calcext:value-type="float">
            <text:p>22.1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33]-[.D34]+[.E34]" office:value-type="float" office:value="21818" calcext:value-type="float">
            <text:p>21.81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4]-[.D35]+[.E35]" office:value-type="float" office:value="21568" calcext:value-type="float">
            <text:p>21.5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SK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35]-[.D36]+[.E36]" office:value-type="float" office:value="21344" calcext:value-type="float">
            <text:p>21.344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37" calcext:value-type="float">
            <text:p>137,00</text:p>
          </table:table-cell>
          <table:table-cell table:style-name="ce326"/>
          <table:table-cell table:style-name="ce303"/>
          <table:table-cell table:style-name="ce303" table:formula="of:=[.G36]-[.D37]+[.E37]" office:value-type="float" office:value="21207" calcext:value-type="float">
            <text:p>21.20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İVATA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37]-[.D38]+[.E38]" office:value-type="float" office:value="21137" calcext:value-type="float">
            <text:p>21.13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38]-[.D39]+[.E39]" office:value-type="float" office:value="20987" calcext:value-type="float">
            <text:p>20.98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12" calcext:value-type="float">
            <text:p>112,00</text:p>
          </table:table-cell>
          <table:table-cell table:style-name="ce303"/>
          <table:table-cell table:style-name="ce303" table:formula="of:=[.G39]-[.D40]+[.E40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08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0]-[.D41]+[.E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273" table:number-columns-repeated="2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07-12-31" calcext:value-type="date">
            <text:p>31.12.2007</text:p>
          </table:table-cell>
          <table:table-cell table:style-name="ce279" office:value-type="string" calcext:value-type="string">
            <text:p>YIL İÇİ <text:s/>TOPLAMI DĞŞ BORÇLU</text:p>
          </table:table-cell>
          <table:table-cell table:style-name="ce304" table:formula="of:=SUM([.D4:.D40])" office:value-type="float" office:value="31025" calcext:value-type="float">
            <text:p>31.025,00</text:p>
          </table:table-cell>
          <table:table-cell table:style-name="ce327" table:formula="of:=SUM([.E5:.E41])" office:value-type="float" office:value="12195" calcext:value-type="float">
            <text:p>12.195,00</text:p>
          </table:table-cell>
          <table:table-cell table:style-name="ce304"/>
          <table:table-cell table:style-name="ce349" table:formula="of:=[.E43]-[.D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 table:number-rows-repeated="2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0" office:value-type="float" office:value="2008" calcext:value-type="float">
            <text:p>2008</text:p>
          </table:table-cell>
          <table:table-cell table:style-name="ce277" office:value-type="string" calcext:value-type="string">
            <text:p>2007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6" calcext:value-type="float">
            <text:p>26,00</text:p>
          </table:table-cell>
          <table:table-cell table:style-name="ce303"/>
          <table:table-cell table:style-name="ce303" table:formula="of:=[.G46]-[.D47]+[.E47]" office:value-type="float" office:value="21125" calcext:value-type="float">
            <text:p>21.12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ECMİ HOC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47]-[.D48]+[.E48]" office:value-type="float" office:value="20895" calcext:value-type="float">
            <text:p>20.89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27" calcext:value-type="float">
            <text:p>127,00</text:p>
          </table:table-cell>
          <table:table-cell table:style-name="ce303"/>
          <table:table-cell table:style-name="ce303" table:formula="of:=[.G48]-[.D49]+[.E49]" office:value-type="float" office:value="21022" calcext:value-type="float">
            <text:p>21.022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144" calcext:value-type="float">
            <text:p>1.144,00</text:p>
          </table:table-cell>
          <table:table-cell table:style-name="ce326"/>
          <table:table-cell table:style-name="ce303"/>
          <table:table-cell table:style-name="ce303" table:formula="of:=[.G49]-[.D50]+[.E50]" office:value-type="float" office:value="19878" calcext:value-type="float">
            <text:p>19.87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ZOCAM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50]-[.D51]+[.E51]" office:value-type="float" office:value="19928" calcext:value-type="float">
            <text:p>19.92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1]-[.D52]+[.E52]" office:value-type="float" office:value="19858" calcext:value-type="float">
            <text:p>19.85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2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49" calcext:value-type="float">
            <text:p>149,00</text:p>
          </table:table-cell>
          <table:table-cell table:style-name="ce326"/>
          <table:table-cell table:style-name="ce303"/>
          <table:table-cell table:style-name="ce303" table:formula="of:=[.G52]-[.D53]+[.E53]" office:value-type="float" office:value="19709" calcext:value-type="float">
            <text:p>19.70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30" calcext:value-type="float">
            <text:p>130,00</text:p>
          </table:table-cell>
          <table:table-cell table:style-name="ce303"/>
          <table:table-cell table:style-name="ce303" table:formula="of:=[.G53]-[.D54]+[.E54]" office:value-type="float" office:value="19839" calcext:value-type="float">
            <text:p>19.83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ÜRKİYELİ</text:p>
          </table:table-cell>
          <table:table-cell table:style-name="ce303"/>
          <table:table-cell table:style-name="ce326" office:value-type="float" office:value="231" calcext:value-type="float">
            <text:p>231,00</text:p>
          </table:table-cell>
          <table:table-cell table:style-name="ce303"/>
          <table:table-cell table:style-name="ce303" table:formula="of:=[.G54]-[.D55]+[.E55]" office:value-type="float" office:value="20070" calcext:value-type="float">
            <text:p>20.07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CZ ÖZLEM</text:p>
          </table:table-cell>
          <table:table-cell table:style-name="ce303" office:value-type="float" office:value="528" calcext:value-type="float">
            <text:p>528,00</text:p>
          </table:table-cell>
          <table:table-cell table:style-name="ce326"/>
          <table:table-cell table:style-name="ce303"/>
          <table:table-cell table:style-name="ce303" table:formula="of:=[.G55]-[.D56]+[.E56]" office:value-type="float" office:value="19542" calcext:value-type="float">
            <text:p>19.54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CI NAK</text:p>
          </table:table-cell>
          <table:table-cell table:style-name="ce303" office:value-type="float" office:value="450" calcext:value-type="float">
            <text:p>450,00</text:p>
          </table:table-cell>
          <table:table-cell table:style-name="ce326"/>
          <table:table-cell table:style-name="ce303"/>
          <table:table-cell table:style-name="ce303" table:formula="of:=[.G56]-[.D57]+[.E57]" office:value-type="float" office:value="19092" calcext:value-type="float">
            <text:p>19.092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53" calcext:value-type="float">
            <text:p>153,00</text:p>
          </table:table-cell>
          <table:table-cell table:style-name="ce326"/>
          <table:table-cell table:style-name="ce303"/>
          <table:table-cell table:style-name="ce303" table:formula="of:=[.G57]-[.D58]+[.E58]" office:value-type="float" office:value="18939" calcext:value-type="float">
            <text:p>18.93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CI FİKRİ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58]-[.D59]+[.E59]" office:value-type="float" office:value="18689" calcext:value-type="float">
            <text:p>18.68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4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33" calcext:value-type="float">
            <text:p>233,00</text:p>
          </table:table-cell>
          <table:table-cell table:style-name="ce326"/>
          <table:table-cell table:style-name="ce303"/>
          <table:table-cell table:style-name="ce303" table:formula="of:=[.G59]-[.D60]+[.E60]" office:value-type="float" office:value="18456" calcext:value-type="float">
            <text:p>18.4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RT MALZEME</text:p>
          </table:table-cell>
          <table:table-cell table:style-name="ce303"/>
          <table:table-cell table:style-name="ce326" office:value-type="float" office:value="236" calcext:value-type="float">
            <text:p>236,00</text:p>
          </table:table-cell>
          <table:table-cell table:style-name="ce303"/>
          <table:table-cell table:style-name="ce303" table:formula="of:=[.G60]-[.D61]+[.E61]" office:value-type="float" office:value="18692" calcext:value-type="float">
            <text:p>18.69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İSAN MALZZEME</text:p>
          </table:table-cell>
          <table:table-cell table:style-name="ce303"/>
          <table:table-cell table:style-name="ce326" office:value-type="float" office:value="339" calcext:value-type="float">
            <text:p>339,00</text:p>
          </table:table-cell>
          <table:table-cell table:style-name="ce303"/>
          <table:table-cell table:style-name="ce303" table:formula="of:=[.G61]-[.D62]+[.E62]" office:value-type="float" office:value="19031" calcext:value-type="float">
            <text:p>19.0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1103" calcext:value-type="float">
            <text:p>1.103,00</text:p>
          </table:table-cell>
          <table:table-cell table:style-name="ce303"/>
          <table:table-cell table:style-name="ce303" table:formula="of:=[.G62]-[.D63]+[.E63]" office:value-type="float" office:value="20134" calcext:value-type="float">
            <text:p>20.134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ZİRAT</text:p>
          </table:table-cell>
          <table:table-cell table:style-name="ce303"/>
          <table:table-cell table:style-name="ce326" office:value-type="float" office:value="306" calcext:value-type="float">
            <text:p>306,00</text:p>
          </table:table-cell>
          <table:table-cell table:style-name="ce303"/>
          <table:table-cell table:style-name="ce303" table:formula="of:=[.G63]-[.D64]+[.E64]" office:value-type="float" office:value="20440" calcext:value-type="float">
            <text:p>20.4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YAKUP HOCA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64]-[.D65]+[.E65]" office:value-type="float" office:value="20240" calcext:value-type="float">
            <text:p>20.24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YEŞİLYURT 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65]-[.D66]+[.E66]" office:value-type="float" office:value="18240" calcext:value-type="float">
            <text:p>18.2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B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6]-[.D67]+[.E67]" office:value-type="float" office:value="17240" calcext:value-type="float">
            <text:p>17.2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ETİN KK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67]-[.D68]+[.E68]" office:value-type="float" office:value="17390" calcext:value-type="float">
            <text:p>17.3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EMAL K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68]-[.D69]+[.E69]" office:value-type="float" office:value="17490" calcext:value-type="float">
            <text:p>17.49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DİŞCİ KK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69]-[.D70]+[.E70]" office:value-type="float" office:value="16990" calcext:value-type="float">
            <text:p>16.9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URULLAH MERMER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70]-[.D71]+[.E71]" office:value-type="float" office:value="16890" calcext:value-type="float">
            <text:p>16.8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URDACI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71]-[.D72]+[.E72]" office:value-type="float" office:value="15490" calcext:value-type="float">
            <text:p>15.4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72]-[.D73]+[.E73]" office:value-type="float" office:value="15530" calcext:value-type="float">
            <text:p>15.53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73]-[.D74]+[.E74]" office:value-type="float" office:value="15580" calcext:value-type="float">
            <text:p>15.58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RAT BATARYA</text:p>
          </table:table-cell>
          <table:table-cell table:style-name="ce303"/>
          <table:table-cell table:style-name="ce326" office:value-type="float" office:value="35" calcext:value-type="float">
            <text:p>35,00</text:p>
          </table:table-cell>
          <table:table-cell table:style-name="ce303"/>
          <table:table-cell table:style-name="ce303" table:formula="of:=[.G74]-[.D75]+[.E75]" office:value-type="float" office:value="15615" calcext:value-type="float">
            <text:p>15.61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75]-[.D76]+[.E76]" office:value-type="float" office:value="19916" calcext:value-type="float">
            <text:p>19.9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76]-[.D77]+[.E77]" office:value-type="float" office:value="20916" calcext:value-type="float">
            <text:p>20.9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7" calcext:value-type="float">
            <text:p>27,00</text:p>
          </table:table-cell>
          <table:table-cell table:style-name="ce303"/>
          <table:table-cell table:style-name="ce303" table:formula="of:=[.G77]-[.D78]+[.E78]" office:value-type="float" office:value="20943" calcext:value-type="float">
            <text:p>20.94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358" calcext:value-type="float">
            <text:p>358,00</text:p>
          </table:table-cell>
          <table:table-cell table:style-name="ce326"/>
          <table:table-cell table:style-name="ce303"/>
          <table:table-cell table:style-name="ce303" table:formula="of:=[.G78]-[.D79]+[.E79]" office:value-type="float" office:value="20585" calcext:value-type="float">
            <text:p>20.5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ELDEN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79]-[.D80]+[.E80]" office:value-type="float" office:value="22585" calcext:value-type="float">
            <text:p>22.58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ALİ ELDEN</text:p>
          </table:table-cell>
          <table:table-cell table:style-name="ce303" office:value-type="float" office:value="7300" calcext:value-type="float">
            <text:p>7.300,00</text:p>
          </table:table-cell>
          <table:table-cell table:style-name="ce326"/>
          <table:table-cell table:style-name="ce303"/>
          <table:table-cell table:style-name="ce303" table:formula="of:=[.G80]-[.D81]+[.E81]" office:value-type="float" office:value="15285" calcext:value-type="float">
            <text:p>15.2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URDACI</text:p>
          </table:table-cell>
          <table:table-cell table:style-name="ce303"/>
          <table:table-cell table:style-name="ce326" office:value-type="float" office:value="55" calcext:value-type="float">
            <text:p>55,00</text:p>
          </table:table-cell>
          <table:table-cell table:style-name="ce303"/>
          <table:table-cell table:style-name="ce303" table:formula="of:=[.G81]-[.D82]+[.E82]" office:value-type="float" office:value="15340" calcext:value-type="float">
            <text:p>15.3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H DOĞU BOYAC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2]-[.D83]+[.E83]" office:value-type="float" office:value="15640" calcext:value-type="float">
            <text:p>15.6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83]-[.D84]+[.E84]" office:value-type="float" office:value="14890" calcext:value-type="float">
            <text:p>14.8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HATTİN DOĞU</text:p>
          </table:table-cell>
          <table:table-cell table:style-name="ce303"/>
          <table:table-cell table:style-name="ce326" office:value-type="float" office:value="871" calcext:value-type="float">
            <text:p>871,00</text:p>
          </table:table-cell>
          <table:table-cell table:style-name="ce303"/>
          <table:table-cell table:style-name="ce303" table:formula="of:=[.G84]-[.D85]+[.E85]" office:value-type="float" office:value="15761" calcext:value-type="float">
            <text:p>15.761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STPŞ-KDV</text:p>
          </table:table-cell>
          <table:table-cell table:style-name="ce303"/>
          <table:table-cell table:style-name="ce326" office:value-type="float" office:value="122" calcext:value-type="float">
            <text:p>122,00</text:p>
          </table:table-cell>
          <table:table-cell table:style-name="ce303"/>
          <table:table-cell table:style-name="ce303" table:formula="of:=[.G85]-[.D86]+[.E86]" office:value-type="float" office:value="15883" calcext:value-type="float">
            <text:p>15.88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ÜSEYİN COBANOĞ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6]-[.D87]+[.E87]" office:value-type="float" office:value="16183" calcext:value-type="float">
            <text:p>16.18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UH MALZ</text:p>
          </table:table-cell>
          <table:table-cell table:style-name="ce303"/>
          <table:table-cell table:style-name="ce326" office:value-type="float" office:value="1080" calcext:value-type="float">
            <text:p>1.080,00</text:p>
          </table:table-cell>
          <table:table-cell table:style-name="ce303"/>
          <table:table-cell table:style-name="ce303" table:formula="of:=[.G87]-[.D88]+[.E88]" office:value-type="float" office:value="17263" calcext:value-type="float">
            <text:p>17.2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Cİ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88]-[.D89]+[.E89]" office:value-type="float" office:value="17303" calcext:value-type="float">
            <text:p>17.30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İŞ</text:p>
          </table:table-cell>
          <table:table-cell table:style-name="ce303"/>
          <table:table-cell table:style-name="ce326" office:value-type="float" office:value="667" calcext:value-type="float">
            <text:p>667,00</text:p>
          </table:table-cell>
          <table:table-cell table:style-name="ce303"/>
          <table:table-cell table:style-name="ce303" table:formula="of:=[.G89]-[.D90]+[.E90]" office:value-type="float" office:value="17970" calcext:value-type="float">
            <text:p>17.97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848" calcext:value-type="float">
            <text:p>848,00</text:p>
          </table:table-cell>
          <table:table-cell table:style-name="ce303"/>
          <table:table-cell table:style-name="ce303" table:formula="of:=[.G90]-[.D91]+[.E91]" office:value-type="float" office:value="18818" calcext:value-type="float">
            <text:p>18.81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2 AY</text:p>
          </table:table-cell>
          <table:table-cell table:style-name="ce249" office:value-type="string" calcext:value-type="string">
            <text:p>İŞ ALINA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91]-[.D92]+[.E92]" office:value-type="float" office:value="18918" calcext:value-type="float">
            <text:p>18.91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ME</text:p>
          </table:table-cell>
          <table:table-cell table:style-name="ce303"/>
          <table:table-cell table:style-name="ce326" office:value-type="float" office:value="331" calcext:value-type="float">
            <text:p>331,00</text:p>
          </table:table-cell>
          <table:table-cell table:style-name="ce303"/>
          <table:table-cell table:style-name="ce303" table:formula="of:=[.G92]-[.D93]+[.E93]" office:value-type="float" office:value="19249" calcext:value-type="float">
            <text:p>19.24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4 AY</text:p>
          </table:table-cell>
          <table:table-cell table:style-name="ce249" office:value-type="string" calcext:value-type="string">
            <text:p>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93]-[.D94]+[.E94]" office:value-type="float" office:value="17249" calcext:value-type="float">
            <text:p>17.24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192" calcext:value-type="float">
            <text:p>192,00</text:p>
          </table:table-cell>
          <table:table-cell table:style-name="ce326"/>
          <table:table-cell table:style-name="ce303"/>
          <table:table-cell table:style-name="ce303" table:formula="of:=[.G94]-[.D95]+[.E95]" office:value-type="float" office:value="17057" calcext:value-type="float">
            <text:p>17.05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AMĞA</text:p>
          </table:table-cell>
          <table:table-cell table:style-name="ce303" office:value-type="float" office:value="85" calcext:value-type="float">
            <text:p>85,00</text:p>
          </table:table-cell>
          <table:table-cell table:style-name="ce326"/>
          <table:table-cell table:style-name="ce303"/>
          <table:table-cell table:style-name="ce303" table:formula="of:=[.G95]-[.D96]+[.E96]" office:value-type="float" office:value="16972" calcext:value-type="float">
            <text:p>16.9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PO YEŞİLYURT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96]-[.D97]+[.E97]" office:value-type="float" office:value="16272" calcext:value-type="float">
            <text:p>16.2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26" calcext:value-type="float">
            <text:p>126,00</text:p>
          </table:table-cell>
          <table:table-cell table:style-name="ce303"/>
          <table:table-cell table:style-name="ce303" table:formula="of:=[.G97]-[.D98]+[.E98]" office:value-type="float" office:value="16398" calcext:value-type="float">
            <text:p>16.39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ĞKUR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98]-[.D99]+[.E99]" office:value-type="float" office:value="16023" calcext:value-type="float">
            <text:p>16.02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99]-[.D100]+[.E100]" office:value-type="float" office:value="15949" calcext:value-type="float">
            <text:p>15.94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RAC MALZ</text:p>
          </table:table-cell>
          <table:table-cell table:style-name="ce303"/>
          <table:table-cell table:style-name="ce326" office:value-type="float" office:value="418" calcext:value-type="float">
            <text:p>418,00</text:p>
          </table:table-cell>
          <table:table-cell table:style-name="ce303"/>
          <table:table-cell table:style-name="ce303" table:formula="of:=[.G100]-[.D101]+[.E101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09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1]-[.D102]+[.E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 table:number-columns-repeated="4"/>
          <table:table-cell table:number-columns-repeated="1016"/>
        </table:table-row>
        <table:table-row table:style-name="ro11">
          <table:table-cell/>
          <table:table-cell table:style-name="ce251" office:value-type="date" office:date-value="2008-12-31" calcext:value-type="date">
            <text:p>31.12.200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47:.D101])" office:value-type="float" office:value="20241" calcext:value-type="float">
            <text:p>20.241,00</text:p>
          </table:table-cell>
          <table:table-cell table:style-name="ce327" table:formula="of:=SUM([.E47:.E101])" office:value-type="float" office:value="15509" calcext:value-type="float">
            <text:p>15.509,00</text:p>
          </table:table-cell>
          <table:table-cell table:style-name="ce304"/>
          <table:table-cell table:style-name="ce350" table:formula="of:=[.E104]-[.D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09" calcext:value-type="float">
            <text:p>2009</text:p>
          </table:table-cell>
          <table:table-cell table:style-name="ce277" office:value-type="string" calcext:value-type="string">
            <text:p>2008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BOYA</text:p>
          </table:table-cell>
          <table:table-cell table:style-name="ce303"/>
          <table:table-cell table:style-name="ce326" office:value-type="float" office:value="85" calcext:value-type="float">
            <text:p>85,00</text:p>
          </table:table-cell>
          <table:table-cell table:style-name="ce303"/>
          <table:table-cell table:style-name="ce303" table:formula="of:=[.G106]-[.D107]+[.E107]" office:value-type="float" office:value="16452" calcext:value-type="float">
            <text:p>16.45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HAN</text:p>
          </table:table-cell>
          <table:table-cell table:style-name="ce303"/>
          <table:table-cell table:style-name="ce326" office:value-type="float" office:value="70" calcext:value-type="float">
            <text:p>70,00</text:p>
          </table:table-cell>
          <table:table-cell table:style-name="ce303"/>
          <table:table-cell table:style-name="ce303" table:formula="of:=[.G107]-[.D108]+[.E108]" office:value-type="float" office:value="16522" calcext:value-type="float">
            <text:p>16.52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108]-[.D109]+[.E109]" office:value-type="float" office:value="16550" calcext:value-type="float">
            <text:p>16.55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EROĞLU KK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09]-[.D110]+[.E110]" office:value-type="float" office:value="15550" calcext:value-type="float">
            <text:p>15.55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</text:p>
          </table:table-cell>
          <table:table-cell table:style-name="ce303" office:value-type="float" office:value="2013" calcext:value-type="float">
            <text:p>2.013,00</text:p>
          </table:table-cell>
          <table:table-cell table:style-name="ce326"/>
          <table:table-cell table:style-name="ce303"/>
          <table:table-cell table:style-name="ce303" table:formula="of:=[.G110]-[.D111]+[.E111]" office:value-type="float" office:value="13537" calcext:value-type="float">
            <text:p>13.53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290" calcext:value-type="float">
            <text:p>290,00</text:p>
          </table:table-cell>
          <table:table-cell table:style-name="ce326"/>
          <table:table-cell table:style-name="ce303"/>
          <table:table-cell table:style-name="ce303" table:formula="of:=[.G111]-[.D112]+[.E112]" office:value-type="float" office:value="13247" calcext:value-type="float">
            <text:p>13.24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9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7" calcext:value-type="float">
            <text:p>77,00</text:p>
          </table:table-cell>
          <table:table-cell table:style-name="ce326"/>
          <table:table-cell table:style-name="ce303"/>
          <table:table-cell table:style-name="ce303" table:formula="of:=[.G112]-[.D113]+[.E113]" office:value-type="float" office:value="13170" calcext:value-type="float">
            <text:p>13.17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113]-[.D114]+[.E114]" office:value-type="float" office:value="13470" calcext:value-type="float">
            <text:p>13.47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PER KURBAN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114]-[.D115]+[.E115]" office:value-type="float" office:value="14220" calcext:value-type="float">
            <text:p>14.22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ER ZRT</text:p>
          </table:table-cell>
          <table:table-cell table:style-name="ce303"/>
          <table:table-cell table:style-name="ce326" office:value-type="float" office:value="330" calcext:value-type="float">
            <text:p>330,00</text:p>
          </table:table-cell>
          <table:table-cell table:style-name="ce303"/>
          <table:table-cell table:style-name="ce303" table:formula="of:=[.G115]-[.D116]+[.E116]" office:value-type="float" office:value="14550" calcext:value-type="float">
            <text:p>14.55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ER SSK</text:p>
          </table:table-cell>
          <table:table-cell table:style-name="ce303" office:value-type="float" office:value="231" calcext:value-type="float">
            <text:p>231,00</text:p>
          </table:table-cell>
          <table:table-cell table:style-name="ce326"/>
          <table:table-cell table:style-name="ce303"/>
          <table:table-cell table:style-name="ce303" table:formula="of:=[.G116]-[.D117]+[.E117]" office:value-type="float" office:value="14319" calcext:value-type="float">
            <text:p>14.31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CI BAĞKUR</text:p>
          </table:table-cell>
          <table:table-cell table:style-name="ce303" office:value-type="float" office:value="745" calcext:value-type="float">
            <text:p>745,00</text:p>
          </table:table-cell>
          <table:table-cell table:style-name="ce326"/>
          <table:table-cell table:style-name="ce303"/>
          <table:table-cell table:style-name="ce303" table:formula="of:=[.G117]-[.D118]+[.E118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0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8]-[.D119]+[.E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09-12-31" calcext:value-type="date">
            <text:p>31.12.200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7:.D118])" office:value-type="float" office:value="4356" calcext:value-type="float">
            <text:p>4.356,00</text:p>
          </table:table-cell>
          <table:table-cell table:style-name="ce327" table:formula="of:=SUM([.E107:.E118])" office:value-type="float" office:value="1563" calcext:value-type="float">
            <text:p>1.563,00</text:p>
          </table:table-cell>
          <table:table-cell table:style-name="ce304"/>
          <table:table-cell table:style-name="ce349" table:formula="of:=[.E121]-[.D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3" office:value-type="date" office:date-value="2010-01-01" calcext:value-type="date">
            <text:p>01.01.2010</text:p>
          </table:table-cell>
          <table:table-cell table:style-name="ce277" office:value-type="string" calcext:value-type="string">
            <text:p>2009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ü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123]-[.D124]+[.E124]" office:value-type="float" office:value="13500" calcext:value-type="float">
            <text:p>13.50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 AY</text:p>
          </table:table-cell>
          <table:table-cell table:style-name="ce249" office:value-type="string" calcext:value-type="string">
            <text:p>DĞŞ VER</text:p>
          </table:table-cell>
          <table:table-cell table:style-name="ce303" office:value-type="float" office:value="275" calcext:value-type="float">
            <text:p>275,00</text:p>
          </table:table-cell>
          <table:table-cell table:style-name="ce326"/>
          <table:table-cell table:style-name="ce303"/>
          <table:table-cell table:style-name="ce303" table:formula="of:=[.G124]-[.D125]+[.E125]" office:value-type="float" office:value="13225" calcext:value-type="float">
            <text:p>13.22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18" calcext:value-type="float">
            <text:p>18,00</text:p>
          </table:table-cell>
          <table:table-cell table:style-name="ce326"/>
          <table:table-cell table:style-name="ce303"/>
          <table:table-cell table:style-name="ce303" table:formula="of:=[.G125]-[.D126]+[.E126]" office:value-type="float" office:value="13207" calcext:value-type="float">
            <text:p>13.20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2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44" calcext:value-type="float">
            <text:p>244,00</text:p>
          </table:table-cell>
          <table:table-cell table:style-name="ce326"/>
          <table:table-cell table:style-name="ce303"/>
          <table:table-cell table:style-name="ce303" table:formula="of:=[.G126]-[.D127]+[.E127]" office:value-type="float" office:value="12963" calcext:value-type="float">
            <text:p>12.9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27]-[.D128]+[.E128]" office:value-type="float" office:value="12885" calcext:value-type="float">
            <text:p>12.8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İLAL DEMİRSOY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28]-[.D129]+[.E129]" office:value-type="float" office:value="12135" calcext:value-type="float">
            <text:p>12.1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HMET DİLEK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129]-[.D130]+[.E130]" office:value-type="float" office:value="11760" calcext:value-type="float">
            <text:p>11.76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30]-[.D131]+[.E131]" office:value-type="float" office:value="11682" calcext:value-type="float">
            <text:p>11.68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İT TELİ</text:p>
          </table:table-cell>
          <table:table-cell table:style-name="ce303" office:value-type="float" office:value="2425" calcext:value-type="float">
            <text:p>2.425,00</text:p>
          </table:table-cell>
          <table:table-cell table:style-name="ce326"/>
          <table:table-cell table:style-name="ce303"/>
          <table:table-cell table:style-name="ce303" table:formula="of:=[.G131]-[.D132]+[.E132]" office:value-type="float" office:value="9257" calcext:value-type="float">
            <text:p>9.25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RU BAHCE</text:p>
          </table:table-cell>
          <table:table-cell table:style-name="ce303" office:value-type="float" office:value="210" calcext:value-type="float">
            <text:p>210,00</text:p>
          </table:table-cell>
          <table:table-cell table:style-name="ce326"/>
          <table:table-cell table:style-name="ce303"/>
          <table:table-cell table:style-name="ce303" table:formula="of:=[.G132]-[.D133]+[.E133]" office:value-type="float" office:value="9047" calcext:value-type="float">
            <text:p>9.04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UVAR İŞCİLİĞİ</text:p>
          </table:table-cell>
          <table:table-cell table:style-name="ce303" office:value-type="float" office:value="630" calcext:value-type="float">
            <text:p>630,00</text:p>
          </table:table-cell>
          <table:table-cell table:style-name="ce326"/>
          <table:table-cell table:style-name="ce303"/>
          <table:table-cell table:style-name="ce303" table:formula="of:=[.G133]-[.D134]+[.E134]" office:value-type="float" office:value="8417" calcext:value-type="float">
            <text:p>8.41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4]-[.D135]+[.E135]" office:value-type="float" office:value="8174" calcext:value-type="float">
            <text:p>8.174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4 AY</text:p>
          </table:table-cell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5]-[.D136]+[.E136]" office:value-type="float" office:value="7931" calcext:value-type="float">
            <text:p>7.9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6]-[.D137]+[.E137]" office:value-type="float" office:value="7856" calcext:value-type="float">
            <text:p>7.8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7]-[.D138]+[.E138]" office:value-type="float" office:value="7781" calcext:value-type="float">
            <text:p>7.78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G. GV</text:p>
          </table:table-cell>
          <table:table-cell table:style-name="ce303" office:value-type="float" office:value="60" calcext:value-type="float">
            <text:p>60,00</text:p>
          </table:table-cell>
          <table:table-cell table:style-name="ce326"/>
          <table:table-cell table:style-name="ce303"/>
          <table:table-cell table:style-name="ce303" table:formula="of:=[.G138]-[.D139]+[.E139]" office:value-type="float" office:value="7721" calcext:value-type="float">
            <text:p>7.72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TO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39]-[.D140]+[.E140]" office:value-type="float" office:value="6721" calcext:value-type="float">
            <text:p>6.72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ERFORJE</text:p>
          </table:table-cell>
          <table:table-cell table:style-name="ce303" office:value-type="float" office:value="815" calcext:value-type="float">
            <text:p>815,00</text:p>
          </table:table-cell>
          <table:table-cell table:style-name="ce326"/>
          <table:table-cell table:style-name="ce303"/>
          <table:table-cell table:style-name="ce303" table:formula="of:=[.G140]-[.D141]+[.E141]" office:value-type="float" office:value="5906" calcext:value-type="float">
            <text:p>5.90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HSAN ŞENMAN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141]-[.D142]+[.E142]" office:value-type="float" office:value="5756" calcext:value-type="float">
            <text:p>5.7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ANER ERAYDIN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42]-[.D143]+[.E143]" office:value-type="float" office:value="5156" calcext:value-type="float">
            <text:p>5.1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 DİNC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3]-[.D144]+[.E144]" office:value-type="float" office:value="4406" calcext:value-type="float">
            <text:p>4.40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EM SIĞIRECI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4]-[.D145]+[.E145]" office:value-type="float" office:value="3656" calcext:value-type="float">
            <text:p>3.6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Ş. CIRDKLI PER</text:p>
          </table:table-cell>
          <table:table-cell table:style-name="ce303" office:value-type="float" office:value="110" calcext:value-type="float">
            <text:p>110,00</text:p>
          </table:table-cell>
          <table:table-cell table:style-name="ce326"/>
          <table:table-cell table:style-name="ce303"/>
          <table:table-cell table:style-name="ce303" table:formula="of:=[.G145]-[.D146]+[.E146]" office:value-type="float" office:value="3546" calcext:value-type="float">
            <text:p>3.54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RU</text:p>
          </table:table-cell>
          <table:table-cell table:style-name="ce303" office:value-type="float" office:value="270" calcext:value-type="float">
            <text:p>270,00</text:p>
          </table:table-cell>
          <table:table-cell table:style-name="ce326"/>
          <table:table-cell table:style-name="ce303"/>
          <table:table-cell table:style-name="ce303" table:formula="of:=[.G146]-[.D147]+[.E147]" office:value-type="float" office:value="3276" calcext:value-type="float">
            <text:p>3.276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BAĞKUR</text:p>
          </table:table-cell>
          <table:table-cell table:style-name="ce303" office:value-type="float" office:value="367" calcext:value-type="float">
            <text:p>367,00</text:p>
          </table:table-cell>
          <table:table-cell table:style-name="ce326"/>
          <table:table-cell table:style-name="ce303"/>
          <table:table-cell table:style-name="ce303" table:formula="of:=[.G147]-[.D148]+[.E148]" office:value-type="float" office:value="2909" calcext:value-type="float">
            <text:p>2.90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24" calcext:value-type="float">
            <text:p>224,00</text:p>
          </table:table-cell>
          <table:table-cell table:style-name="ce303"/>
          <table:table-cell table:style-name="ce303" table:formula="of:=[.G148]-[.D149]+[.E149]" office:value-type="float" office:value="3133" calcext:value-type="float">
            <text:p>3.13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530" calcext:value-type="float">
            <text:p>530,00</text:p>
          </table:table-cell>
          <table:table-cell table:style-name="ce303"/>
          <table:table-cell table:style-name="ce303" table:formula="of:=[.G149]-[.D150]+[.E150]" office:value-type="float" office:value="3663" calcext:value-type="float">
            <text:p>3.66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0]-[.D151]+[.E151]" office:value-type="float" office:value="3563" calcext:value-type="float">
            <text:p>3.5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VRULU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51]-[.D152]+[.E152]" office:value-type="float" office:value="4063" calcext:value-type="float">
            <text:p>4.0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2]-[.D153]+[.E153]" office:value-type="float" office:value="3963" calcext:value-type="float">
            <text:p>3.9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IRCA ISPATULA</text:p>
          </table:table-cell>
          <table:table-cell table:style-name="ce303"/>
          <table:table-cell table:style-name="ce326" office:value-type="float" office:value="14" calcext:value-type="float">
            <text:p>14,00</text:p>
          </table:table-cell>
          <table:table-cell table:style-name="ce303"/>
          <table:table-cell table:style-name="ce303" table:formula="of:=[.G153]-[.D154]+[.E154]" office:value-type="float" office:value="3977" calcext:value-type="float">
            <text:p>3.97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KDV STB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54]-[.D155]+[.E155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1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5]-[.D156]+[.E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10-12-31" calcext:value-type="date">
            <text:p>31.12.2010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24:.D155])" office:value-type="float" office:value="10945" calcext:value-type="float">
            <text:p>10.945,00</text:p>
          </table:table-cell>
          <table:table-cell table:style-name="ce327" table:formula="of:=SUM([.E124:.E155])" office:value-type="float" office:value="1268" calcext:value-type="float">
            <text:p>1.268,00</text:p>
          </table:table-cell>
          <table:table-cell table:style-name="ce304"/>
          <table:table-cell table:style-name="ce349" table:formula="of:=[.E158]-[.D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0" office:value-type="float" office:value="2011" calcext:value-type="float">
            <text:p>2011</text:p>
          </table:table-cell>
          <table:table-cell table:style-name="ce277" office:value-type="string" calcext:value-type="string">
            <text:p>2010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KK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160]-[.D161]+[.E161]" office:value-type="float" office:value="2297" calcext:value-type="float">
            <text:p>2.29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ALİP EKİCİ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61]-[.D162]+[.E162]" office:value-type="float" office:value="2097" calcext:value-type="float">
            <text:p>2.09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-2-3 AY</text:p>
          </table:table-cell>
          <table:table-cell table:style-name="ce249" office:value-type="string" calcext:value-type="string">
            <text:p>KDV – GV</text:p>
          </table:table-cell>
          <table:table-cell table:style-name="ce303" office:value-type="float" office:value="309" calcext:value-type="float">
            <text:p>309,00</text:p>
          </table:table-cell>
          <table:table-cell table:style-name="ce326"/>
          <table:table-cell table:style-name="ce303"/>
          <table:table-cell table:style-name="ce303" table:formula="of:=[.G162]-[.D163]+[.E163]" office:value-type="float" office:value="1788" calcext:value-type="float">
            <text:p>1.78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1720" calcext:value-type="float">
            <text:p>1.720,00</text:p>
          </table:table-cell>
          <table:table-cell table:style-name="ce326"/>
          <table:table-cell table:style-name="ce303"/>
          <table:table-cell table:style-name="ce303" table:formula="of:=[.G163]-[.D164]+[.E164]" office:value-type="float" office:value="68" calcext:value-type="float">
            <text:p>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1-04-07" calcext:value-type="date">
            <text:p>07.04.2011</text:p>
          </table:table-cell>
          <table:table-cell table:style-name="ce249" office:value-type="string" calcext:value-type="string">
            <text:p>ELDEN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64]-[.D165]+[.E165]" office:value-type="float" office:value="-782" calcext:value-type="float">
            <text:p>-78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STAR – cizme</text:p>
          </table:table-cell>
          <table:table-cell table:style-name="ce303"/>
          <table:table-cell table:style-name="ce326" office:value-type="float" office:value="540" calcext:value-type="float">
            <text:p>540,00</text:p>
          </table:table-cell>
          <table:table-cell table:style-name="ce303"/>
          <table:table-cell table:style-name="ce303" table:formula="of:=[.G165]-[.D166]+[.E166]" office:value-type="float" office:value="-242" calcext:value-type="float">
            <text:p>-24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NAK TK</text:p>
          </table:table-cell>
          <table:table-cell table:style-name="ce303"/>
          <table:table-cell table:style-name="ce326" office:value-type="float" office:value="754" calcext:value-type="float">
            <text:p>754,00</text:p>
          </table:table-cell>
          <table:table-cell table:style-name="ce303"/>
          <table:table-cell table:style-name="ce303" table:formula="of:=[.G166]-[.D167]+[.E167]" office:value-type="float" office:value="512" calcext:value-type="float">
            <text:p>51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CI MUSTAFA</text:p>
          </table:table-cell>
          <table:table-cell table:style-name="ce303" office:value-type="float" office:value="140" calcext:value-type="float">
            <text:p>140,00</text:p>
          </table:table-cell>
          <table:table-cell table:style-name="ce326"/>
          <table:table-cell table:style-name="ce303"/>
          <table:table-cell table:style-name="ce303" table:formula="of:=[.G167]-[.D168]+[.E168]" office:value-type="float" office:value="372" calcext:value-type="float">
            <text:p>3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PEL MUAYENE</text:p>
          </table:table-cell>
          <table:table-cell table:style-name="ce303" office:value-type="float" office:value="220" calcext:value-type="float">
            <text:p>220,00</text:p>
          </table:table-cell>
          <table:table-cell table:style-name="ce326"/>
          <table:table-cell table:style-name="ce303"/>
          <table:table-cell table:style-name="ce303" table:formula="of:=[.G168]-[.D169]+[.E169]" office:value-type="float" office:value="152" calcext:value-type="float">
            <text:p>15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DV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69]-[.D170]+[.E170]" office:value-type="float" office:value="72" calcext:value-type="float">
            <text:p>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TIN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70]-[.D171]+[.E171]" office:value-type="float" office:value="572" calcext:value-type="float">
            <text:p>572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NİSAN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764" calcext:value-type="float">
            <text:p>764,00</text:p>
          </table:table-cell>
          <table:table-cell table:style-name="ce303"/>
          <table:table-cell table:style-name="ce303" table:formula="of:=[.G171]-[.D172]+[.E172]" office:value-type="float" office:value="1336" calcext:value-type="float">
            <text:p>1.33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ESİCİ TEX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172]-[.D173]+[.E173]" office:value-type="float" office:value="1216" calcext:value-type="float">
            <text:p>1.2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IZ KONT ÖDEME</text:p>
          </table:table-cell>
          <table:table-cell table:style-name="ce303"/>
          <table:table-cell table:style-name="ce326" office:value-type="float" office:value="708" calcext:value-type="float">
            <text:p>708,00</text:p>
          </table:table-cell>
          <table:table-cell table:style-name="ce303"/>
          <table:table-cell table:style-name="ce303" table:formula="of:=[.G173]-[.D174]+[.E174]" office:value-type="float" office:value="1924" calcext:value-type="float">
            <text:p>1.924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1-06-24" calcext:value-type="date">
            <text:p>24.06.2011</text:p>
          </table:table-cell>
          <table:table-cell table:style-name="ce249" office:value-type="string" calcext:value-type="string">
            <text:p>2 GL SLK BOYA ve mlzm</text:p>
          </table:table-cell>
          <table:table-cell table:style-name="ce303"/>
          <table:table-cell table:style-name="ce326" office:value-type="float" office:value="105" calcext:value-type="float">
            <text:p>105,00</text:p>
          </table:table-cell>
          <table:table-cell table:style-name="ce303"/>
          <table:table-cell table:style-name="ce303" table:formula="of:=[.G174]-[.D175]+[.E175]" office:value-type="float" office:value="2029" calcext:value-type="float">
            <text:p>2.02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OTER ALİ BALC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175]-[.D176]+[.E176]" office:value-type="float" office:value="5029" calcext:value-type="float">
            <text:p>5.02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SKENDİYER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76]-[.D177]+[.E177]" office:value-type="float" office:value="4429" calcext:value-type="float">
            <text:p>4.42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BALCI ELDEN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177]-[.D178]+[.E178]" office:value-type="float" office:value="3029" calcext:value-type="float">
            <text:p>3.02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.AĞS</text:p>
          </table:table-cell>
          <table:table-cell table:style-name="ce249" office:value-type="string" calcext:value-type="string">
            <text:p>KDV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178]-[.D179]+[.E179]" office:value-type="float" office:value="2805" calcext:value-type="float">
            <text:p>2.80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79]-[.D180]+[.E180]" office:value-type="float" office:value="2145" calcext:value-type="float">
            <text:p>2.14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OK SSK</text:p>
          </table:table-cell>
          <table:table-cell table:style-name="ce303" office:value-type="float" office:value="520" calcext:value-type="float">
            <text:p>520,00</text:p>
          </table:table-cell>
          <table:table-cell table:style-name="ce326"/>
          <table:table-cell table:style-name="ce303"/>
          <table:table-cell table:style-name="ce303" table:formula="of:=[.G180]-[.D181]+[.E181]" office:value-type="float" office:value="1625" calcext:value-type="float">
            <text:p>1.62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1-09-30" calcext:value-type="date">
            <text:p>30.09.2011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1]-[.D182]+[.E182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ÜNV MALZ</text:p>
          </table:table-cell>
          <table:table-cell table:style-name="ce303"/>
          <table:table-cell table:style-name="ce326" office:value-type="float" office:value="1082" calcext:value-type="float">
            <text:p>1.082,00</text:p>
          </table:table-cell>
          <table:table-cell table:style-name="ce303"/>
          <table:table-cell table:style-name="ce303" table:formula="of:=[.G182]-[.D183]+[.E183]" office:value-type="float" office:value="2467" calcext:value-type="float">
            <text:p>2.46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İM NAK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83]-[.D184]+[.E184]" office:value-type="float" office:value="1617" calcext:value-type="float">
            <text:p>1.61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ZAR HASAN TAŞ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184]-[.D185]+[.E185]" office:value-type="float" office:value="1117" calcext:value-type="float">
            <text:p>1.11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LOK <text:s/>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85]-[.D186]+[.E186]" office:value-type="float" office:value="457" calcext:value-type="float">
            <text:p>45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ZAR PARASI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186]-[.D187]+[.E187]" office:value-type="float" office:value="-243" calcext:value-type="float">
            <text:p>-24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1 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7]-[.D188]+[.E188]" office:value-type="float" office:value="-483" calcext:value-type="float">
            <text:p>-48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L EMLAK</text:p>
          </table:table-cell>
          <table:table-cell table:style-name="ce303" office:value-type="float" office:value="5020" calcext:value-type="float">
            <text:p>5.020,00</text:p>
          </table:table-cell>
          <table:table-cell table:style-name="ce326"/>
          <table:table-cell table:style-name="ce303"/>
          <table:table-cell table:style-name="ce303" table:formula="of:=[.G188]-[.D189]+[.E189]" office:value-type="float" office:value="-5503" calcext:value-type="float">
            <text:p>-5.50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1 AY</text:p>
          </table:table-cell>
          <table:table-cell table:style-name="ce249" office:value-type="string" calcext:value-type="string">
            <text:p>GEC VR</text:p>
          </table:table-cell>
          <table:table-cell table:style-name="ce303" office:value-type="float" office:value="97" calcext:value-type="float">
            <text:p>97,00</text:p>
          </table:table-cell>
          <table:table-cell table:style-name="ce326"/>
          <table:table-cell table:style-name="ce303"/>
          <table:table-cell table:style-name="ce303" table:formula="of:=[.G189]-[.D190]+[.E190]" office:value-type="float" office:value="-5600" calcext:value-type="float">
            <text:p>-5.60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90]-[.D191]+[.E191]" office:value-type="float" office:value="-6260" calcext:value-type="float">
            <text:p>-6.26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845" calcext:value-type="float">
            <text:p>845,00</text:p>
          </table:table-cell>
          <table:table-cell table:style-name="ce326"/>
          <table:table-cell table:style-name="ce303"/>
          <table:table-cell table:style-name="ce303" table:formula="of:=[.G191]-[.D192]+[.E192]" office:value-type="float" office:value="-7105" calcext:value-type="float">
            <text:p>-7.10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DĞ VERĞİ</text:p>
          </table:table-cell>
          <table:table-cell table:style-name="ce303" office:value-type="float" office:value="246" calcext:value-type="float">
            <text:p>246,00</text:p>
          </table:table-cell>
          <table:table-cell table:style-name="ce326"/>
          <table:table-cell table:style-name="ce303"/>
          <table:table-cell table:style-name="ce303" table:formula="of:=[.G192]-[.D193]+[.E193]" office:value-type="float" office:value="-7351" calcext:value-type="float">
            <text:p>-7.351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KREDİ 1-2-3-4-5-6 <text:s/>6-11. aylar 2375x6</text:p>
          </table:table-cell>
          <table:table-cell table:style-name="ce303"/>
          <table:table-cell table:style-name="ce326" office:value-type="float" office:value="14250" calcext:value-type="float">
            <text:p>14.250,00</text:p>
          </table:table-cell>
          <table:table-cell table:style-name="ce303"/>
          <table:table-cell table:style-name="ce303" table:formula="of:=[.G193]-[.D194]+[.E194]" office:value-type="float" office:value="6899" calcext:value-type="float">
            <text:p>6.89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<text:s/>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94]-[.D195]+[.E195]" office:value-type="float" office:value="6659" calcext:value-type="float">
            <text:p>6.65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İYE</text:p>
          </table:table-cell>
          <table:table-cell table:style-name="ce303" office:value-type="float" office:value="6" calcext:value-type="float">
            <text:p>6,00</text:p>
          </table:table-cell>
          <table:table-cell table:style-name="ce326"/>
          <table:table-cell table:style-name="ce303"/>
          <table:table-cell table:style-name="ce303" table:formula="of:=[.G195]-[.D196]+[.E196]" office:value-type="float" office:value="6653" calcext:value-type="float">
            <text:p>6.65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. ay</text:p>
          </table:table-cell>
          <table:table-cell table:style-name="ce249" office:value-type="string" calcext:value-type="string">
            <text:p>KREDİ 7</text:p>
          </table:table-cell>
          <table:table-cell table:style-name="ce303"/>
          <table:table-cell table:style-name="ce326" office:value-type="float" office:value="2375" calcext:value-type="float">
            <text:p>2.375,00</text:p>
          </table:table-cell>
          <table:table-cell table:style-name="ce303"/>
          <table:table-cell table:style-name="ce303" table:formula="of:=[.G196]-[.D197]+[.E197]" office:value-type="float" office:value="9028" calcext:value-type="float">
            <text:p>9.02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ÜNVERSİTE <text:s/>MALZ</text:p>
          </table:table-cell>
          <table:table-cell table:style-name="ce303" office:value-type="float" office:value="9600" calcext:value-type="float">
            <text:p>9.600,00</text:p>
          </table:table-cell>
          <table:table-cell table:style-name="ce326"/>
          <table:table-cell table:style-name="ce303"/>
          <table:table-cell table:style-name="ce303" table:formula="of:=[.G197]-[.D198]+[.E198]" office:value-type="float" office:value="-572" calcext:value-type="float">
            <text:p>-5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üs cankurt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98]-[.D199]+[.E199]" office:value-type="float" office:value="-772" calcext:value-type="float">
            <text:p>-7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eniz mak</text:p>
          </table:table-cell>
          <table:table-cell table:style-name="ce303" office:value-type="float" office:value="280" calcext:value-type="float">
            <text:p>280,00</text:p>
          </table:table-cell>
          <table:table-cell table:style-name="ce326"/>
          <table:table-cell table:style-name="ce303"/>
          <table:table-cell table:style-name="ce303" table:formula="of:=[.G199]-[.D200]+[.E200]" office:value-type="float" office:value="-1052" calcext:value-type="float">
            <text:p>-1.05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ru</text:p>
          </table:table-cell>
          <table:table-cell table:style-name="ce303" office:value-type="float" office:value="90" calcext:value-type="float">
            <text:p>90,00</text:p>
          </table:table-cell>
          <table:table-cell table:style-name="ce326"/>
          <table:table-cell table:style-name="ce303"/>
          <table:table-cell table:style-name="ce303" table:formula="of:=[.G200]-[.D201]+[.E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0" office:value-type="string" calcext:value-type="string">
            <text:p>2011 toplam doğuşun aldığı</text:p>
          </table:table-cell>
          <table:table-cell table:style-name="ce280" table:formula="of:=SUM([.D161:.D201])" office:value-type="float" office:value="29117" calcext:value-type="float">
            <text:p>29117</text:p>
          </table:table-cell>
          <table:table-cell table:style-name="ce293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1" office:value-type="string" calcext:value-type="string">
            <text:p>2011 toplam selaniğin aldığı </text:p>
          </table:table-cell>
          <table:table-cell table:style-name="ce281"/>
          <table:table-cell table:style-name="ce281" table:formula="of:=SUM([.E161:.E201])" office:value-type="float" office:value="24078" calcext:value-type="float">
            <text:p>24078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omb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05]-[.D206]+[.E206]" office:value-type="float" office:value="1858" calcext:value-type="float">
            <text:p>1.85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Ali Paşa Kira Bedeli</text:p>
          </table:table-cell>
          <table:table-cell table:style-name="ce303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326"/>
          <table:table-cell table:style-name="ce303"/>
          <table:table-cell table:style-name="ce303" table:formula="of:=[.G206]-[.D207]+[.E207]" office:value-type="float" office:value="-3143.38888888889" calcext:value-type="float">
            <text:p>-3.143,3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Lise Arkası Kira Bedeli</text:p>
          </table:table-cell>
          <table:table-cell table:style-name="ce303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326"/>
          <table:table-cell table:style-name="ce303"/>
          <table:table-cell table:style-name="ce303" table:formula="of:=[.G207]-[.D208]+[.E208]" office:value-type="float" office:value="-1684.09388888889" calcext:value-type="float">
            <text:p>-1.68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a balcı banka hesabından</text:p>
          </table:table-cell>
          <table:table-cell table:style-name="ce303" office:value-type="float" office:value="8750" calcext:value-type="float">
            <text:p>8.750,00</text:p>
          </table:table-cell>
          <table:table-cell table:style-name="ce326"/>
          <table:table-cell table:style-name="ce303"/>
          <table:table-cell table:style-name="ce303" table:formula="of:=[.G208]-[.D209]+[.E209]" office:value-type="float" office:value="-10434.0938888889" calcext:value-type="float">
            <text:p>-10.4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Sanayi acentalar kira bedeli</text:p>
          </table:table-cell>
          <table:table-cell table:style-name="ce303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326"/>
          <table:table-cell table:style-name="ce303"/>
          <table:table-cell table:style-name="ce303" table:formula="of:=[.G209]-[.D210]+[.E210]" office:value-type="float" office:value="-17934.0938888889" calcext:value-type="float">
            <text:p>-17.9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Hızarhane Depo kira bedeli</text:p>
          </table:table-cell>
          <table:table-cell table:style-name="ce303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210]-[.D211]+[.E211]" office:value-type="float" office:value="-22434.0938888889" calcext:value-type="float">
            <text:p>-22.4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Hızarhane yıkama kira bedeli</text:p>
          </table:table-cell>
          <table:table-cell table:style-name="ce303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326"/>
          <table:table-cell table:style-name="ce303"/>
          <table:table-cell table:style-name="ce303" table:formula="of:=[.G211]-[.D212]+[.E212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/>
          <table:table-cell table:style-name="ce303"/>
          <table:table-cell table:style-name="ce326"/>
          <table:table-cell table:style-name="ce303"/>
          <table:table-cell table:style-name="ce303" table:formula="of:=[.G212]-[.D213]+[.E213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2’y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3]-[.D214]+[.E214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1" office:value-type="date" office:date-value="2011-12-31" calcext:value-type="date">
            <text:p>31.12.2011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206:.D214])+[.D203]" office:value-type="float" office:value="60609.0938888889" calcext:value-type="float">
            <text:p>60.609,09</text:p>
          </table:table-cell>
          <table:table-cell table:style-name="ce327" table:formula="of:=SUM([.E206:.E214])+[.E204]" office:value-type="float" office:value="27078" calcext:value-type="float">
            <text:p>27.078,00</text:p>
          </table:table-cell>
          <table:table-cell table:style-name="ce304"/>
          <table:table-cell table:style-name="ce349" table:formula="of:=[.E216]-[.D216]" office:value-type="float" office:value="-33531.0938888889" calcext:value-type="float">
            <text:p>-33.531,09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2" calcext:value-type="float">
            <text:p>2012</text:p>
          </table:table-cell>
          <table:table-cell table:style-name="ce278" office:value-type="string" calcext:value-type="string">
            <text:p>2011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4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ali balcı kaloriferci</text:p>
          </table:table-cell>
          <table:table-cell table:style-name="ce303"/>
          <table:table-cell table:style-name="ce326" office:value-type="float" office:value="225" calcext:value-type="float">
            <text:p>225,00</text:p>
          </table:table-cell>
          <table:table-cell table:style-name="ce303"/>
          <table:table-cell table:style-name="ce303" table:formula="of:=[.G218]-[.D219]+[.E219]" office:value-type="float" office:value="-29409.0938888889" calcext:value-type="float">
            <text:p>-29.40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 ş.çırdaklı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219]-[.D220]+[.E220]" office:value-type="float" office:value="-28909.0938888889" calcext:value-type="float">
            <text:p>-28.90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zocam nakliye</text:p>
          </table:table-cell>
          <table:table-cell table:style-name="ce303" office:value-type="float" office:value="160" calcext:value-type="float">
            <text:p>160,00</text:p>
          </table:table-cell>
          <table:table-cell table:style-name="ce326"/>
          <table:table-cell table:style-name="ce303"/>
          <table:table-cell table:style-name="ce303" table:formula="of:=[.G220]-[.D221]+[.E221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redi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1]-[.D222]+[.E222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375*10=2375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2]-[.D223]+[.E223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375*1 = <text:s/>2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3]-[.D224]+[.E224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1* 375 = <text:s text:c="2"/>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4]-[.D225]+[.E225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oplam <text:s text:c="14"/>265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5]-[.D226]+[.E226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. ay</text:p>
          </table:table-cell>
          <table:table-cell table:style-name="ce249" office:value-type="string" calcext:value-type="string">
            <text:p>KREDİ 8-9-10-11</text:p>
          </table:table-cell>
          <table:table-cell table:style-name="ce303"/>
          <table:table-cell table:style-name="ce326" office:value-type="float" office:value="9500" calcext:value-type="float">
            <text:p>9.500,00</text:p>
          </table:table-cell>
          <table:table-cell table:style-name="ce303"/>
          <table:table-cell table:style-name="ce303" table:formula="of:=[.G226]-[.D227]+[.E227]" office:value-type="float" office:value="-19569.0938888889" calcext:value-type="float">
            <text:p>-19.5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redi 12</text:p>
          </table:table-cell>
          <table:table-cell table:style-name="ce303"/>
          <table:table-cell table:style-name="ce326" office:value-type="float" office:value="375" calcext:value-type="float">
            <text:p>375,00</text:p>
          </table:table-cell>
          <table:table-cell table:style-name="ce303"/>
          <table:table-cell table:style-name="ce303" table:formula="of:=[.G227]-[.D228]+[.E228]" office:value-type="float" office:value="-19194.0938888889" calcext:value-type="float">
            <text:p>-19.19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k kk atila</text:p>
          </table:table-cell>
          <table:table-cell table:style-name="ce303"/>
          <table:table-cell table:style-name="ce326" office:value-type="float" office:value="960" calcext:value-type="float">
            <text:p>960,00</text:p>
          </table:table-cell>
          <table:table-cell table:style-name="ce303"/>
          <table:table-cell table:style-name="ce303" table:formula="of:=[.G228]-[.D229]+[.E229]" office:value-type="float" office:value="-18234.0938888889" calcext:value-type="float">
            <text:p>-18.2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ygaz atila</text:p>
          </table:table-cell>
          <table:table-cell table:style-name="ce303"/>
          <table:table-cell table:style-name="ce326" office:value-type="float" office:value="168" calcext:value-type="float">
            <text:p>168,00</text:p>
          </table:table-cell>
          <table:table-cell table:style-name="ce303"/>
          <table:table-cell table:style-name="ce303" table:formula="of:=[.G229]-[.D230]+[.E230]" office:value-type="float" office:value="-18066.0938888889" calcext:value-type="float">
            <text:p>-18.06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ygaz ali</text:p>
          </table:table-cell>
          <table:table-cell table:style-name="ce303"/>
          <table:table-cell table:style-name="ce326" office:value-type="float" office:value="195" calcext:value-type="float">
            <text:p>195,00</text:p>
          </table:table-cell>
          <table:table-cell table:style-name="ce303"/>
          <table:table-cell table:style-name="ce303" table:formula="of:=[.G230]-[.D231]+[.E231]" office:value-type="float" office:value="-17871.0938888889" calcext:value-type="float">
            <text:p>-17.8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0-3-2012 çek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31]-[.D232]+[.E232]" office:value-type="float" office:value="-15871.0938888889" calcext:value-type="float">
            <text:p>-15.8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slan tic</text:p>
          </table:table-cell>
          <table:table-cell table:style-name="ce303" office:value-type="float" office:value="930" calcext:value-type="float">
            <text:p>930,00</text:p>
          </table:table-cell>
          <table:table-cell table:style-name="ce326"/>
          <table:table-cell table:style-name="ce303"/>
          <table:table-cell table:style-name="ce303" table:formula="of:=[.G232]-[.D233]+[.E233]" office:value-type="float" office:value="-16801.0938888889" calcext:value-type="float">
            <text:p>-16.8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ulusu tüp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233]-[.D234]+[.E234]" office:value-type="float" office:value="-17401.0938888889" calcext:value-type="float">
            <text:p>-17.4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ürkeller şenele ödeme</text:p>
          </table:table-cell>
          <table:table-cell table:style-name="ce303" office:value-type="float" office:value="5818" calcext:value-type="float">
            <text:p>5.818,00</text:p>
          </table:table-cell>
          <table:table-cell table:style-name="ce326"/>
          <table:table-cell table:style-name="ce303"/>
          <table:table-cell table:style-name="ce303" table:formula="of:=[.G234]-[.D235]+[.E235]" office:value-type="float" office:value="-23219.0938888889" calcext:value-type="float">
            <text:p>-23.21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yraktar cıvata şnl</text:p>
          </table:table-cell>
          <table:table-cell table:style-name="ce303" office:value-type="float" office:value="406" calcext:value-type="float">
            <text:p>406,00</text:p>
          </table:table-cell>
          <table:table-cell table:style-name="ce326"/>
          <table:table-cell table:style-name="ce303"/>
          <table:table-cell table:style-name="ce303" table:formula="of:=[.G235]-[.D236]+[.E236]" office:value-type="float" office:value="-23625.0938888889" calcext:value-type="float">
            <text:p>-23.6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cı yusuf şnl mrmr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236]-[.D237]+[.E237]" office:value-type="float" office:value="-24475.0938888889" calcext:value-type="float">
            <text:p>-24.47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37]-[.D238]+[.E238]" office:value-type="float" office:value="-24325.0938888889" calcext:value-type="float">
            <text:p>-24.3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238]-[.D239]+[.E239]" office:value-type="float" office:value="-24225.0938888889" calcext:value-type="float">
            <text:p>-24.2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yangın dolabı çağdaş</text:p>
          </table:table-cell>
          <table:table-cell table:style-name="ce303"/>
          <table:table-cell table:style-name="ce326" office:value-type="float" office:value="590" calcext:value-type="float">
            <text:p>590,00</text:p>
          </table:table-cell>
          <table:table-cell table:style-name="ce303"/>
          <table:table-cell table:style-name="ce303" table:formula="of:=[.G239]-[.D240]+[.E240]" office:value-type="float" office:value="-23635.0938888889" calcext:value-type="float">
            <text:p>-23.63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man işl havale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40]-[.D241]+[.E241]" office:value-type="float" office:value="-23235.0938888889" calcext:value-type="float">
            <text:p>-23.23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2-24" calcext:value-type="date">
            <text:p>24.02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41]-[.D242]+[.E242]" office:value-type="float" office:value="-20235.0938888889" calcext:value-type="float">
            <text:p>-20.23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oğuş emlak vergisi,</text:p>
          </table:table-cell>
          <table:table-cell table:style-name="ce303"/>
          <table:table-cell table:style-name="ce326" office:value-type="float" office:value="244" calcext:value-type="float">
            <text:p>244,00</text:p>
          </table:table-cell>
          <table:table-cell table:style-name="ce303"/>
          <table:table-cell table:style-name="ce303" table:formula="of:=[.G242]-[.D243]+[.E243]" office:value-type="float" office:value="-19991.0938888889" calcext:value-type="float">
            <text:p>-19.99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43]-[.D244]+[.E244]" office:value-type="float" office:value="-19841.0938888889" calcext:value-type="float">
            <text:p>-19.84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dan çek</text:p>
          </table:table-cell>
          <table:table-cell table:style-name="ce303" office:value-type="float" office:value="3400" calcext:value-type="float">
            <text:p>3.400,00</text:p>
          </table:table-cell>
          <table:table-cell table:style-name="ce326"/>
          <table:table-cell table:style-name="ce303"/>
          <table:table-cell table:style-name="ce303" table:formula="of:=[.G244]-[.D245]+[.E245]" office:value-type="float" office:value="-23241.0938888889" calcext:value-type="float">
            <text:p>-23.24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0" calcext:value-type="float">
            <text:p>2.500,00</text:p>
          </table:table-cell>
          <table:table-cell table:style-name="ce303"/>
          <table:table-cell table:style-name="ce303" table:formula="of:=[.G245]-[.D246]+[.E246]" office:value-type="float" office:value="-20741.0938888889" calcext:value-type="float">
            <text:p>-20.74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2-25" calcext:value-type="date">
            <text:p>25.02.2012</text:p>
          </table:table-cell>
          <table:table-cell table:style-name="ce249" office:value-type="string" calcext:value-type="string">
            <text:p>lokantacı ocak maaş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46]-[.D247]+[.E247]" office:value-type="float" office:value="-21041.0938888889" calcext:value-type="float">
            <text:p>-21.04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47]-[.D248]+[.E248]" office:value-type="float" office:value="-20741.0938888889" calcext:value-type="float">
            <text:p>-20.74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3-05" calcext:value-type="date">
            <text:p>05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248]-[.D249]+[.E249]" office:value-type="float" office:value="-20491.0938888889" calcext:value-type="float">
            <text:p>-20.49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550" calcext:value-type="float">
            <text:p>550,00</text:p>
          </table:table-cell>
          <table:table-cell table:style-name="ce303"/>
          <table:table-cell table:style-name="ce303" table:formula="of:=[.G249]-[.D250]+[.E250]" office:value-type="float" office:value="-19941.0938888889" calcext:value-type="float">
            <text:p>-19.94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0]-[.D251]+[.E251]" office:value-type="float" office:value="-20181.0938888889" calcext:value-type="float">
            <text:p>-20.18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07" calcext:value-type="date">
            <text:p>07.04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1]-[.D252]+[.E252]" office:value-type="float" office:value="-20421.0938888889" calcext:value-type="float">
            <text:p>-20.42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10" calcext:value-type="date">
            <text:p>10.04.2012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7085" calcext:value-type="float">
            <text:p>7.085,00</text:p>
          </table:table-cell>
          <table:table-cell table:style-name="ce303"/>
          <table:table-cell table:style-name="ce303" table:formula="of:=[.G252]-[.D253]+[.E253]" office:value-type="float" office:value="-13336.0938888889" calcext:value-type="float">
            <text:p>-13.33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11" calcext:value-type="date">
            <text:p>11.04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7500" calcext:value-type="float">
            <text:p>7.500,00</text:p>
          </table:table-cell>
          <table:table-cell table:style-name="ce303"/>
          <table:table-cell table:style-name="ce303" table:formula="of:=[.G253]-[.D254]+[.E254]" office:value-type="float" office:value="-5836.09388888889" calcext:value-type="float">
            <text:p>-5.83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lkbank tan atla</text:p>
          </table:table-cell>
          <table:table-cell table:style-name="ce303" office:value-type="float" office:value="975" calcext:value-type="float">
            <text:p>975,00</text:p>
          </table:table-cell>
          <table:table-cell table:style-name="ce326"/>
          <table:table-cell table:style-name="ce303"/>
          <table:table-cell table:style-name="ce303" table:formula="of:=[.G254]-[.D255]+[.E255]" office:value-type="float" office:value="-6811.09388888889" calcext:value-type="float">
            <text:p>-6.81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ömür parası öğrenci</text:p>
          </table:table-cell>
          <table:table-cell table:style-name="ce303"/>
          <table:table-cell table:style-name="ce326" office:value-type="float" office:value="495" calcext:value-type="float">
            <text:p>495,00</text:p>
          </table:table-cell>
          <table:table-cell table:style-name="ce303"/>
          <table:table-cell table:style-name="ce303" table:formula="of:=[.G255]-[.D256]+[.E256]" office:value-type="float" office:value="-6316.09388888889" calcext:value-type="float">
            <text:p>-6.31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cı ust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56]-[.D257]+[.E257]" office:value-type="float" office:value="-6016.09388888889" calcext:value-type="float">
            <text:p>-6.01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1482" calcext:value-type="float">
            <text:p>1.482,00</text:p>
          </table:table-cell>
          <table:table-cell table:style-name="ce303"/>
          <table:table-cell table:style-name="ce303" table:formula="of:=[.G257]-[.D258]+[.E258]" office:value-type="float" office:value="-4534.09388888889" calcext:value-type="float">
            <text:p>-4.5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735" calcext:value-type="float">
            <text:p>735,00</text:p>
          </table:table-cell>
          <table:table-cell table:style-name="ce303"/>
          <table:table-cell table:style-name="ce303" table:formula="of:=[.G258]-[.D259]+[.E259]" office:value-type="float" office:value="-3799.09388888889" calcext:value-type="float">
            <text:p>-3.79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ob san kredi a blcı</text:p>
          </table:table-cell>
          <table:table-cell table:style-name="ce303"/>
          <table:table-cell table:style-name="ce326" office:value-type="float" office:value="2048" calcext:value-type="float">
            <text:p>2.048,00</text:p>
          </table:table-cell>
          <table:table-cell table:style-name="ce303"/>
          <table:table-cell table:style-name="ce303" table:formula="of:=[.G259]-[.D260]+[.E260]" office:value-type="float" office:value="-1751.09388888889" calcext:value-type="float">
            <text:p>-1.75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260]-[.D261]+[.E261]" office:value-type="float" office:value="-751.093888888889" calcext:value-type="float">
            <text:p>-75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ziraat çek için şenel</text:p>
          </table:table-cell>
          <table:table-cell table:style-name="ce303" office:value-type="float" office:value="1150" calcext:value-type="float">
            <text:p>1.150,00</text:p>
          </table:table-cell>
          <table:table-cell table:style-name="ce326"/>
          <table:table-cell table:style-name="ce303"/>
          <table:table-cell table:style-name="ce303" table:formula="of:=[.G261]-[.D262]+[.E262]" office:value-type="float" office:value="-1901.09388888889" calcext:value-type="float">
            <text:p>-1.9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 20 ad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262]-[.D263]+[.E263]" office:value-type="float" office:value="-1861.09388888889" calcext:value-type="float">
            <text:p>-1.86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5-10" calcext:value-type="date">
            <text:p>10.05.2012</text:p>
          </table:table-cell>
          <table:table-cell table:style-name="ce249" office:value-type="string" calcext:value-type="string">
            <text:p>lokanta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3]-[.D264]+[.E264]" office:value-type="float" office:value="-2101.09388888889" calcext:value-type="float">
            <text:p>-2.1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264]-[.D265]+[.E265]" office:value-type="float" office:value="-2251.09388888889" calcext:value-type="float">
            <text:p>-2.25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65]-[.D266]+[.E266]" office:value-type="float" office:value="-2371.09388888889" calcext:value-type="float">
            <text:p>-2.3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rı tuğla şenel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66]-[.D267]+[.E267]" office:value-type="float" office:value="-2671.09388888889" calcext:value-type="float">
            <text:p>-2.6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evirgen şenel</text:p>
          </table:table-cell>
          <table:table-cell table:style-name="ce303" office:value-type="float" office:value="604" calcext:value-type="float">
            <text:p>604,00</text:p>
          </table:table-cell>
          <table:table-cell table:style-name="ce326"/>
          <table:table-cell table:style-name="ce303"/>
          <table:table-cell table:style-name="ce303" table:formula="of:=[.G267]-[.D268]+[.E268]" office:value-type="float" office:value="-3275.09388888889" calcext:value-type="float">
            <text:p>-3.27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6-22" calcext:value-type="date">
            <text:p>22.06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8]-[.D269]+[.E269]" office:value-type="float" office:value="-3515.09388888889" calcext:value-type="float">
            <text:p>-3.51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7-22" calcext:value-type="date">
            <text:p>22.07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9]-[.D270]+[.E270]" office:value-type="float" office:value="-3755.09388888889" calcext:value-type="float">
            <text:p>-3.75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eyz dergisi şenel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70]-[.D271]+[.E271]" office:value-type="float" office:value="-3875.09388888889" calcext:value-type="float">
            <text:p>-3.87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ap emin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71]-[.D272]+[.E272]" office:value-type="float" office:value="-6875.09388888889" calcext:value-type="float">
            <text:p>-6.87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inansbank kredi</text:p>
          </table:table-cell>
          <table:table-cell table:style-name="ce303"/>
          <table:table-cell table:style-name="ce326" office:value-type="float" office:value="3885" calcext:value-type="float">
            <text:p>3.885,00</text:p>
          </table:table-cell>
          <table:table-cell table:style-name="ce303"/>
          <table:table-cell table:style-name="ce303" table:formula="of:=[.G272]-[.D273]+[.E273]" office:value-type="float" office:value="-2990.09388888889" calcext:value-type="float">
            <text:p>-2.990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 ödene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73]-[.D274]+[.E274]" office:value-type="float" office:value="-3990.09388888889" calcext:value-type="float">
            <text:p>-3.990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ember demir</text:p>
          </table:table-cell>
          <table:table-cell table:style-name="ce303"/>
          <table:table-cell table:style-name="ce326" office:value-type="float" office:value="160" calcext:value-type="float">
            <text:p>160,00</text:p>
          </table:table-cell>
          <table:table-cell table:style-name="ce303"/>
          <table:table-cell table:style-name="ce303" table:formula="of:=[.G274]-[.D275]+[.E275]" office:value-type="float" office:value="-3830.09388888889" calcext:value-type="float">
            <text:p>-3.830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7-31" calcext:value-type="date">
            <text:p>31.07.2012</text:p>
          </table:table-cell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275]-[.D276]+[.E276]" office:value-type="float" office:value="169.906111111111" calcext:value-type="float">
            <text:p>169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8-15" calcext:value-type="date">
            <text:p>15.08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76]-[.D277]+[.E277]" office:value-type="float" office:value="-70.0938888888886" calcext:value-type="float">
            <text:p>-70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9-22" calcext:value-type="date">
            <text:p>22.09.2012</text:p>
          </table:table-cell>
          <table:table-cell table:style-name="ce249" office:value-type="string" calcext:value-type="string">
            <text:p>eldiven 12</text:p>
          </table:table-cell>
          <table:table-cell table:style-name="ce303"/>
          <table:table-cell table:style-name="ce326" office:value-type="float" office:value="24" calcext:value-type="float">
            <text:p>24,00</text:p>
          </table:table-cell>
          <table:table-cell table:style-name="ce303"/>
          <table:table-cell table:style-name="ce303" table:formula="of:=[.G277]-[.D278]+[.E278]" office:value-type="float" office:value="-46.0938888888886" calcext:value-type="float">
            <text:p>-4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9-26" calcext:value-type="date">
            <text:p>26.09.2012</text:p>
          </table:table-cell>
          <table:table-cell table:style-name="ce249" office:value-type="string" calcext:value-type="string">
            <text:p>pervin ev kredi</text:p>
          </table:table-cell>
          <table:table-cell table:style-name="ce303"/>
          <table:table-cell table:style-name="ce326" office:value-type="float" office:value="2050" calcext:value-type="float">
            <text:p>2.050,00</text:p>
          </table:table-cell>
          <table:table-cell table:style-name="ce303"/>
          <table:table-cell table:style-name="ce303" table:formula="of:=[.G278]-[.D279]+[.E279]" office:value-type="float" office:value="2003.90611111111" calcext:value-type="float">
            <text:p>2.0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279]-[.D280]+[.E280]" office:value-type="float" office:value="10003.9061111111" calcext:value-type="float">
            <text:p>10.0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200" calcext:value-type="float">
            <text:p>1.200,00</text:p>
          </table:table-cell>
          <table:table-cell table:style-name="ce303"/>
          <table:table-cell table:style-name="ce303" table:formula="of:=[.G280]-[.D281]+[.E281]" office:value-type="float" office:value="11203.9061111111" calcext:value-type="float">
            <text:p>11.2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Ş e havale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81]-[.D282]+[.E282]" office:value-type="float" office:value="13203.9061111111" calcext:value-type="float">
            <text:p>13.2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 e yata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82]-[.D283]+[.E283]" office:value-type="float" office:value="13603.9061111111" calcext:value-type="float">
            <text:p>13.6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 eft birleşim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283]-[.D284]+[.E284]" office:value-type="float" office:value="19603.9061111111" calcext:value-type="float">
            <text:p>19.60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0-05" calcext:value-type="date">
            <text:p>05.10.2012</text:p>
          </table:table-cell>
          <table:table-cell table:style-name="ce249" office:value-type="string" calcext:value-type="string">
            <text:p>melih işç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84]-[.D285]+[.E285]" office:value-type="float" office:value="19903.9061111111" calcext:value-type="float">
            <text:p>19.90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0-06" calcext:value-type="date">
            <text:p>06.10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85]-[.D286]+[.E286]" office:value-type="float" office:value="19663.9061111111" calcext:value-type="float">
            <text:p>19.66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zme 5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286]-[.D287]+[.E287]" office:value-type="float" office:value="19723.9061111111" calcext:value-type="float">
            <text:p>19.72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t 3</text:p>
          </table:table-cell>
          <table:table-cell table:style-name="ce303"/>
          <table:table-cell table:style-name="ce326" office:value-type="float" office:value="9" calcext:value-type="float">
            <text:p>9,00</text:p>
          </table:table-cell>
          <table:table-cell table:style-name="ce303"/>
          <table:table-cell table:style-name="ce303" table:formula="of:=[.G287]-[.D288]+[.E288]" office:value-type="float" office:value="19732.9061111111" calcext:value-type="float">
            <text:p>19.73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 24 ad</text:p>
          </table:table-cell>
          <table:table-cell table:style-name="ce303"/>
          <table:table-cell table:style-name="ce326" office:value-type="float" office:value="48" calcext:value-type="float">
            <text:p>48,00</text:p>
          </table:table-cell>
          <table:table-cell table:style-name="ce303"/>
          <table:table-cell table:style-name="ce303" table:formula="of:=[.G288]-[.D289]+[.E289]" office:value-type="float" office:value="19780.9061111111" calcext:value-type="float">
            <text:p>19.780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1-17" calcext:value-type="date">
            <text:p>17.11.2012</text:p>
          </table:table-cell>
          <table:table-cell table:style-name="ce249" office:value-type="string" calcext:value-type="string">
            <text:p>doğuş ggv</text:p>
          </table:table-cell>
          <table:table-cell table:style-name="ce303" office:value-type="float" office:value="197" calcext:value-type="float">
            <text:p>197,00</text:p>
          </table:table-cell>
          <table:table-cell table:style-name="ce326"/>
          <table:table-cell table:style-name="ce303"/>
          <table:table-cell table:style-name="ce303" table:formula="of:=[.G289]-[.D290]+[.E290]" office:value-type="float" office:value="19583.9061111111" calcext:value-type="float">
            <text:p>19.58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azova boy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290]-[.D291]+[.E291]" office:value-type="float" office:value="19353.9061111111" calcext:value-type="float">
            <text:p>19.35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1-14" calcext:value-type="date">
            <text:p>14.11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1]-[.D292]+[.E292]" office:value-type="float" office:value="19113.9061111111" calcext:value-type="float">
            <text:p>19.11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2-14" calcext:value-type="date">
            <text:p>14.12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2]-[.D293]+[.E293]" office:value-type="float" office:value="18873.9061111111" calcext:value-type="float">
            <text:p>18.87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 office:value-type="string" calcext:value-type="string">
            <text:p>İŞ kredi</text:p>
          </table:table-cell>
          <table:table-cell table:style-name="ce305" office:value-type="float" office:value="100000" calcext:value-type="float">
            <text:p>100.000,00</text:p>
          </table:table-cell>
          <table:table-cell table:style-name="ce329"/>
          <table:table-cell table:style-name="ce308"/>
          <table:table-cell table:style-name="ce303" table:formula="of:=[.G293]-[.D294]+[.E294]" office:value-type="float" office:value="-81126.093888888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409*36=122724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4]-[.D295]+[.E295]" office:value-type="float" office:value="-81126.093888888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17 kas 13 --- 17 ekim 2016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5]-[.D296]+[.E296]" office:value-type="float" office:value="-81126.093888888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0-29" calcext:value-type="date">
            <text:p>29.10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874" calcext:value-type="float">
            <text:p>874,00</text:p>
          </table:table-cell>
          <table:table-cell table:style-name="ce303"/>
          <table:table-cell table:style-name="ce303" table:formula="of:=[.G296]-[.D297]+[.E297]" office:value-type="float" office:value="-80252.0938888889" calcext:value-type="float">
            <text:p>-80.252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5452" calcext:value-type="float">
            <text:p>5.452,00</text:p>
          </table:table-cell>
          <table:table-cell table:style-name="ce303"/>
          <table:table-cell table:style-name="ce303" table:formula="of:=[.G297]-[.D298]+[.E298]" office:value-type="float" office:value="-74800.0938888889" calcext:value-type="float">
            <text:p>-74.800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1675" calcext:value-type="float">
            <text:p>1.675,00</text:p>
          </table:table-cell>
          <table:table-cell table:style-name="ce303"/>
          <table:table-cell table:style-name="ce303" table:formula="of:=[.G298]-[.D299]+[.E299]" office:value-type="float" office:value="-73125.0938888889" calcext:value-type="float">
            <text:p>-73.1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13000" calcext:value-type="float">
            <text:p>13.000,00</text:p>
          </table:table-cell>
          <table:table-cell table:style-name="ce303"/>
          <table:table-cell table:style-name="ce303" table:formula="of:=[.G299]-[.D300]+[.E300]" office:value-type="float" office:value="-60125.0938888889" calcext:value-type="float">
            <text:p>-60.1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27000" calcext:value-type="float">
            <text:p>27.000,00</text:p>
          </table:table-cell>
          <table:table-cell table:style-name="ce303"/>
          <table:table-cell table:style-name="ce303" table:formula="of:=[.G300]-[.D301]+[.E301]" office:value-type="float" office:value="-33125.0938888889" calcext:value-type="float">
            <text:p>-33.1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vergiler</text:p>
          </table:table-cell>
          <table:table-cell table:style-name="ce303"/>
          <table:table-cell table:style-name="ce326" office:value-type="float" office:value="2960" calcext:value-type="float">
            <text:p>2.960,00</text:p>
          </table:table-cell>
          <table:table-cell table:style-name="ce303"/>
          <table:table-cell table:style-name="ce303" table:formula="of:=[.G301]-[.D302]+[.E302]" office:value-type="float" office:value="-30165.0938888889" calcext:value-type="float">
            <text:p>-30.16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1-09" calcext:value-type="date">
            <text:p>09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02]-[.D303]+[.E303]" office:value-type="float" office:value="-28665.0938888889" calcext:value-type="float">
            <text:p>-28.66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1-12" calcext:value-type="date">
            <text:p>12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303]-[.D304]+[.E304]" office:value-type="float" office:value="-13665.0938888889" calcext:value-type="float">
            <text:p>-13.66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277" calcext:value-type="float">
            <text:p>4.277,00</text:p>
          </table:table-cell>
          <table:table-cell table:style-name="ce303"/>
          <table:table-cell table:style-name="ce303" table:formula="of:=[.G304]-[.D305]+[.E305]" office:value-type="float" office:value="-9388.09388888889" calcext:value-type="float">
            <text:p>-9.388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1-17" calcext:value-type="date">
            <text:p>17.11.2013</text:p>
          </table:table-cell>
          <table:table-cell table:style-name="ce249" office:value-type="string" calcext:value-type="string">
            <text:p>KREDİ 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05]-[.D306]+[.E306]" office:value-type="float" office:value="-5979.09388888889" calcext:value-type="float">
            <text:p>-5.97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306]-[.D307]+[.E307]" office:value-type="float" office:value="-5229.09388888889" calcext:value-type="float">
            <text:p>-5.22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07]-[.D308]+[.E308]" office:value-type="float" office:value="-5129.09388888889" calcext:value-type="float">
            <text:p>-5.12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DLİYE</text:p>
          </table:table-cell>
          <table:table-cell table:style-name="ce303"/>
          <table:table-cell table:style-name="ce326" office:value-type="float" office:value="700" calcext:value-type="float">
            <text:p>700,00</text:p>
          </table:table-cell>
          <table:table-cell table:style-name="ce303"/>
          <table:table-cell table:style-name="ce303" table:formula="of:=[.G308]-[.D309]+[.E309]" office:value-type="float" office:value="-4429.09388888889" calcext:value-type="float">
            <text:p>-4.429,09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 office:value-type="float" office:value="800" calcext:value-type="float">
            <text:p>800,00</text:p>
          </table:table-cell>
          <table:table-cell table:style-name="ce303"/>
          <table:table-cell table:style-name="ce303" table:formula="of:=[.G309]-[.D310]+[.E310]" office:value-type="float" office:value="-3629.09388888889" calcext:value-type="float">
            <text:p>-3.629,09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10]-[.D311]+[.E311]" office:value-type="float" office:value="-3609.09388888889" calcext:value-type="float">
            <text:p>-3.609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2-26" calcext:value-type="date">
            <text:p>26.12.2013</text:p>
          </table:table-cell>
          <table:table-cell table:style-name="ce249" office:value-type="string" calcext:value-type="string">
            <text:p>VERGİ</text:p>
          </table:table-cell>
          <table:table-cell table:style-name="ce303"/>
          <table:table-cell table:style-name="ce326" office:value-type="float" office:value="5003" calcext:value-type="float">
            <text:p>5.003,00</text:p>
          </table:table-cell>
          <table:table-cell table:style-name="ce303"/>
          <table:table-cell table:style-name="ce303" table:formula="of:=[.G311]-[.D312]+[.E312]" office:value-type="float" office:value="1393.90611111111" calcext:value-type="float">
            <text:p>1.39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12]-[.D313]+[.E313]" office:value-type="float" office:value="6393.90611111111" calcext:value-type="float">
            <text:p>6.39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2-27" calcext:value-type="date">
            <text:p>27.12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13]-[.D314]+[.E314]" office:value-type="float" office:value="10393.9061111111" calcext:value-type="float">
            <text:p>10.39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2-17" calcext:value-type="date">
            <text:p>17.12.2013</text:p>
          </table:table-cell>
          <table:table-cell table:style-name="ce249" office:value-type="string" calcext:value-type="string">
            <text:p>KREDİ 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14]-[.D315]+[.E315]" office:value-type="float" office:value="13802.9061111111" calcext:value-type="float">
            <text:p>13.802,91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2" office:value-type="string" calcext:value-type="string">
            <text:p>ara toplam</text:p>
          </table:table-cell>
          <table:table-cell table:style-name="ce282" table:formula="of:=SUM([.D219:.D316])" office:value-type="float" office:value="122470" calcext:value-type="float">
            <text:p>122470</text:p>
          </table:table-cell>
          <table:table-cell table:style-name="ce282" table:formula="of:=SUM([.E219:.E316])" office:value-type="float" office:value="165907" calcext:value-type="float">
            <text:p>165907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315]" office:value-type="float" office:value="13802.9061111111" calcext:value-type="float">
            <text:p>13.80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Sanayi acentalar kira bedeli</text:p>
          </table:table-cell>
          <table:table-cell table:style-name="ce303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326"/>
          <table:table-cell table:style-name="ce303"/>
          <table:table-cell table:style-name="ce303" table:formula="of:=[.G318]-[.D319]+[.E319]" office:value-type="float" office:value="5802.90611111111" calcext:value-type="float">
            <text:p>5.80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Hızarhane Depo kira bedeli</text:p>
          </table:table-cell>
          <table:table-cell table:style-name="ce303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326"/>
          <table:table-cell table:style-name="ce303"/>
          <table:table-cell table:style-name="ce303" table:formula="of:=[.G319]-[.D320]+[.E320]" office:value-type="float" office:value="802.906111111108" calcext:value-type="float">
            <text:p>80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Hızarhane yıkama kira bedeli</text:p>
          </table:table-cell>
          <table:table-cell table:style-name="ce303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326"/>
          <table:table-cell table:style-name="ce303"/>
          <table:table-cell table:style-name="ce303" table:formula="of:=[.G320]-[.D321]+[.E321]" office:value-type="float" office:value="-7097.09388888889" calcext:value-type="float">
            <text:p>-7.097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Lise Arkası Kira Bedeli</text:p>
          </table:table-cell>
          <table:table-cell table:style-name="ce303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326"/>
          <table:table-cell table:style-name="ce303"/>
          <table:table-cell table:style-name="ce303" table:formula="of:=[.G321]-[.D322]+[.E322]" office:value-type="float" office:value="-14062.1138888889" calcext:value-type="float">
            <text:p>-14.062,1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Ali Paşa Kira Bedeli</text:p>
          </table:table-cell>
          <table:table-cell table:style-name="ce303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326"/>
          <table:table-cell table:style-name="ce303"/>
          <table:table-cell table:style-name="ce303" table:formula="of:=[.G322]-[.D323]+[.E323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3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3]-[.D324]+[.E324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2-12-31" calcext:value-type="date">
            <text:p>31.12.2012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319:.D324])+[.D317]" office:value-type="float" office:value="155029.464444444" calcext:value-type="float">
            <text:p>155.029,46</text:p>
          </table:table-cell>
          <table:table-cell table:style-name="ce327" table:formula="of:=SUM([.E319:.E324])+[.E317]" office:value-type="float" office:value="165907" calcext:value-type="float">
            <text:p>165.907,00</text:p>
          </table:table-cell>
          <table:table-cell table:style-name="ce304"/>
          <table:table-cell table:style-name="ce349" table:formula="of:=[.E326]-[.D326]" office:value-type="float" office:value="10877.5355555555" calcext:value-type="float">
            <text:p>10.877,54</text:p>
          </table:table-cell>
          <table:table-cell table:number-columns-repeated="1016"/>
        </table:table-row>
        <table:table-row table:style-name="ro11">
          <table:table-cell/>
          <table:table-cell table:style-name="ce251"/>
          <table:table-cell table:style-name="ce279"/>
          <table:table-cell table:style-name="ce304"/>
          <table:table-cell table:style-name="ce327"/>
          <table:table-cell table:style-name="ce304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4" office:value-type="date" office:date-value="2011-10-05" calcext:value-type="date">
            <text:p>05.10.2011</text:p>
          </table:table-cell>
          <table:table-cell table:style-name="ce283" office:value-type="string" calcext:value-type="string">
            <text:p>işe yatan</text:p>
          </table:table-cell>
          <table:table-cell table:style-name="ce306"/>
          <table:table-cell table:style-name="ce330" office:value-type="float" office:value="30000" calcext:value-type="float">
            <text:p>30.000,00</text:p>
          </table:table-cell>
          <table:table-cell table:style-name="ce306"/>
          <table:table-cell table:style-name="ce351" table:formula="of:=[.E328]" office:value-type="float" office:value="30000" calcext:value-type="float">
            <text:p>30.000,00</text:p>
          </table:table-cell>
          <table:table-cell table:number-columns-repeated="1016"/>
        </table:table-row>
        <table:table-row table:style-name="ro11">
          <table:table-cell/>
          <table:table-cell table:style-name="ce255" office:value-type="date" office:date-value="2011-10-05" calcext:value-type="date">
            <text:p>05.10.2011</text:p>
          </table:table-cell>
          <table:table-cell table:style-name="ce284" office:value-type="string" calcext:value-type="string">
            <text:p>işe yatan</text:p>
          </table:table-cell>
          <table:table-cell table:style-name="ce301"/>
          <table:table-cell table:style-name="ce331" office:value-type="float" office:value="25000" calcext:value-type="float">
            <text:p>25.000,00</text:p>
          </table:table-cell>
          <table:table-cell table:style-name="ce301"/>
          <table:table-cell table:style-name="ce352" table:formula="of:=[.G328]+[.E329]" office:value-type="float" office:value="55000" calcext:value-type="float">
            <text:p>55.000,00</text:p>
          </table:table-cell>
          <table:table-cell table:number-columns-repeated="1016"/>
        </table:table-row>
        <table:table-row table:style-name="ro11">
          <table:table-cell/>
          <table:table-cell table:style-name="ce255" office:value-type="date" office:date-value="2012-11-23" calcext:value-type="date">
            <text:p>23.11.2012</text:p>
          </table:table-cell>
          <table:table-cell table:style-name="ce284" office:value-type="string" calcext:value-type="string">
            <text:p>hesaba akt</text:p>
          </table:table-cell>
          <table:table-cell table:style-name="ce301"/>
          <table:table-cell table:style-name="ce331" office:value-type="float" office:value="-7000" calcext:value-type="float">
            <text:p>-7.000,00</text:p>
          </table:table-cell>
          <table:table-cell table:style-name="ce301"/>
          <table:table-cell table:style-name="ce352" table:formula="of:=[.G329]+[.E330]" office:value-type="float" office:value="48000" calcext:value-type="float">
            <text:p>48.000,00</text:p>
          </table:table-cell>
          <table:table-cell table:number-columns-repeated="1016"/>
        </table:table-row>
        <table:table-row table:style-name="ro11">
          <table:table-cell/>
          <table:table-cell table:style-name="ce255"/>
          <table:table-cell table:style-name="ce284" office:value-type="string" calcext:value-type="string">
            <text:p>hesaba yat</text:p>
          </table:table-cell>
          <table:table-cell table:style-name="ce301"/>
          <table:table-cell table:style-name="ce331" office:value-type="float" office:value="-500" calcext:value-type="float">
            <text:p>-500,00</text:p>
          </table:table-cell>
          <table:table-cell table:style-name="ce301"/>
          <table:table-cell table:style-name="ce352" table:formula="of:=[.G330]+[.E331]" office:value-type="float" office:value="47500" calcext:value-type="float">
            <text:p>47.500,00</text:p>
          </table:table-cell>
          <table:table-cell table:number-columns-repeated="1016"/>
        </table:table-row>
        <table:table-row table:style-name="ro11">
          <table:table-cell/>
          <table:table-cell table:style-name="ce255"/>
          <table:table-cell table:style-name="ce284" office:value-type="string" calcext:value-type="string">
            <text:p>nakit ver</text:p>
          </table:table-cell>
          <table:table-cell table:style-name="ce301"/>
          <table:table-cell table:style-name="ce331" office:value-type="float" office:value="-18000" calcext:value-type="float">
            <text:p>-18.000,00</text:p>
          </table:table-cell>
          <table:table-cell table:style-name="ce301"/>
          <table:table-cell table:style-name="ce352" table:formula="of:=[.G331]+[.E332]" office:value-type="float" office:value="29500" calcext:value-type="float">
            <text:p>29.500,00</text:p>
          </table:table-cell>
          <table:table-cell table:number-columns-repeated="1016"/>
        </table:table-row>
        <table:table-row table:style-name="ro11">
          <table:table-cell/>
          <table:table-cell table:style-name="ce255" office:value-type="date" office:date-value="2012-01-04" calcext:value-type="date">
            <text:p>04.01.2012</text:p>
          </table:table-cell>
          <table:table-cell table:style-name="ce284" office:value-type="string" calcext:value-type="string">
            <text:p>teminat için</text:p>
          </table:table-cell>
          <table:table-cell table:style-name="ce301"/>
          <table:table-cell table:style-name="ce331" office:value-type="float" office:value="-12000" calcext:value-type="float">
            <text:p>-12.000,00</text:p>
          </table:table-cell>
          <table:table-cell table:style-name="ce301"/>
          <table:table-cell table:style-name="ce352" table:formula="of:=[.G332]+[.E333]" office:value-type="float" office:value="17500" calcext:value-type="float">
            <text:p>17.500,00</text:p>
          </table:table-cell>
          <table:table-cell table:number-columns-repeated="1016"/>
        </table:table-row>
        <table:table-row table:style-name="ro11">
          <table:table-cell/>
          <table:table-cell table:style-name="ce256" office:value-type="date" office:date-value="2012-01-09" calcext:value-type="date">
            <text:p>09.01.2012</text:p>
          </table:table-cell>
          <table:table-cell table:style-name="ce285" office:value-type="string" calcext:value-type="string">
            <text:p>Nk 3000 3000 11500</text:p>
          </table:table-cell>
          <table:table-cell table:style-name="ce307"/>
          <table:table-cell table:style-name="ce332" office:value-type="float" office:value="-17500" calcext:value-type="float">
            <text:p>-17.500,00</text:p>
          </table:table-cell>
          <table:table-cell table:style-name="ce307"/>
          <table:table-cell table:style-name="ce353" table:formula="of:=[.G333]+[.E334]" office:value-type="float" office:value="0" calcext:value-type="float">
            <text:p>0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3" calcext:value-type="float">
            <text:p>2013</text:p>
          </table:table-cell>
          <table:table-cell table:style-name="ce278" office:value-type="string" calcext:value-type="string">
            <text:p>2012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4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1-17" calcext:value-type="date">
            <text:p>17.01.2013</text:p>
          </table:table-cell>
          <table:table-cell table:style-name="ce249" office:value-type="string" calcext:value-type="string">
            <text:p>KREDİ 3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36]-[.D337]+[.E337]" office:value-type="float" office:value="-15347.5583333333" calcext:value-type="float">
            <text:p>-15.34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çıpan</text:p>
          </table:table-cell>
          <table:table-cell table:style-name="ce303"/>
          <table:table-cell table:style-name="ce326" office:value-type="float" office:value="110" calcext:value-type="float">
            <text:p>110,00</text:p>
          </table:table-cell>
          <table:table-cell table:style-name="ce303"/>
          <table:table-cell table:style-name="ce303" table:formula="of:=[.G337]-[.D338]+[.E338]" office:value-type="float" office:value="-15237.5583333333" calcext:value-type="float">
            <text:p>-15.23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vida</text:p>
          </table:table-cell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38]-[.D339]+[.E339]" office:value-type="float" office:value="-15217.5583333333" calcext:value-type="float">
            <text:p>-15.21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ile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339]-[.D340]+[.E340]" office:value-type="float" office:value="-15177.5583333333" calcext:value-type="float">
            <text:p>-15.17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eri eldiven 12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340]-[.D341]+[.E341]" office:value-type="float" office:value="-15117.5583333333" calcext:value-type="float">
            <text:p>-15.11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 arabası 2</text:p>
          </table:table-cell>
          <table:table-cell table:style-name="ce303"/>
          <table:table-cell table:style-name="ce326" office:value-type="float" office:value="90" calcext:value-type="float">
            <text:p>90,00</text:p>
          </table:table-cell>
          <table:table-cell table:style-name="ce303"/>
          <table:table-cell table:style-name="ce303" table:formula="of:=[.G341]-[.D342]+[.E342]" office:value-type="float" office:value="-15027.5583333333" calcext:value-type="float">
            <text:p>-15.02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patula 2</text:p>
          </table:table-cell>
          <table:table-cell table:style-name="ce303"/>
          <table:table-cell table:style-name="ce326" office:value-type="float" office:value="4" calcext:value-type="float">
            <text:p>4,00</text:p>
          </table:table-cell>
          <table:table-cell table:style-name="ce303"/>
          <table:table-cell table:style-name="ce303" table:formula="of:=[.G342]-[.D343]+[.E343]" office:value-type="float" office:value="-15023.5583333333" calcext:value-type="float">
            <text:p>-15.023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lhami haykır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43]-[.D344]+[.E344]" office:value-type="float" office:value="-14723.5583333333" calcext:value-type="float">
            <text:p>-14.723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4]-[.D345]+[.E345]" office:value-type="float" office:value="-4723.55833333333" calcext:value-type="float">
            <text:p>-4.723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6600" calcext:value-type="float">
            <text:p>6.600,00</text:p>
          </table:table-cell>
          <table:table-cell table:style-name="ce303"/>
          <table:table-cell table:style-name="ce303" table:formula="of:=[.G345]-[.D346]+[.E346]" office:value-type="float" office:value="1876.44166666667" calcext:value-type="float">
            <text:p>1.87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2-17" calcext:value-type="date">
            <text:p>17.02.2013</text:p>
          </table:table-cell>
          <table:table-cell table:style-name="ce249" office:value-type="string" calcext:value-type="string">
            <text:p>KREDİ 4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6]-[.D347]+[.E347]" office:value-type="float" office:value="5285.44166666667" calcext:value-type="float">
            <text:p>5.28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47]-[.D348]+[.E348]" office:value-type="float" office:value="11285.4416666667" calcext:value-type="float">
            <text:p>11.285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17" calcext:value-type="date">
            <text:p>17.03.2013</text:p>
          </table:table-cell>
          <table:table-cell table:style-name="ce249" office:value-type="string" calcext:value-type="string">
            <text:p>KREDİ 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8]-[.D349]+[.E349]" office:value-type="float" office:value="14694.4416666667" calcext:value-type="float">
            <text:p>14.694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16" calcext:value-type="date">
            <text:p>16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9]-[.D350]+[.E350]" office:value-type="float" office:value="24694.4416666667" calcext:value-type="float">
            <text:p>24.694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19" calcext:value-type="date">
            <text:p>19.03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402" calcext:value-type="float">
            <text:p>4.402,00</text:p>
          </table:table-cell>
          <table:table-cell table:style-name="ce303"/>
          <table:table-cell table:style-name="ce303" table:formula="of:=[.G350]-[.D351]+[.E351]" office:value-type="float" office:value="29096.4416666667" calcext:value-type="float">
            <text:p>29.096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2200" calcext:value-type="float">
            <text:p>2.200,00</text:p>
          </table:table-cell>
          <table:table-cell table:style-name="ce303"/>
          <table:table-cell table:style-name="ce303" table:formula="of:=[.G351]-[.D352]+[.E352]" office:value-type="float" office:value="31296.4416666667" calcext:value-type="float">
            <text:p>31.2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23" calcext:value-type="date">
            <text:p>23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2]-[.D353]+[.E353]" office:value-type="float" office:value="32296.4416666667" calcext:value-type="float">
            <text:p>32.2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29" calcext:value-type="date">
            <text:p>29.03.2013</text:p>
          </table:table-cell>
          <table:table-cell table:style-name="ce249" office:value-type="string" calcext:value-type="string">
            <text:p>nakit ali balcıya çek iad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53]-[.D354]+[.E354]" office:value-type="float" office:value="36296.4416666667" calcext:value-type="float">
            <text:p>36.296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0-3 fevzi deniz ç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54]-[.D355]+[.E355]" office:value-type="float" office:value="32296.4416666667" calcext:value-type="float">
            <text:p>32.296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iade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355]-[.D356]+[.E356]" office:value-type="float" office:value="30296.4416666667" calcext:value-type="float">
            <text:p>30.2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nakit mustafaya</text:p>
          </table:table-cell>
          <table:table-cell table:style-name="ce303"/>
          <table:table-cell table:style-name="ce326" office:value-type="float" office:value="3500" calcext:value-type="float">
            <text:p>3.500,00</text:p>
          </table:table-cell>
          <table:table-cell table:style-name="ce303"/>
          <table:table-cell table:style-name="ce303" table:formula="of:=[.G356]-[.D357]+[.E357]" office:value-type="float" office:value="33796.4416666667" calcext:value-type="float">
            <text:p>33.7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işe yatan kredi faizi</text:p>
          </table:table-cell>
          <table:table-cell table:style-name="ce303"/>
          <table:table-cell table:style-name="ce326" office:value-type="float" office:value="3105" calcext:value-type="float">
            <text:p>3.105,00</text:p>
          </table:table-cell>
          <table:table-cell table:style-name="ce303"/>
          <table:table-cell table:style-name="ce303" table:formula="of:=[.G357]-[.D358]+[.E358]" office:value-type="float" office:value="36901.4416666667" calcext:value-type="float">
            <text:p>36.9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8" calcext:value-type="date">
            <text:p>08.04.2013</text:p>
          </table:table-cell>
          <table:table-cell table:style-name="ce249" office:value-type="string" calcext:value-type="string">
            <text:p>atila balcı 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58]-[.D359]+[.E359]" office:value-type="float" office:value="37201.4416666667" calcext:value-type="float">
            <text:p>37.2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a işçi içi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9]-[.D360]+[.E360]" office:value-type="float" office:value="38201.4416666667" calcext:value-type="float">
            <text:p>38.2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11" calcext:value-type="date">
            <text:p>11.04.2013</text:p>
          </table:table-cell>
          <table:table-cell table:style-name="ce249" office:value-type="string" calcext:value-type="string">
            <text:p>işe yatan</text:p>
          </table:table-cell>
          <table:table-cell table:style-name="ce303" office:value-type="float" office:value="15000" calcext:value-type="float">
            <text:p>15.000,00</text:p>
          </table:table-cell>
          <table:table-cell table:style-name="ce326"/>
          <table:table-cell table:style-name="ce303"/>
          <table:table-cell table:style-name="ce303" table:formula="of:=[.G360]-[.D361]+[.E361]" office:value-type="float" office:value="23201.4416666667" calcext:value-type="float">
            <text:p>23.2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ad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361]-[.D362]+[.E362]" office:value-type="float" office:value="22201.4416666667" calcext:value-type="float">
            <text:p>22.2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 nkt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62]-[.D363]+[.E363]" office:value-type="float" office:value="22301.4416666667" calcext:value-type="float">
            <text:p>22.3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30" calcext:value-type="date">
            <text:p>30.04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63]-[.D364]+[.E364]" office:value-type="float" office:value="2301.44166666667" calcext:value-type="float">
            <text:p>2.3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e yatan a balcı hesabın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64]-[.D365]+[.E365]" office:value-type="float" office:value="7301.44166666667" calcext:value-type="float">
            <text:p>7.3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yide elden veril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5]-[.D366]+[.E366]" office:value-type="float" office:value="8301.44166666667" calcext:value-type="float">
            <text:p>8.3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17" calcext:value-type="date">
            <text:p>17.04.2013</text:p>
          </table:table-cell>
          <table:table-cell table:style-name="ce249" office:value-type="string" calcext:value-type="string">
            <text:p>KREDİ 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66]-[.D367]+[.E367]" office:value-type="float" office:value="11710.4416666667" calcext:value-type="float">
            <text:p>11.710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azan nakl serkan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67]-[.D368]+[.E368]" office:value-type="float" office:value="11460.4416666667" calcext:value-type="float">
            <text:p>11.46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19" calcext:value-type="date">
            <text:p>19.04.2013</text:p>
          </table:table-cell>
          <table:table-cell table:style-name="ce249" office:value-type="string" calcext:value-type="string">
            <text:p>brleşim mad.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68]-[.D369]+[.E369]" office:value-type="float" office:value="17460.4416666667" calcext:value-type="float">
            <text:p>17.46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9" calcext:value-type="date">
            <text:p>09.04.2013</text:p>
          </table:table-cell>
          <table:table-cell table:style-name="ce249" office:value-type="string" calcext:value-type="string">
            <text:p>seramik nakliye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369]-[.D370]+[.E370]" office:value-type="float" office:value="17260.4416666667" calcext:value-type="float">
            <text:p>17.260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 10 ad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370]-[.D371]+[.E371]" office:value-type="float" office:value="17290.4416666667" calcext:value-type="float">
            <text:p>17.29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5-17" calcext:value-type="date">
            <text:p>17.05.2013</text:p>
          </table:table-cell>
          <table:table-cell table:style-name="ce249" office:value-type="string" calcext:value-type="string">
            <text:p>KREDİ 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1]-[.D372]+[.E372]" office:value-type="float" office:value="20699.4416666667" calcext:value-type="float">
            <text:p>20.69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vi su mlz</text:p>
          </table:table-cell>
          <table:table-cell table:style-name="ce303"/>
          <table:table-cell table:style-name="ce326" office:value-type="float" office:value="18" calcext:value-type="float">
            <text:p>18,00</text:p>
          </table:table-cell>
          <table:table-cell table:style-name="ce303"/>
          <table:table-cell table:style-name="ce303" table:formula="of:=[.G372]-[.D373]+[.E373]" office:value-type="float" office:value="20717.4416666667" calcext:value-type="float">
            <text:p>20.71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5-31" calcext:value-type="date">
            <text:p>31.05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73]-[.D374]+[.E374]" office:value-type="float" office:value="717.441666666666" calcext:value-type="float">
            <text:p>71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6-17" calcext:value-type="date">
            <text:p>17.06.2013</text:p>
          </table:table-cell>
          <table:table-cell table:style-name="ce249" office:value-type="string" calcext:value-type="string">
            <text:p>KREDİ 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4]-[.D375]+[.E375]" office:value-type="float" office:value="4126.44166666667" calcext:value-type="float">
            <text:p>4.12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1-6</text:p>
          </table:table-cell>
          <table:table-cell table:style-name="ce249" office:value-type="string" calcext:value-type="string">
            <text:p>sanayi dükkan kirası burhan</text:p>
          </table:table-cell>
          <table:table-cell table:style-name="ce303"/>
          <table:table-cell table:style-name="ce326" office:value-type="float" office:value="8500" calcext:value-type="float">
            <text:p>8.500,00</text:p>
          </table:table-cell>
          <table:table-cell table:style-name="ce303"/>
          <table:table-cell table:style-name="ce303" table:formula="of:=[.G375]-[.D376]+[.E376]" office:value-type="float" office:value="12626.4416666667" calcext:value-type="float">
            <text:p>12.62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7-17" calcext:value-type="date">
            <text:p>17.07.2013</text:p>
          </table:table-cell>
          <table:table-cell table:style-name="ce249" office:value-type="string" calcext:value-type="string">
            <text:p>KREDİ 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6]-[.D377]+[.E377]" office:value-type="float" office:value="16035.4416666667" calcext:value-type="float">
            <text:p>16.03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0-7 çek</text:p>
          </table:table-cell>
          <table:table-cell table:style-name="ce303" office:value-type="float" office:value="8495" calcext:value-type="float">
            <text:p>8.495,00</text:p>
          </table:table-cell>
          <table:table-cell table:style-name="ce326"/>
          <table:table-cell table:style-name="ce303"/>
          <table:table-cell table:style-name="ce303" table:formula="of:=[.G377]-[.D378]+[.E378]" office:value-type="float" office:value="7540.44166666667" calcext:value-type="float">
            <text:p>7.54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8-17" calcext:value-type="date">
            <text:p>17.08.2013</text:p>
          </table:table-cell>
          <table:table-cell table:style-name="ce249" office:value-type="string" calcext:value-type="string">
            <text:p>KREDİ 1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8]-[.D379]+[.E379]" office:value-type="float" office:value="10949.4416666667" calcext:value-type="float">
            <text:p>10.949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8-30" calcext:value-type="date">
            <text:p>30.08.2013</text:p>
          </table:table-cell>
          <table:table-cell table:style-name="ce249" office:value-type="string" calcext:value-type="string">
            <text:p>KİREMİT İÇİN</text:p>
          </table:table-cell>
          <table:table-cell table:style-name="ce303" office:value-type="float" office:value="4300" calcext:value-type="float">
            <text:p>4.300,00</text:p>
          </table:table-cell>
          <table:table-cell table:style-name="ce326"/>
          <table:table-cell table:style-name="ce303"/>
          <table:table-cell table:style-name="ce303" table:formula="of:=[.G379]-[.D380]+[.E380]" office:value-type="float" office:value="6649.44166666667" calcext:value-type="float">
            <text:p>6.64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ORUM TURGUT NAKL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80]-[.D381]+[.E381]" office:value-type="float" office:value="8149.44166666667" calcext:value-type="float">
            <text:p>8.14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381]-[.D382]+[.E382]" office:value-type="float" office:value="7489.44166666667" calcext:value-type="float">
            <text:p>7.48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382]-[.D383]+[.E383]" office:value-type="float" office:value="6889.44166666667" calcext:value-type="float">
            <text:p>6.889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9-17" calcext:value-type="date">
            <text:p>17.09.2013</text:p>
          </table:table-cell>
          <table:table-cell table:style-name="ce249" office:value-type="string" calcext:value-type="string">
            <text:p>KREDİ 1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3]-[.D384]+[.E384]" office:value-type="float" office:value="10298.4416666667" calcext:value-type="float">
            <text:p>10.298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ise arkası kira çek ahmet çalışkan</text:p>
          </table:table-cell>
          <table:table-cell table:style-name="ce303"/>
          <table:table-cell table:style-name="ce326" office:value-type="float" office:value="18700" calcext:value-type="float">
            <text:p>18.700,00</text:p>
          </table:table-cell>
          <table:table-cell table:style-name="ce303"/>
          <table:table-cell table:style-name="ce303" table:formula="of:=[.G384]-[.D385]+[.E385]" office:value-type="float" office:value="28998.4416666667" calcext:value-type="float">
            <text:p>28.998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0-17" calcext:value-type="date">
            <text:p>17.10.2013</text:p>
          </table:table-cell>
          <table:table-cell table:style-name="ce249" office:value-type="string" calcext:value-type="string">
            <text:p>KREDİ 1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5]-[.D386]+[.E386]" office:value-type="float" office:value="32407.4416666667" calcext:value-type="float">
            <text:p>32.40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23" calcext:value-type="date">
            <text:p>23.10.2014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86]-[.D387]+[.E387]" office:value-type="float" office:value="32527.4416666667" calcext:value-type="float">
            <text:p>32.5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t okulu 6000 kiremit</text:p>
          </table:table-cell>
          <table:table-cell table:style-name="ce303"/>
          <table:table-cell table:style-name="ce326" office:value-type="float" office:value="3600" calcext:value-type="float">
            <text:p>3.600,00</text:p>
          </table:table-cell>
          <table:table-cell table:style-name="ce303"/>
          <table:table-cell table:style-name="ce303" table:formula="of:=[.G387]-[.D388]+[.E388]" office:value-type="float" office:value="36127.4416666667" calcext:value-type="float">
            <text:p>36.1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t okulu 1000 mahya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388]-[.D389]+[.E389]" office:value-type="float" office:value="36727.4416666667" calcext:value-type="float">
            <text:p>36.7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ğlık meslek 3000 kiremit</text:p>
          </table:table-cell>
          <table:table-cell table:style-name="ce303"/>
          <table:table-cell table:style-name="ce326" office:value-type="float" office:value="1800" calcext:value-type="float">
            <text:p>1.800,00</text:p>
          </table:table-cell>
          <table:table-cell table:style-name="ce303"/>
          <table:table-cell table:style-name="ce303" table:formula="of:=[.G389]-[.D390]+[.E390]" office:value-type="float" office:value="38527.4416666667" calcext:value-type="float">
            <text:p>38.5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orum tokat kiremit nakli 3 sefer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390]-[.D391]+[.E391]" office:value-type="float" office:value="35527.4416666667" calcext:value-type="float">
            <text:p>35.5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teoroloji hesap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91]-[.D392]+[.E392]" office:value-type="float" office:value="35647.4416666667" calcext:value-type="float">
            <text:p>35.64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ufuk elektrik</text:p>
          </table:table-cell>
          <table:table-cell table:style-name="ce303"/>
          <table:table-cell table:style-name="ce326" office:value-type="float" office:value="180" calcext:value-type="float">
            <text:p>180,00</text:p>
          </table:table-cell>
          <table:table-cell table:style-name="ce303"/>
          <table:table-cell table:style-name="ce303" table:formula="of:=[.G392]-[.D393]+[.E393]" office:value-type="float" office:value="35827.4416666667" calcext:value-type="float">
            <text:p>35.8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aytoncuoğlu</text:p>
          </table:table-cell>
          <table:table-cell table:style-name="ce303"/>
          <table:table-cell table:style-name="ce326" office:value-type="float" office:value="190" calcext:value-type="float">
            <text:p>190,00</text:p>
          </table:table-cell>
          <table:table-cell table:style-name="ce303"/>
          <table:table-cell table:style-name="ce303" table:formula="of:=[.G393]-[.D394]+[.E394]" office:value-type="float" office:value="36017.4416666667" calcext:value-type="float">
            <text:p>36.01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11-12-13-14. TAKSİT</text:p>
          </table:table-cell>
          <table:table-cell table:style-name="ce303"/>
          <table:table-cell table:style-name="ce326" office:value-type="float" office:value="13636" calcext:value-type="float">
            <text:p>13.636,00</text:p>
          </table:table-cell>
          <table:table-cell table:style-name="ce303"/>
          <table:table-cell table:style-name="ce303" table:formula="of:=[.G394]-[.D395]+[.E395]" office:value-type="float" office:value="49653.4416666667" calcext:value-type="float">
            <text:p>49.653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okmer</text:p>
          </table:table-cell>
          <table:table-cell table:style-name="ce303"/>
          <table:table-cell table:style-name="ce326" office:value-type="float" office:value="466" calcext:value-type="float">
            <text:p>466,00</text:p>
          </table:table-cell>
          <table:table-cell table:style-name="ce303"/>
          <table:table-cell table:style-name="ce303" table:formula="of:=[.G395]-[.D396]+[.E396]" office:value-type="float" office:value="50119.4416666667" calcext:value-type="float">
            <text:p>50.11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gıda laboratuarı faturadan</text:p>
          </table:table-cell>
          <table:table-cell table:style-name="ce303" office:value-type="float" office:value="7460" calcext:value-type="float">
            <text:p>7.460,00</text:p>
          </table:table-cell>
          <table:table-cell table:style-name="ce326"/>
          <table:table-cell table:style-name="ce303"/>
          <table:table-cell table:style-name="ce303" table:formula="of:=[.G396]-[.D397]+[.E397]" office:value-type="float" office:value="42659.4416666667" calcext:value-type="float">
            <text:p>42.6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zme 4 ad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397]-[.D398]+[.E398]" office:value-type="float" office:value="42709.4416666667" calcext:value-type="float">
            <text:p>42.70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nnemin maaş</text:p>
          </table:table-cell>
          <table:table-cell table:style-name="ce303"/>
          <table:table-cell table:style-name="ce326" office:value-type="float" office:value="1350" calcext:value-type="float">
            <text:p>1.350,00</text:p>
          </table:table-cell>
          <table:table-cell table:style-name="ce303"/>
          <table:table-cell table:style-name="ce303" table:formula="of:=[.G398]-[.D399]+[.E399]" office:value-type="float" office:value="44059.4416666667" calcext:value-type="float">
            <text:p>44.0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<text:s text:c="2"/>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399]-[.D400]+[.E400]" office:value-type="float" office:value="44309.4416666667" calcext:value-type="float">
            <text:p>44.30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00]-[.D401]+[.E401]" office:value-type="float" office:value="44359.4416666667" calcext:value-type="float">
            <text:p>44.3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01]-[.D402]+[.E402]" office:value-type="float" office:value="44559.4416666667" calcext:value-type="float">
            <text:p>44.5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402]-[.D403]+[.E403]" office:value-type="float" office:value="44959.4416666667" calcext:value-type="float">
            <text:p>44.9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 12 ad</text:p>
          </table:table-cell>
          <table:table-cell table:style-name="ce303"/>
          <table:table-cell table:style-name="ce326" office:value-type="float" office:value="36" calcext:value-type="float">
            <text:p>36,00</text:p>
          </table:table-cell>
          <table:table-cell table:style-name="ce303"/>
          <table:table-cell table:style-name="ce303" table:formula="of:=[.G403]-[.D404]+[.E404]" office:value-type="float" office:value="44995.4416666667" calcext:value-type="float">
            <text:p>44.99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ket bıç ve ydk 2 ad</text:p>
          </table:table-cell>
          <table:table-cell table:style-name="ce303"/>
          <table:table-cell table:style-name="ce326" office:value-type="float" office:value="10" calcext:value-type="float">
            <text:p>10,00</text:p>
          </table:table-cell>
          <table:table-cell table:style-name="ce303"/>
          <table:table-cell table:style-name="ce303" table:formula="of:=[.G404]-[.D405]+[.E405]" office:value-type="float" office:value="45005.4416666667" calcext:value-type="float">
            <text:p>45.0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012 Ford Transit</text:p>
          </table:table-cell>
          <table:table-cell table:style-name="ce303"/>
          <table:table-cell table:style-name="ce326" office:value-type="float" office:value="55000" calcext:value-type="float">
            <text:p>55.000,00</text:p>
          </table:table-cell>
          <table:table-cell table:style-name="ce303"/>
          <table:table-cell table:style-name="ce303" table:formula="of:=[.G405]-[.D406]+[.E406]" office:value-type="float" office:value="100005.441666667" calcext:value-type="float">
            <text:p>100.005,44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ra Toplam</text:p>
          </table:table-cell>
          <table:table-cell table:style-name="ce308" table:formula="of:=SUM([.D337:.D406])" office:value-type="float" office:value="86965" calcext:value-type="float">
            <text:p>86.965,00</text:p>
          </table:table-cell>
          <table:table-cell table:style-name="ce329" table:formula="of:=SUM([.E337:.E406])" office:value-type="float" office:value="205727" calcext:value-type="float">
            <text:p>205.727,00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8"/>
          <table:table-cell table:style-name="ce329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3" table:number-columns-repeated="2"/>
          <table:table-cell table:style-name="ce326"/>
          <table:table-cell table:style-name="ce303"/>
          <table:table-cell table:style-name="ce303" table:formula="of:=[.G406]" office:value-type="float" office:value="100005.441666667" calcext:value-type="float">
            <text:p>100.0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Sanayi acentalar kira bedeli</text:p>
          </table:table-cell>
          <table:table-cell table:style-name="ce303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0]-[.D411]+[.E411]" office:value-type="float" office:value="91505.4416666667" calcext:value-type="float">
            <text:p>91.5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Hızarhane Depo kira bedeli</text:p>
          </table:table-cell>
          <table:table-cell table:style-name="ce303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326"/>
          <table:table-cell table:style-name="ce303"/>
          <table:table-cell table:style-name="ce303" table:formula="of:=[.G411]-[.D412]+[.E412]" office:value-type="float" office:value="86005.4416666667" calcext:value-type="float">
            <text:p>86.0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Hızarhane yıkama kira bedeli</text:p>
          </table:table-cell>
          <table:table-cell table:style-name="ce303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2]-[.D413]+[.E413]" office:value-type="float" office:value="77505.4416666667" calcext:value-type="float">
            <text:p>77.5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Lise Arkası Kira Bedeli</text:p>
          </table:table-cell>
          <table:table-cell table:style-name="ce303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326"/>
          <table:table-cell table:style-name="ce303"/>
          <table:table-cell table:style-name="ce303" table:formula="of:=[.G413]-[.D414]+[.E414]" office:value-type="float" office:value="69646.3816666667" calcext:value-type="float">
            <text:p>69.646,3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Ali Paşa Kira Bedeli</text:p>
          </table:table-cell>
          <table:table-cell table:style-name="ce303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326"/>
          <table:table-cell table:style-name="ce303"/>
          <table:table-cell table:style-name="ce303" table:formula="of:=[.G414]-[.D415]+[.E415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4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5]-[.D416]+[.E416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3-12-31" calcext:value-type="date">
            <text:p>31.12.2013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410:.D416])+[.D408]" office:value-type="float" office:value="121549.06" calcext:value-type="float">
            <text:p>121.549,06</text:p>
          </table:table-cell>
          <table:table-cell table:style-name="ce327" table:formula="of:=SUM([.E411:.E416])+[.E408]" office:value-type="float" office:value="205727" calcext:value-type="float">
            <text:p>205.727,00</text:p>
          </table:table-cell>
          <table:table-cell table:style-name="ce304"/>
          <table:table-cell table:style-name="ce349" table:formula="of:=[.E419]-[.D419]" office:value-type="float" office:value="84177.94" calcext:value-type="float">
            <text:p>84.177,94</text:p>
          </table:table-cell>
          <table:table-cell table:number-columns-repeated="1016"/>
        </table:table-row>
        <table:table-row table:style-name="ro11">
          <table:table-cell/>
          <table:table-cell table:style-name="ce250" office:value-type="float" office:value="2014" calcext:value-type="float">
            <text:p>2014</text:p>
          </table:table-cell>
          <table:table-cell table:style-name="ce278" office:value-type="string" calcext:value-type="string">
            <text:p>2013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6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420]-[.D421]+[.E421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1-17" calcext:value-type="date">
            <text:p>17.01.2014</text:p>
          </table:table-cell>
          <table:table-cell table:style-name="ce249" office:value-type="string" calcext:value-type="string">
            <text:p>KREDİ 1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1]-[.D422]+[.E422]" office:value-type="float" office:value="68830.3816666667" calcext:value-type="float">
            <text:p>68.830,3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2-17" calcext:value-type="date">
            <text:p>17.02.2014</text:p>
          </table:table-cell>
          <table:table-cell table:style-name="ce249" office:value-type="string" calcext:value-type="string">
            <text:p>KREDİ 1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2]-[.D423]+[.E423]" office:value-type="float" office:value="72239.3816666667" calcext:value-type="float">
            <text:p>72.239,38</text:p>
          </table:table-cell>
          <table:table-cell table:number-columns-repeated="1016"/>
        </table:table-row>
        <table:table-row table:style-name="ro11">
          <table:table-cell/>
          <table:table-cell table:style-name="ce257" office:value-type="date" office:date-value="2014-03-07" calcext:value-type="date">
            <text:p>07.03.2014</text:p>
          </table:table-cell>
          <table:table-cell table:style-name="ce257" office:value-type="string" calcext:value-type="string">
            <text:p>ali balcı işbank</text:p>
          </table:table-cell>
          <table:table-cell table:style-name="ce309" office:value-type="float" office:value="80000" calcext:value-type="float">
            <text:p>80.000,00</text:p>
          </table:table-cell>
          <table:table-cell table:style-name="ce333"/>
          <table:table-cell table:style-name="ce309"/>
          <table:table-cell table:style-name="ce303" table:formula="of:=[.G423]-[.D424]+[.E424]" office:value-type="float" office:value="-7760.61833333333" calcext:value-type="float">
            <text:p>-7.760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17" calcext:value-type="date">
            <text:p>17.03.2014</text:p>
          </table:table-cell>
          <table:table-cell table:style-name="ce249" office:value-type="string" calcext:value-type="string">
            <text:p>KREDİ 1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4]-[.D425]+[.E425]" office:value-type="float" office:value="-4351.61833333333" calcext:value-type="float">
            <text:p>-4.3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20" calcext:value-type="date">
            <text:p>20.03.2014</text:p>
          </table:table-cell>
          <table:table-cell table:style-name="ce249" office:value-type="string" calcext:value-type="string">
            <text:p>q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25]-[.D426]+[.E426]" office:value-type="float" office:value="-24351.6183333333" calcext:value-type="float">
            <text:p>-24.3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25" calcext:value-type="date">
            <text:p>25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11700" calcext:value-type="float">
            <text:p>11.700,00</text:p>
          </table:table-cell>
          <table:table-cell table:style-name="ce326"/>
          <table:table-cell table:style-name="ce303"/>
          <table:table-cell table:style-name="ce303" table:formula="of:=[.G426]-[.D427]+[.E427]" office:value-type="float" office:value="-36051.6183333333" calcext:value-type="float">
            <text:p>-36.0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22000" calcext:value-type="float">
            <text:p>22.000,00</text:p>
          </table:table-cell>
          <table:table-cell table:style-name="ce326"/>
          <table:table-cell table:style-name="ce303"/>
          <table:table-cell table:style-name="ce303" table:formula="of:=[.G427]-[.D428]+[.E428]" office:value-type="float" office:value="-58051.6183333333" calcext:value-type="float">
            <text:p>-58.0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hmb ygv</text:p>
          </table:table-cell>
          <table:table-cell table:style-name="ce303" office:value-type="float" office:value="91.54" calcext:value-type="float">
            <text:p>91,54</text:p>
          </table:table-cell>
          <table:table-cell table:style-name="ce326"/>
          <table:table-cell table:style-name="ce303"/>
          <table:table-cell table:style-name="ce303" table:formula="of:=[.G428]-[.D429]+[.E429]" office:value-type="float" office:value="-58143.1583333333" calcext:value-type="float">
            <text:p>-58.143,1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zan ygv</text:p>
          </table:table-cell>
          <table:table-cell table:style-name="ce303" office:value-type="float" office:value="758.12" calcext:value-type="float">
            <text:p>758,12</text:p>
          </table:table-cell>
          <table:table-cell table:style-name="ce326"/>
          <table:table-cell table:style-name="ce303"/>
          <table:table-cell table:style-name="ce303" table:formula="of:=[.G429]-[.D430]+[.E430]" office:value-type="float" office:value="-58901.2783333333" calcext:value-type="float">
            <text:p>-58.901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yşe balcı gv</text:p>
          </table:table-cell>
          <table:table-cell table:style-name="ce303" office:value-type="float" office:value="693.7" calcext:value-type="float">
            <text:p>693,70</text:p>
          </table:table-cell>
          <table:table-cell table:style-name="ce326"/>
          <table:table-cell table:style-name="ce303"/>
          <table:table-cell table:style-name="ce303" table:formula="of:=[.G430]-[.D431]+[.E431]" office:value-type="float" office:value="-59594.9783333333" calcext:value-type="float">
            <text:p>-59.59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imapen sene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431]-[.D432]+[.E432]" office:value-type="float" office:value="-60594.9783333333" calcext:value-type="float">
            <text:p>-60.59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32]-[.D433]+[.E433]" office:value-type="float" office:value="-80594.9783333333" calcext:value-type="float">
            <text:p>-80.59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u mlz</text:p>
          </table:table-cell>
          <table:table-cell table:style-name="ce303"/>
          <table:table-cell table:style-name="ce326" office:value-type="float" office:value="88" calcext:value-type="float">
            <text:p>88,00</text:p>
          </table:table-cell>
          <table:table-cell table:style-name="ce303"/>
          <table:table-cell table:style-name="ce303" table:formula="of:=[.G433]-[.D434]+[.E434]" office:value-type="float" office:value="-80506.9783333333" calcext:value-type="float">
            <text:p>-80.506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4-02" calcext:value-type="date">
            <text:p>02.04.2014</text:p>
          </table:table-cell>
          <table:table-cell table:style-name="ce249" office:value-type="string" calcext:value-type="string">
            <text:p>fatih aydın</text:p>
          </table:table-cell>
          <table:table-cell table:style-name="ce303" office:value-type="float" office:value="2100" calcext:value-type="float">
            <text:p>2.100,00</text:p>
          </table:table-cell>
          <table:table-cell table:style-name="ce326"/>
          <table:table-cell table:style-name="ce303"/>
          <table:table-cell table:style-name="ce303" table:formula="of:=[.G434]-[.D435]+[.E435]" office:value-type="float" office:value="-82606.9783333333" calcext:value-type="float">
            <text:p>-82.606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5]-[.D436]+[.E436]" office:value-type="float" office:value="-82356.9783333333" calcext:value-type="float">
            <text:p>-82.356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li balcıya sa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36]-[.D437]+[.E437]" office:value-type="float" office:value="-82306.9783333333" calcext:value-type="float">
            <text:p>-82.306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4-17" calcext:value-type="date">
            <text:p>17.04.2014</text:p>
          </table:table-cell>
          <table:table-cell table:style-name="ce249" office:value-type="string" calcext:value-type="string">
            <text:p>KREDİ 1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37]-[.D438]+[.E438]" office:value-type="float" office:value="-78897.9783333333" calcext:value-type="float">
            <text:p>-78.89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5-15" calcext:value-type="date">
            <text:p>15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438]-[.D439]+[.E439]" office:value-type="float" office:value="-77397.9783333333" calcext:value-type="float">
            <text:p>-77.39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5-28" calcext:value-type="date">
            <text:p>28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9]-[.D440]+[.E440]" office:value-type="float" office:value="-77147.9783333333" calcext:value-type="float">
            <text:p>-77.147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ade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440]-[.D441]+[.E441]" office:value-type="float" office:value="-77247.9783333333" calcext:value-type="float">
            <text:p>-77.247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cı ustaya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41]-[.D442]+[.E442]" office:value-type="float" office:value="-77047.9783333333" calcext:value-type="float">
            <text:p>-77.04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6-24" calcext:value-type="date">
            <text:p>24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442]-[.D443]+[.E443]" office:value-type="float" office:value="-76547.9783333333" calcext:value-type="float">
            <text:p>-76.54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5-17" calcext:value-type="date">
            <text:p>17.05.2014</text:p>
          </table:table-cell>
          <table:table-cell table:style-name="ce249" office:value-type="string" calcext:value-type="string">
            <text:p>KREDİ 1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3]-[.D444]+[.E444]" office:value-type="float" office:value="-73138.9783333333" calcext:value-type="float">
            <text:p>-73.138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6-17" calcext:value-type="date">
            <text:p>17.06.2014</text:p>
          </table:table-cell>
          <table:table-cell table:style-name="ce249" office:value-type="string" calcext:value-type="string">
            <text:p>KREDİ 2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4]-[.D445]+[.E445]" office:value-type="float" office:value="-69729.9783333333" calcext:value-type="float">
            <text:p>-69.729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KREDİ 2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5]-[.D446]+[.E446]" office:value-type="float" office:value="-66320.9783333333" calcext:value-type="float">
            <text:p>-66.32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21" calcext:value-type="date">
            <text:p>21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640" calcext:value-type="float">
            <text:p>640,00</text:p>
          </table:table-cell>
          <table:table-cell table:style-name="ce303"/>
          <table:table-cell table:style-name="ce303" table:formula="of:=[.G446]-[.D447]+[.E447]" office:value-type="float" office:value="-65680.9783333333" calcext:value-type="float">
            <text:p>-65.6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6-30" calcext:value-type="date">
            <text:p>30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447]-[.D448]+[.E448]" office:value-type="float" office:value="-57680.9783333333" calcext:value-type="float">
            <text:p>-57.6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14" calcext:value-type="date">
            <text:p>14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48]-[.D449]+[.E449]" office:value-type="float" office:value="-37680.9783333333" calcext:value-type="float">
            <text:p>-37.6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6500" calcext:value-type="float">
            <text:p>6.500,00</text:p>
          </table:table-cell>
          <table:table-cell table:style-name="ce303"/>
          <table:table-cell table:style-name="ce303" table:formula="of:=[.G449]-[.D450]+[.E450]" office:value-type="float" office:value="-31180.9783333333" calcext:value-type="float">
            <text:p>-31.1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22" calcext:value-type="date">
            <text:p>22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2250" calcext:value-type="float">
            <text:p>2.250,00</text:p>
          </table:table-cell>
          <table:table-cell table:style-name="ce303"/>
          <table:table-cell table:style-name="ce303" table:formula="of:=[.G450]-[.D451]+[.E451]" office:value-type="float" office:value="-28930.9783333333" calcext:value-type="float">
            <text:p>-28.93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23" calcext:value-type="date">
            <text:p>23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1]-[.D452]+[.E452]" office:value-type="float" office:value="-8930.97833333333" calcext:value-type="float">
            <text:p>-8.93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06" calcext:value-type="date">
            <text:p>06.08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2]-[.D453]+[.E453]" office:value-type="float" office:value="-5930.97833333333" calcext:value-type="float">
            <text:p>-5.93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17" calcext:value-type="date">
            <text:p>17.08.2014</text:p>
          </table:table-cell>
          <table:table-cell table:style-name="ce249" office:value-type="string" calcext:value-type="string">
            <text:p>KREDİ 2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53]-[.D454]+[.E454]" office:value-type="float" office:value="-2521.97833333333" calcext:value-type="float">
            <text:p>-2.521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23" calcext:value-type="date">
            <text:p>23.08.2014</text:p>
          </table:table-cell>
          <table:table-cell table:style-name="ce249" office:value-type="string" calcext:value-type="string">
            <text:p>çizme eldiven</text:p>
          </table:table-cell>
          <table:table-cell table:style-name="ce303"/>
          <table:table-cell table:style-name="ce326" office:value-type="float" office:value="57" calcext:value-type="float">
            <text:p>57,00</text:p>
          </table:table-cell>
          <table:table-cell table:style-name="ce303"/>
          <table:table-cell table:style-name="ce303" table:formula="of:=[.G454]-[.D455]+[.E455]" office:value-type="float" office:value="-2464.97833333333" calcext:value-type="float">
            <text:p>-2.4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27" calcext:value-type="date">
            <text:p>27.08.2014</text:p>
          </table:table-cell>
          <table:table-cell table:style-name="ce252" office:value-type="string" calcext:value-type="string">
            <text:p>denizbank doğuş</text:p>
          </table:table-cell>
          <table:table-cell table:style-name="ce305" office:value-type="float" office:value="80000" calcext:value-type="float">
            <text:p>80.000,00</text:p>
          </table:table-cell>
          <table:table-cell table:style-name="ce329"/>
          <table:table-cell table:style-name="ce308"/>
          <table:table-cell table:style-name="ce303" table:formula="of:=[.G455]-[.D456]+[.E456]" office:value-type="float" office:value="-82464.9783333333" calcext:value-type="float">
            <text:p>-82.464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09-02" calcext:value-type="date">
            <text:p>09/02/2014</text:p>
          </table:table-cell>
          <table:table-cell table:style-name="ce286" office:value-type="string" calcext:value-type="string">
            <text:p>denizbank doğuş</text:p>
          </table:table-cell>
          <table:table-cell table:style-name="ce310" office:value-type="float" office:value="65000" calcext:value-type="float">
            <text:p>65.000,00</text:p>
          </table:table-cell>
          <table:table-cell table:style-name="ce334"/>
          <table:table-cell table:style-name="ce308"/>
          <table:table-cell table:style-name="ce303" table:formula="of:=[.G456]-[.D457]+[.E457]" office:value-type="float" office:value="-147464.978333333" calcext:value-type="float">
            <text:p>-147.4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01" calcext:value-type="date">
            <text:p>01.09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7]-[.D458]+[.E458]" office:value-type="float" office:value="-144464.978333333" calcext:value-type="float">
            <text:p>-144.4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05" calcext:value-type="date">
            <text:p>05.09.2014</text:p>
          </table:table-cell>
          <table:table-cell table:style-name="ce249" office:value-type="string" calcext:value-type="string">
            <text:p>İş 800 e aktarıla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58]-[.D459]+[.E459]" office:value-type="float" office:value="-139464.978333333" calcext:value-type="float">
            <text:p>-139.4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HMET SAMUR KARO KK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459]-[.D460]+[.E460]" office:value-type="float" office:value="-139864.978333333" calcext:value-type="float">
            <text:p>-139.864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09-26" calcext:value-type="date">
            <text:p>09/26/2014</text:p>
          </table:table-cell>
          <table:table-cell table:style-name="ce258" office:value-type="string" calcext:value-type="string">
            <text:p>İş 800 e aktarılan</text:p>
          </table:table-cell>
          <table:table-cell table:style-name="ce301"/>
          <table:table-cell table:style-name="ce324" office:value-type="float" office:value="3000" calcext:value-type="float">
            <text:p>3.000,00</text:p>
          </table:table-cell>
          <table:table-cell table:style-name="ce303"/>
          <table:table-cell table:style-name="ce303" table:formula="of:=[.G460]-[.D461]+[.E461]" office:value-type="float" office:value="-136864.978333333" calcext:value-type="float">
            <text:p>-136.864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deniz kredi 1. tkst için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461]-[.D462]+[.E462]" office:value-type="float" office:value="-135864.978333333" calcext:value-type="float">
            <text:p>-135.8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30" calcext:value-type="date">
            <text:p>30.09.2014</text:p>
          </table:table-cell>
          <table:table-cell table:style-name="ce249" office:value-type="string" calcext:value-type="string">
            <text:p>şekerbank bch a</text:p>
          </table:table-cell>
          <table:table-cell table:style-name="ce303"/>
          <table:table-cell table:style-name="ce326" office:value-type="float" office:value="100000" calcext:value-type="float">
            <text:p>100.000,00</text:p>
          </table:table-cell>
          <table:table-cell table:style-name="ce303"/>
          <table:table-cell table:style-name="ce303" table:formula="of:=[.G462]-[.D463]+[.E463]" office:value-type="float" office:value="-35864.9783333333" calcext:value-type="float">
            <text:p>-35.8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 yıldız tic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463]-[.D464]+[.E464]" office:value-type="float" office:value="-38864.9783333333" calcext:value-type="float">
            <text:p>-38.8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4]-[.D465]+[.E465]" office:value-type="float" office:value="-33864.9783333333" calcext:value-type="float">
            <text:p>-33.8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465]-[.D466]+[.E466]" office:value-type="float" office:value="-33836.9783333333" calcext:value-type="float">
            <text:p>-33.836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zme <text:s/></text:p>
          </table:table-cell>
          <table:table-cell table:style-name="ce301"/>
          <table:table-cell table:style-name="ce324" office:value-type="float" office:value="15" calcext:value-type="float">
            <text:p>15,00</text:p>
          </table:table-cell>
          <table:table-cell table:style-name="ce303"/>
          <table:table-cell table:style-name="ce303" table:formula="of:=[.G466]-[.D467]+[.E467]" office:value-type="float" office:value="-33821.9783333333" calcext:value-type="float">
            <text:p>-33.821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17" calcext:value-type="date">
            <text:p>17.09.2014</text:p>
          </table:table-cell>
          <table:table-cell table:style-name="ce249" office:value-type="string" calcext:value-type="string">
            <text:p>KREDİ 2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67]-[.D468]+[.E468]" office:value-type="float" office:value="-30412.9783333333" calcext:value-type="float">
            <text:p>-30.412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13" calcext:value-type="date">
            <text:p>13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50" calcext:value-type="float">
            <text:p>850,00</text:p>
          </table:table-cell>
          <table:table-cell table:style-name="ce303"/>
          <table:table-cell table:style-name="ce303" table:formula="of:=[.G468]-[.D469]+[.E469]" office:value-type="float" office:value="-29562.9783333333" calcext:value-type="float">
            <text:p>-29.562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15" calcext:value-type="date">
            <text:p>15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469]-[.D470]+[.E470]" office:value-type="float" office:value="-25562.9783333333" calcext:value-type="float">
            <text:p>-25.562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17" calcext:value-type="date">
            <text:p>17.10.2014</text:p>
          </table:table-cell>
          <table:table-cell table:style-name="ce249" office:value-type="string" calcext:value-type="string">
            <text:p>KREDİ 2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0]-[.D471]+[.E471]" office:value-type="float" office:value="-22153.9783333333" calcext:value-type="float">
            <text:p>-22.153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0-16" calcext:value-type="date">
            <text:p>10/16/2014</text:p>
          </table:table-cell>
          <table:table-cell table:style-name="ce258" office:value-type="string" calcext:value-type="string">
            <text:p>iş kredi</text:p>
          </table:table-cell>
          <table:table-cell table:style-name="ce301"/>
          <table:table-cell table:style-name="ce324" office:value-type="float" office:value="1727" calcext:value-type="float">
            <text:p>1.727,00</text:p>
          </table:table-cell>
          <table:table-cell table:style-name="ce303"/>
          <table:table-cell table:style-name="ce303" table:formula="of:=[.G471]-[.D472]+[.E472]" office:value-type="float" office:value="-20426.9783333333" calcext:value-type="float">
            <text:p>-20.426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0-26" calcext:value-type="date">
            <text:p>10/26/2014</text:p>
          </table:table-cell>
          <table:table-cell table:style-name="ce258" office:value-type="string" calcext:value-type="string">
            <text:p>deniz kredi 2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72]-[.D473]+[.E473]" office:value-type="float" office:value="-13661.9783333333" calcext:value-type="float">
            <text:p>-13.661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vi köpük çizme</text:p>
          </table:table-cell>
          <table:table-cell table:style-name="ce301"/>
          <table:table-cell table:style-name="ce324" office:value-type="float" office:value="70" calcext:value-type="float">
            <text:p>70,00</text:p>
          </table:table-cell>
          <table:table-cell table:style-name="ce303"/>
          <table:table-cell table:style-name="ce303" table:formula="of:=[.G473]-[.D474]+[.E474]" office:value-type="float" office:value="-13591.9783333333" calcext:value-type="float">
            <text:p>-13.591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1-03" calcext:value-type="date">
            <text:p>11/03/2014</text:p>
          </table:table-cell>
          <table:table-cell table:style-name="ce258" office:value-type="string" calcext:value-type="string">
            <text:p>623087 hesaba</text:p>
          </table:table-cell>
          <table:table-cell table:style-name="ce301"/>
          <table:table-cell table:style-name="ce324" office:value-type="float" office:value="2782" calcext:value-type="float">
            <text:p>2.782,00</text:p>
          </table:table-cell>
          <table:table-cell table:style-name="ce303"/>
          <table:table-cell table:style-name="ce303" table:formula="of:=[.G474]-[.D475]+[.E475]" office:value-type="float" office:value="-10809.9783333333" calcext:value-type="float">
            <text:p>-10.809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1-17" calcext:value-type="date">
            <text:p>17.11.2014</text:p>
          </table:table-cell>
          <table:table-cell table:style-name="ce249" office:value-type="string" calcext:value-type="string">
            <text:p>KREDİ 2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5]-[.D476]+[.E476]" office:value-type="float" office:value="-7400.97833333333" calcext:value-type="float">
            <text:p>-7.40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kadıoğlu kk ile ödeme</text:p>
          </table:table-cell>
          <table:table-cell table:style-name="ce301" office:value-type="float" office:value="8500" calcext:value-type="float">
            <text:p>8.500,00</text:p>
          </table:table-cell>
          <table:table-cell table:style-name="ce324"/>
          <table:table-cell table:style-name="ce303"/>
          <table:table-cell table:style-name="ce303" table:formula="of:=[.G476]-[.D477]+[.E477]" office:value-type="float" office:value="-15900.9783333333" calcext:value-type="float">
            <text:p>-15.90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450" calcext:value-type="float">
            <text:p>450,00</text:p>
          </table:table-cell>
          <table:table-cell table:style-name="ce303"/>
          <table:table-cell table:style-name="ce303" table:formula="of:=[.G477]-[.D478]+[.E478]" office:value-type="float" office:value="-15450.9783333333" calcext:value-type="float">
            <text:p>-15.45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vi 25 kg</text:p>
          </table:table-cell>
          <table:table-cell table:style-name="ce301"/>
          <table:table-cell table:style-name="ce324" office:value-type="float" office:value="60" calcext:value-type="float">
            <text:p>60,00</text:p>
          </table:table-cell>
          <table:table-cell table:style-name="ce303"/>
          <table:table-cell table:style-name="ce303" table:formula="of:=[.G478]-[.D479]+[.E479]" office:value-type="float" office:value="-15390.9783333333" calcext:value-type="float">
            <text:p>-15.39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beybi 3*12</text:p>
          </table:table-cell>
          <table:table-cell table:style-name="ce301"/>
          <table:table-cell table:style-name="ce324" office:value-type="float" office:value="36" calcext:value-type="float">
            <text:p>36,00</text:p>
          </table:table-cell>
          <table:table-cell table:style-name="ce303"/>
          <table:table-cell table:style-name="ce303" table:formula="of:=[.G479]-[.D480]+[.E480]" office:value-type="float" office:value="-15354.9783333333" calcext:value-type="float">
            <text:p>-15.354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<text:s/>beybi</text:p>
          </table:table-cell>
          <table:table-cell table:style-name="ce301"/>
          <table:table-cell table:style-name="ce324" office:value-type="float" office:value="72" calcext:value-type="float">
            <text:p>72,00</text:p>
          </table:table-cell>
          <table:table-cell table:style-name="ce303"/>
          <table:table-cell table:style-name="ce303" table:formula="of:=[.G480]-[.D481]+[.E481]" office:value-type="float" office:value="-15282.9783333333" calcext:value-type="float">
            <text:p>-15.28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1]-[.D482]+[.E482]" office:value-type="float" office:value="-15234.9783333333" calcext:value-type="float">
            <text:p>-15.234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2]-[.D483]+[.E483]" office:value-type="float" office:value="-15186.9783333333" calcext:value-type="float">
            <text:p>-15.186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1-26" calcext:value-type="date">
            <text:p>11/26/2014</text:p>
          </table:table-cell>
          <table:table-cell table:style-name="ce258" office:value-type="string" calcext:value-type="string">
            <text:p>deniz kredi 3/60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83]-[.D484]+[.E484]" office:value-type="float" office:value="-8421.97833333333" calcext:value-type="float">
            <text:p>-8.421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26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84]-[.D485]+[.E485]" office:value-type="float" office:value="-5012.97833333333" calcext:value-type="float">
            <text:p>-5.012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2-26" calcext:value-type="date">
            <text:p>12/26/2014</text:p>
          </table:table-cell>
          <table:table-cell table:style-name="ce258" office:value-type="string" calcext:value-type="string">
            <text:p>deniz kredi 4/60 <text:s text:c="2"/>6600 çek ile ödendi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485]-[.D486]+[.E486]" office:value-type="float" office:value="-5012.97833333333" calcext:value-type="float">
            <text:p>-5.01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deniz kredi için</text:p>
          </table:table-cell>
          <table:table-cell table:style-name="ce301"/>
          <table:table-cell table:style-name="ce324" office:value-type="float" office:value="160" calcext:value-type="float">
            <text:p>160,00</text:p>
          </table:table-cell>
          <table:table-cell table:style-name="ce303"/>
          <table:table-cell table:style-name="ce303" table:formula="of:=[.G486]-[.D487]+[.E487]" office:value-type="float" office:value="-4852.97833333333" calcext:value-type="float">
            <text:p>-4.85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48" office:value-type="string" calcext:value-type="string">
            <text:p>SANAYİ dükkan satışından</text:p>
          </table:table-cell>
          <table:table-cell table:style-name="ce311" office:value-type="float" office:value="100000" calcext:value-type="float">
            <text:p>100.000,00</text:p>
          </table:table-cell>
          <table:table-cell table:style-name="ce334"/>
          <table:table-cell table:style-name="ce308"/>
          <table:table-cell table:style-name="ce303" table:formula="of:=[.G487]-[.D488]+[.E488]" office:value-type="float" office:value="-104852.978333333" calcext:value-type="float">
            <text:p>-104.85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 office:value-type="float" office:value="1960" calcext:value-type="float">
            <text:p>1.960,00</text:p>
          </table:table-cell>
          <table:table-cell table:style-name="ce303"/>
          <table:table-cell table:style-name="ce303" table:formula="of:=[.G488]-[.D489]+[.E489]" office:value-type="float" office:value="-102892.978333333" calcext:value-type="float">
            <text:p>-102.892,98</text:p>
          </table:table-cell>
          <table:table-cell table:number-columns-repeated="1016"/>
        </table:table-row>
        <table:table-row table:style-name="ro11">
          <table:table-cell/>
          <table:table-cell table:style-name="ce258" table:number-columns-repeated="2"/>
          <table:table-cell table:style-name="ce301"/>
          <table:table-cell table:style-name="ce324"/>
          <table:table-cell table:style-name="ce303"/>
          <table:table-cell table:style-name="ce303" table:formula="of:=[.G489]-[.D490]+[.E490]" office:value-type="float" office:value="-102892.978333333" calcext:value-type="float">
            <text:p>-102.892,98</text:p>
          </table:table-cell>
          <table:table-cell table:number-columns-repeated="1016"/>
        </table:table-row>
        <table:table-row table:style-name="ro11">
          <table:table-cell/>
          <table:table-cell table:style-name="ce248"/>
          <table:table-cell office:value-type="string" calcext:value-type="string">
            <text:p>Ara Toplam</text:p>
          </table:table-cell>
          <table:table-cell table:style-name="ce308" table:formula="of:=SUM([.D421:.D489])" office:value-type="float" office:value="415343.36" calcext:value-type="float">
            <text:p>415.343,36</text:p>
          </table:table-cell>
          <table:table-cell table:style-name="ce329" table:formula="of:=SUM([.E421:.E489])" office:value-type="float" office:value="247029" calcext:value-type="float">
            <text:p>247.029,00</text:p>
          </table:table-cell>
          <table:table-cell table:style-name="ce308" table:number-columns-repeated="2"/>
          <table:table-cell table:number-columns-repeated="1016"/>
        </table:table-row>
        <table:table-row table:style-name="ro11">
          <table:table-cell/>
          <table:table-cell table:style-name="ce258" table:number-columns-repeated="2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XPS 2 CM 11*15=165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XPS 3 CM 14*10.5=147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XPS YAPIŞTIRICI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11*60=660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14*60=84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46*10=46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73" table:number-columns-repeated="2"/>
          <table:table-cell table:style-name="ce324"/>
          <table:table-cell table:style-name="ce301"/>
          <table:table-cell table:style-name="ce303" table:formula="of:=[.G490]" office:value-type="float" office:value="-102892.978333333" calcext:value-type="float">
            <text:p>-102.89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Sanayi acentalar kira bedeli</text:p>
          </table:table-cell>
          <table:table-cell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324"/>
          <table:table-cell table:style-name="ce301"/>
          <table:table-cell table:style-name="ce303" table:formula="of:=[.G500]-[.D501]+[.E501]" office:value-type="float" office:value="-112892.978333333" calcext:value-type="float">
            <text:p>-112.89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Hızarhane Depo kira bedeli</text:p>
          </table:table-cell>
          <table:table-cell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324"/>
          <table:table-cell table:style-name="ce301"/>
          <table:table-cell table:style-name="ce303" table:formula="of:=[.G501]-[.D502]+[.E502]" office:value-type="float" office:value="-118892.978333333" calcext:value-type="float">
            <text:p>-118.89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Hızarhane yıkama kira bedeli</text:p>
          </table:table-cell>
          <table:table-cell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324"/>
          <table:table-cell table:style-name="ce301"/>
          <table:table-cell table:style-name="ce303" table:formula="of:=[.G502]-[.D503]+[.E503]" office:value-type="float" office:value="-128242.978333333" calcext:value-type="float">
            <text:p>-128.24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324"/>
          <table:table-cell table:style-name="ce301"/>
          <table:table-cell table:style-name="ce303" table:formula="of:=[.G503]-[.D504]+[.E504]" office:value-type="float" office:value="-131245.123333333" calcext:value-type="float">
            <text:p>-131.245,12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324"/>
          <table:table-cell table:style-name="ce301"/>
          <table:table-cell table:style-name="ce303" table:formula="of:=[.G504]-[.D505]+[.E505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48" office:value-type="string" calcext:value-type="string">
            <text:p>2014 SONU DOĞUŞ BORÇLU</text:p>
          </table:table-cell>
          <table:table-cell table:style-name="ce301"/>
          <table:table-cell table:style-name="ce324"/>
          <table:table-cell table:style-name="ce301"/>
          <table:table-cell table:style-name="ce303" table:formula="of:=[.G505]-[.D506]+[.E506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5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6]-[.D507]+[.E507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4-12-31" calcext:value-type="date">
            <text:p>31.12.2014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500:.D507])+[.D491]" office:value-type="float" office:value="449807.310555556" calcext:value-type="float">
            <text:p>449.807,31</text:p>
          </table:table-cell>
          <table:table-cell table:style-name="ce327" table:formula="of:=SUM([.E501:.E507])+[.E491]" office:value-type="float" office:value="247029" calcext:value-type="float">
            <text:p>247.029,00</text:p>
          </table:table-cell>
          <table:table-cell table:style-name="ce304"/>
          <table:table-cell table:style-name="ce349" table:formula="of:=[.E510]-[.D510]" office:value-type="float" office:value="-202778.310555556" calcext:value-type="float">
            <text:p>-202.778,3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5" calcext:value-type="float">
            <text:p>2015</text:p>
          </table:table-cell>
          <table:table-cell table:style-name="ce278" office:value-type="string" calcext:value-type="string">
            <text:p>2014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7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kadıoğlu yavuz kk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512]-[.D513]+[.E513]" office:value-type="float" office:value="-139156.928888889" calcext:value-type="float">
            <text:p>-139.156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ankara akbank eft kepçe için</text:p>
          </table:table-cell>
          <table:table-cell table:style-name="ce303"/>
          <table:table-cell table:style-name="ce326" office:value-type="float" office:value="1650" calcext:value-type="float">
            <text:p>1.650,00</text:p>
          </table:table-cell>
          <table:table-cell table:style-name="ce303"/>
          <table:table-cell table:style-name="ce303" table:formula="of:=[.G513]-[.D514]+[.E514]" office:value-type="float" office:value="-137506.928888889" calcext:value-type="float">
            <text:p>-137.50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tila balcı eld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14]-[.D515]+[.E515]" office:value-type="float" office:value="-137406.928888889" calcext:value-type="float">
            <text:p>-137.40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2" office:value-type="string" calcext:value-type="string">
            <text:p>SERKAN KAYALAR TEMİNAT İÇİN BCH TAN</text:p>
          </table:table-cell>
          <table:table-cell table:style-name="ce308"/>
          <table:table-cell table:style-name="ce328" office:value-type="float" office:value="80000" calcext:value-type="float">
            <text:p>80.000,00</text:p>
          </table:table-cell>
          <table:table-cell table:style-name="ce303"/>
          <table:table-cell table:style-name="ce303" table:formula="of:=[.G515]-[.D516]+[.E516]" office:value-type="float" office:value="-57406.9288888889" calcext:value-type="float">
            <text:p>-57.406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1-20" calcext:value-type="date">
            <text:p>01/20/2015</text:p>
          </table:table-cell>
          <table:table-cell table:style-name="ce258" office:value-type="string" calcext:value-type="string">
            <text:p>ALİ BALCI ELDEN</text:p>
          </table:table-cell>
          <table:table-cell table:style-name="ce301" office:value-type="float" office:value="8000" calcext:value-type="float">
            <text:p>8.000,00</text:p>
          </table:table-cell>
          <table:table-cell table:style-name="ce324"/>
          <table:table-cell table:style-name="ce303"/>
          <table:table-cell table:style-name="ce303" table:formula="of:=[.G516]-[.D517]+[.E517]" office:value-type="float" office:value="-65406.9288888889" calcext:value-type="float">
            <text:p>-65.406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1-26" calcext:value-type="date">
            <text:p>01/26/2015</text:p>
          </table:table-cell>
          <table:table-cell table:style-name="ce258" office:value-type="string" calcext:value-type="string">
            <text:p>DENİZ KREDİ 5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17]-[.D518]+[.E518]" office:value-type="float" office:value="-58641.9288888889" calcext:value-type="float">
            <text:p>-58.641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1-17" calcext:value-type="date">
            <text:p>17.01.2015</text:p>
          </table:table-cell>
          <table:table-cell table:style-name="ce249" office:value-type="string" calcext:value-type="string">
            <text:p>KREDİ 27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18]-[.D519]+[.E519]" office:value-type="float" office:value="-55232.9288888889" calcext:value-type="float">
            <text:p>-55.23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dv</text:p>
          </table:table-cell>
          <table:table-cell table:style-name="ce303" office:value-type="float" office:value="30" calcext:value-type="float">
            <text:p>30,00</text:p>
          </table:table-cell>
          <table:table-cell table:style-name="ce326"/>
          <table:table-cell table:style-name="ce303"/>
          <table:table-cell table:style-name="ce303" table:formula="of:=[.G519]-[.D520]+[.E520]" office:value-type="float" office:value="-55262.9288888889" calcext:value-type="float">
            <text:p>-55.2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ğj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20]-[.D521]+[.E521]" office:value-type="float" office:value="-55332.9288888889" calcext:value-type="float">
            <text:p>-55.33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521]-[.D522]+[.E522]" office:value-type="float" office:value="-55032.9288888889" calcext:value-type="float">
            <text:p>-55.032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2-10" calcext:value-type="date">
            <text:p>10.02.2015</text:p>
          </table:table-cell>
          <table:table-cell table:style-name="ce249" office:value-type="string" calcext:value-type="string">
            <text:p>iş doğuş hesaba yatan bch a bch sıfırlandı</text:p>
          </table:table-cell>
          <table:table-cell table:style-name="ce303" office:value-type="float" office:value="80000" calcext:value-type="float">
            <text:p>80.000,00</text:p>
          </table:table-cell>
          <table:table-cell table:style-name="ce326"/>
          <table:table-cell table:style-name="ce303"/>
          <table:table-cell table:style-name="ce303" table:formula="of:=[.G522]-[.D523]+[.E523]" office:value-type="float" office:value="-135032.928888889" calcext:value-type="float">
            <text:p>-135.032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2-26" calcext:value-type="date">
            <text:p>02/26/2015</text:p>
          </table:table-cell>
          <table:table-cell table:style-name="ce258" office:value-type="string" calcext:value-type="string">
            <text:p>DENİZ KREDİ 6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3]-[.D524]+[.E524]" office:value-type="float" office:value="-128267.928888889" calcext:value-type="float">
            <text:p>-128.26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2-26" calcext:value-type="date">
            <text:p>26.02.2015</text:p>
          </table:table-cell>
          <table:table-cell table:style-name="ce249" office:value-type="string" calcext:value-type="string">
            <text:p>elden kredi için</text:p>
          </table:table-cell>
          <table:table-cell table:style-name="ce303" office:value-type="float" office:value="6700" calcext:value-type="float">
            <text:p>6.700,00</text:p>
          </table:table-cell>
          <table:table-cell table:style-name="ce326"/>
          <table:table-cell table:style-name="ce303"/>
          <table:table-cell table:style-name="ce303" table:formula="of:=[.G524]-[.D525]+[.E525]" office:value-type="float" office:value="-134967.928888889" calcext:value-type="float">
            <text:p>-134.96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2-17" calcext:value-type="date">
            <text:p>17.02.2015</text:p>
          </table:table-cell>
          <table:table-cell table:style-name="ce249" office:value-type="string" calcext:value-type="string">
            <text:p>KREDİ 28-36 TAKSİT</text:p>
          </table:table-cell>
          <table:table-cell table:style-name="ce301"/>
          <table:table-cell table:style-name="ce324" office:value-type="float" office:value="3409" calcext:value-type="float">
            <text:p>3.409,00</text:p>
          </table:table-cell>
          <table:table-cell table:style-name="ce303"/>
          <table:table-cell table:style-name="ce303" table:formula="of:=[.G525]-[.D526]+[.E526]" office:value-type="float" office:value="-131558.928888889" calcext:value-type="float">
            <text:p>-131.55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04" calcext:value-type="date">
            <text:p>04.03.2015</text:p>
          </table:table-cell>
          <table:table-cell table:style-name="ce252" office:value-type="string" calcext:value-type="string">
            <text:p>bch tan ali ye</text:p>
          </table:table-cell>
          <table:table-cell table:style-name="ce310"/>
          <table:table-cell table:style-name="ce335" office:value-type="float" office:value="90000" calcext:value-type="float">
            <text:p>90.000,00</text:p>
          </table:table-cell>
          <table:table-cell table:style-name="ce303"/>
          <table:table-cell table:style-name="ce303" table:formula="of:=[.G526]-[.D527]+[.E527]" office:value-type="float" office:value="-41558.9288888889" calcext:value-type="float">
            <text:p>-41.558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2" office:value-type="string" calcext:value-type="string">
            <text:p>halk tan işe esnaf kefalet kredisi</text:p>
          </table:table-cell>
          <table:table-cell table:style-name="ce310" office:value-type="float" office:value="140000" calcext:value-type="float">
            <text:p>140.000,00</text:p>
          </table:table-cell>
          <table:table-cell table:style-name="ce335"/>
          <table:table-cell table:style-name="ce303"/>
          <table:table-cell table:style-name="ce303" table:formula="of:=[.G527]-[.D528]+[.E528]" office:value-type="float" office:value="-181558.928888889" calcext:value-type="float">
            <text:p>-181.558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250" calcext:value-type="float">
            <text:p>250,00</text:p>
          </table:table-cell>
          <table:table-cell table:style-name="ce303"/>
          <table:table-cell table:style-name="ce303" table:formula="of:=[.G528]-[.D529]+[.E529]" office:value-type="float" office:value="-181308.928888889" calcext:value-type="float">
            <text:p>-181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25" calcext:value-type="date">
            <text:p>25.03.2015</text:p>
          </table:table-cell>
          <table:table-cell table:style-name="ce249" office:value-type="string" calcext:value-type="string">
            <text:p>işten ali ye kredi kartları için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29]-[.D530]+[.E530]" office:value-type="float" office:value="-176308.928888889" calcext:value-type="float">
            <text:p>-176.308,93</text:p>
          </table:table-cell>
          <table:table-cell table:number-columns-repeated="1016"/>
        </table:table-row>
        <table:table-row table:style-name="ro11">
          <table:table-cell/>
          <table:table-cell table:style-name="ce258" table:number-columns-repeated="2"/>
          <table:table-cell table:style-name="ce303"/>
          <table:table-cell table:style-name="ce326"/>
          <table:table-cell table:style-name="ce303"/>
          <table:table-cell table:style-name="ce303" table:formula="of:=[.G530]-[.D531]+[.E531]" office:value-type="float" office:value="-176308.928888889" calcext:value-type="float">
            <text:p>-176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05" calcext:value-type="date">
            <text:p>05.03.2015</text:p>
          </table:table-cell>
          <table:table-cell table:style-name="ce258" office:value-type="string" calcext:value-type="string">
            <text:p>ali balcı dan işe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531]-[.D532]+[.E532]" office:value-type="float" office:value="-196308.928888889" calcext:value-type="float">
            <text:p>-196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16" calcext:value-type="date">
            <text:p>16.03.2015</text:p>
          </table:table-cell>
          <table:table-cell table:style-name="ce249" office:value-type="string" calcext:value-type="string">
            <text:p>iş ten ali balcıya</text:p>
          </table:table-cell>
          <table:table-cell table:style-name="ce303"/>
          <table:table-cell table:style-name="ce326" office:value-type="float" office:value="11000" calcext:value-type="float">
            <text:p>11.000,00</text:p>
          </table:table-cell>
          <table:table-cell table:style-name="ce303"/>
          <table:table-cell table:style-name="ce303" table:formula="of:=[.G532]-[.D533]+[.E533]" office:value-type="float" office:value="-185308.928888889" calcext:value-type="float">
            <text:p>-185.308,93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533]-[.D534]+[.E534]" office:value-type="float" office:value="-185308.928888889" calcext:value-type="float">
            <text:p>-185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17" calcext:value-type="date">
            <text:p>17.03.2015</text:p>
          </table:table-cell>
          <table:table-cell table:style-name="ce249" office:value-type="string" calcext:value-type="string">
            <text:p>KREDİ 29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34]-[.D535]+[.E535]" office:value-type="float" office:value="-181899.928888889" calcext:value-type="float">
            <text:p>-181.899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3-26" calcext:value-type="date">
            <text:p>03/26/2015</text:p>
          </table:table-cell>
          <table:table-cell table:style-name="ce258" office:value-type="string" calcext:value-type="string">
            <text:p>DENİZ KREDİ 7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35]-[.D536]+[.E536]" office:value-type="float" office:value="-175134.928888889" calcext:value-type="float">
            <text:p>-175.1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ali nalcı bch a</text:p>
          </table:table-cell>
          <table:table-cell table:style-name="ce303"/>
          <table:table-cell table:style-name="ce326" office:value-type="float" office:value="1640" calcext:value-type="float">
            <text:p>1.640,00</text:p>
          </table:table-cell>
          <table:table-cell table:style-name="ce303"/>
          <table:table-cell table:style-name="ce303" table:formula="of:=[.G536]-[.D537]+[.E537]" office:value-type="float" office:value="-173494.928888889" calcext:value-type="float">
            <text:p>-173.49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37]-[.D538]+[.E538]" office:value-type="float" office:value="-153494.928888889" calcext:value-type="float">
            <text:p>-153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İşten 800 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38]-[.D539]+[.E539]" office:value-type="float" office:value="-148494.928888889" calcext:value-type="float">
            <text:p>-148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03" calcext:value-type="date">
            <text:p>03.04.2015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39]-[.D540]+[.E540]" office:value-type="float" office:value="-143494.928888889" calcext:value-type="float">
            <text:p>-143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06" calcext:value-type="date">
            <text:p>06.04.2015</text:p>
          </table:table-cell>
          <table:table-cell table:style-name="ce249" office:value-type="string" calcext:value-type="string">
            <text:p>elden <text:s/>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40]-[.D541]+[.E541]" office:value-type="float" office:value="-133494.928888889" calcext:value-type="float">
            <text:p>-133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07" calcext:value-type="date">
            <text:p>07.04.2015</text:p>
          </table:table-cell>
          <table:table-cell table:style-name="ce249" office:value-type="string" calcext:value-type="string">
            <text:p>telefon</text:p>
          </table:table-cell>
          <table:table-cell table:style-name="ce303"/>
          <table:table-cell table:style-name="ce326" office:value-type="float" office:value="247" calcext:value-type="float">
            <text:p>247,00</text:p>
          </table:table-cell>
          <table:table-cell table:style-name="ce303"/>
          <table:table-cell table:style-name="ce303" table:formula="of:=[.G541]-[.D542]+[.E542]" office:value-type="float" office:value="-133247.928888889" calcext:value-type="float">
            <text:p>-133.24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10" calcext:value-type="date">
            <text:p>10.04.2015</text:p>
          </table:table-cell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2]-[.D543]+[.E543]" office:value-type="float" office:value="-133187.928888889" calcext:value-type="float">
            <text:p>-133.187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3]-[.D544]+[.E544]" office:value-type="float" office:value="-133127.928888889" calcext:value-type="float">
            <text:p>-133.127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tel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44]-[.D545]+[.E545]" office:value-type="float" office:value="-133027.928888889" calcext:value-type="float">
            <text:p>-133.02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15" calcext:value-type="date">
            <text:p>15.04.2015</text:p>
          </table:table-cell>
          <table:table-cell table:style-name="ce249" office:value-type="string" calcext:value-type="string">
            <text:p>işten <text:s text:c="2"/>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545]-[.D546]+[.E546]" office:value-type="float" office:value="-118027.928888889" calcext:value-type="float">
            <text:p>-118.02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20" calcext:value-type="date">
            <text:p>20.04.2015</text:p>
          </table:table-cell>
          <table:table-cell table:style-name="ce249" office:value-type="string" calcext:value-type="string">
            <text:p>kredi kartı</text:p>
          </table:table-cell>
          <table:table-cell table:style-name="ce303" office:value-type="float" office:value="4144" calcext:value-type="float">
            <text:p>4.144,00</text:p>
          </table:table-cell>
          <table:table-cell table:style-name="ce326"/>
          <table:table-cell table:style-name="ce303"/>
          <table:table-cell table:style-name="ce303" table:formula="of:=[.G546]-[.D547]+[.E547]" office:value-type="float" office:value="-122171.928888889" calcext:value-type="float">
            <text:p>-122.171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17" calcext:value-type="date">
            <text:p>17.04.2015</text:p>
          </table:table-cell>
          <table:table-cell table:style-name="ce249" office:value-type="string" calcext:value-type="string">
            <text:p>KREDİ 30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47]-[.D548]+[.E548]" office:value-type="float" office:value="-118762.928888889" calcext:value-type="float">
            <text:p>-118.762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4-26" calcext:value-type="date">
            <text:p>04/26/2015</text:p>
          </table:table-cell>
          <table:table-cell table:style-name="ce258" office:value-type="string" calcext:value-type="string">
            <text:p>DENİZ KREDİ 8/60. TAKSİT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548]-[.D549]+[.E549]" office:value-type="float" office:value="-118762.928888889" calcext:value-type="float">
            <text:p>-118.762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22" calcext:value-type="date">
            <text:p>22.04.2015</text:p>
          </table:table-cell>
          <table:table-cell table:style-name="ce249" office:value-type="string" calcext:value-type="string">
            <text:p>elden mustafa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549]-[.D550]+[.E550]" office:value-type="float" office:value="-114762.928888889" calcext:value-type="float">
            <text:p>-11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ten ali ye <text:s text:c="36"/>20000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50]-[.D551]+[.E551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DENİZ KREDİ 8/60. TAKSİT <text:s text:c="2"/>676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1]-[.D552]+[.E552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Halk <text:s text:c="37"/>7461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2]-[.D553]+[.E553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Nakit <text:s text:c="35"/>503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3]-[.D554]+[.E554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Şeker <text:s text:c="37"/>6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4]-[.D555]+[.E555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0000 den kalan</text:p>
          </table:table-cell>
          <table:table-cell table:style-name="ce303" office:value-type="float" office:value="139" calcext:value-type="float">
            <text:p>139,00</text:p>
          </table:table-cell>
          <table:table-cell table:style-name="ce326"/>
          <table:table-cell table:style-name="ce303"/>
          <table:table-cell table:style-name="ce303" table:formula="of:=[.G555]-[.D556]+[.E556]" office:value-type="float" office:value="-94901.9288888889" calcext:value-type="float">
            <text:p>-94.901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4-17" calcext:value-type="date">
            <text:p>04/17/2015</text:p>
          </table:table-cell>
          <table:table-cell table:style-name="ce258" office:value-type="string" calcext:value-type="string">
            <text:p>nalan bilgisayar</text:p>
          </table:table-cell>
          <table:table-cell table:style-name="ce301"/>
          <table:table-cell table:style-name="ce324" office:value-type="float" office:value="3055" calcext:value-type="float">
            <text:p>3.055,00</text:p>
          </table:table-cell>
          <table:table-cell table:style-name="ce303"/>
          <table:table-cell table:style-name="ce303" table:formula="of:=[.G556]-[.D557]+[.E557]" office:value-type="float" office:value="-91846.9288888889" calcext:value-type="float">
            <text:p>-91.846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zme</text:p>
          </table:table-cell>
          <table:table-cell table:style-name="ce301"/>
          <table:table-cell table:style-name="ce324" office:value-type="float" office:value="12" calcext:value-type="float">
            <text:p>12,00</text:p>
          </table:table-cell>
          <table:table-cell table:style-name="ce303"/>
          <table:table-cell table:style-name="ce303" table:formula="of:=[.G557]-[.D558]+[.E558]" office:value-type="float" office:value="-91834.9288888889" calcext:value-type="float">
            <text:p>-91.8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40000" calcext:value-type="float">
            <text:p>40.000,00</text:p>
          </table:table-cell>
          <table:table-cell table:style-name="ce303"/>
          <table:table-cell table:style-name="ce303" table:formula="of:=[.G558]-[.D559]+[.E559]" office:value-type="float" office:value="-51834.9288888889" calcext:value-type="float">
            <text:p>-51.8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559]-[.D560]+[.E560]" office:value-type="float" office:value="-43834.9288888889" calcext:value-type="float">
            <text:p>-43.8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5-06" calcext:value-type="date">
            <text:p>06.05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60]-[.D561]+[.E561]" office:value-type="float" office:value="-33834.9288888889" calcext:value-type="float">
            <text:p>-33.834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5-11" calcext:value-type="date">
            <text:p>05/11/2015</text:p>
          </table:table-cell>
          <table:table-cell table:style-name="ce258" office:value-type="string" calcext:value-type="string">
            <text:p>ali balcı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61]-[.D562]+[.E562]" office:value-type="float" office:value="-28827.9288888889" calcext:value-type="float">
            <text:p>-28.82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5-17" calcext:value-type="date">
            <text:p>17.05.2015</text:p>
          </table:table-cell>
          <table:table-cell table:style-name="ce249" office:value-type="string" calcext:value-type="string">
            <text:p>KREDİ 31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2]-[.D563]+[.E563]" office:value-type="float" office:value="-25418.9288888889" calcext:value-type="float">
            <text:p>-25.418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5-26" calcext:value-type="date">
            <text:p>05/26/2015</text:p>
          </table:table-cell>
          <table:table-cell table:style-name="ce258" office:value-type="string" calcext:value-type="string">
            <text:p>DENİZ KREDİ 9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3]-[.D564]+[.E564]" office:value-type="float" office:value="-18653.9288888889" calcext:value-type="float">
            <text:p>-18.653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6-17" calcext:value-type="date">
            <text:p>17.06.2015</text:p>
          </table:table-cell>
          <table:table-cell table:style-name="ce249" office:value-type="string" calcext:value-type="string">
            <text:p>KREDİ 3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4]-[.D565]+[.E565]" office:value-type="float" office:value="-15244.9288888889" calcext:value-type="float">
            <text:p>-15.244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6-26" calcext:value-type="date">
            <text:p>06/26/2015</text:p>
          </table:table-cell>
          <table:table-cell table:style-name="ce258" office:value-type="string" calcext:value-type="string">
            <text:p>DENİZ KREDİ 10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5]-[.D566]+[.E566]" office:value-type="float" office:value="-8479.92888888888" calcext:value-type="float">
            <text:p>-8.479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6-26" calcext:value-type="date">
            <text:p>26.06.2015</text:p>
          </table:table-cell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275" calcext:value-type="float">
            <text:p>275,00</text:p>
          </table:table-cell>
          <table:table-cell table:style-name="ce303"/>
          <table:table-cell table:style-name="ce303" table:formula="of:=[.G566]-[.D567]+[.E567]" office:value-type="float" office:value="-8204.92888888889" calcext:value-type="float">
            <text:p>-8.20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56" calcext:value-type="float">
            <text:p>356,00</text:p>
          </table:table-cell>
          <table:table-cell table:style-name="ce303"/>
          <table:table-cell table:style-name="ce303" table:formula="of:=[.G567]-[.D568]+[.E568]" office:value-type="float" office:value="-7848.92888888888" calcext:value-type="float">
            <text:p>-7.848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0" calcext:value-type="float">
            <text:p>30,00</text:p>
          </table:table-cell>
          <table:table-cell table:style-name="ce303"/>
          <table:table-cell table:style-name="ce303" table:formula="of:=[.G568]-[.D569]+[.E569]" office:value-type="float" office:value="-7818.92888888888" calcext:value-type="float">
            <text:p>-7.818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569]-[.D570]+[.E570]" office:value-type="float" office:value="-7788.92888888888" calcext:value-type="float">
            <text:p>-7.788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6-30" calcext:value-type="date">
            <text:p>06/30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3"/>
          <table:table-cell table:style-name="ce303" table:formula="of:=[.G570]-[.D571]+[.E571]" office:value-type="float" office:value="-6288.92888888888" calcext:value-type="float">
            <text:p>-6.288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1" calcext:value-type="date">
            <text:p>07/01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8000" calcext:value-type="float">
            <text:p>8.000,00</text:p>
          </table:table-cell>
          <table:table-cell table:style-name="ce303"/>
          <table:table-cell table:style-name="ce303" table:formula="of:=[.G571]-[.D572]+[.E572]" office:value-type="float" office:value="1711.07111111112" calcext:value-type="float">
            <text:p>1.711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trafik cezası dr 184</text:p>
          </table:table-cell>
          <table:table-cell table:style-name="ce301" office:value-type="float" office:value="141" calcext:value-type="float">
            <text:p>141,00</text:p>
          </table:table-cell>
          <table:table-cell table:style-name="ce324"/>
          <table:table-cell table:style-name="ce303"/>
          <table:table-cell table:style-name="ce303" table:formula="of:=[.G572]-[.D573]+[.E573]" office:value-type="float" office:value="1570.07111111112" calcext:value-type="float">
            <text:p>1.5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, ye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73]-[.D574]+[.E574]" office:value-type="float" office:value="6570.07111111112" calcext:value-type="float">
            <text:p>6.5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2" calcext:value-type="date">
            <text:p>07/02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574]-[.D575]+[.E575]" office:value-type="float" office:value="7070.07111111112" calcext:value-type="float">
            <text:p>7.0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5]-[.D576]+[.E576]" office:value-type="float" office:value="7170.07111111112" calcext:value-type="float">
            <text:p>7.1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6]-[.D577]+[.E577]" office:value-type="float" office:value="7270.07111111112" calcext:value-type="float">
            <text:p>7.2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kk</text:p>
          </table:table-cell>
          <table:table-cell table:style-name="ce301" office:value-type="float" office:value="3000" calcext:value-type="float">
            <text:p>3.000,00</text:p>
          </table:table-cell>
          <table:table-cell table:style-name="ce324"/>
          <table:table-cell table:style-name="ce303"/>
          <table:table-cell table:style-name="ce303" table:formula="of:=[.G577]-[.D578]+[.E578]" office:value-type="float" office:value="4270.07111111112" calcext:value-type="float">
            <text:p>4.2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6" calcext:value-type="date">
            <text:p>07/06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0" calcext:value-type="float">
            <text:p>10.000,00</text:p>
          </table:table-cell>
          <table:table-cell table:style-name="ce303"/>
          <table:table-cell table:style-name="ce303" table:formula="of:=[.G578]-[.D579]+[.E579]" office:value-type="float" office:value="14270.0711111111" calcext:value-type="float">
            <text:p>14.2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9" calcext:value-type="date">
            <text:p>07/09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2900" calcext:value-type="float">
            <text:p>2.900,00</text:p>
          </table:table-cell>
          <table:table-cell table:style-name="ce324"/>
          <table:table-cell table:style-name="ce303"/>
          <table:table-cell table:style-name="ce303" table:formula="of:=[.G579]-[.D580]+[.E580]" office:value-type="float" office:value="11370.0711111111" calcext:value-type="float">
            <text:p>11.3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580]-[.D581]+[.E581]" office:value-type="float" office:value="12370.0711111111" calcext:value-type="float">
            <text:p>12.3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10" calcext:value-type="date">
            <text:p>07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81]-[.D582]+[.E582]" office:value-type="float" office:value="17377.0711111111" calcext:value-type="float">
            <text:p>17.377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13" calcext:value-type="date">
            <text:p>07/1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1000" calcext:value-type="float">
            <text:p>11.000,00</text:p>
          </table:table-cell>
          <table:table-cell table:style-name="ce303"/>
          <table:table-cell table:style-name="ce303" table:formula="of:=[.G582]-[.D583]+[.E583]" office:value-type="float" office:value="28377.0711111111" calcext:value-type="float">
            <text:p>28.377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15" calcext:value-type="date">
            <text:p>07/15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600" calcext:value-type="float">
            <text:p>600,00</text:p>
          </table:table-cell>
          <table:table-cell table:style-name="ce324"/>
          <table:table-cell table:style-name="ce301"/>
          <table:table-cell table:style-name="ce303" table:formula="of:=[.G583]-[.D584]+[.E584]" office:value-type="float" office:value="27777.0711111111" calcext:value-type="float">
            <text:p>27.777,07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7-17" calcext:value-type="date">
            <text:p>17.07.2015</text:p>
          </table:table-cell>
          <table:table-cell table:style-name="ce249" office:value-type="string" calcext:value-type="string">
            <text:p>KREDİ 3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84]-[.D585]+[.E585]" office:value-type="float" office:value="31186.0711111111" calcext:value-type="float">
            <text:p>31.186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6" calcext:value-type="date">
            <text:p>07/26/2015</text:p>
          </table:table-cell>
          <table:table-cell table:style-name="ce258" office:value-type="string" calcext:value-type="string">
            <text:p>DENİZ KREDİ 11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85]-[.D586]+[.E586]" office:value-type="float" office:value="37951.0711111111" calcext:value-type="float">
            <text:p>37.951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30" calcext:value-type="date">
            <text:p>07/30/2015</text:p>
          </table:table-cell>
          <table:table-cell table:style-name="ce258" office:value-type="string" calcext:value-type="string">
            <text:p>İŞ KREDİ 1/36</text:p>
          </table:table-cell>
          <table:table-cell table:style-name="ce301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586]-[.D587]+[.E587]" office:value-type="float" office:value="41374.2811111111" calcext:value-type="float">
            <text:p>41.3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0" calcext:value-type="date">
            <text:p>07/20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9500" calcext:value-type="float">
            <text:p>9.500,00</text:p>
          </table:table-cell>
          <table:table-cell table:style-name="ce324"/>
          <table:table-cell table:style-name="ce301"/>
          <table:table-cell table:style-name="ce303" table:formula="of:=[.G587]-[.D588]+[.E588]" office:value-type="float" office:value="31874.2811111111" calcext:value-type="float">
            <text:p>31.874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" calcext:value-type="float">
            <text:p>2.000,00</text:p>
          </table:table-cell>
          <table:table-cell table:style-name="ce301"/>
          <table:table-cell table:style-name="ce303" table:formula="of:=[.G588]-[.D589]+[.E589]" office:value-type="float" office:value="33874.2811111111" calcext:value-type="float">
            <text:p>33.8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3" calcext:value-type="date">
            <text:p>07/2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3500" calcext:value-type="float">
            <text:p>3.500,00</text:p>
          </table:table-cell>
          <table:table-cell table:style-name="ce301"/>
          <table:table-cell table:style-name="ce303" table:formula="of:=[.G589]-[.D590]+[.E590]" office:value-type="float" office:value="37374.2811111111" calcext:value-type="float">
            <text:p>37.3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5" calcext:value-type="date">
            <text:p>07/25/2015</text:p>
          </table:table-cell>
          <table:table-cell table:style-name="ce258" office:value-type="string" calcext:value-type="string">
            <text:p>ali den erdemir inş n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0]-[.D591]+[.E591]" office:value-type="float" office:value="35374.2811111111" calcext:value-type="float">
            <text:p>35.374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erdemir inş k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1]-[.D592]+[.E592]" office:value-type="float" office:value="33374.2811111111" calcext:value-type="float">
            <text:p>33.3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ye halk kredi</text:p>
          </table:table-cell>
          <table:table-cell table:style-name="ce301"/>
          <table:table-cell table:style-name="ce324" office:value-type="float" office:value="7600" calcext:value-type="float">
            <text:p>7.600,00</text:p>
          </table:table-cell>
          <table:table-cell table:style-name="ce301"/>
          <table:table-cell table:style-name="ce303" table:formula="of:=[.G592]-[.D593]+[.E593]" office:value-type="float" office:value="40974.2811111111" calcext:value-type="float">
            <text:p>40.9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16600" calcext:value-type="float">
            <text:p>16.600,00</text:p>
          </table:table-cell>
          <table:table-cell table:style-name="ce324"/>
          <table:table-cell table:style-name="ce301"/>
          <table:table-cell table:style-name="ce303" table:formula="of:=[.G593]-[.D594]+[.E594]" office:value-type="float" office:value="24374.2811111111" calcext:value-type="float">
            <text:p>24.374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senet duran eryılmaz 30-8</text:p>
          </table:table-cell>
          <table:table-cell table:style-name="ce301" office:value-type="float" office:value="2500" calcext:value-type="float">
            <text:p>2.500,00</text:p>
          </table:table-cell>
          <table:table-cell table:style-name="ce324"/>
          <table:table-cell table:style-name="ce301"/>
          <table:table-cell table:style-name="ce303" table:formula="of:=[.G594]-[.D595]+[.E595]" office:value-type="float" office:value="21874.2811111111" calcext:value-type="float">
            <text:p>21.8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string" calcext:value-type="string">
            <text:p>ödendi</text:p>
          </table:table-cell>
          <table:table-cell table:style-name="ce258" office:value-type="string" calcext:value-type="string">
            <text:p>ali den senet orhan keskinkılıç 15-8</text:p>
          </table:table-cell>
          <table:table-cell table:style-name="ce301" office:value-type="float" office:value="1600" calcext:value-type="float">
            <text:p>1.600,00</text:p>
          </table:table-cell>
          <table:table-cell table:style-name="ce324"/>
          <table:table-cell table:style-name="ce301"/>
          <table:table-cell table:style-name="ce303" table:formula="of:=[.G595]-[.D596]+[.E596]" office:value-type="float" office:value="20274.2811111111" calcext:value-type="float">
            <text:p>20.274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ali den senet orhan keskinkılıç 30-8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596]-[.D597]+[.E597]" office:value-type="float" office:value="18674.2811111111" calcext:value-type="float">
            <text:p>18.674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7-28" calcext:value-type="date">
            <text:p>28.07.2015</text:p>
          </table:table-cell>
          <table:table-cell table:style-name="ce249" office:value-type="string" calcext:value-type="string">
            <text:p>atila da kk ümi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597]-[.D598]+[.E598]" office:value-type="float" office:value="17674.2811111111" calcext:value-type="float">
            <text:p>17.674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 tedaş elk kk 2 taksit</text:p>
          </table:table-cell>
          <table:table-cell table:style-name="ce303"/>
          <table:table-cell table:style-name="ce326" office:value-type="float" office:value="2963" calcext:value-type="float">
            <text:p>2.963,00</text:p>
          </table:table-cell>
          <table:table-cell table:style-name="ce303"/>
          <table:table-cell table:style-name="ce303" table:formula="of:=[.G598]-[.D599]+[.E599]" office:value-type="float" office:value="20637.2811111111" calcext:value-type="float">
            <text:p>20.637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0" calcext:value-type="float">
            <text:p>20.000,00</text:p>
          </table:table-cell>
          <table:table-cell table:style-name="ce303"/>
          <table:table-cell table:style-name="ce303" table:formula="of:=[.G599]-[.D600]+[.E600]" office:value-type="float" office:value="40637.2811111111" calcext:value-type="float">
            <text:p>40.637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600]-[.D601]+[.E601]" office:value-type="float" office:value="41137.2811111111" calcext:value-type="float">
            <text:p>41.137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03" calcext:value-type="date">
            <text:p>08/03/2015</text:p>
          </table:table-cell>
          <table:table-cell table:style-name="ce258" office:value-type="string" calcext:value-type="string">
            <text:p>ali ye vergi</text:p>
          </table:table-cell>
          <table:table-cell table:style-name="ce301"/>
          <table:table-cell table:style-name="ce324" office:value-type="float" office:value="595" calcext:value-type="float">
            <text:p>595,00</text:p>
          </table:table-cell>
          <table:table-cell table:style-name="ce303"/>
          <table:table-cell table:style-name="ce303" table:formula="of:=[.G601]-[.D602]+[.E602]" office:value-type="float" office:value="41732.2811111111" calcext:value-type="float">
            <text:p>41.732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02]-[.D603]+[.E603]" office:value-type="float" office:value="45732.2811111111" calcext:value-type="float">
            <text:p>45.732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3" calcext:value-type="date">
            <text:p>03.08.2015</text:p>
          </table:table-cell>
          <table:table-cell table:style-name="ce249" office:value-type="string" calcext:value-type="string">
            <text:p>ali den fayansçı ihsan</text:p>
          </table:table-cell>
          <table:table-cell table:style-name="ce303" office:value-type="float" office:value="1100" calcext:value-type="float">
            <text:p>1.100,00</text:p>
          </table:table-cell>
          <table:table-cell table:style-name="ce326"/>
          <table:table-cell table:style-name="ce303"/>
          <table:table-cell table:style-name="ce303" table:formula="of:=[.G603]-[.D604]+[.E604]" office:value-type="float" office:value="44632.2811111111" calcext:value-type="float">
            <text:p>44.632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6" calcext:value-type="date">
            <text:p>06.08.2015</text:p>
          </table:table-cell>
          <table:table-cell table:style-name="ce249" office:value-type="string" calcext:value-type="string">
            <text:p>atila ya mahkeme için orgnz kira</text:p>
          </table:table-cell>
          <table:table-cell table:style-name="ce301"/>
          <table:table-cell table:style-name="ce326" office:value-type="float" office:value="900" calcext:value-type="float">
            <text:p>900,00</text:p>
          </table:table-cell>
          <table:table-cell table:style-name="ce303"/>
          <table:table-cell table:style-name="ce303" table:formula="of:=[.G604]-[.D605]+[.E605]" office:value-type="float" office:value="45532.2811111111" calcext:value-type="float">
            <text:p>45.532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10" calcext:value-type="date">
            <text:p>08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605]-[.D606]+[.E606]" office:value-type="float" office:value="50539.2811111111" calcext:value-type="float">
            <text:p>50.539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06]-[.D607]+[.E607]" office:value-type="float" office:value="53539.2811111111" calcext:value-type="float">
            <text:p>53.539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15" calcext:value-type="date">
            <text:p>15.08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607]-[.D608]+[.E608]" office:value-type="float" office:value="68539.2811111111" calcext:value-type="float">
            <text:p>68.539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 çetin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608]-[.D609]+[.E609]" office:value-type="float" office:value="69139.2811111111" calcext:value-type="float">
            <text:p>69.139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17" calcext:value-type="date">
            <text:p>17.08.2015</text:p>
          </table:table-cell>
          <table:table-cell table:style-name="ce249" office:value-type="string" calcext:value-type="string">
            <text:p>KREDİ 3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09]-[.D610]+[.E610]" office:value-type="float" office:value="72548.2811111111" calcext:value-type="float">
            <text:p>72.548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26" calcext:value-type="date">
            <text:p>08/26/2015</text:p>
          </table:table-cell>
          <table:table-cell table:style-name="ce258" office:value-type="string" calcext:value-type="string">
            <text:p>DENİZ KREDİ 12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10]-[.D611]+[.E611]" office:value-type="float" office:value="79313.2811111111" calcext:value-type="float">
            <text:p>79.313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30" calcext:value-type="date">
            <text:p>08/30/2015</text:p>
          </table:table-cell>
          <table:table-cell table:style-name="ce258" office:value-type="string" calcext:value-type="string">
            <text:p>İŞ KREDİ 2/36</text:p>
          </table:table-cell>
          <table:table-cell table:style-name="ce303"/>
          <table:table-cell table:style-name="ce324" office:value-type="float" office:value="3424.21" calcext:value-type="float">
            <text:p>3.424,21</text:p>
          </table:table-cell>
          <table:table-cell table:style-name="ce303"/>
          <table:table-cell table:style-name="ce303" table:formula="of:=[.G611]-[.D612]+[.E612]" office:value-type="float" office:value="82737.4911111111" calcext:value-type="float">
            <text:p>82.737,4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tila ya metin gözütok hesabına</text:p>
          </table:table-cell>
          <table:table-cell table:style-name="ce303"/>
          <table:table-cell table:style-name="ce326" office:value-type="float" office:value="650" calcext:value-type="float">
            <text:p>650,00</text:p>
          </table:table-cell>
          <table:table-cell table:style-name="ce303"/>
          <table:table-cell table:style-name="ce303" table:formula="of:=[.G612]-[.D613]+[.E613]" office:value-type="float" office:value="83387.4911111111" calcext:value-type="float">
            <text:p>83.387,4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 lise arksı kiradan</text:p>
          </table:table-cell>
          <table:table-cell table:style-name="ce303"/>
          <table:table-cell table:style-name="ce326" office:value-type="float" office:value="2550" calcext:value-type="float">
            <text:p>2.550,00</text:p>
          </table:table-cell>
          <table:table-cell table:style-name="ce303"/>
          <table:table-cell table:style-name="ce303" table:formula="of:=[.G613]-[.D614]+[.E614]" office:value-type="float" office:value="85937.4911111111" calcext:value-type="float">
            <text:p>85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30" calcext:value-type="date">
            <text:p>30.08.2015</text:p>
          </table:table-cell>
          <table:table-cell table:style-name="ce249" office:value-type="string" calcext:value-type="string">
            <text:p>ali ye senet için o.keskinkılıç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4]-[.D615]+[.E615]" office:value-type="float" office:value="86437.4911111111" calcext:value-type="float">
            <text:p>86.437,49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615]-[.D616]+[.E616]" office:value-type="float" office:value="86437.4911111111" calcext:value-type="float">
            <text:p>86.4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3" calcext:value-type="date">
            <text:p>03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6]-[.D617]+[.E617]" office:value-type="float" office:value="86937.4911111111" calcext:value-type="float">
            <text:p>86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4" calcext:value-type="date">
            <text:p>04.09.2015</text:p>
          </table:table-cell>
          <table:table-cell table:style-name="ce249" office:value-type="string" calcext:value-type="string">
            <text:p>atila dan <text:s text:c="29"/>arsadan 15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617]-[.D618]+[.E618]" office:value-type="float" office:value="66937.4911111111" calcext:value-type="float">
            <text:p>66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18]-[.D619]+[.E619]" office:value-type="float" office:value="70937.4911111111" calcext:value-type="float">
            <text:p>70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i ye ziraat</text:p>
          </table:table-cell>
          <table:table-cell table:style-name="ce303"/>
          <table:table-cell table:style-name="ce326" office:value-type="float" office:value="44700" calcext:value-type="float">
            <text:p>44.700,00</text:p>
          </table:table-cell>
          <table:table-cell table:style-name="ce303"/>
          <table:table-cell table:style-name="ce303" table:formula="of:=[.G619]-[.D620]+[.E620]" office:value-type="float" office:value="115637.491111111" calcext:value-type="float">
            <text:p>115.637,4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den <text:s text:c="20"/>arsdana 50 den 30</text:p>
          </table:table-cell>
          <table:table-cell table:style-name="ce303" office:value-type="float" office:value="30000" calcext:value-type="float">
            <text:p>30.000,00</text:p>
          </table:table-cell>
          <table:table-cell table:style-name="ce326"/>
          <table:table-cell table:style-name="ce303"/>
          <table:table-cell table:style-name="ce303" table:formula="of:=[.G620]-[.D621]+[.E621]" office:value-type="float" office:value="85637.4911111111" calcext:value-type="float">
            <text:p>85.6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0" calcext:value-type="date">
            <text:p>10.09.2015</text:p>
          </table:table-cell>
          <table:table-cell table:style-name="ce249" office:value-type="string" calcext:value-type="string">
            <text:p>ali ye iş kredi içi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621]-[.D622]+[.E622]" office:value-type="float" office:value="90637.4911111111" calcext:value-type="float">
            <text:p>90.6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1" calcext:value-type="date">
            <text:p>11.09.2015</text:p>
          </table:table-cell>
          <table:table-cell table:style-name="ce253" office:value-type="string" calcext:value-type="string">
            <text:p>ali den <text:s text:c="2"/>arsadan 200</text:p>
          </table:table-cell>
          <table:table-cell table:style-name="ce308" office:value-type="float" office:value="200000" calcext:value-type="float">
            <text:p>200.000,00</text:p>
          </table:table-cell>
          <table:table-cell table:style-name="ce326"/>
          <table:table-cell table:style-name="ce303"/>
          <table:table-cell table:style-name="ce303" table:formula="of:=[.G622]-[.D623]+[.E623]" office:value-type="float" office:value="-109362.508888889" calcext:value-type="float">
            <text:p>-109.3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ye <text:s text:c="3"/>şükriye bch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623]-[.D624]+[.E624]" office:value-type="float" office:value="-89362.5088888889" calcext:value-type="float">
            <text:p>-89.3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den onur boya fatihe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624]-[.D625]+[.E625]" office:value-type="float" office:value="-91162.5088888889" calcext:value-type="float">
            <text:p>-91.1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4" calcext:value-type="date">
            <text:p>04.08.2015</text:p>
          </table:table-cell>
          <table:table-cell table:style-name="ce249" office:value-type="string" calcext:value-type="string">
            <text:p>nalan dan <text:s/>şakirenin</text:p>
          </table:table-cell>
          <table:table-cell table:style-name="ce303" office:value-type="float" office:value="34400" calcext:value-type="float">
            <text:p>34.400,00</text:p>
          </table:table-cell>
          <table:table-cell table:style-name="ce326"/>
          <table:table-cell table:style-name="ce301"/>
          <table:table-cell table:style-name="ce303" table:formula="of:=[.G625]-[.D626]+[.E626]" office:value-type="float" office:value="-125562.508888889" calcext:value-type="float">
            <text:p>-125.5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8" calcext:value-type="date">
            <text:p>08.08.2015</text:p>
          </table:table-cell>
          <table:table-cell table:style-name="ce249" office:value-type="string" calcext:value-type="string">
            <text:p>ali ye <text:s text:c="10"/>şakirenin</text:p>
          </table:table-cell>
          <table:table-cell table:style-name="ce301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26]-[.D627]+[.E627]" office:value-type="float" office:value="-122562.508888889" calcext:value-type="float">
            <text:p>-122.562,51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9-12" calcext:value-type="date">
            <text:p>09/12/2015</text:p>
          </table:table-cell>
          <table:table-cell table:style-name="ce258" office:value-type="string" calcext:value-type="string">
            <text:p>ali ye işçiler için nalana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1"/>
          <table:table-cell table:style-name="ce303" table:formula="of:=[.G627]-[.D628]+[.E628]" office:value-type="float" office:value="-121062.508888889" calcext:value-type="float">
            <text:p>-121.0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7" calcext:value-type="date">
            <text:p>17.09.2015</text:p>
          </table:table-cell>
          <table:table-cell table:style-name="ce249" office:value-type="string" calcext:value-type="string">
            <text:p>KREDİ 3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28]-[.D629]+[.E629]" office:value-type="float" office:value="-117653.508888889" calcext:value-type="float">
            <text:p>-117.653,51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9-26" calcext:value-type="date">
            <text:p>09/26/2015</text:p>
          </table:table-cell>
          <table:table-cell table:style-name="ce258" office:value-type="string" calcext:value-type="string">
            <text:p>DENİZ KREDİ 13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29]-[.D630]+[.E630]" office:value-type="float" office:value="-110888.508888889" calcext:value-type="float">
            <text:p>-110.888,51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9-30" calcext:value-type="date">
            <text:p>09/30/2015</text:p>
          </table:table-cell>
          <table:table-cell table:style-name="ce258" office:value-type="string" calcext:value-type="string">
            <text:p>İŞ KREDİ 3/36</text:p>
          </table:table-cell>
          <table:table-cell table:style-name="ce303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630]-[.D631]+[.E631]" office:value-type="float" office:value="-107465.298888889" calcext:value-type="float">
            <text:p>-107.465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631]-[.D632]+[.E632]" office:value-type="float" office:value="-87465.2988888889" calcext:value-type="float">
            <text:p>-87.465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32]-[.D633]+[.E633]" office:value-type="float" office:value="-82465.2988888889" calcext:value-type="float">
            <text:p>-82.465,30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09-19" calcext:value-type="date">
            <text:p>19.09.2015</text:p>
          </table:table-cell>
          <table:table-cell table:style-name="ce259" office:value-type="string" calcext:value-type="string">
            <text:p>al ye işçi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633]-[.D634]+[.E634]" office:value-type="float" office:value="-79465.2988888889" calcext:value-type="float">
            <text:p>-79.465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den ksdıoğlu kk <text:s text:c="2"/>4340</text:p>
          </table:table-cell>
          <table:table-cell table:style-name="ce313" office:value-type="float" office:value="4275" calcext:value-type="float">
            <text:p>4.275,00</text:p>
          </table:table-cell>
          <table:table-cell table:style-name="ce336"/>
          <table:table-cell table:style-name="ce313"/>
          <table:table-cell table:style-name="ce303" table:formula="of:=[.G634]-[.D635]+[.E635]" office:value-type="float" office:value="-83740.2988888889" calcext:value-type="float">
            <text:p>-83.740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' ye 'stanbul </text:p>
          </table:table-cell>
          <table:table-cell table:style-name="ce313"/>
          <table:table-cell table:style-name="ce336" office:value-type="float" office:value="40000" calcext:value-type="float">
            <text:p>40.000,00</text:p>
          </table:table-cell>
          <table:table-cell table:style-name="ce313"/>
          <table:table-cell table:style-name="ce303" table:formula="of:=[.G635]-[.D636]+[.E636]" office:value-type="float" office:value="-43740.2988888889" calcext:value-type="float">
            <text:p>-43.740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' ';bank kred\ 10. ay</text:p>
          </table:table-cell>
          <table:table-cell table:style-name="ce313"/>
          <table:table-cell table:style-name="ce336" office:value-type="float" office:value="5016" calcext:value-type="float">
            <text:p>5.016,00</text:p>
          </table:table-cell>
          <table:table-cell table:style-name="ce313"/>
          <table:table-cell table:style-name="ce303" table:formula="of:=[.G636]-[.D637]+[.E637]" office:value-type="float" office:value="-38724.2988888889" calcext:value-type="float">
            <text:p>-38.724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8" office:value-type="string" calcext:value-type="string">
            <text:p>al' ye <text:s/>işçi şetin</text:p>
          </table:table-cell>
          <table:table-cell table:style-name="ce313"/>
          <table:table-cell table:style-name="ce337" office:value-type="float" office:value="200" calcext:value-type="float">
            <text:p>200,00</text:p>
          </table:table-cell>
          <table:table-cell table:style-name="ce313"/>
          <table:table-cell table:style-name="ce303" table:formula="of:=[.G637]-[.D638]+[.E638]" office:value-type="float" office:value="-38524.2988888889" calcext:value-type="float">
            <text:p>-38.524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' ye işçi orhan</text:p>
          </table:table-cell>
          <table:table-cell table:style-name="ce313"/>
          <table:table-cell table:style-name="ce337" office:value-type="float" office:value="250" calcext:value-type="float">
            <text:p>250,00</text:p>
          </table:table-cell>
          <table:table-cell table:style-name="ce313"/>
          <table:table-cell table:style-name="ce303" table:formula="of:=[.G638]-[.D639]+[.E639]" office:value-type="float" office:value="-38274.2988888889" calcext:value-type="float">
            <text:p>-38.274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0" office:value-type="string" calcext:value-type="string">
            <text:p>; devre fa'z'</text:p>
          </table:table-cell>
          <table:table-cell table:style-name="ce313"/>
          <table:table-cell table:style-name="ce337" office:value-type="float" office:value="4100" calcext:value-type="float">
            <text:p>4.100,00</text:p>
          </table:table-cell>
          <table:table-cell table:style-name="ce313"/>
          <table:table-cell table:style-name="ce303" table:formula="of:=[.G639]-[.D640]+[.E640]" office:value-type="float" office:value="-34174.2988888889" calcext:value-type="float">
            <text:p>-34.174,30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0-17" calcext:value-type="date">
            <text:p>17.10.2015</text:p>
          </table:table-cell>
          <table:table-cell table:style-name="ce259" office:value-type="string" calcext:value-type="string">
            <text:p>KREDİ 36-36 TAKSİT <text:s/>*******</text:p>
          </table:table-cell>
          <table:table-cell table:style-name="ce313"/>
          <table:table-cell table:style-name="ce336" office:value-type="float" office:value="3409" calcext:value-type="float">
            <text:p>3.409,00</text:p>
          </table:table-cell>
          <table:table-cell table:style-name="ce313"/>
          <table:table-cell table:style-name="ce303" table:formula="of:=[.G640]-[.D641]+[.E641]" office:value-type="float" office:value="-30765.2988888889" calcext:value-type="float">
            <text:p>-30.765,30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0-26" calcext:value-type="date">
            <text:p>26.10.2015</text:p>
          </table:table-cell>
          <table:table-cell table:style-name="ce259" office:value-type="string" calcext:value-type="string">
            <text:p>DENİZ KREDİ 1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41]-[.D642]+[.E642]" office:value-type="float" office:value="-24000.2988888889" calcext:value-type="float">
            <text:p>-24.000,30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5-10-30" calcext:value-type="date">
            <text:p>10/30/2015</text:p>
          </table:table-cell>
          <table:table-cell table:style-name="ce259" office:value-type="string" calcext:value-type="string">
            <text:p>İŞ KREDİ 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42]-[.D643]+[.E643]" office:value-type="float" office:value="-20577.0888888889" calcext:value-type="float">
            <text:p>-20.57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0-22" calcext:value-type="date">
            <text:p>22.10.2015</text:p>
          </table:table-cell>
          <table:table-cell table:style-name="ce263" office:value-type="string" calcext:value-type="string">
            <text:p>ali den İŞ köşe arsa</text:p>
          </table:table-cell>
          <table:table-cell table:style-name="ce314" office:value-type="float" office:value="265000" calcext:value-type="float">
            <text:p>265.000,00</text:p>
          </table:table-cell>
          <table:table-cell table:style-name="ce336"/>
          <table:table-cell table:style-name="ce313"/>
          <table:table-cell table:style-name="ce303" table:formula="of:=[.G643]-[.D644]+[.E644]" office:value-type="float" office:value="-285577.088888889" calcext:value-type="float">
            <text:p>-285.577,09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8000" calcext:value-type="float">
            <text:p>18.000,00</text:p>
          </table:table-cell>
          <table:table-cell table:style-name="ce313"/>
          <table:table-cell table:style-name="ce303" table:formula="of:=[.G644]-[.D645]+[.E645]" office:value-type="float" office:value="-267577.088888889" calcext:value-type="float">
            <text:p>-267.577,09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 işçi çetin boya </text:p>
          </table:table-cell>
          <table:table-cell table:style-name="ce313"/>
          <table:table-cell table:style-name="ce336" office:value-type="float" office:value="170" calcext:value-type="float">
            <text:p>170,00</text:p>
          </table:table-cell>
          <table:table-cell table:style-name="ce313"/>
          <table:table-cell table:style-name="ce303" table:formula="of:=[.G645]-[.D646]+[.E646]" office:value-type="float" office:value="-267407.088888889" calcext:value-type="float">
            <text:p>-26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nadolu gençlik ten</text:p>
          </table:table-cell>
          <table:table-cell table:style-name="ce313" office:value-type="float" office:value="1000" calcext:value-type="float">
            <text:p>1.000,00</text:p>
          </table:table-cell>
          <table:table-cell table:style-name="ce336"/>
          <table:table-cell table:style-name="ce313"/>
          <table:table-cell table:style-name="ce303" table:formula="of:=[.G646]-[.D647]+[.E647]" office:value-type="float" office:value="-268407.088888889" calcext:value-type="float">
            <text:p>-268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tila ya kuyumcu ali menekş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47]-[.D648]+[.E648]" office:value-type="float" office:value="-267407.088888889" calcext:value-type="float">
            <text:p>-26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02" calcext:value-type="date">
            <text:p>02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0" calcext:value-type="float">
            <text:p>50.000,00</text:p>
          </table:table-cell>
          <table:table-cell table:style-name="ce313"/>
          <table:table-cell table:style-name="ce303" table:formula="of:=[.G648]-[.D649]+[.E649]" office:value-type="float" office:value="-217407.088888889" calcext:value-type="float">
            <text:p>-21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09" calcext:value-type="date">
            <text:p>09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49]-[.D650]+[.E650]" office:value-type="float" office:value="-207407.088888889" calcext:value-type="float">
            <text:p>-20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16" calcext:value-type="date">
            <text:p>16.11.2015</text:p>
          </table:table-cell>
          <table:table-cell table:style-name="ce259" office:value-type="string" calcext:value-type="string">
            <text:p>ali ye iş kredi</text:p>
          </table:table-cell>
          <table:table-cell table:style-name="ce313"/>
          <table:table-cell table:style-name="ce336" office:value-type="float" office:value="5027" calcext:value-type="float">
            <text:p>5.027,00</text:p>
          </table:table-cell>
          <table:table-cell table:style-name="ce313"/>
          <table:table-cell table:style-name="ce303" table:formula="of:=[.G650]-[.D651]+[.E651]" office:value-type="float" office:value="-202380.088888889" calcext:value-type="float">
            <text:p>-202.380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1]-[.D652]+[.E652]" office:value-type="float" office:value="-201380.088888889" calcext:value-type="float">
            <text:p>-201.380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avlunlar hacı yalıtım</text:p>
          </table:table-cell>
          <table:table-cell table:style-name="ce313"/>
          <table:table-cell table:style-name="ce336" office:value-type="float" office:value="270" calcext:value-type="float">
            <text:p>270,00</text:p>
          </table:table-cell>
          <table:table-cell table:style-name="ce313"/>
          <table:table-cell table:style-name="ce303" table:formula="of:=[.G652]-[.D653]+[.E653]" office:value-type="float" office:value="-201110.088888889" calcext:value-type="float">
            <text:p>-201.110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atila ya siyah bmw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3]-[.D654]+[.E654]" office:value-type="float" office:value="-200110.088888889" calcext:value-type="float">
            <text:p>-200.110,0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5" calcext:value-type="date">
            <text:p>25.11.2015</text:p>
          </table:table-cell>
          <table:table-cell table:style-name="ce259" office:value-type="string" calcext:value-type="string">
            <text:p>atila y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4]-[.D655]+[.E655]" office:value-type="float" office:value="-190110.088888889" calcext:value-type="float">
            <text:p>-190.110,0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DENİZ KREDİ 1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55]-[.D656]+[.E656]" office:value-type="float" office:value="-183345.088888889" calcext:value-type="float">
            <text:p>-183.345,09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5-11-30" calcext:value-type="date">
            <text:p>11/30/2015</text:p>
          </table:table-cell>
          <table:table-cell table:style-name="ce259" office:value-type="string" calcext:value-type="string">
            <text:p>İŞ KREDİ 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56]-[.D657]+[.E657]" office:value-type="float" office:value="-179921.878888889" calcext:value-type="float">
            <text:p>-179.9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iş havale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03" table:formula="of:=[.G657]-[.D658]+[.E658]" office:value-type="float" office:value="-179521.878888889" calcext:value-type="float">
            <text:p>-179.5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7" calcext:value-type="date">
            <text:p>27.11.2015</text:p>
          </table:table-cell>
          <table:table-cell table:style-name="ce259" office:value-type="string" calcext:value-type="string">
            <text:p>atila ya metin kuveyt haval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8]-[.D659]+[.E659]" office:value-type="float" office:value="-178521.878888889" calcext:value-type="float">
            <text:p>-178.5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8" calcext:value-type="date">
            <text:p>28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200" calcext:value-type="float">
            <text:p>1.200,00</text:p>
          </table:table-cell>
          <table:table-cell table:style-name="ce313"/>
          <table:table-cell table:style-name="ce303" table:formula="of:=[.G659]-[.D660]+[.E660]" office:value-type="float" office:value="-177321.878888889" calcext:value-type="float">
            <text:p>-177.3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02" calcext:value-type="date">
            <text:p>02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660]-[.D661]+[.E661]" office:value-type="float" office:value="-147321.878888889" calcext:value-type="float">
            <text:p>-147.3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yalıtım mermer hesabı</text:p>
          </table:table-cell>
          <table:table-cell table:style-name="ce313" office:value-type="float" office:value="1835" calcext:value-type="float">
            <text:p>1.835,00</text:p>
          </table:table-cell>
          <table:table-cell table:style-name="ce336"/>
          <table:table-cell table:style-name="ce313"/>
          <table:table-cell table:style-name="ce303" table:formula="of:=[.G661]-[.D662]+[.E662]" office:value-type="float" office:value="-149156.878888889" calcext:value-type="float">
            <text:p>-149.15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07" calcext:value-type="date">
            <text:p>07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662]-[.D663]+[.E663]" office:value-type="float" office:value="-134156.878888889" calcext:value-type="float">
            <text:p>-134.15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15" calcext:value-type="date">
            <text:p>15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63]-[.D664]+[.E664]" office:value-type="float" office:value="-124156.878888889" calcext:value-type="float">
            <text:p>-124.15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26" calcext:value-type="date">
            <text:p>26.12.2015</text:p>
          </table:table-cell>
          <table:table-cell table:style-name="ce259" office:value-type="string" calcext:value-type="string">
            <text:p>DENİZ KREDİ 1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64]-[.D665]+[.E665]" office:value-type="float" office:value="-117391.878888889" calcext:value-type="float">
            <text:p>-117.391,88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5-12-30" calcext:value-type="date">
            <text:p>12/30/2015</text:p>
          </table:table-cell>
          <table:table-cell table:style-name="ce259" office:value-type="string" calcext:value-type="string">
            <text:p>İŞ KREDİ 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65]-[.D666]+[.E666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alıtım mermer hesab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6]-[.D667]+[.E667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65 mt * 15 cm denizlik <text:s text:c="5"/>5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7]-[.D668]+[.E668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350 ad karo <text:s text:c="26"/>3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8]-[.D669]+[.E669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27 m2 traverten <text:s text:c="18"/>67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9]-[.D670]+[.E670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15 mt * 15 cm küpeşte <text:s text:c="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0]-[.D671]+[.E671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30 mt * 5 cm küpeşte <text:s text:c="11"/>6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1]-[.D672]+[.E672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li işçiliği <text:s text:c="2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2]-[.D673]+[.E673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um <text:s text:c="45"/>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3]-[.D674]+[.E674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<text:s text:c="29"/>toplam <text:s text:c="4"/>183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4]-[.D675]+[.E675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16" calcext:value-type="date">
            <text:p>16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675]-[.D676]+[.E676]" office:value-type="float" office:value="-109968.668888889" calcext:value-type="float">
            <text:p>-109.968,6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28" calcext:value-type="date">
            <text:p>28.12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76]-[.D677]+[.E677]" office:value-type="float" office:value="-108968.668888889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03" table:formula="of:=[.G677]-[.D678]+[.E678]" office:value-type="float" office:value="-108968.668888889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9" office:value-type="string" calcext:value-type="string">
            <text:p>Ara Toplam</text:p>
          </table:table-cell>
          <table:table-cell table:style-name="ce315" table:formula="of:=SUM([.D513:.D677])" office:value-type="float" office:value="863734" calcext:value-type="float">
            <text:p>863734</text:p>
          </table:table-cell>
          <table:table-cell table:style-name="ce315" table:formula="of:=SUM([.E513:.E677])" office:value-type="float" office:value="892122.26" calcext:value-type="float">
            <text:p>892122,26</text:p>
          </table:table-cell>
          <table:table-cell table:style-name="ce313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9"/>
          <table:table-cell/>
          <table:table-cell table:style-name="ce313"/>
          <table:table-cell table:style-name="ce336"/>
          <table:table-cell table:style-name="ce313"/>
          <table:table-cell table:style-name="ce303" table:formula="of:=[.G678]-[.D680]+[.E680]" office:value-type="float" office:value="-108968.668888889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336"/>
          <table:table-cell table:style-name="ce313"/>
          <table:table-cell table:style-name="ce303" table:formula="of:=[.G680]-[.D681]+[.E681]" office:value-type="float" office:value="-120243.668888889" calcext:value-type="float">
            <text:p>-120.243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336"/>
          <table:table-cell table:style-name="ce313"/>
          <table:table-cell table:style-name="ce303" table:formula="of:=[.G681]-[.D682]+[.E682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6 ya devir </text:p>
          </table:table-cell>
          <table:table-cell table:style-name="ce313"/>
          <table:table-cell table:style-name="ce337"/>
          <table:table-cell table:style-name="ce347"/>
          <table:table-cell table:style-name="ce308" table:formula="of:=[.G682]-[.D683]+[.E683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5-12-31" calcext:value-type="date">
            <text:p>31.12.2015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681:.D684])+[.D679]" office:value-type="float" office:value="885905.527777778" calcext:value-type="float">
            <text:p>885.905,53</text:p>
          </table:table-cell>
          <table:table-cell table:style-name="ce327" table:formula="of:=SUM([.E681:.E684])+[.E679]" office:value-type="float" office:value="892122.26" calcext:value-type="float">
            <text:p>892.122,26</text:p>
          </table:table-cell>
          <table:table-cell table:style-name="ce304"/>
          <table:table-cell table:style-name="ce349" table:formula="of:=[.E685]-[.D685]" office:value-type="float" office:value="6216.73222222226" calcext:value-type="float">
            <text:p>6.216,73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6" calcext:value-type="float">
            <text:p>2016</text:p>
          </table:table-cell>
          <table:table-cell table:style-name="ce278" office:value-type="string" calcext:value-type="string">
            <text:p>2015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683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2-29" calcext:value-type="date">
            <text:p>02/29/2016</text:p>
          </table:table-cell>
          <table:table-cell table:style-name="ce259" office:value-type="string" calcext:value-type="string">
            <text:p>İŞ KREDİ 8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87]-[.D688]+[.E688]" office:value-type="float" office:value="-127716.986666667" calcext:value-type="float">
            <text:p>-127.716,9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2-26" calcext:value-type="date">
            <text:p>26.02.2016</text:p>
          </table:table-cell>
          <table:table-cell table:style-name="ce259" office:value-type="string" calcext:value-type="string">
            <text:p>DENİZ KREDİ 1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88]-[.D689]+[.E689]" office:value-type="float" office:value="-120951.986666667" calcext:value-type="float">
            <text:p>-120.951,9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2-01" calcext:value-type="date">
            <text:p>01.02.2016</text:p>
          </table:table-cell>
          <table:table-cell table:style-name="ce259" office:value-type="string" calcext:value-type="string">
            <text:p>ali ye ssk</text:p>
          </table:table-cell>
          <table:table-cell table:style-name="ce313"/>
          <table:table-cell table:style-name="ce336" office:value-type="float" office:value="3777" calcext:value-type="float">
            <text:p>3.777,00</text:p>
          </table:table-cell>
          <table:table-cell table:style-name="ce313"/>
          <table:table-cell table:style-name="ce303" table:formula="of:=[.G689]-[.D690]+[.E690]" office:value-type="float" office:value="-117174.986666667" calcext:value-type="float">
            <text:p>-117.174,99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1-30" calcext:value-type="date">
            <text:p>01/30/2016</text:p>
          </table:table-cell>
          <table:table-cell table:style-name="ce259" office:value-type="string" calcext:value-type="string">
            <text:p>İŞ KREDİ 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0]-[.D691]+[.E691]" office:value-type="float" office:value="-113751.776666667" calcext:value-type="float">
            <text:p>-113.751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26" calcext:value-type="date">
            <text:p>26.01.2016</text:p>
          </table:table-cell>
          <table:table-cell table:style-name="ce259" office:value-type="string" calcext:value-type="string">
            <text:p>DENİZ KREDİ 17/60. TAKSİT <text:s text:c="5"/>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1]-[.D692]+[.E692]" office:value-type="float" office:value="-106986.776666667" calcext:value-type="float">
            <text:p>-106.986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nkt <text:s text:c="41"/></text:p>
          </table:table-cell>
          <table:table-cell table:style-name="ce313"/>
          <table:table-cell table:style-name="ce336" office:value-type="float" office:value="12747" calcext:value-type="float">
            <text:p>12.747,00</text:p>
          </table:table-cell>
          <table:table-cell table:style-name="ce313"/>
          <table:table-cell table:style-name="ce303" table:formula="of:=[.G692]-[.D693]+[.E693]" office:value-type="float" office:value="-94239.7766666667" calcext:value-type="float">
            <text:p>-94.239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kdv stopaj <text:s text:c="20"/>20 000</text:p>
          </table:table-cell>
          <table:table-cell table:style-name="ce313"/>
          <table:table-cell table:style-name="ce336" office:value-type="float" office:value="488" calcext:value-type="float">
            <text:p>488,00</text:p>
          </table:table-cell>
          <table:table-cell table:style-name="ce313"/>
          <table:table-cell table:style-name="ce303" table:formula="of:=[.G693]-[.D694]+[.E694]" office:value-type="float" office:value="-93751.7766666667" calcext:value-type="float">
            <text:p>-93.751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15" calcext:value-type="date">
            <text:p>15.01.2016</text:p>
          </table:table-cell>
          <table:table-cell table:style-name="ce259" office:value-type="string" calcext:value-type="string">
            <text:p>ali ye <text:s text:c="64"/>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94]-[.D695]+[.E695]" office:value-type="float" office:value="-88751.7766666667" calcext:value-type="float">
            <text:p>-88.751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25" calcext:value-type="date">
            <text:p>25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03" table:formula="of:=[.G695]-[.D696]+[.E696]" office:value-type="float" office:value="-86751.7766666667" calcext:value-type="float">
            <text:p>-86.751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ş kredi selanik</text:p>
          </table:table-cell>
          <table:table-cell table:style-name="ce313"/>
          <table:table-cell table:style-name="ce336" office:value-type="float" office:value="5033" calcext:value-type="float">
            <text:p>5.033,00</text:p>
          </table:table-cell>
          <table:table-cell table:style-name="ce313"/>
          <table:table-cell table:style-name="ce303" table:formula="of:=[.G696]-[.D697]+[.E697]" office:value-type="float" office:value="-81718.7766666667" calcext:value-type="float">
            <text:p>-81.718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cı kamil mezar parası tevfşkten</text:p>
          </table:table-cell>
          <table:table-cell table:style-name="ce313" office:value-type="float" office:value="600" calcext:value-type="float">
            <text:p>600,00</text:p>
          </table:table-cell>
          <table:table-cell table:style-name="ce336"/>
          <table:table-cell table:style-name="ce313"/>
          <table:table-cell table:style-name="ce303" table:formula="of:=[.G697]-[.D698]+[.E698]" office:value-type="float" office:value="-82318.7766666667" calcext:value-type="float">
            <text:p>-82.318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20" calcext:value-type="date">
            <text:p>20.03.2016</text:p>
          </table:table-cell>
          <table:table-cell table:style-name="ce259" office:value-type="string" calcext:value-type="string">
            <text:p>doğuş kdv</text:p>
          </table:table-cell>
          <table:table-cell table:style-name="ce313" office:value-type="float" office:value="574" calcext:value-type="float">
            <text:p>574,00</text:p>
          </table:table-cell>
          <table:table-cell table:style-name="ce336"/>
          <table:table-cell table:style-name="ce313"/>
          <table:table-cell table:style-name="ce303" table:formula="of:=[.G698]-[.D699]+[.E699]" office:value-type="float" office:value="-82892.7766666667" calcext:value-type="float">
            <text:p>-82.8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19" calcext:value-type="date">
            <text:p>19.03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03" table:formula="of:=[.G699]-[.D700]+[.E700]" office:value-type="float" office:value="-82392.7766666667" calcext:value-type="float">
            <text:p>-82.392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elim demi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00]-[.D701]+[.E701]" office:value-type="float" office:value="-82892.7766666667" calcext:value-type="float">
            <text:p>-82.892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IR dan atşla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701]-[.D702]+[.E702]" office:value-type="float" office:value="-79892.7766666667" calcext:value-type="float">
            <text:p>-79.8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10" calcext:value-type="date">
            <text:p>10.03.2016</text:p>
          </table:table-cell>
          <table:table-cell table:style-name="ce263" office:value-type="string" calcext:value-type="string">
            <text:p>TIR dan</text:p>
          </table:table-cell>
          <table:table-cell table:style-name="ce314" office:value-type="float" office:value="39000" calcext:value-type="float">
            <text:p>39.000,00</text:p>
          </table:table-cell>
          <table:table-cell table:style-name="ce336"/>
          <table:table-cell table:style-name="ce313"/>
          <table:table-cell table:style-name="ce303" table:formula="of:=[.G702]-[.D703]+[.E703]" office:value-type="float" office:value="-118892.776666667" calcext:value-type="float">
            <text:p>-118.8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07" calcext:value-type="date">
            <text:p>07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03]-[.D704]+[.E704]" office:value-type="float" office:value="-118592.776666667" calcext:value-type="float">
            <text:p>-118.592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yşe 2 ay kira en alt kat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04]-[.D705]+[.E705]" office:value-type="float" office:value="-117992.776666667" calcext:value-type="float">
            <text:p>-117.9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26" calcext:value-type="date">
            <text:p>26.03.2016</text:p>
          </table:table-cell>
          <table:table-cell table:style-name="ce259" office:value-type="string" calcext:value-type="string">
            <text:p>DENİZ KREDİ 1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05]-[.D706]+[.E706]" office:value-type="float" office:value="-111227.776666667" calcext:value-type="float">
            <text:p>-111.227,78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3-30" calcext:value-type="date">
            <text:p>03/30/2016</text:p>
          </table:table-cell>
          <table:table-cell table:style-name="ce259" office:value-type="string" calcext:value-type="string">
            <text:p>İŞ KREDİ 9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06]-[.D707]+[.E707]" office:value-type="float" office:value="-107804.566666667" calcext:value-type="float">
            <text:p>-107.804,5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ş güvenliği için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707]-[.D708]+[.E708]" office:value-type="float" office:value="-106804.566666667" calcext:value-type="float">
            <text:p>-106.804,5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ciye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08]-[.D709]+[.E709]" office:value-type="float" office:value="-106454.566666667" calcext:value-type="float">
            <text:p>-106.454,5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ümit kk mermer hesabı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03" table:formula="of:=[.G709]-[.D710]+[.E710]" office:value-type="float" office:value="-106754.566666667" calcext:value-type="float">
            <text:p>-106.754,5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5-26" calcext:value-type="date">
            <text:p>26.05.2016</text:p>
          </table:table-cell>
          <table:table-cell table:style-name="ce259" office:value-type="string" calcext:value-type="string">
            <text:p>DENİZ KREDİ 2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0]-[.D711]+[.E711]" office:value-type="float" office:value="-99989.5666666667" calcext:value-type="float">
            <text:p>-99.989,57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5-30" calcext:value-type="date">
            <text:p>05/30/2016</text:p>
          </table:table-cell>
          <table:table-cell table:style-name="ce259" office:value-type="string" calcext:value-type="string">
            <text:p>İŞ KREDİ 11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1]-[.D712]+[.E712]" office:value-type="float" office:value="-96566.3566666667" calcext:value-type="float">
            <text:p>-96.566,3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26" calcext:value-type="date">
            <text:p>26.04.2016</text:p>
          </table:table-cell>
          <table:table-cell table:style-name="ce259" office:value-type="string" calcext:value-type="string">
            <text:p>DENİZ KREDİ 2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2]-[.D713]+[.E713]" office:value-type="float" office:value="-89801.3566666667" calcext:value-type="float">
            <text:p>-89.801,36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4-30" calcext:value-type="date">
            <text:p>04/30/2016</text:p>
          </table:table-cell>
          <table:table-cell table:style-name="ce259" office:value-type="string" calcext:value-type="string">
            <text:p>İŞ KREDİ 10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3]-[.D714]+[.E714]" office:value-type="float" office:value="-86378.1466666667" calcext:value-type="float">
            <text:p>-86.378,15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14]-[.D715]+[.E715]" office:value-type="float" office:value="-76378.1466666667" calcext:value-type="float">
            <text:p>-76.378,15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 çek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03" table:formula="of:=[.G715]-[.D716]+[.E716]" office:value-type="float" office:value="-88878.1466666667" calcext:value-type="float">
            <text:p>-88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04" calcext:value-type="date">
            <text:p>04.04.2016</text:p>
          </table:table-cell>
          <table:table-cell table:style-name="ce259" office:value-type="string" calcext:value-type="string">
            <text:p>yurt kredi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16]-[.D717]+[.E717]" office:value-type="float" office:value="-83878.1466666667" calcext:value-type="float">
            <text:p>-83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01" calcext:value-type="date">
            <text:p>01.04.2016</text:p>
          </table:table-cell>
          <table:table-cell table:style-name="ce259" office:value-type="string" calcext:value-type="string">
            <text:p>nail yalıtım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03" table:formula="of:=[.G717]-[.D718]+[.E718]" office:value-type="float" office:value="-82378.1466666667" calcext:value-type="float">
            <text:p>-82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01" calcext:value-type="date">
            <text:p>01.04.2016</text:p>
          </table:table-cell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718]-[.D719]+[.E719]" office:value-type="float" office:value="-82378.1466666667" calcext:value-type="float">
            <text:p>-82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27" calcext:value-type="date">
            <text:p>27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7000" calcext:value-type="float">
            <text:p>7.000,00</text:p>
          </table:table-cell>
          <table:table-cell table:style-name="ce313"/>
          <table:table-cell table:style-name="ce303" table:formula="of:=[.G719]-[.D720]+[.E720]" office:value-type="float" office:value="-75378.1466666667" calcext:value-type="float">
            <text:p>-75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03" table:formula="of:=[.G720]-[.D721]+[.E721]" office:value-type="float" office:value="-67378.1466666667" calcext:value-type="float">
            <text:p>-67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14" calcext:value-type="date">
            <text:p>14.06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21]-[.D722]+[.E722]" office:value-type="float" office:value="-52378.1466666667" calcext:value-type="float">
            <text:p>-52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15" calcext:value-type="date">
            <text:p>15.06.2016</text:p>
          </table:table-cell>
          <table:table-cell table:style-name="ce259" office:value-type="string" calcext:value-type="string">
            <text:p>iş 800 havale çek için</text:p>
          </table:table-cell>
          <table:table-cell table:style-name="ce313"/>
          <table:table-cell table:style-name="ce336" office:value-type="float" office:value="3500" calcext:value-type="float">
            <text:p>3.500,00</text:p>
          </table:table-cell>
          <table:table-cell table:style-name="ce313"/>
          <table:table-cell table:style-name="ce303" table:formula="of:=[.G722]-[.D723]+[.E723]" office:value-type="float" office:value="-48878.1466666667" calcext:value-type="float">
            <text:p>-48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2000" calcext:value-type="float">
            <text:p>22.000,00</text:p>
          </table:table-cell>
          <table:table-cell table:style-name="ce313"/>
          <table:table-cell table:style-name="ce303" table:formula="of:=[.G723]-[.D724]+[.E724]" office:value-type="float" office:value="-26878.1466666667" calcext:value-type="float">
            <text:p>-26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26" calcext:value-type="date">
            <text:p>26.06.2016</text:p>
          </table:table-cell>
          <table:table-cell table:style-name="ce259" office:value-type="string" calcext:value-type="string">
            <text:p>DENİZ KREDİ 22/60.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4]-[.D725]+[.E725]" office:value-type="float" office:value="-20113.1466666667" calcext:value-type="float">
            <text:p>-20.113,15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6-30" calcext:value-type="date">
            <text:p>06/30/2016</text:p>
          </table:table-cell>
          <table:table-cell table:style-name="ce259" office:value-type="string" calcext:value-type="string">
            <text:p>İŞ KREDİ 12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25]-[.D726]+[.E726]" office:value-type="float" office:value="-16689.9366666667" calcext:value-type="float">
            <text:p>-16.689,9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18" calcext:value-type="date">
            <text:p>18.06.2016</text:p>
          </table:table-cell>
          <table:table-cell table:style-name="ce259" office:value-type="string" calcext:value-type="string">
            <text:p>iş kredi ali</text:p>
          </table:table-cell>
          <table:table-cell table:style-name="ce313"/>
          <table:table-cell table:style-name="ce336" office:value-type="float" office:value="5040" calcext:value-type="float">
            <text:p>5.040,00</text:p>
          </table:table-cell>
          <table:table-cell table:style-name="ce313"/>
          <table:table-cell table:style-name="ce303" table:formula="of:=[.G726]-[.D727]+[.E727]" office:value-type="float" office:value="-11649.9366666667" calcext:value-type="float">
            <text:p>-11.649,9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08" calcext:value-type="date">
            <text:p>08.06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2900" calcext:value-type="float">
            <text:p>2.900,00</text:p>
          </table:table-cell>
          <table:table-cell table:style-name="ce336"/>
          <table:table-cell table:style-name="ce313"/>
          <table:table-cell table:style-name="ce303" table:formula="of:=[.G727]-[.D728]+[.E728]" office:value-type="float" office:value="-14549.9366666667" calcext:value-type="float">
            <text:p>-14.549,9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07" calcext:value-type="date">
            <text:p>07.06.2016</text:p>
          </table:table-cell>
          <table:table-cell table:style-name="ce259" office:value-type="string" calcext:value-type="string">
            <text:p>bch tan ali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728]-[.D729]+[.E729]" office:value-type="float" office:value="15450.0633333333" calcext:value-type="float">
            <text:p>15.450,0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DENİZ KREDİ 23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9]-[.D730]+[.E730]" office:value-type="float" office:value="22215.0633333333" calcext:value-type="float">
            <text:p>22.215,06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7-30" calcext:value-type="date">
            <text:p>07/30/2016</text:p>
          </table:table-cell>
          <table:table-cell table:style-name="ce259" office:value-type="string" calcext:value-type="string">
            <text:p>İŞ KREDİ 13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30]-[.D731]+[.E731]" office:value-type="float" office:value="25638.2733333333" calcext:value-type="float">
            <text:p>25.63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vergi </text:p>
          </table:table-cell>
          <table:table-cell table:style-name="ce313"/>
          <table:table-cell table:style-name="ce336" office:value-type="float" office:value="705" calcext:value-type="float">
            <text:p>705,00</text:p>
          </table:table-cell>
          <table:table-cell table:style-name="ce313"/>
          <table:table-cell table:style-name="ce303" table:formula="of:=[.G731]-[.D732]+[.E732]" office:value-type="float" office:value="26343.2733333333" calcext:value-type="float">
            <text:p>26.343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665" calcext:value-type="float">
            <text:p>665,00</text:p>
          </table:table-cell>
          <table:table-cell table:style-name="ce313"/>
          <table:table-cell table:style-name="ce303" table:formula="of:=[.G732]-[.D733]+[.E733]" office:value-type="float" office:value="27008.2733333333" calcext:value-type="float">
            <text:p>27.00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01" calcext:value-type="date">
            <text:p>01.07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733]-[.D734]+[.E734]" office:value-type="float" office:value="31008.2733333333" calcext:value-type="float">
            <text:p>31.00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11" calcext:value-type="date">
            <text:p>11.07.2016</text:p>
          </table:table-cell>
          <table:table-cell table:style-name="ce259" office:value-type="string" calcext:value-type="string">
            <text:p>ali iş kredi için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34]-[.D735]+[.E735]" office:value-type="float" office:value="36008.2733333333" calcext:value-type="float">
            <text:p>36.0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skeleden killik</text:p>
          </table:table-cell>
          <table:table-cell table:style-name="ce313"/>
          <table:table-cell table:style-name="ce336" office:value-type="float" office:value="700" calcext:value-type="float">
            <text:p>700,00</text:p>
          </table:table-cell>
          <table:table-cell table:style-name="ce313"/>
          <table:table-cell table:style-name="ce303" table:formula="of:=[.G735]-[.D736]+[.E736]" office:value-type="float" office:value="36708.2733333333" calcext:value-type="float">
            <text:p>36.7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şahin çırdaklı ya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36]-[.D737]+[.E737]" office:value-type="float" office:value="36208.2733333333" calcext:value-type="float">
            <text:p>36.2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ıkamacı mehmet en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37]-[.D738]+[.E738]" office:value-type="float" office:value="36508.2733333333" calcext:value-type="float">
            <text:p>36.5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usuf parlak d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03" table:formula="of:=[.G738]-[.D739]+[.E739]" office:value-type="float" office:value="36608.2733333333" calcext:value-type="float">
            <text:p>36.6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mermer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03" table:formula="of:=[.G739]-[.D740]+[.E740]" office:value-type="float" office:value="35858.2733333333" calcext:value-type="float">
            <text:p>35.85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10" calcext:value-type="date">
            <text:p>10.07.2016</text:p>
          </table:table-cell>
          <table:table-cell table:style-name="ce259" office:value-type="string" calcext:value-type="string">
            <text:p>kıbrıstan 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40]-[.D741]+[.E741]" office:value-type="float" office:value="40858.2733333333" calcext:value-type="float">
            <text:p>40.85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41]-[.D742]+[.E742]" office:value-type="float" office:value="50858.2733333333" calcext:value-type="float">
            <text:p>50.85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9900" calcext:value-type="float">
            <text:p>9.900,00</text:p>
          </table:table-cell>
          <table:table-cell table:style-name="ce336"/>
          <table:table-cell table:style-name="ce313"/>
          <table:table-cell table:style-name="ce303" table:formula="of:=[.G742]-[.D743]+[.E743]" office:value-type="float" office:value="40958.2733333333" calcext:value-type="float">
            <text:p>40.958,27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8-30" calcext:value-type="date">
            <text:p>08/30/2016</text:p>
          </table:table-cell>
          <table:table-cell table:style-name="ce259" office:value-type="string" calcext:value-type="string">
            <text:p>İŞ KREDİ 1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43]-[.D744]+[.E744]" office:value-type="float" office:value="44381.4833333333" calcext:value-type="float">
            <text:p>44.381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an seçkin ant yalıtım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44]-[.D745]+[.E745]" office:value-type="float" office:value="49181.4833333334" calcext:value-type="float">
            <text:p>49.181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8-26" calcext:value-type="date">
            <text:p>26.08.2016</text:p>
          </table:table-cell>
          <table:table-cell table:style-name="ce259" office:value-type="string" calcext:value-type="string">
            <text:p>DENİZ KREDİ 2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45]-[.D746]+[.E746]" office:value-type="float" office:value="55946.4833333333" calcext:value-type="float">
            <text:p>55.9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den nakit</text:p>
          </table:table-cell>
          <table:table-cell table:style-name="ce313" office:value-type="float" office:value="6750" calcext:value-type="float">
            <text:p>6.750,00</text:p>
          </table:table-cell>
          <table:table-cell table:style-name="ce336"/>
          <table:table-cell table:style-name="ce313"/>
          <table:table-cell table:style-name="ce303" table:formula="of:=[.G746]-[.D747]+[.E747]" office:value-type="float" office:value="49196.4833333334" calcext:value-type="float">
            <text:p>49.1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ibo hilton evye <text:s text:c="5"/>75 tl * 110</text:p>
          </table:table-cell>
          <table:table-cell table:style-name="ce313"/>
          <table:table-cell table:style-name="ce336" office:value-type="float" office:value="8250" calcext:value-type="float">
            <text:p>8.250,00</text:p>
          </table:table-cell>
          <table:table-cell table:style-name="ce313"/>
          <table:table-cell table:style-name="ce303" table:formula="of:=[.G747]-[.D748]+[.E748]" office:value-type="float" office:value="57446.4833333333" calcext:value-type="float">
            <text:p>57.4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armara bilardo hesabı</text:p>
          </table:table-cell>
          <table:table-cell table:style-name="ce313" office:value-type="float" office:value="8500" calcext:value-type="float">
            <text:p>8.500,00</text:p>
          </table:table-cell>
          <table:table-cell table:style-name="ce336"/>
          <table:table-cell table:style-name="ce313"/>
          <table:table-cell table:style-name="ce303" table:formula="of:=[.G748]-[.D749]+[.E749]" office:value-type="float" office:value="48946.4833333333" calcext:value-type="float">
            <text:p>48.9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lden 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49]-[.D750]+[.E750]" office:value-type="float" office:value="49246.4833333333" calcext:value-type="float">
            <text:p>49.2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mermer kadtem</text:p>
          </table:table-cell>
          <table:table-cell table:style-name="ce313" office:value-type="float" office:value="2950" calcext:value-type="float">
            <text:p>2.950,00</text:p>
          </table:table-cell>
          <table:table-cell table:style-name="ce336"/>
          <table:table-cell table:style-name="ce313"/>
          <table:table-cell table:style-name="ce303" table:formula="of:=[.G750]-[.D751]+[.E751]" office:value-type="float" office:value="46296.4833333334" calcext:value-type="float">
            <text:p>46.296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9-10" calcext:value-type="date">
            <text:p>10.09.2016</text:p>
          </table:table-cell>
          <table:table-cell table:style-name="ce259" office:value-type="string" calcext:value-type="string">
            <text:p>iş kredi 795411 e havale</text:p>
          </table:table-cell>
          <table:table-cell table:style-name="ce313"/>
          <table:table-cell table:style-name="ce336" office:value-type="float" office:value="5100" calcext:value-type="float">
            <text:p>5.100,00</text:p>
          </table:table-cell>
          <table:table-cell table:style-name="ce313"/>
          <table:table-cell table:style-name="ce303" table:formula="of:=[.G751]-[.D752]+[.E752]" office:value-type="float" office:value="51396.4833333333" calcext:value-type="float">
            <text:p>51.3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aç yapı kk</text:p>
          </table:table-cell>
          <table:table-cell table:style-name="ce313" office:value-type="float" office:value="3700" calcext:value-type="float">
            <text:p>3.700,00</text:p>
          </table:table-cell>
          <table:table-cell table:style-name="ce336"/>
          <table:table-cell table:style-name="ce313"/>
          <table:table-cell table:style-name="ce303" table:formula="of:=[.G752]-[.D753]+[.E753]" office:value-type="float" office:value="47696.4833333333" calcext:value-type="float">
            <text:p>47.6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03" table:formula="of:=[.G753]-[.D754]+[.E754]" office:value-type="float" office:value="47896.4833333334" calcext:value-type="float">
            <text:p>47.8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gk işten yattı</text:p>
          </table:table-cell>
          <table:table-cell table:style-name="ce313"/>
          <table:table-cell table:style-name="ce336" office:value-type="float" office:value="3719" calcext:value-type="float">
            <text:p>3.719,00</text:p>
          </table:table-cell>
          <table:table-cell table:style-name="ce313"/>
          <table:table-cell table:style-name="ce303" table:formula="of:=[.G754]-[.D755]+[.E755]" office:value-type="float" office:value="51615.4833333333" calcext:value-type="float">
            <text:p>51.6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lat havale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5]-[.D756]+[.E756]" office:value-type="float" office:value="52215.4833333333" calcext:value-type="float">
            <text:p>52.2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56]-[.D757]+[.E757]" office:value-type="float" office:value="67215.4833333333" calcext:value-type="float">
            <text:p>67.2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den</text:p>
          </table:table-cell>
          <table:table-cell table:style-name="ce313" office:value-type="float" office:value="26500" calcext:value-type="float">
            <text:p>26.500,00</text:p>
          </table:table-cell>
          <table:table-cell table:style-name="ce336"/>
          <table:table-cell table:style-name="ce313"/>
          <table:table-cell table:style-name="ce303" table:formula="of:=[.G757]-[.D758]+[.E758]" office:value-type="float" office:value="40715.4833333333" calcext:value-type="float">
            <text:p>40.715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0-10" calcext:value-type="date">
            <text:p>10.10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8]-[.D759]+[.E759]" office:value-type="float" office:value="41315.4833333333" calcext:value-type="float">
            <text:p>41.3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çatı hesabından hüsam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59]-[.D760]+[.E760]" office:value-type="float" office:value="40515.4833333333" calcext:value-type="float">
            <text:p>40.5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hasan sengün</text:p>
          </table:table-cell>
          <table:table-cell table:style-name="ce313" office:value-type="float" office:value="120" calcext:value-type="float">
            <text:p>120,00</text:p>
          </table:table-cell>
          <table:table-cell table:style-name="ce336"/>
          <table:table-cell table:style-name="ce313"/>
          <table:table-cell table:style-name="ce303" table:formula="of:=[.G760]-[.D761]+[.E761]" office:value-type="float" office:value="40395.4833333333" calcext:value-type="float">
            <text:p>40.395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9-26" calcext:value-type="date">
            <text:p>26.09.2016</text:p>
          </table:table-cell>
          <table:table-cell table:style-name="ce259" office:value-type="string" calcext:value-type="string">
            <text:p>DENİZ KREDİ 2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1]-[.D762]+[.E762]" office:value-type="float" office:value="47160.4833333333" calcext:value-type="float">
            <text:p>47.160,48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İŞ KREDİ 1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2]-[.D763]+[.E763]" office:value-type="float" office:value="50583.6933333333" calcext:value-type="float">
            <text:p>50.583,69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5281.62" calcext:value-type="float">
            <text:p>5.281,62</text:p>
          </table:table-cell>
          <table:table-cell table:style-name="ce313"/>
          <table:table-cell table:style-name="ce303" table:formula="of:=[.G763]-[.D764]+[.E764]" office:value-type="float" office:value="55865.3133333333" calcext:value-type="float">
            <text:p>55.865,31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0-26" calcext:value-type="date">
            <text:p>26.10.2016</text:p>
          </table:table-cell>
          <table:table-cell table:style-name="ce259" office:value-type="string" calcext:value-type="string">
            <text:p>DENİZ KREDİ 2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4]-[.D765]+[.E765]" office:value-type="float" office:value="62630.3133333333" calcext:value-type="float">
            <text:p>62.630,31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10-30" calcext:value-type="date">
            <text:p>10/30/2016</text:p>
          </table:table-cell>
          <table:table-cell table:style-name="ce259" office:value-type="string" calcext:value-type="string">
            <text:p>İŞ KREDİ 1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5]-[.D766]+[.E766]" office:value-type="float" office:value="66053.5233333333" calcext:value-type="float">
            <text:p>66.053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dan</text:p>
          </table:table-cell>
          <table:table-cell table:style-name="ce313" office:value-type="float" office:value="740" calcext:value-type="float">
            <text:p>740,00</text:p>
          </table:table-cell>
          <table:table-cell table:style-name="ce336"/>
          <table:table-cell table:style-name="ce313"/>
          <table:table-cell table:style-name="ce303" table:formula="of:=[.G766]-[.D767]+[.E767]" office:value-type="float" office:value="65313.5233333333" calcext:value-type="float">
            <text:p>65.313,5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10" calcext:value-type="date">
            <text:p>10.11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850" calcext:value-type="float">
            <text:p>850,00</text:p>
          </table:table-cell>
          <table:table-cell table:style-name="ce313"/>
          <table:table-cell table:style-name="ce303" table:formula="of:=[.G767]-[.D768]+[.E768]" office:value-type="float" office:value="66163.5233333333" calcext:value-type="float">
            <text:p>66.163,5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12" calcext:value-type="date">
            <text:p>12.11.2016</text:p>
          </table:table-cell>
          <table:table-cell table:style-name="ce259" office:value-type="string" calcext:value-type="string">
            <text:p>emre şentürk kk sivas hesabı için</text:p>
          </table:table-cell>
          <table:table-cell table:style-name="ce313" office:value-type="float" office:value="1145" calcext:value-type="float">
            <text:p>1.145,00</text:p>
          </table:table-cell>
          <table:table-cell table:style-name="ce336"/>
          <table:table-cell table:style-name="ce313"/>
          <table:table-cell table:style-name="ce303" table:formula="of:=[.G768]-[.D769]+[.E769]" office:value-type="float" office:value="65018.5233333334" calcext:value-type="float">
            <text:p>65.018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ocak malzeme</text:p>
          </table:table-cell>
          <table:table-cell table:style-name="ce313"/>
          <table:table-cell table:style-name="ce336" office:value-type="float" office:value="392" calcext:value-type="float">
            <text:p>392,00</text:p>
          </table:table-cell>
          <table:table-cell table:style-name="ce313"/>
          <table:table-cell table:style-name="ce303" table:formula="of:=[.G769]-[.D770]+[.E770]" office:value-type="float" office:value="65410.5233333334" calcext:value-type="float">
            <text:p>65.410,5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atiladan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70]-[.D771]+[.E771]" office:value-type="float" office:value="64610.5233333334" calcext:value-type="float">
            <text:p>64.610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kuyumcu sabri</text:p>
          </table:table-cell>
          <table:table-cell table:style-name="ce313"/>
          <table:table-cell table:style-name="ce336" office:value-type="float" office:value="450" calcext:value-type="float">
            <text:p>450,00</text:p>
          </table:table-cell>
          <table:table-cell table:style-name="ce313"/>
          <table:table-cell table:style-name="ce303" table:formula="of:=[.G771]-[.D772]+[.E772]" office:value-type="float" office:value="65060.5233333333" calcext:value-type="float">
            <text:p>65.060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72]-[.D773]+[.E773]" office:value-type="float" office:value="65410.5233333334" calcext:value-type="float">
            <text:p>65.410,52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11-30" calcext:value-type="date">
            <text:p>11/30/2016</text:p>
          </table:table-cell>
          <table:table-cell table:style-name="ce259" office:value-type="string" calcext:value-type="string">
            <text:p>İŞ KREDİ 1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73]-[.D774]+[.E774]" office:value-type="float" office:value="68833.7333333334" calcext:value-type="float">
            <text:p>68.833,7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DENİZ KREDİ 27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74]-[.D775]+[.E775]" office:value-type="float" office:value="75598.7333333334" calcext:value-type="float">
            <text:p>75.598,7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06" calcext:value-type="date">
            <text:p>06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75]-[.D776]+[.E776]" office:value-type="float" office:value="75898.7333333334" calcext:value-type="float">
            <text:p>75.898,7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63" office:value-type="string" calcext:value-type="string">
            <text:p>Ayşe balcı kat 4 satışı</text:p>
          </table:table-cell>
          <table:table-cell table:style-name="ce314" office:value-type="float" office:value="115000" calcext:value-type="float">
            <text:p>115.000,00</text:p>
          </table:table-cell>
          <table:table-cell table:style-name="ce336"/>
          <table:table-cell table:style-name="ce313"/>
          <table:table-cell table:style-name="ce303" table:formula="of:=[.G776]-[.D777]+[.E777]" office:value-type="float" office:value="-39101.2666666666" calcext:value-type="float">
            <text:p>-39.101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tamirci yusuf hesabı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77]-[.D778]+[.E778]" office:value-type="float" office:value="-34301.2666666666" calcext:value-type="float">
            <text:p>-34.301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den kdv</text:p>
          </table:table-cell>
          <table:table-cell table:style-name="ce313" office:value-type="float" office:value="875" calcext:value-type="float">
            <text:p>875,00</text:p>
          </table:table-cell>
          <table:table-cell table:style-name="ce336"/>
          <table:table-cell table:style-name="ce313"/>
          <table:table-cell table:style-name="ce303" table:formula="of:=[.G778]-[.D779]+[.E779]" office:value-type="float" office:value="-35176.2666666666" calcext:value-type="float">
            <text:p>-35.176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779]-[.D780]+[.E780]" office:value-type="float" office:value="-15176.2666666667" calcext:value-type="float">
            <text:p>-15.176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iş kredi masrafı</text:p>
          </table:table-cell>
          <table:table-cell table:style-name="ce313"/>
          <table:table-cell table:style-name="ce336" office:value-type="float" office:value="3134" calcext:value-type="float">
            <text:p>3.134,00</text:p>
          </table:table-cell>
          <table:table-cell table:style-name="ce313"/>
          <table:table-cell table:style-name="ce303" table:formula="of:=[.G780]-[.D781]+[.E781]" office:value-type="float" office:value="-12042.2666666666" calcext:value-type="float">
            <text:p>-12.042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BCH için alınan <text:s text:c="3"/>BCH a ödendi</text:p>
          </table:table-cell>
          <table:table-cell table:style-name="ce313" office:value-type="float" office:value="38880" calcext:value-type="float">
            <text:p>38.880,00</text:p>
          </table:table-cell>
          <table:table-cell table:style-name="ce336"/>
          <table:table-cell table:style-name="ce313"/>
          <table:table-cell table:style-name="ce303" table:formula="of:=[.G781]-[.D782]+[.E782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ayın 30 unda odene iş kredisi kapan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2]-[.D783]+[.E783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ayın 12 sinde 36 ay vade yeni kredi 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3]-[.D784]+[.E784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iş kredi kapatıldı yeni kredi açıl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4]-[.D785]+[.E785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26" calcext:value-type="date">
            <text:p>26.12.2016</text:p>
          </table:table-cell>
          <table:table-cell table:style-name="ce259" office:value-type="string" calcext:value-type="string">
            <text:p>DENİZ KREDİ 2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85]-[.D786]+[.E786]" office:value-type="float" office:value="-44157.2666666667" calcext:value-type="float">
            <text:p>-44.157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30" calcext:value-type="date">
            <text:p>30.12.2016</text:p>
          </table:table-cell>
          <table:table-cell table:style-name="ce259" office:value-type="string" calcext:value-type="string">
            <text:p>BCH dönem faizi</text:p>
          </table:table-cell>
          <table:table-cell table:style-name="ce313"/>
          <table:table-cell table:style-name="ce336" office:value-type="float" office:value="4100" calcext:value-type="float">
            <text:p>4.100,00</text:p>
          </table:table-cell>
          <table:table-cell table:style-name="ce313"/>
          <table:table-cell table:style-name="ce303" table:formula="of:=[.G786]-[.D787]+[.E787]" office:value-type="float" office:value="-40057.266666666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87]-[.D788]+[.E788]" office:value-type="float" office:value="-40057.266666666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/>
          <table:table-cell table:style-name="ce336"/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1" office:value-type="string" calcext:value-type="string">
            <text:p>Ara Toplam</text:p>
          </table:table-cell>
          <table:table-cell table:style-name="ce316" table:formula="of:=SUM([.D688:.D787])" office:value-type="float" office:value="274284" calcext:value-type="float">
            <text:p>274284</text:p>
          </table:table-cell>
          <table:table-cell table:style-name="ce316" table:formula="of:=SUM([.E688:.E788])" office:value-type="float" office:value="365366.93" calcext:value-type="float">
            <text:p>365366,93</text:p>
          </table:table-cell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88]-[.D791]+[.E791]" office:value-type="float" office:value="-40057.266666666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Hızarhane yıkama kira bedeli</text:p>
          </table:table-cell>
          <table:table-cell table:style-name="ce313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336"/>
          <table:table-cell table:style-name="ce313"/>
          <table:table-cell table:style-name="ce355" table:formula="of:=[.G791]-[.D792]+[.E792]" office:value-type="float" office:value="-53057.2666666667" calcext:value-type="float">
            <text:p>-53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55" table:formula="of:=[.G792]-[.D793]+[.E793]" office:value-type="float" office:value="-65557.2666666667" calcext:value-type="float">
            <text:p>-65.5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336"/>
          <table:table-cell table:style-name="ce313"/>
          <table:table-cell table:style-name="ce355" table:formula="of:=[.G793]-[.D794]+[.E794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 table:style-name="ce313"/>
          <table:table-cell table:style-name="ce336"/>
          <table:table-cell table:style-name="ce313"/>
          <table:table-cell table:style-name="ce355" table:formula="of:=[.G794]-[.D795]+[.E795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7 y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795]-[.D796]+[.E796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6-12-31" calcext:value-type="date">
            <text:p>31.12.2016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792:.D797])+[.D790]" office:value-type="float" office:value="311515.597222222" calcext:value-type="float">
            <text:p>311.515,60</text:p>
          </table:table-cell>
          <table:table-cell table:style-name="ce327" table:formula="of:=SUM([.E792:.E797])+[.E790]" office:value-type="float" office:value="365366.93" calcext:value-type="float">
            <text:p>365.366,93</text:p>
          </table:table-cell>
          <table:table-cell table:style-name="ce304"/>
          <table:table-cell table:style-name="ce349" table:formula="of:=[.E798]-[.D798]" office:value-type="float" office:value="53851.3327777778" calcext:value-type="float">
            <text:p>53.851,3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7" calcext:value-type="float">
            <text:p>2017</text:p>
          </table:table-cell>
          <table:table-cell table:style-name="ce278" office:value-type="string" calcext:value-type="string">
            <text:p>2016’da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796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2-26" calcext:value-type="date">
            <text:p>26.02.2017</text:p>
          </table:table-cell>
          <table:table-cell table:style-name="ce259" office:value-type="string" calcext:value-type="string">
            <text:p>DENİZ KREDİ 3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0]-[.D801]+[.E801]" office:value-type="float" office:value="-70523.8638888889" calcext:value-type="float">
            <text:p>-70.52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4860" calcext:value-type="float">
            <text:p>4.860,00</text:p>
          </table:table-cell>
          <table:table-cell table:style-name="ce313"/>
          <table:table-cell table:style-name="ce313" table:formula="of:=[.G801]-[.D802]+[.E802]" office:value-type="float" office:value="-65663.8638888889" calcext:value-type="float">
            <text:p>-65.66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4" calcext:value-type="date">
            <text:p>14.02.2017</text:p>
          </table:table-cell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02]-[.D803]+[.E803]" office:value-type="float" office:value="-61663.8638888889" calcext:value-type="float">
            <text:p>-61.66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2" calcext:value-type="date">
            <text:p>12.02.2017</text:p>
          </table:table-cell>
          <table:table-cell table:style-name="ce259" office:value-type="string" calcext:value-type="string">
            <text:p>İŞ KREDİ 2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3]-[.D804]+[.E804]" office:value-type="float" office:value="-58318.8638888889" calcext:value-type="float">
            <text:p>-58.31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1-26" calcext:value-type="date">
            <text:p>26.01.2017</text:p>
          </table:table-cell>
          <table:table-cell table:style-name="ce259" office:value-type="string" calcext:value-type="string">
            <text:p>DENİZ KREDİ 2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4]-[.D805]+[.E805]" office:value-type="float" office:value="-51553.8638888889" calcext:value-type="float">
            <text:p>-51.55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1-12" calcext:value-type="date">
            <text:p>12.01.2017</text:p>
          </table:table-cell>
          <table:table-cell table:style-name="ce259" office:value-type="string" calcext:value-type="string">
            <text:p>İŞ KREDİ 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5]-[.D806]+[.E806]" office:value-type="float" office:value="-48208.8638888889" calcext:value-type="float">
            <text:p>-48.2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ya maden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06]-[.D807]+[.E807]" office:value-type="float" office:value="-28208.8638888889" calcext:value-type="float">
            <text:p>-28.2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 maden</text:p>
          </table:table-cell>
          <table:table-cell table:style-name="ce313"/>
          <table:table-cell table:style-name="ce336" office:value-type="float" office:value="19800" calcext:value-type="float">
            <text:p>19.800,00</text:p>
          </table:table-cell>
          <table:table-cell table:style-name="ce313"/>
          <table:table-cell table:style-name="ce313" table:formula="of:=[.G807]-[.D808]+[.E808]" office:value-type="float" office:value="-8408.86388888885" calcext:value-type="float">
            <text:p>-8.4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08]-[.D809]+[.E809]" office:value-type="float" office:value="-3408.86388888885" calcext:value-type="float">
            <text:p>-3.4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12000" calcext:value-type="float">
            <text:p>12.000,00</text:p>
          </table:table-cell>
          <table:table-cell table:style-name="ce313"/>
          <table:table-cell table:style-name="ce313" table:formula="of:=[.G809]-[.D810]+[.E810]" office:value-type="float" office:value="8591.13611111115" calcext:value-type="float">
            <text:p>8.59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10]-[.D811]+[.E811]" office:value-type="float" office:value="12591.1361111111" calcext:value-type="float">
            <text:p>12.59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sk</text:p>
          </table:table-cell>
          <table:table-cell table:style-name="ce313"/>
          <table:table-cell table:style-name="ce336" office:value-type="float" office:value="1160" calcext:value-type="float">
            <text:p>1.160,00</text:p>
          </table:table-cell>
          <table:table-cell table:style-name="ce313"/>
          <table:table-cell table:style-name="ce313" table:formula="of:=[.G811]-[.D812]+[.E812]" office:value-type="float" office:value="13751.1361111111" calcext:value-type="float">
            <text:p>13.751,14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13" table:formula="of:=[.G812]-[.D813]+[.E813]" office:value-type="float" office:value="15251.1361111111" calcext:value-type="float">
            <text:p>15.2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13]-[.D814]+[.E814]" office:value-type="float" office:value="25251.1361111111" calcext:value-type="float">
            <text:p>25.2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2500" calcext:value-type="float">
            <text:p>2.500,00</text:p>
          </table:table-cell>
          <table:table-cell table:style-name="ce313"/>
          <table:table-cell table:style-name="ce313" table:formula="of:=[.G814]-[.D815]+[.E815]" office:value-type="float" office:value="27751.1361111111" calcext:value-type="float">
            <text:p>27.7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vakıf kredi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815]-[.D816]+[.E816]" office:value-type="float" office:value="57751.1361111112" calcext:value-type="float">
            <text:p>57.7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16]-[.D817]+[.E817]" office:value-type="float" office:value="62751.1361111112" calcext:value-type="float">
            <text:p>62.751,14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7-01-05" calcext:value-type="date">
            <text:p>05.0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60000" calcext:value-type="float">
            <text:p>60.000,00</text:p>
          </table:table-cell>
          <table:table-cell table:style-name="ce336"/>
          <table:table-cell table:style-name="ce348"/>
          <table:table-cell table:style-name="ce313" table:formula="of:=[.G817]-[.D818]+[.E818]" office:value-type="float" office:value="2751.13611111115" calcext:value-type="float">
            <text:p>2.751,14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818]-[.D819]+[.E819]" office:value-type="float" office:value="2751.13611111115" calcext:value-type="float">
            <text:p>2.7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4-20" calcext:value-type="date">
            <text:p>20.04.2017</text:p>
          </table:table-cell>
          <table:table-cell table:style-name="ce263" office:value-type="string" calcext:value-type="string">
            <text:p>ayşe kat 3</text:p>
          </table:table-cell>
          <table:table-cell table:style-name="ce314" office:value-type="float" office:value="165000" calcext:value-type="float">
            <text:p>165.000,00</text:p>
          </table:table-cell>
          <table:table-cell table:style-name="ce336"/>
          <table:table-cell table:style-name="ce313"/>
          <table:table-cell table:style-name="ce313" table:formula="of:=[.G819]-[.D820]+[.E820]" office:value-type="float" office:value="-162248.863888889" calcext:value-type="float">
            <text:p>-162.24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4-20" calcext:value-type="date">
            <text:p>20.04.2017</text:p>
          </table:table-cell>
          <table:table-cell table:style-name="ce259" office:value-type="string" calcext:value-type="string">
            <text:p>İş 800 yatan</text:p>
          </table:table-cell>
          <table:table-cell table:style-name="ce313"/>
          <table:table-cell table:style-name="ce336" office:value-type="float" office:value="100000" calcext:value-type="float">
            <text:p>100.000,00</text:p>
          </table:table-cell>
          <table:table-cell table:style-name="ce313"/>
          <table:table-cell table:style-name="ce313" table:formula="of:=[.G820]-[.D821]+[.E821]" office:value-type="float" office:value="-62248.8638888889" calcext:value-type="float">
            <text:p>-62.248,86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821]-[.D822]+[.E822]" office:value-type="float" office:value="-62248.8638888889" calcext:value-type="float">
            <text:p>-62.248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3-12" calcext:value-type="date">
            <text:p>12.03.2017</text:p>
          </table:table-cell>
          <table:table-cell table:style-name="ce259" office:value-type="string" calcext:value-type="string">
            <text:p>İŞ KREDİ 3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2]-[.D823]+[.E823]" office:value-type="float" office:value="-58913.8638888889" calcext:value-type="float">
            <text:p>-58.91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4-12" calcext:value-type="date">
            <text:p>12.04.2017</text:p>
          </table:table-cell>
          <table:table-cell table:style-name="ce259" office:value-type="string" calcext:value-type="string">
            <text:p>İŞ KREDİ 4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3]-[.D824]+[.E824]" office:value-type="float" office:value="-55578.8638888889" calcext:value-type="float">
            <text:p>-55.57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3-26" calcext:value-type="date">
            <text:p>26.03.2017</text:p>
          </table:table-cell>
          <table:table-cell table:style-name="ce259" office:value-type="string" calcext:value-type="string">
            <text:p>DENİZ KREDİ 3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24]-[.D825]+[.E825]" office:value-type="float" office:value="-48813.8638888889" calcext:value-type="float">
            <text:p>-48.81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 kredi kapatma</text:p>
          </table:table-cell>
          <table:table-cell table:style-name="ce313"/>
          <table:table-cell table:style-name="ce336" office:value-type="float" office:value="169310" calcext:value-type="float">
            <text:p>169.310,00</text:p>
          </table:table-cell>
          <table:table-cell table:style-name="ce313"/>
          <table:table-cell table:style-name="ce313" table:formula="of:=[.G825]-[.D826]+[.E826]" office:value-type="float" office:value="120496.136111111" calcext:value-type="float">
            <text:p>120.496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 tapu için</text:p>
          </table:table-cell>
          <table:table-cell table:style-name="ce313"/>
          <table:table-cell table:style-name="ce336" office:value-type="float" office:value="20" calcext:value-type="float">
            <text:p>20,00</text:p>
          </table:table-cell>
          <table:table-cell table:style-name="ce313"/>
          <table:table-cell table:style-name="ce313" table:formula="of:=[.G826]-[.D827]+[.E827]" office:value-type="float" office:value="120516.136111111" calcext:value-type="float">
            <text:p>120.516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3-10" calcext:value-type="date">
            <text:p>10.03.2017</text:p>
          </table:table-cell>
          <table:table-cell table:style-name="ce259" office:value-type="string" calcext:value-type="string">
            <text:p>aliye 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27]-[.D828]+[.E828]" office:value-type="float" office:value="120916.136111111" calcext:value-type="float">
            <text:p>120.916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ızarhane yıkama kira iş 800 havale</text:p>
          </table:table-cell>
          <table:table-cell table:style-name="ce313"/>
          <table:table-cell table:style-name="ce336" office:value-type="float" office:value="15400" calcext:value-type="float">
            <text:p>15.400,00</text:p>
          </table:table-cell>
          <table:table-cell table:style-name="ce313"/>
          <table:table-cell table:style-name="ce313" table:formula="of:=[.G828]-[.D829]+[.E829]" office:value-type="float" office:value="136316.136111111" calcext:value-type="float">
            <text:p>136.316,14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5-12" calcext:value-type="date">
            <text:p>12.05.2017</text:p>
          </table:table-cell>
          <table:table-cell table:style-name="ce259" office:value-type="string" calcext:value-type="string">
            <text:p>İŞ KREDİ 5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9]-[.D830]+[.E830]" office:value-type="float" office:value="139651.136111111" calcext:value-type="float">
            <text:p>139.6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31" calcext:value-type="date">
            <text:p>31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30]-[.D831]+[.E831]" office:value-type="float" office:value="164651.136111111" calcext:value-type="float">
            <text:p>164.6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29" calcext:value-type="date">
            <text:p>29.05.2017</text:p>
          </table:table-cell>
          <table:table-cell table:style-name="ce259" office:value-type="string" calcext:value-type="string">
            <text:p>aliye yapılandırm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31]-[.D832]+[.E832]" office:value-type="float" office:value="174651.136111111" calcext:value-type="float">
            <text:p>174.6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23" calcext:value-type="date">
            <text:p>23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32]-[.D833]+[.E833]" office:value-type="float" office:value="175651.136111111" calcext:value-type="float">
            <text:p>175.6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10" calcext:value-type="float">
            <text:p>10,00</text:p>
          </table:table-cell>
          <table:table-cell table:style-name="ce336"/>
          <table:table-cell table:style-name="ce313"/>
          <table:table-cell table:style-name="ce313" table:formula="of:=[.G833]-[.D834]+[.E834]" office:value-type="float" office:value="175641.136111111" calcext:value-type="float">
            <text:p>175.64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ermer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4]-[.D835]+[.E835]" office:value-type="float" office:value="175591.136111111" calcext:value-type="float">
            <text:p>175.59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18" calcext:value-type="date">
            <text:p>18.05.2017</text:p>
          </table:table-cell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35]-[.D836]+[.E836]" office:value-type="float" office:value="176091.136111111" calcext:value-type="float">
            <text:p>176.09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36]-[.D837]+[.E837]" office:value-type="float" office:value="176051.136111111" calcext:value-type="float">
            <text:p>176.0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 çim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37]-[.D838]+[.E838]" office:value-type="float" office:value="176021.136111111" calcext:value-type="float">
            <text:p>176.02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8]-[.D839]+[.E839]" office:value-type="float" office:value="175971.136111111" calcext:value-type="float">
            <text:p>175.97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39]-[.D840]+[.E840]" office:value-type="float" office:value="175941.136111111" calcext:value-type="float">
            <text:p>175.94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kçk altın</text:p>
          </table:table-cell>
          <table:table-cell table:style-name="ce313"/>
          <table:table-cell table:style-name="ce336" office:value-type="float" office:value="240" calcext:value-type="float">
            <text:p>240,00</text:p>
          </table:table-cell>
          <table:table-cell table:style-name="ce313"/>
          <table:table-cell table:style-name="ce313" table:formula="of:=[.G840]-[.D841]+[.E841]" office:value-type="float" office:value="176181.136111111" calcext:value-type="float">
            <text:p>176.18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den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841]-[.D842]+[.E842]" office:value-type="float" office:value="175781.136111111" calcext:value-type="float">
            <text:p>175.78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 office:value-type="string" calcext:value-type="string">
            <text:p>ayşe kat 1</text:p>
          </table:table-cell>
          <table:table-cell table:style-name="ce314" office:value-type="float" office:value="107500" calcext:value-type="float">
            <text:p>107.500,00</text:p>
          </table:table-cell>
          <table:table-cell table:style-name="ce336"/>
          <table:table-cell table:style-name="ce313"/>
          <table:table-cell table:style-name="ce313" table:formula="of:=[.G842]-[.D843]+[.E843]" office:value-type="float" office:value="68281.1361111112" calcext:value-type="float">
            <text:p>68.28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 office:value-type="string" calcext:value-type="string">
            <text:p>ayşe kat 2</text:p>
          </table:table-cell>
          <table:table-cell table:style-name="ce314" office:value-type="float" office:value="175000" calcext:value-type="float">
            <text:p>175.000,00</text:p>
          </table:table-cell>
          <table:table-cell table:style-name="ce336"/>
          <table:table-cell table:style-name="ce313"/>
          <table:table-cell table:style-name="ce313" table:formula="of:=[.G843]-[.D844]+[.E844]" office:value-type="float" office:value="-106718.863888889" calcext:value-type="float">
            <text:p>-106.71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10" calcext:value-type="date">
            <text:p>10.09.2017</text:p>
          </table:table-cell>
          <table:table-cell table:style-name="ce259" office:value-type="string" calcext:value-type="string">
            <text:p>aliye emlakçı kiracıdan gokhan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44]-[.D845]+[.E845]" office:value-type="float" office:value="-106318.863888889" calcext:value-type="float">
            <text:p>-106.31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ayraktar emlakçı samet kk geçildi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845]-[.D846]+[.E846]" office:value-type="float" office:value="-106018.863888889" calcext:value-type="float">
            <text:p>-106.01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rat ticaret emlakçı samet kk geçildi</text:p>
          </table:table-cell>
          <table:table-cell table:style-name="ce313"/>
          <table:table-cell table:style-name="ce339" office:value-type="float" office:value="500" calcext:value-type="float">
            <text:p>500,00</text:p>
          </table:table-cell>
          <table:table-cell table:style-name="ce313"/>
          <table:table-cell table:style-name="ce313" table:formula="of:=[.G846]-[.D847]+[.E847]" office:value-type="float" office:value="-105518.863888889" calcext:value-type="float">
            <text:p>-105.518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İŞ KREDİ 7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847]-[.D848]+[.E848]" office:value-type="float" office:value="-102183.863888889" calcext:value-type="float">
            <text:p>-102.18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aliden İŞ KREDİ 7/36 için alınan</text:p>
          </table:table-cell>
          <table:table-cell table:style-name="ce313" office:value-type="float" office:value="3335" calcext:value-type="float">
            <text:p>3.335,00</text:p>
          </table:table-cell>
          <table:table-cell table:style-name="ce339"/>
          <table:table-cell table:style-name="ce313"/>
          <table:table-cell table:style-name="ce313" table:formula="of:=[.G848]-[.D849]+[.E849]" office:value-type="float" office:value="-105518.863888889" calcext:value-type="float">
            <text:p>-105.518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6-12" calcext:value-type="date">
            <text:p>12.06.2017</text:p>
          </table:table-cell>
          <table:table-cell table:style-name="ce259" office:value-type="string" calcext:value-type="string">
            <text:p>İŞ KREDİ 6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49]-[.D850]+[.E850]" office:value-type="float" office:value="-102183.863888889" calcext:value-type="float">
            <text:p>-102.18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50]-[.D851]+[.E851]" office:value-type="float" office:value="-82183.8638888888" calcext:value-type="float">
            <text:p>-82.18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 sivas benzinci çeki (ali paşa yıkama kira)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851]-[.D852]+[.E852]" office:value-type="float" office:value="-67183.8638888889" calcext:value-type="float">
            <text:p>-67.18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</text:p>
          </table:table-cell>
          <table:table-cell table:style-name="ce313" office:value-type="float" office:value="230" calcext:value-type="float">
            <text:p>230,00</text:p>
          </table:table-cell>
          <table:table-cell table:style-name="ce336"/>
          <table:table-cell table:style-name="ce313"/>
          <table:table-cell table:style-name="ce313" table:formula="of:=[.G852]-[.D853]+[.E853]" office:value-type="float" office:value="-67413.8638888889" calcext:value-type="float">
            <text:p>-67.41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6-06" calcext:value-type="date">
            <text:p>06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53]-[.D854]+[.E854]" office:value-type="float" office:value="-42413.8638888889" calcext:value-type="float">
            <text:p>-42.41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23" calcext:value-type="date">
            <text:p>23.08.2017</text:p>
          </table:table-cell>
          <table:table-cell table:style-name="ce259" office:value-type="string" calcext:value-type="string">
            <text:p>vakıfbanka yat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54]-[.D855]+[.E855]" office:value-type="float" office:value="-42313.8638888889" calcext:value-type="float">
            <text:p>-42.31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18" calcext:value-type="date">
            <text:p>18.08.2017</text:p>
          </table:table-cell>
          <table:table-cell table:style-name="ce259" office:value-type="string" calcext:value-type="string">
            <text:p>denizlik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55]-[.D856]+[.E856]" office:value-type="float" office:value="-42463.8638888889" calcext:value-type="float">
            <text:p>-42.46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17" calcext:value-type="date">
            <text:p>17.08.2017</text:p>
          </table:table-cell>
          <table:table-cell table:style-name="ce259" office:value-type="string" calcext:value-type="string">
            <text:p>karo</text:p>
          </table:table-cell>
          <table:table-cell table:style-name="ce313" office:value-type="float" office:value="125" calcext:value-type="float">
            <text:p>125,00</text:p>
          </table:table-cell>
          <table:table-cell table:style-name="ce336"/>
          <table:table-cell table:style-name="ce313"/>
          <table:table-cell table:style-name="ce313" table:formula="of:=[.G856]-[.D857]+[.E857]" office:value-type="float" office:value="-42588.8638888889" calcext:value-type="float">
            <text:p>-42.5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57]-[.D858]+[.E858]" office:value-type="float" office:value="-40588.8638888889" calcext:value-type="float">
            <text:p>-40.5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r turan kaya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13" table:formula="of:=[.G858]-[.D859]+[.E859]" office:value-type="float" office:value="-41338.8638888889" calcext:value-type="float">
            <text:p>-41.33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çetin <text:s/>birlik inş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859]-[.D860]+[.E860]" office:value-type="float" office:value="-42838.8638888889" calcext:value-type="float">
            <text:p>-42.83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16" calcext:value-type="date">
            <text:p>16.08.2017</text:p>
          </table:table-cell>
          <table:table-cell table:style-name="ce259" office:value-type="string" calcext:value-type="string">
            <text:p>ayak baş mezar</text:p>
          </table:table-cell>
          <table:table-cell table:style-name="ce313" office:value-type="float" office:value="100" calcext:value-type="float">
            <text:p>100,00</text:p>
          </table:table-cell>
          <table:table-cell table:style-name="ce336"/>
          <table:table-cell table:style-name="ce313"/>
          <table:table-cell table:style-name="ce313" table:formula="of:=[.G860]-[.D861]+[.E861]" office:value-type="float" office:value="-42938.8638888889" calcext:value-type="float">
            <text:p>-42.93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umut üstü açık araba <text:s/>lastik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861]-[.D862]+[.E862]" office:value-type="float" office:value="-44938.8638888889" calcext:value-type="float">
            <text:p>-44.93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</text:p>
          </table:table-cell>
          <table:table-cell table:style-name="ce313" office:value-type="float" office:value="520" calcext:value-type="float">
            <text:p>520,00</text:p>
          </table:table-cell>
          <table:table-cell table:style-name="ce336"/>
          <table:table-cell table:style-name="ce313"/>
          <table:table-cell table:style-name="ce313" table:formula="of:=[.G862]-[.D863]+[.E863]" office:value-type="float" office:value="-45458.8638888889" calcext:value-type="float">
            <text:p>-45.45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as akü</text:p>
          </table:table-cell>
          <table:table-cell table:style-name="ce313" office:value-type="float" office:value="240" calcext:value-type="float">
            <text:p>240,00</text:p>
          </table:table-cell>
          <table:table-cell table:style-name="ce336"/>
          <table:table-cell table:style-name="ce313"/>
          <table:table-cell table:style-name="ce313" table:formula="of:=[.G863]-[.D864]+[.E864]" office:value-type="float" office:value="-45698.8638888889" calcext:value-type="float">
            <text:p>-45.69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800" calcext:value-type="float">
            <text:p>800,00</text:p>
          </table:table-cell>
          <table:table-cell table:style-name="ce313"/>
          <table:table-cell table:style-name="ce313" table:formula="of:=[.G864]-[.D865]+[.E865]" office:value-type="float" office:value="-44898.8638888889" calcext:value-type="float">
            <text:p>-44.89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65]-[.D866]+[.E866]" office:value-type="float" office:value="-44398.8638888889" calcext:value-type="float">
            <text:p>-44.39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ömer çakmaktan</text:p>
          </table:table-cell>
          <table:table-cell table:style-name="ce313" office:value-type="float" office:value="450" calcext:value-type="float">
            <text:p>450,00</text:p>
          </table:table-cell>
          <table:table-cell table:style-name="ce336"/>
          <table:table-cell table:style-name="ce313"/>
          <table:table-cell table:style-name="ce313" table:formula="of:=[.G866]-[.D867]+[.E867]" office:value-type="float" office:value="-44848.8638888889" calcext:value-type="float">
            <text:p>-44.84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kkı emmi eşik</text:p>
          </table:table-cell>
          <table:table-cell table:style-name="ce313" office:value-type="float" office:value="15" calcext:value-type="float">
            <text:p>15,00</text:p>
          </table:table-cell>
          <table:table-cell table:style-name="ce336"/>
          <table:table-cell table:style-name="ce313"/>
          <table:table-cell table:style-name="ce313" table:formula="of:=[.G867]-[.D868]+[.E868]" office:value-type="float" office:value="-44863.8638888889" calcext:value-type="float">
            <text:p>-44.86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kkı emmi boya</text:p>
          </table:table-cell>
          <table:table-cell table:style-name="ce313" office:value-type="float" office:value="225" calcext:value-type="float">
            <text:p>225,00</text:p>
          </table:table-cell>
          <table:table-cell table:style-name="ce336"/>
          <table:table-cell table:style-name="ce313"/>
          <table:table-cell table:style-name="ce313" table:formula="of:=[.G868]-[.D869]+[.E869]" office:value-type="float" office:value="-45088.8638888889" calcext:value-type="float">
            <text:p>-45.0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çalışkan kira <text:s/>iş 800 havale</text:p>
          </table:table-cell>
          <table:table-cell table:style-name="ce313"/>
          <table:table-cell table:style-name="ce336" office:value-type="float" office:value="27500" calcext:value-type="float">
            <text:p>27.500,00</text:p>
          </table:table-cell>
          <table:table-cell table:style-name="ce313"/>
          <table:table-cell table:style-name="ce313" table:formula="of:=[.G869]-[.D870]+[.E870]" office:value-type="float" office:value="-17588.8638888889" calcext:value-type="float">
            <text:p>-17.58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30" calcext:value-type="date">
            <text:p>30.09.2017</text:p>
          </table:table-cell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319" calcext:value-type="float">
            <text:p>319,00</text:p>
          </table:table-cell>
          <table:table-cell table:style-name="ce313"/>
          <table:table-cell table:style-name="ce313" table:formula="of:=[.G870]-[.D871]+[.E871]" office:value-type="float" office:value="-17269.8638888889" calcext:value-type="float">
            <text:p>-17.269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5110" calcext:value-type="float">
            <text:p>5.110,00</text:p>
          </table:table-cell>
          <table:table-cell table:style-name="ce313"/>
          <table:table-cell table:style-name="ce313" table:formula="of:=[.G871]-[.D872]+[.E872]" office:value-type="float" office:value="-12159.8638888889" calcext:value-type="float">
            <text:p>-12.159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7170" calcext:value-type="float">
            <text:p>7.170,00</text:p>
          </table:table-cell>
          <table:table-cell table:style-name="ce313"/>
          <table:table-cell table:style-name="ce313" table:formula="of:=[.G872]-[.D873]+[.E873]" office:value-type="float" office:value="-4989.86388888885" calcext:value-type="float">
            <text:p>-4.989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8887" calcext:value-type="float">
            <text:p>8.887,00</text:p>
          </table:table-cell>
          <table:table-cell table:style-name="ce313"/>
          <table:table-cell table:style-name="ce313" table:formula="of:=[.G873]-[.D874]+[.E874]" office:value-type="float" office:value="3897.13611111115" calcext:value-type="float">
            <text:p>3.897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4085" calcext:value-type="float">
            <text:p>4.085,00</text:p>
          </table:table-cell>
          <table:table-cell table:style-name="ce313"/>
          <table:table-cell table:style-name="ce313" table:formula="of:=[.G874]-[.D875]+[.E875]" office:value-type="float" office:value="7982.13611111115" calcext:value-type="float">
            <text:p>7.98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830" calcext:value-type="float">
            <text:p>830,00</text:p>
          </table:table-cell>
          <table:table-cell table:style-name="ce313"/>
          <table:table-cell table:style-name="ce313" table:formula="of:=[.G875]-[.D876]+[.E876]" office:value-type="float" office:value="8812.13611111115" calcext:value-type="float">
            <text:p>8.81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cep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76]-[.D877]+[.E877]" office:value-type="float" office:value="8867.13611111115" calcext:value-type="float">
            <text:p>8.867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kk için iş ten aktarılan</text:p>
          </table:table-cell>
          <table:table-cell table:style-name="ce313"/>
          <table:table-cell table:style-name="ce336" office:value-type="float" office:value="10615" calcext:value-type="float">
            <text:p>10.615,00</text:p>
          </table:table-cell>
          <table:table-cell table:style-name="ce313"/>
          <table:table-cell table:style-name="ce313" table:formula="of:=[.G877]-[.D878]+[.E878]" office:value-type="float" office:value="19482.1361111111" calcext:value-type="float">
            <text:p>19.48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45" calcext:value-type="float">
            <text:p>45,00</text:p>
          </table:table-cell>
          <table:table-cell table:style-name="ce313"/>
          <table:table-cell table:style-name="ce313" table:formula="of:=[.G878]-[.D879]+[.E879]" office:value-type="float" office:value="19527.1361111111" calcext:value-type="float">
            <text:p>19.52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27" calcext:value-type="date">
            <text:p>27.09.2017</text:p>
          </table:table-cell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79]-[.D880]+[.E880]" office:value-type="float" office:value="19582.1361111111" calcext:value-type="float">
            <text:p>19.58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stafa (ali demirelden veresiye)</text:p>
          </table:table-cell>
          <table:table-cell table:style-name="ce313"/>
          <table:table-cell table:style-name="ce336" office:value-type="float" office:value="65" calcext:value-type="float">
            <text:p>65,00</text:p>
          </table:table-cell>
          <table:table-cell table:style-name="ce313"/>
          <table:table-cell table:style-name="ce313" table:formula="of:=[.G880]-[.D881]+[.E881]" office:value-type="float" office:value="19647.1361111111" calcext:value-type="float">
            <text:p>19.64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24" calcext:value-type="date">
            <text:p>24.09.2017</text:p>
          </table:table-cell>
          <table:table-cell table:style-name="ce259" office:value-type="string" calcext:value-type="string">
            <text:p>mezar yemek</text:p>
          </table:table-cell>
          <table:table-cell table:style-name="ce313"/>
          <table:table-cell table:style-name="ce336" office:value-type="float" office:value="75" calcext:value-type="float">
            <text:p>75,00</text:p>
          </table:table-cell>
          <table:table-cell table:style-name="ce313"/>
          <table:table-cell table:style-name="ce313" table:formula="of:=[.G881]-[.D882]+[.E882]" office:value-type="float" office:value="19722.1361111111" calcext:value-type="float">
            <text:p>19.72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ebati çalışkan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2]-[.D883]+[.E883]" office:value-type="float" office:value="19422.1361111111" calcext:value-type="float">
            <text:p>19.42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ermer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83]-[.D884]+[.E884]" office:value-type="float" office:value="19382.1361111111" calcext:value-type="float">
            <text:p>19.382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08" calcext:value-type="date">
            <text:p>08.09.2017</text:p>
          </table:table-cell>
          <table:table-cell table:style-name="ce259" office:value-type="string" calcext:value-type="string">
            <text:p>mozaik</text:p>
          </table:table-cell>
          <table:table-cell table:style-name="ce313" office:value-type="float" office:value="75" calcext:value-type="float">
            <text:p>75,00</text:p>
          </table:table-cell>
          <table:table-cell table:style-name="ce336"/>
          <table:table-cell table:style-name="ce313"/>
          <table:table-cell table:style-name="ce313" table:formula="of:=[.G884]-[.D885]+[.E885]" office:value-type="float" office:value="19307.1361111111" calcext:value-type="float">
            <text:p>19.30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0-19" calcext:value-type="date">
            <text:p>19.10.2017</text:p>
          </table:table-cell>
          <table:table-cell table:style-name="ce259" office:value-type="string" calcext:value-type="string">
            <text:p>aliye tedaş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85]-[.D886]+[.E886]" office:value-type="float" office:value="24307.1361111111" calcext:value-type="float">
            <text:p>24.30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0-14" calcext:value-type="date">
            <text:p>14.10.2017</text:p>
          </table:table-cell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320" calcext:value-type="float">
            <text:p>320,00</text:p>
          </table:table-cell>
          <table:table-cell table:style-name="ce313"/>
          <table:table-cell table:style-name="ce313" table:formula="of:=[.G886]-[.D887]+[.E887]" office:value-type="float" office:value="24627.1361111111" calcext:value-type="float">
            <text:p>24.62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50000" calcext:value-type="float">
            <text:p>50.000,00</text:p>
          </table:table-cell>
          <table:table-cell table:style-name="ce336"/>
          <table:table-cell table:style-name="ce313"/>
          <table:table-cell table:style-name="ce313" table:formula="of:=[.G887]-[.D888]+[.E888]" office:value-type="float" office:value="-25372.8638888889" calcext:value-type="float">
            <text:p>-25.3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800 haval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88]-[.D889]+[.E889]" office:value-type="float" office:value="-23372.8638888889" calcext:value-type="float">
            <text:p>-23.3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9]-[.D890]+[.E890]" office:value-type="float" office:value="-23672.8638888888" calcext:value-type="float">
            <text:p>-23.6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l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90]-[.D891]+[.E891]" office:value-type="float" office:value="-23572.8638888889" calcext:value-type="float">
            <text:p>-23.5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kliye için mustafa</text:p>
          </table:table-cell>
          <table:table-cell table:style-name="ce313"/>
          <table:table-cell table:style-name="ce336" office:value-type="float" office:value="550" calcext:value-type="float">
            <text:p>550,00</text:p>
          </table:table-cell>
          <table:table-cell table:style-name="ce313"/>
          <table:table-cell table:style-name="ce313" table:formula="of:=[.G891]-[.D892]+[.E892]" office:value-type="float" office:value="-23022.8638888889" calcext:value-type="float">
            <text:p>-23.02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İŞ KREDİ 1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92]-[.D893]+[.E893]" office:value-type="float" office:value="-19677.8638888889" calcext:value-type="float">
            <text:p>-19.6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93]-[.D894]+[.E894]" office:value-type="float" office:value="-14677.8638888889" calcext:value-type="float">
            <text:p>-14.677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6000" calcext:value-type="float">
            <text:p>6.000,00</text:p>
          </table:table-cell>
          <table:table-cell table:style-name="ce313"/>
          <table:table-cell table:style-name="ce313" table:formula="of:=[.G894]-[.D895]+[.E895]" office:value-type="float" office:value="-8677.86388888885" calcext:value-type="float">
            <text:p>-8.6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 satış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95]-[.D896]+[.E896]" office:value-type="float" office:value="-8827.86388888885" calcext:value-type="float">
            <text:p>-8.82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almer hesaba exper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96]-[.D897]+[.E897]" office:value-type="float" office:value="-7827.86388888885" calcext:value-type="float">
            <text:p>-7.82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97]-[.D898]+[.E898]" office:value-type="float" office:value="-5827.86388888885" calcext:value-type="float">
            <text:p>-5.82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ivas tapu havale</text:p>
          </table:table-cell>
          <table:table-cell table:style-name="ce313"/>
          <table:table-cell table:style-name="ce336" office:value-type="float" office:value="1550" calcext:value-type="float">
            <text:p>1.550,00</text:p>
          </table:table-cell>
          <table:table-cell table:style-name="ce313"/>
          <table:table-cell table:style-name="ce313" table:formula="of:=[.G898]-[.D899]+[.E899]" office:value-type="float" office:value="-4277.86388888885" calcext:value-type="float">
            <text:p>-4.2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epçeciye ertana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99]-[.D900]+[.E900]" office:value-type="float" office:value="-3277.86388888885" calcext:value-type="float">
            <text:p>-3.2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oğuş kk satış xps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00]-[.D901]+[.E901]" office:value-type="float" office:value="-277.863888888853" calcext:value-type="float">
            <text:p>-277,86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passat devir</text:p>
          </table:table-cell>
          <table:table-cell table:style-name="ce301"/>
          <table:table-cell table:style-name="ce324" office:value-type="float" office:value="200" calcext:value-type="float">
            <text:p>200,00</text:p>
          </table:table-cell>
          <table:table-cell table:style-name="ce301"/>
          <table:table-cell table:style-name="ce313" table:formula="of:=[.G901]-[.D902]+[.E902]" office:value-type="float" office:value="-77.8638888888527" calcext:value-type="float">
            <text:p>-77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12-12" calcext:value-type="date">
            <text:p>12.12.2017</text:p>
          </table:table-cell>
          <table:table-cell table:style-name="ce259" office:value-type="string" calcext:value-type="string">
            <text:p>İŞ KREDİ 12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902]-[.D903]+[.E903]" office:value-type="float" office:value="3257.13611111115" calcext:value-type="float">
            <text:p>3.257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oküm merdiven arif ust emmisi</text:p>
          </table:table-cell>
          <table:table-cell table:style-name="ce313" office:value-type="float" office:value="325" calcext:value-type="float">
            <text:p>325,00</text:p>
          </table:table-cell>
          <table:table-cell table:style-name="ce336"/>
          <table:table-cell table:style-name="ce313"/>
          <table:table-cell table:style-name="ce313" table:formula="of:=[.G903]-[.D904]+[.E904]" office:value-type="float" office:value="2932.13611111115" calcext:value-type="float">
            <text:p>2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4]-[.D905]+[.E905]" office:value-type="float" office:value="4932.13611111115" calcext:value-type="float">
            <text:p>4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irlik yapı çetin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905]-[.D906]+[.E906]" office:value-type="float" office:value="2932.13611111115" calcext:value-type="float">
            <text:p>2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lan kk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906]-[.D907]+[.E907]" office:value-type="float" office:value="7932.13611111115" calcext:value-type="float">
            <text:p>7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07]-[.D908]+[.E908]" office:value-type="float" office:value="17932.1361111111" calcext:value-type="float">
            <text:p>17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satış</text:p>
          </table:table-cell>
          <table:table-cell table:style-name="ce313"/>
          <table:table-cell table:style-name="ce336" office:value-type="float" office:value="14.5" calcext:value-type="float">
            <text:p>14,50</text:p>
          </table:table-cell>
          <table:table-cell table:style-name="ce313"/>
          <table:table-cell table:style-name="ce313" table:formula="of:=[.G908]-[.D909]+[.E909]" office:value-type="float" office:value="17946.6361111111" calcext:value-type="float">
            <text:p>17.9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ch devre faizi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09]-[.D910]+[.E910]" office:value-type="float" office:value="17946.6361111111" calcext:value-type="float">
            <text:p>17.9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9" office:value-type="string" calcext:value-type="string">
            <text:p>ara toplam</text:p>
          </table:table-cell>
          <table:table-cell table:style-name="ce315" table:formula="of:=SUM([.D801:.D910])" office:value-type="float" office:value="570940" calcext:value-type="float">
            <text:p>570940</text:p>
          </table:table-cell>
          <table:table-cell table:style-name="ce315" table:formula="of:=SUM([.E801:.E910])" office:value-type="float" office:value="666175.5" calcext:value-type="float">
            <text:p>666175,5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08"/>
          <table:table-cell table:style-name="ce329"/>
          <table:table-cell table:style-name="ce313"/>
          <table:table-cell table:style-name="ce313" table:formula="of:=[.G910]" office:value-type="float" office:value="17946.6361111111" calcext:value-type="float">
            <text:p>17.9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Hızarhane yıkama kira bedeli</text:p>
          </table:table-cell>
          <table:table-cell table:style-name="ce313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/>
          <table:table-cell table:style-name="ce313"/>
          <table:table-cell table:style-name="ce313" table:formula="of:=[.G912]-[.D913]+[.E913]" office:value-type="float" office:value="2546.63611111115" calcext:value-type="float">
            <text:p>2.5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/>
          <table:table-cell table:style-name="ce313"/>
          <table:table-cell table:style-name="ce313" table:formula="of:=[.G913]-[.D914]+[.E914]" office:value-type="float" office:value="-11203.3638888889" calcext:value-type="float">
            <text:p>-11.203,3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/>
          <table:table-cell table:style-name="ce313"/>
          <table:table-cell table:style-name="ce313" table:formula="of:=[.G914]-[.D915]+[.E915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73" table:number-columns-repeated="2"/>
          <table:table-cell/>
          <table:table-cell table:style-name="ce313"/>
          <table:table-cell table:style-name="ce313" table:formula="of:=[.G915]-[.D916]+[.E916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73" table:number-columns-repeated="2"/>
          <table:table-cell/>
          <table:table-cell table:style-name="ce313"/>
          <table:table-cell table:style-name="ce313" table:formula="of:=[.G916]-[.D917]+[.E917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8 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17]-[.D918]+[.E918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7-12-31" calcext:value-type="date">
            <text:p>31.12.2017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913:.D919])+[.D911]" office:value-type="float" office:value="613673.194444444" calcext:value-type="float">
            <text:p>613.673,19</text:p>
          </table:table-cell>
          <table:table-cell table:style-name="ce327" table:formula="of:=SUM([.E913:.E919])+[.E911]" office:value-type="float" office:value="666175.5" calcext:value-type="float">
            <text:p>666.175,50</text:p>
          </table:table-cell>
          <table:table-cell table:style-name="ce304"/>
          <table:table-cell table:style-name="ce349" table:formula="of:=[.E920]-[.D920]" office:value-type="float" office:value="52502.3055555556" calcext:value-type="float">
            <text:p>52.502,31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8" calcext:value-type="float">
            <text:p>2018</text:p>
          </table:table-cell>
          <table:table-cell table:style-name="ce278" office:value-type="string" calcext:value-type="string">
            <text:p>2017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18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7-05" calcext:value-type="date">
            <text:p>05.07.2018</text:p>
          </table:table-cell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22]-[.D923]+[.E923]" office:value-type="float" office:value="-9786.55833333328" calcext:value-type="float">
            <text:p>-9.786,56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kiracı kepçeci eml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23]-[.D924]+[.E924]" office:value-type="float" office:value="-8786.55833333328" calcext:value-type="float">
            <text:p>-8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oya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4]-[.D925]+[.E925]" office:value-type="float" office:value="-8626.55833333328" calcext:value-type="float">
            <text:p>-8.626,5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mermer Kaparo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25]-[.D926]+[.E926]" office:value-type="float" office:value="-9126.55833333328" calcext:value-type="float">
            <text:p>-9.126,5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ünye taşyünü RSMnin ödediği nakliye</text:p>
          </table:table-cell>
          <table:table-cell table:style-name="ce313" office:value-type="float" office:value="1850" calcext:value-type="float">
            <text:p>1.850,00</text:p>
          </table:table-cell>
          <table:table-cell table:style-name="ce336"/>
          <table:table-cell table:style-name="ce313"/>
          <table:table-cell table:style-name="ce313" table:formula="of:=[.G926]-[.D927]+[.E927]" office:value-type="float" office:value="-10976.5583333333" calcext:value-type="float">
            <text:p>-10.97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900" calcext:value-type="float">
            <text:p>1.900,00</text:p>
          </table:table-cell>
          <table:table-cell table:style-name="ce313"/>
          <table:table-cell table:style-name="ce313" table:formula="of:=[.G927]-[.D928]+[.E928]" office:value-type="float" office:value="-9076.55833333328" calcext:value-type="float">
            <text:p>-9.07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lia vakıfbank hesabına özge kira</text:p>
          </table:table-cell>
          <table:table-cell table:style-name="ce313"/>
          <table:table-cell table:style-name="ce336" office:value-type="float" office:value="1250" calcext:value-type="float">
            <text:p>1.250,00</text:p>
          </table:table-cell>
          <table:table-cell table:style-name="ce313"/>
          <table:table-cell table:style-name="ce313" table:formula="of:=[.G928]-[.D929]+[.E929]" office:value-type="float" office:value="-7826.55833333328" calcext:value-type="float">
            <text:p>-7.826,5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8-11-02" calcext:value-type="date">
            <text:p>02.11.2018</text:p>
          </table:table-cell>
          <table:table-cell table:style-name="ce259" office:value-type="string" calcext:value-type="string">
            <text:p>toyota devir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9]-[.D930]+[.E930]" office:value-type="float" office:value="-7666.55833333328" calcext:value-type="float">
            <text:p>-7.66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ocak alışveriş tava</text:p>
          </table:table-cell>
          <table:table-cell table:style-name="ce313"/>
          <table:table-cell table:style-name="ce336" office:value-type="float" office:value="28.95" calcext:value-type="float">
            <text:p>28,95</text:p>
          </table:table-cell>
          <table:table-cell table:style-name="ce313"/>
          <table:table-cell table:style-name="ce313" table:formula="of:=[.G930]-[.D931]+[.E931]" office:value-type="float" office:value="-7637.60833333328" calcext:value-type="float">
            <text:p>-7.637,61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ocak alışveriş sigara</text:p>
          </table:table-cell>
          <table:table-cell table:style-name="ce313"/>
          <table:table-cell table:style-name="ce336" office:value-type="float" office:value="95" calcext:value-type="float">
            <text:p>95,00</text:p>
          </table:table-cell>
          <table:table-cell table:style-name="ce313"/>
          <table:table-cell table:style-name="ce313" table:formula="of:=[.G931]-[.D932]+[.E932]" office:value-type="float" office:value="-7542.60833333328" calcext:value-type="float">
            <text:p>-7.542,61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ocak alışveriş</text:p>
          </table:table-cell>
          <table:table-cell table:style-name="ce313"/>
          <table:table-cell table:style-name="ce336" office:value-type="float" office:value="368.73" calcext:value-type="float">
            <text:p>368,73</text:p>
          </table:table-cell>
          <table:table-cell table:style-name="ce313"/>
          <table:table-cell table:style-name="ce313" table:formula="of:=[.G932]-[.D933]+[.E933]" office:value-type="float" office:value="-7173.87833333328" calcext:value-type="float">
            <text:p>-7.173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epçe cam</text:p>
          </table:table-cell>
          <table:table-cell table:style-name="ce313"/>
          <table:table-cell table:style-name="ce336" office:value-type="float" office:value="70" calcext:value-type="float">
            <text:p>70,00</text:p>
          </table:table-cell>
          <table:table-cell table:style-name="ce313"/>
          <table:table-cell table:style-name="ce313" table:formula="of:=[.G933]-[.D934]+[.E934]" office:value-type="float" office:value="-7103.87833333328" calcext:value-type="float">
            <text:p>-7.103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portac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34]-[.D935]+[.E935]" office:value-type="float" office:value="-7003.87833333328" calcext:value-type="float">
            <text:p>-7.003,88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atila kk mustafa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13" table:formula="of:=[.G935]-[.D936]+[.E936]" office:value-type="float" office:value="-6403.87833333328" calcext:value-type="float">
            <text:p>-6.403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3" calcext:value-type="date">
            <text:p>23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01"/>
          <table:table-cell table:style-name="ce336" office:value-type="float" office:value="3002" calcext:value-type="float">
            <text:p>3.002,00</text:p>
          </table:table-cell>
          <table:table-cell table:style-name="ce313"/>
          <table:table-cell table:style-name="ce313" table:formula="of:=[.G936]-[.D937]+[.E937]" office:value-type="float" office:value="-3401.87833333328" calcext:value-type="float">
            <text:p>-3.40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6" calcext:value-type="date">
            <text:p>26.09.2018</text:p>
          </table:table-cell>
          <table:table-cell table:style-name="ce259" office:value-type="string" calcext:value-type="string">
            <text:p>recep kuzu</text:p>
          </table:table-cell>
          <table:table-cell table:style-name="ce301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37]-[.D938]+[.E938]" office:value-type="float" office:value="-2396.87833333328" calcext:value-type="float">
            <text:p>-2.39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aliye kasadan 50000-20000=30000</text:p>
          </table:table-cell>
          <table:table-cell table:style-name="ce301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38]-[.D939]+[.E939]" office:value-type="float" office:value="17603.1216666667" calcext:value-type="float">
            <text:p>17.603,1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13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39]-[.D940]+[.E940]" office:value-type="float" office:value="18608.1216666667" calcext:value-type="float">
            <text:p>18.608,1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4" calcext:value-type="date">
            <text:p>24.09.2018</text:p>
          </table:table-cell>
          <table:table-cell table:style-name="ce259" office:value-type="string" calcext:value-type="string">
            <text:p>yusuf yokuş halk eft</text:p>
          </table:table-cell>
          <table:table-cell table:style-name="ce313"/>
          <table:table-cell table:style-name="ce336" office:value-type="float" office:value="785" calcext:value-type="float">
            <text:p>785,00</text:p>
          </table:table-cell>
          <table:table-cell table:style-name="ce313"/>
          <table:table-cell table:style-name="ce313" table:formula="of:=[.G940]-[.D941]+[.E941]" office:value-type="float" office:value="19393.1216666667" calcext:value-type="float">
            <text:p>19.393,1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aliye maaş için</text:p>
          </table:table-cell>
          <table:table-cell table:style-name="ce301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941]-[.D942]+[.E942]" office:value-type="float" office:value="49393.1216666667" calcext:value-type="float">
            <text:p>49.393,1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nkara dişli eft</text:p>
          </table:table-cell>
          <table:table-cell table:style-name="ce301"/>
          <table:table-cell table:style-name="ce336" office:value-type="float" office:value="2005" calcext:value-type="float">
            <text:p>2.005,00</text:p>
          </table:table-cell>
          <table:table-cell table:style-name="ce313"/>
          <table:table-cell table:style-name="ce313" table:formula="of:=[.G942]-[.D943]+[.E943]" office:value-type="float" office:value="51398.1216666667" calcext:value-type="float">
            <text:p>51.398,1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 office:value-type="string" calcext:value-type="string">
            <text:p>yeşilyurt hızarhane arsadan</text:p>
          </table:table-cell>
          <table:table-cell table:style-name="ce314" office:value-type="float" office:value="205000" calcext:value-type="float">
            <text:p>205.000,00</text:p>
          </table:table-cell>
          <table:table-cell table:style-name="ce324"/>
          <table:table-cell table:style-name="ce313"/>
          <table:table-cell table:style-name="ce313" table:formula="of:=[.G943]-[.D944]+[.E944]" office:value-type="float" office:value="-153601.878333333" calcext:value-type="float">
            <text:p>-153.601,88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44]-[.D945]+[.E945]" office:value-type="float" office:value="-153601.878333333" calcext:value-type="float">
            <text:p>-153.60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06" calcext:value-type="date">
            <text:p>06.09.2018</text:p>
          </table:table-cell>
          <table:table-cell table:style-name="ce259" office:value-type="string" calcext:value-type="string">
            <text:p>ayhan akdoğan sulusaray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45]-[.D946]+[.E946]" office:value-type="float" office:value="-156601.878333333" calcext:value-type="float">
            <text:p>-156.601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nkara ocak tabanca</text:p>
          </table:table-cell>
          <table:table-cell table:style-name="ce313"/>
          <table:table-cell table:style-name="ce336" office:value-type="float" office:value="1180" calcext:value-type="float">
            <text:p>1.180,00</text:p>
          </table:table-cell>
          <table:table-cell table:style-name="ce313"/>
          <table:table-cell table:style-name="ce313" table:formula="of:=[.G946]-[.D947]+[.E947]" office:value-type="float" office:value="-155421.878333333" calcext:value-type="float">
            <text:p>-155.421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sigorta</text:p>
          </table:table-cell>
          <table:table-cell table:style-name="ce313"/>
          <table:table-cell table:style-name="ce336" office:value-type="float" office:value="926" calcext:value-type="float">
            <text:p>926,00</text:p>
          </table:table-cell>
          <table:table-cell table:style-name="ce313"/>
          <table:table-cell table:style-name="ce313" table:formula="of:=[.G947]-[.D948]+[.E948]" office:value-type="float" office:value="-154495.878333333" calcext:value-type="float">
            <text:p>-154.495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gaz benzin</text:p>
          </table:table-cell>
          <table:table-cell table:style-name="ce313"/>
          <table:table-cell table:style-name="ce336" office:value-type="float" office:value="297.11" calcext:value-type="float">
            <text:p>297,11</text:p>
          </table:table-cell>
          <table:table-cell table:style-name="ce313"/>
          <table:table-cell table:style-name="ce313" table:formula="of:=[.G948]-[.D949]+[.E949]" office:value-type="float" office:value="-154198.768333333" calcext:value-type="float">
            <text:p>-154.198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havale okay taş</text:p>
          </table:table-cell>
          <table:table-cell table:style-name="ce301"/>
          <table:table-cell table:style-name="ce336" office:value-type="float" office:value="7505" calcext:value-type="float">
            <text:p>7.505,00</text:p>
          </table:table-cell>
          <table:table-cell table:style-name="ce313"/>
          <table:table-cell table:style-name="ce313" table:formula="of:=[.G949]-[.D950]+[.E950]" office:value-type="float" office:value="-146693.768333333" calcext:value-type="float">
            <text:p>-146.6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bankada nkt</text:p>
          </table:table-cell>
          <table:table-cell table:style-name="ce301"/>
          <table:table-cell table:style-name="ce336" office:value-type="float" office:value="17500" calcext:value-type="float">
            <text:p>17.500,00</text:p>
          </table:table-cell>
          <table:table-cell table:style-name="ce313"/>
          <table:table-cell table:style-name="ce313" table:formula="of:=[.G950]-[.D951]+[.E951]" office:value-type="float" office:value="-129193.768333333" calcext:value-type="float">
            <text:p>-129.1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ye işbank hesaptan</text:p>
          </table:table-cell>
          <table:table-cell table:style-name="ce301"/>
          <table:table-cell table:style-name="ce336" office:value-type="float" office:value="18200" calcext:value-type="float">
            <text:p>18.200,00</text:p>
          </table:table-cell>
          <table:table-cell table:style-name="ce313"/>
          <table:table-cell table:style-name="ce313" table:formula="of:=[.G951]-[.D952]+[.E952]" office:value-type="float" office:value="-110993.768333333" calcext:value-type="float">
            <text:p>-110.9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15" calcext:value-type="date">
            <text:p>15.10.2018</text:p>
          </table:table-cell>
          <table:table-cell table:style-name="ce259" office:value-type="string" calcext:value-type="string">
            <text:p>aliye kasadan 17000-17000=0</text:p>
          </table:table-cell>
          <table:table-cell table:style-name="ce301"/>
          <table:table-cell table:style-name="ce336" office:value-type="float" office:value="17000" calcext:value-type="float">
            <text:p>17.000,00</text:p>
          </table:table-cell>
          <table:table-cell table:style-name="ce313"/>
          <table:table-cell table:style-name="ce313" table:formula="of:=[.G952]-[.D953]+[.E953]" office:value-type="float" office:value="-93993.7683333333" calcext:value-type="float">
            <text:p>-93.9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04" calcext:value-type="date">
            <text:p>04.10.2018</text:p>
          </table:table-cell>
          <table:table-cell table:style-name="ce259" office:value-type="string" calcext:value-type="string">
            <text:p>aliye kasadan 27000-10000=17000</text:p>
          </table:table-cell>
          <table:table-cell table:style-name="ce301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53]-[.D954]+[.E954]" office:value-type="float" office:value="-83993.7683333333" calcext:value-type="float">
            <text:p>-83.993,7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kasadan 30000-3000=27000</text:p>
          </table:table-cell>
          <table:table-cell table:style-name="ce301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4]-[.D955]+[.E955]" office:value-type="float" office:value="-80993.7683333333" calcext:value-type="float">
            <text:p>-80.9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imar barışı atila daire maliyeye yatan</text:p>
          </table:table-cell>
          <table:table-cell table:style-name="ce313"/>
          <table:table-cell table:style-name="ce336" office:value-type="float" office:value="8466.82" calcext:value-type="float">
            <text:p>8.466,82</text:p>
          </table:table-cell>
          <table:table-cell table:style-name="ce313"/>
          <table:table-cell table:style-name="ce313" table:formula="of:=[.G955]-[.D956]+[.E956]" office:value-type="float" office:value="-72526.9483333333" calcext:value-type="float">
            <text:p>-72.526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ali balcı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6]-[.D957]+[.E957]" office:value-type="float" office:value="-69526.9483333333" calcext:value-type="float">
            <text:p>-69.526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8" calcext:value-type="date">
            <text:p>28.11.2018</text:p>
          </table:table-cell>
          <table:table-cell table:style-name="ce259" office:value-type="string" calcext:value-type="string">
            <text:p>mehmet ünveroğlu 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57]-[.D958]+[.E958]" office:value-type="float" office:value="-72526.9483333333" calcext:value-type="float">
            <text:p>-72.526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6" calcext:value-type="date">
            <text:p>26.11.2018</text:p>
          </table:table-cell>
          <table:table-cell table:style-name="ce259" office:value-type="string" calcext:value-type="string">
            <text:p>atila havale ANKARA pnomatik hortum</text:p>
          </table:table-cell>
          <table:table-cell table:style-name="ce313"/>
          <table:table-cell table:style-name="ce336" office:value-type="float" office:value="297" calcext:value-type="float">
            <text:p>297,00</text:p>
          </table:table-cell>
          <table:table-cell table:style-name="ce313"/>
          <table:table-cell table:style-name="ce313" table:formula="of:=[.G958]-[.D959]+[.E959]" office:value-type="float" office:value="-72229.9483333333" calcext:value-type="float">
            <text:p>-72.229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59]-[.D960]+[.E960]" office:value-type="float" office:value="-71729.9483333333" calcext:value-type="float">
            <text:p>-71.729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09" calcext:value-type="date">
            <text:p>09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13" table:formula="of:=[.G960]-[.D961]+[.E961]" office:value-type="float" office:value="-63729.9483333333" calcext:value-type="float">
            <text:p>-63.729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Doğuş işbank kredi ödemesi 12.ay</text:p>
          </table:table-cell>
          <table:table-cell table:style-name="ce313"/>
          <table:table-cell table:style-name="ce336" office:value-type="float" office:value="3344.12" calcext:value-type="float">
            <text:p>3.344,12</text:p>
          </table:table-cell>
          <table:table-cell table:style-name="ce313"/>
          <table:table-cell table:style-name="ce313" table:formula="of:=[.G961]-[.D962]+[.E962]" office:value-type="float" office:value="-60385.8283333333" calcext:value-type="float">
            <text:p>-60.385,8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Ali Balcıdan nakit</text:p>
          </table:table-cell>
          <table:table-cell table:style-name="ce313" office:value-type="float" office:value="3400" calcext:value-type="float">
            <text:p>3.400,00</text:p>
          </table:table-cell>
          <table:table-cell table:style-name="ce336"/>
          <table:table-cell table:style-name="ce313"/>
          <table:table-cell table:style-name="ce313" table:formula="of:=[.G962]-[.D963]+[.E963]" office:value-type="float" office:value="-63785.8283333333" calcext:value-type="float">
            <text:p>-63.785,8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2-11" calcext:value-type="date">
            <text:p>11.12.2018</text:p>
          </table:table-cell>
          <table:table-cell table:style-name="ce259" office:value-type="string" calcext:value-type="string">
            <text:p>Ali Balcıya sezai hesabına yatırıla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63]-[.D964]+[.E964]" office:value-type="float" office:value="-48785.8283333333" calcext:value-type="float">
            <text:p>-48.7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duırsun durmuş tedaş sanayi teminat</text:p>
          </table:table-cell>
          <table:table-cell table:style-name="ce313" office:value-type="float" office:value="900" calcext:value-type="float">
            <text:p>900,00</text:p>
          </table:table-cell>
          <table:table-cell table:style-name="ce336"/>
          <table:table-cell table:style-name="ce313"/>
          <table:table-cell table:style-name="ce313" table:formula="of:=[.G964]-[.D965]+[.E965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65]-[.D966]+[.E966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9" office:value-type="string" calcext:value-type="string">
            <text:p>Ara Toplam</text:p>
          </table:table-cell>
          <table:table-cell table:style-name="ce315" table:formula="of:=SUM([.D923:.D965])" office:value-type="float" office:value="217650" calcext:value-type="float">
            <text:p>217650</text:p>
          </table:table-cell>
          <table:table-cell table:style-name="ce315" table:formula="of:=SUM([.E923:.E965])" office:value-type="float" office:value="192750.73" calcext:value-type="float">
            <text:p>192750,73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66]-[.D968]+[.E968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68]-[.D969]+[.E969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Hızarhane yıkama kira bedeli</text:p>
          </table:table-cell>
          <table:table-cell table:style-name="ce313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/>
          <table:table-cell table:style-name="ce313"/>
          <table:table-cell table:style-name="ce313" table:formula="of:=[.G969]-[.D970]+[.E970]" office:value-type="float" office:value="-51185.8283333333" calcext:value-type="float">
            <text:p>-51.1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/>
          <table:table-cell table:style-name="ce313"/>
          <table:table-cell table:style-name="ce313" table:formula="of:=[.G970]-[.D971]+[.E971]" office:value-type="float" office:value="-67435.8283333333" calcext:value-type="float">
            <text:p>-67.43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/>
          <table:table-cell table:style-name="ce313"/>
          <table:table-cell table:style-name="ce313" table:formula="of:=[.G971]-[.D972]+[.E972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63"/>
          <table:table-cell table:style-name="ce273" table:number-columns-repeated="2"/>
          <table:table-cell table:style-name="ce336"/>
          <table:table-cell table:style-name="ce313"/>
          <table:table-cell table:style-name="ce313" table:formula="of:=[.G972]-[.D973]+[.E973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9 a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73]-[.D974]+[.E974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8-12-31" calcext:value-type="date">
            <text:p>31.12.201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970:.D975])+[.D967]" office:value-type="float" office:value="252234.097222222" calcext:value-type="float">
            <text:p>252.234,10</text:p>
          </table:table-cell>
          <table:table-cell table:style-name="ce327" table:formula="of:=SUM([.E970:.E975])+[.E967]" office:value-type="float" office:value="192750.73" calcext:value-type="float">
            <text:p>192.750,73</text:p>
          </table:table-cell>
          <table:table-cell table:style-name="ce304"/>
          <table:table-cell table:style-name="ce349" table:formula="of:=[.E976]-[.D976]" office:value-type="float" office:value="-59483.3672222222" calcext:value-type="float">
            <text:p>-59.483,37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9" calcext:value-type="float">
            <text:p>2019</text:p>
          </table:table-cell>
          <table:table-cell table:style-name="ce278" office:value-type="string" calcext:value-type="string">
            <text:p>2018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74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64" table:number-columns-repeated="2"/>
          <table:table-cell table:style-name="ce317"/>
          <table:table-cell table:style-name="ce340"/>
          <table:table-cell table:style-name="ce317"/>
          <table:table-cell table:style-name="ce313" table:formula="of:=[.G978]-[.D979]+[.E979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3-30" calcext:value-type="date">
            <text:p>30.03.2019</text:p>
          </table:table-cell>
          <table:table-cell table:style-name="ce259" office:value-type="string" calcext:value-type="string">
            <text:p>ocakçı atila arad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79]-[.D980]+[.E980]" office:value-type="float" office:value="-84169.9255555555" calcext:value-type="float">
            <text:p>-84.1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murat tic seramik boyacı faru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0]-[.D981]+[.E981]" office:value-type="float" office:value="-84069.9255555555" calcext:value-type="float">
            <text:p>-84.0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benzinci 80 m2 seramik</text:p>
          </table:table-cell>
          <table:table-cell table:style-name="ce313"/>
          <table:table-cell table:style-name="ce336" office:value-type="float" office:value="1600" calcext:value-type="float">
            <text:p>1.600,00</text:p>
          </table:table-cell>
          <table:table-cell table:style-name="ce313"/>
          <table:table-cell table:style-name="ce313" table:formula="of:=[.G981]-[.D982]+[.E982]" office:value-type="float" office:value="-82469.9255555555" calcext:value-type="float">
            <text:p>-82.4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şubat iş kredi</text:p>
          </table:table-cell>
          <table:table-cell table:style-name="ce313"/>
          <table:table-cell table:style-name="ce336" office:value-type="float" office:value="3486" calcext:value-type="float">
            <text:p>3.486,00</text:p>
          </table:table-cell>
          <table:table-cell table:style-name="ce313"/>
          <table:table-cell table:style-name="ce313" table:formula="of:=[.G982]-[.D983]+[.E983]" office:value-type="float" office:value="-78983.9255555555" calcext:value-type="float">
            <text:p>-78.983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ursun ankara oc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83]-[.D984]+[.E984]" office:value-type="float" office:value="-77983.9255555555" calcext:value-type="float">
            <text:p>-77.983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4-08" calcext:value-type="date">
            <text:p>08.04.2019</text:p>
          </table:table-cell>
          <table:table-cell table:style-name="ce259" office:value-type="string" calcext:value-type="string">
            <text:p>aliye kiracı dursun durmuş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84]-[.D985]+[.E985]" office:value-type="float" office:value="-75983.9255555555" calcext:value-type="float">
            <text:p>-75.983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stafa radyatör tamiri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985]-[.D986]+[.E986]" office:value-type="float" office:value="-75833.9255555555" calcext:value-type="float">
            <text:p>-75.833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stafa ocak sigara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986]-[.D987]+[.E987]" office:value-type="float" office:value="-75778.9255555555" calcext:value-type="float">
            <text:p>-75.778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31" calcext:value-type="date">
            <text:p>31.07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87]-[.D988]+[.E988]" office:value-type="float" office:value="-76278.9255555555" calcext:value-type="float">
            <text:p>-76.278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dem kesici senet 6400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88]-[.D989]+[.E989]" office:value-type="float" office:value="-76278.9255555555" calcext:value-type="float">
            <text:p>-76.278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30" calcext:value-type="date">
            <text:p>30.07.2019</text:p>
          </table:table-cell>
          <table:table-cell table:style-name="ce259" office:value-type="string" calcext:value-type="string">
            <text:p>atila vakıfbank kira özge kahraman</text:p>
          </table:table-cell>
          <table:table-cell table:style-name="ce313"/>
          <table:table-cell table:style-name="ce336" office:value-type="float" office:value="1750" calcext:value-type="float">
            <text:p>1.750,00</text:p>
          </table:table-cell>
          <table:table-cell table:style-name="ce313"/>
          <table:table-cell table:style-name="ce313" table:formula="of:=[.G989]-[.D990]+[.E990]" office:value-type="float" office:value="-74528.9255555555" calcext:value-type="float">
            <text:p>-74.528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temmuz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0]-[.D991]+[.E991]" office:value-type="float" office:value="-74294.9255555555" calcext:value-type="float">
            <text:p>-74.294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ocak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1]-[.D992]+[.E992]" office:value-type="float" office:value="-74060.9255555555" calcext:value-type="float">
            <text:p>-74.06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92]-[.D993]+[.E993]" office:value-type="float" office:value="-73960.9255555555" calcext:value-type="float">
            <text:p>-73.96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25" calcext:value-type="date">
            <text:p>25.07.2019</text:p>
          </table:table-cell>
          <table:table-cell table:style-name="ce259" office:value-type="string" calcext:value-type="string">
            <text:p>Mustafa 2 usta bilet parası</text:p>
          </table:table-cell>
          <table:table-cell table:style-name="ce313"/>
          <table:table-cell table:style-name="ce336" office:value-type="float" office:value="280" calcext:value-type="float">
            <text:p>280,00</text:p>
          </table:table-cell>
          <table:table-cell table:style-name="ce313"/>
          <table:table-cell table:style-name="ce313" table:formula="of:=[.G993]-[.D994]+[.E994]" office:value-type="float" office:value="-73680.9255555555" calcext:value-type="float">
            <text:p>-73.68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03" calcext:value-type="date">
            <text:p>03.07.2019</text:p>
          </table:table-cell>
          <table:table-cell table:style-name="ce259" office:value-type="string" calcext:value-type="string">
            <text:p>atla vakıfbank hesabına kiracı adem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94]-[.D995]+[.E995]" office:value-type="float" office:value="-53680.9255555555" calcext:value-type="float">
            <text:p>-53.68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8-10" calcext:value-type="date">
            <text:p>10.08.2019</text:p>
          </table:table-cell>
          <table:table-cell table:style-name="ce259" office:value-type="string" calcext:value-type="string">
            <text:p>toyota radyatör nakilye</text:p>
          </table:table-cell>
          <table:table-cell table:style-name="ce313"/>
          <table:table-cell table:style-name="ce336" office:value-type="float" office:value="50" calcext:value-type="float">
            <text:p>50,00</text:p>
          </table:table-cell>
          <table:table-cell table:style-name="ce313"/>
          <table:table-cell table:style-name="ce313" table:formula="of:=[.G995]-[.D996]+[.E996]" office:value-type="float" office:value="-53630.9255555555" calcext:value-type="float">
            <text:p>-53.6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996]-[.D997]+[.E997]" office:value-type="float" office:value="-54030.9255555555" calcext:value-type="float">
            <text:p>-54.0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arıca ya verilen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97]-[.D998]+[.E998]" office:value-type="float" office:value="-53530.9255555555" calcext:value-type="float">
            <text:p>-53.5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hmet selimoğlu mezar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998]-[.D999]+[.E999]" office:value-type="float" office:value="-55030.9255555555" calcext:value-type="float">
            <text:p>-55.0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9" calcext:value-type="date">
            <text:p>29.09.2019</text:p>
          </table:table-cell>
          <table:table-cell table:style-name="ce259" office:value-type="string" calcext:value-type="string">
            <text:p>ali balcıya işbank hesaptan</text:p>
          </table:table-cell>
          <table:table-cell table:style-name="ce313"/>
          <table:table-cell table:style-name="ce336" office:value-type="float" office:value="14035" calcext:value-type="float">
            <text:p>14.035,00</text:p>
          </table:table-cell>
          <table:table-cell table:style-name="ce313"/>
          <table:table-cell table:style-name="ce313" table:formula="of:=[.G999]-[.D1000]+[.E1000]" office:value-type="float" office:value="-40995.9255555555" calcext:value-type="float">
            <text:p>-40.995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6" calcext:value-type="date">
            <text:p>26.09.2019</text:p>
          </table:table-cell>
          <table:table-cell table:style-name="ce259" office:value-type="string" calcext:value-type="string">
            <text:p>toyota bobin</text:p>
          </table:table-cell>
          <table:table-cell table:style-name="ce313"/>
          <table:table-cell table:style-name="ce336" office:value-type="float" office:value="165" calcext:value-type="float">
            <text:p>165,00</text:p>
          </table:table-cell>
          <table:table-cell table:style-name="ce313"/>
          <table:table-cell table:style-name="ce313" table:formula="of:=[.G1000]-[.D1001]+[.E1001]" office:value-type="float" office:value="-40830.9255555555" calcext:value-type="float">
            <text:p>-40.8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8" calcext:value-type="date">
            <text:p>28.09.2019</text:p>
          </table:table-cell>
          <table:table-cell table:style-name="ce259" office:value-type="string" calcext:value-type="string">
            <text:p>benzin</text:p>
          </table:table-cell>
          <table:table-cell table:style-name="ce313"/>
          <table:table-cell table:style-name="ce336" office:value-type="float" office:value="250" calcext:value-type="float">
            <text:p>250,00</text:p>
          </table:table-cell>
          <table:table-cell table:style-name="ce313"/>
          <table:table-cell table:style-name="ce313" table:formula="of:=[.G1001]-[.D1002]+[.E1002]" office:value-type="float" office:value="-40580.9255555555" calcext:value-type="float">
            <text:p>-40.58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5" calcext:value-type="date">
            <text:p>25.09.2019</text:p>
          </table:table-cell>
          <table:table-cell table:style-name="ce259" office:value-type="string" calcext:value-type="string">
            <text:p>toyota gaz benzin kk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1002]-[.D1003]+[.E1003]" office:value-type="float" office:value="-40430.9255555555" calcext:value-type="float">
            <text:p>-40.4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4" calcext:value-type="date">
            <text:p>24.09.2019</text:p>
          </table:table-cell>
          <table:table-cell table:style-name="ce259" office:value-type="string" calcext:value-type="string">
            <text:p>ford mazot sivas k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1003]-[.D1004]+[.E1004]" office:value-type="float" office:value="-40330.9255555555" calcext:value-type="float">
            <text:p>-40.3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0" calcext:value-type="date">
            <text:p>20.09.2019</text:p>
          </table:table-cell>
          <table:table-cell table:style-name="ce259" office:value-type="string" calcext:value-type="string">
            <text:p>aliye nakit fabrik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1004]-[.D1005]+[.E1005]" office:value-type="float" office:value="-37330.9255555555" calcext:value-type="float">
            <text:p>-37.3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55" calcext:value-type="float">
            <text:p>855,00</text:p>
          </table:table-cell>
          <table:table-cell table:style-name="ce313"/>
          <table:table-cell table:style-name="ce313" table:formula="of:=[.G1005]-[.D1006]+[.E1006]" office:value-type="float" office:value="-36475.9255555555" calcext:value-type="float">
            <text:p>-36.475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18" calcext:value-type="date">
            <text:p>18.09.2019</text:p>
          </table:table-cell>
          <table:table-cell table:style-name="ce259" office:value-type="string" calcext:value-type="string">
            <text:p>ziraat kredi</text:p>
          </table:table-cell>
          <table:table-cell table:style-name="ce313"/>
          <table:table-cell table:style-name="ce336" office:value-type="float" office:value="3645" calcext:value-type="float">
            <text:p>3.645,00</text:p>
          </table:table-cell>
          <table:table-cell table:style-name="ce313"/>
          <table:table-cell table:style-name="ce313" table:formula="of:=[.G1006]-[.D1007]+[.E1007]" office:value-type="float" office:value="-32830.9255555555" calcext:value-type="float">
            <text:p>-32.8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den nakit</text:p>
          </table:table-cell>
          <table:table-cell table:style-name="ce313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07]-[.D1008]+[.E1008]" office:value-type="float" office:value="-33030.9255555555" calcext:value-type="float">
            <text:p>-33.0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13" table:formula="of:=[.G1008]-[.D1009]+[.E1009]" office:value-type="float" office:value="-32830.9255555555" calcext:value-type="float">
            <text:p>-32.8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10-10" calcext:value-type="date">
            <text:p>10.10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01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09]-[.D1010]+[.E1010]" office:value-type="float" office:value="-33230.9255555555" calcext:value-type="float">
            <text:p>-33.230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dursun çalışkan karo</text:p>
          </table:table-cell>
          <table:table-cell table:style-name="ce301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0]-[.D1011]+[.E1011]" office:value-type="float" office:value="-33430.9255555555" calcext:value-type="float">
            <text:p>-33.430,93</text:p>
          </table:table-cell>
          <table:table-cell table:number-columns-repeated="1016"/>
        </table:table-row>
        <table:table-row table:style-name="ro11">
          <table:table-cell/>
          <table:table-cell table:style-name="ce265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10. ay</text:p>
          </table:table-cell>
          <table:table-cell table:style-name="ce301"/>
          <table:table-cell table:style-name="ce336" office:value-type="float" office:value="3646" calcext:value-type="float">
            <text:p>3.646,00</text:p>
          </table:table-cell>
          <table:table-cell table:style-name="ce313"/>
          <table:table-cell table:style-name="ce313" table:formula="of:=[.G1011]-[.D1012]+[.E1012]" office:value-type="float" office:value="-29784.9255555555" calcext:value-type="float">
            <text:p>-29.784,93</text:p>
          </table:table-cell>
          <table:table-cell table:number-columns-repeated="1016"/>
        </table:table-row>
        <table:table-row table:style-name="ro11">
          <table:table-cell/>
          <table:table-cell table:style-name="ce265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yapılandırma %1 kesinti</text:p>
          </table:table-cell>
          <table:table-cell table:style-name="ce301"/>
          <table:table-cell table:style-name="ce336" office:value-type="float" office:value="2210" calcext:value-type="float">
            <text:p>2.210,00</text:p>
          </table:table-cell>
          <table:table-cell table:style-name="ce313"/>
          <table:table-cell table:style-name="ce313" table:formula="of:=[.G1012]-[.D1013]+[.E1013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çekilen kredi 240.000 TL 19 ay*3646=69.274 TL ödemeden sonra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3]-[.D1014]+[.E1014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kalan ana para =219.841 TL <text:s/>%1 erken ödeme alınıyor.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4]-[.D1015]+[.E1015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3646,01 * 101 ay = 368.247,01 esk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5]-[.D1016]+[.E1016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3453,17 * 101 ao = 348.770,17 yen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6]-[.D1017]+[.E1017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Fark = 19.476 TL - (erken ödeme farkı) 2210 TL = 17.266 TL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7]-[.D1018]+[.E1018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<text:s/>daha az ödeme yapılacak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8]-[.D1019]+[.E1019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 table:style-name="ce301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1019]-[.D1020]+[.E1020]" office:value-type="float" office:value="-27274.9255555555" calcext:value-type="float">
            <text:p>-27.2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sanayi doğuş boya dükkanı tadilat masrafı</text:p>
          </table:table-cell>
          <table:table-cell table:style-name="ce301"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0]-[.D1021]+[.E1021]" office:value-type="float" office:value="-47274.9255555555" calcext:value-type="float">
            <text:p>-47.27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orhan ustaya elden nakit</text:p>
          </table:table-cell>
          <table:table-cell table:style-name="ce301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1021]-[.D1022]+[.E1022]" office:value-type="float" office:value="-46274.9255555555" calcext:value-type="float">
            <text:p>-46.27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/>
          <table:table-cell table:style-name="ce301"/>
          <table:table-cell table:style-name="ce336"/>
          <table:table-cell table:style-name="ce313"/>
          <table:table-cell table:style-name="ce313" table:formula="of:=[.G1022]-[.D1023]+[.E1023]" office:value-type="float" office:value="-46274.9255555555" calcext:value-type="float">
            <text:p>-46.274,9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2"/>
          <table:table-cell table:number-columns-repeated="3"/>
          <table:table-cell table:style-name="ce313" table:formula="of:=[.G1023]-[.D1024]+[.E1024]" office:value-type="float" office:value="-46274.9255555555" calcext:value-type="float">
            <text:p>-46.274,9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3" office:value-type="string" calcext:value-type="string">
            <text:p>Ara Toplam</text:p>
          </table:table-cell>
          <table:table-cell table:style-name="ce280" table:formula="of:=SUM([.D980:.D1024])" office:value-type="float" office:value="23200" calcext:value-type="float">
            <text:p>23200</text:p>
          </table:table-cell>
          <table:table-cell table:style-name="ce280" table:formula="of:=SUM([.E980:.E1024])" office:value-type="float" office:value="61195" calcext:value-type="float">
            <text:p>61195</text:p>
          </table:table-cell>
          <table:table-cell/>
          <table:table-cell table:style-name="ce313"/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number-columns-repeated="2"/>
          <table:table-cell table:style-name="ce313" table:formula="of:=[.G1024]-[.D1026]+[.E1026]" office:value-type="float" office:value="-66647.3955555555" calcext:value-type="float">
            <text:p>-66.647,4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number-columns-repeated="2"/>
          <table:table-cell table:style-name="ce313" table:formula="of:=[.G1026]-[.D1027]+[.E1027]" office:value-type="float" office:value="-83655.7288888888" calcext:value-type="float">
            <text:p>-83.655,73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27]-[.D1028]+[.E1028]" office:value-type="float" office:value="-83655.7288888888" calcext:value-type="float">
            <text:p>-83.655,73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313" table:formula="of:=[.G1028]-[.D1029]+[.E1029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29]-[.D1030]+[.E1030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20 ye devir </text:p>
          </table:table-cell>
          <table:table-cell table:style-name="ce313"/>
          <table:table-cell table:style-name="ce337"/>
          <table:table-cell table:style-name="ce347"/>
          <table:table-cell table:style-name="ce313" table:formula="of:=[.G1030]-[.D1031]+[.E1031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14" table:formula="of:=[.G1031]-[.D1032]+[.E1032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1" office:value-type="date" office:date-value="2019-12-31" calcext:value-type="date">
            <text:p>31.12.201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26:.D1032])+[.D1025]" office:value-type="float" office:value="80580.8033333333" calcext:value-type="float">
            <text:p>80.580,80</text:p>
          </table:table-cell>
          <table:table-cell table:style-name="ce327" table:formula="of:=SUM([.E1026:.E1032])+[.E1025]" office:value-type="float" office:value="61195" calcext:value-type="float">
            <text:p>61.195,00</text:p>
          </table:table-cell>
          <table:table-cell table:style-name="ce323"/>
          <table:table-cell table:style-name="ce349" table:formula="of:=[.E1034]-[.D1034]" office:value-type="float" office:value="-19385.8033333333" calcext:value-type="float">
            <text:p>-19.385,80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67" office:value-type="float" office:value="2020" calcext:value-type="float">
            <text:p>2020</text:p>
          </table:table-cell>
          <table:table-cell table:style-name="ce264" office:value-type="string" calcext:value-type="string">
            <text:p>2019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32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37]-[.D1037]+[.G1036]" office:value-type="float" office:value="-104655.728888889" calcext:value-type="float">
            <text:p>-104.6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313" table:formula="of:=[.E1038]-[.D1038]+[.G1037]" office:value-type="float" office:value="-86055.7288888888" calcext:value-type="float">
            <text:p>-86.0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313" table:formula="of:=[.E1039]-[.D1039]+[.G1038]" office:value-type="float" office:value="-89555.7288888888" calcext:value-type="float">
            <text:p>-89.5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313" table:formula="of:=[.E1040]-[.D1040]+[.G1039]" office:value-type="float" office:value="-104555.728888889" calcext:value-type="float">
            <text:p>-104.5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041]-[.D1041]+[.G1040]" office:value-type="float" office:value="-89555.7288888888" calcext:value-type="float">
            <text:p>-89.5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13" table:formula="of:=[.E1042]-[.D1042]+[.G1041]" office:value-type="float" office:value="-89415.7288888888" calcext:value-type="float">
            <text:p>-89.41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313" table:formula="of:=[.E1043]-[.D1043]+[.G1042]" office:value-type="float" office:value="-88740.7288888888" calcext:value-type="float">
            <text:p>-88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13" table:formula="of:=[.E1044]-[.D1044]+[.G1043]" office:value-type="float" office:value="-86740.7288888888" calcext:value-type="float">
            <text:p>-86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45]-[.D1045]+[.G1044]" office:value-type="float" office:value="-88240.7288888888" calcext:value-type="float">
            <text:p>-88.240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46]-[.D1046]+[.G1045]" office:value-type="float" office:value="-84740.7288888888" calcext:value-type="float">
            <text:p>-84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47]-[.D1047]+[.G1046]" office:value-type="float" office:value="-86740.7288888888" calcext:value-type="float">
            <text:p>-86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313" table:formula="of:=[.E1048]-[.D1048]+[.G1047]" office:value-type="float" office:value="-82965.7288888888" calcext:value-type="float">
            <text:p>-82.965,7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Ali Paşa kirası senet ile Selaniğe yapıldı</text:p>
          </table:table-cell>
          <table:table-cell table:number-columns-repeated="3"/>
          <table:table-cell table:style-name="ce313" table:formula="of:=[.E1049]-[.D1049]+[.G1048]" office:value-type="float" office:value="-82965.7288888888" calcext:value-type="float">
            <text:p>-82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313" table:formula="of:=[.E1050]-[.D1050]+[.G1049]" office:value-type="float" office:value="-59965.7288888888" calcext:value-type="float">
            <text:p>-59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1]-[.D1051]+[.G1050]" office:value-type="float" office:value="-61965.7288888888" calcext:value-type="float">
            <text:p>-61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52]-[.D1052]+[.G1051]" office:value-type="float" office:value="-62965.7288888888" calcext:value-type="float">
            <text:p>-62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313" table:formula="of:=[.E1053]-[.D1053]+[.G1052]" office:value-type="float" office:value="-45965.7288888888" calcext:value-type="float">
            <text:p>-45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4]-[.D1054]+[.G1053]" office:value-type="float" office:value="-41465.7288888888" calcext:value-type="float">
            <text:p>-41.4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313" table:formula="of:=[.E1055]-[.D1055]+[.G1054]" office:value-type="float" office:value="-46465.7288888888" calcext:value-type="float">
            <text:p>-46.4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6]-[.D1056]+[.G1055]" office:value-type="float" office:value="-41965.7288888888" calcext:value-type="float">
            <text:p>-41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57]-[.D1057]+[.G1056]" office:value-type="float" office:value="-52965.7288888888" calcext:value-type="float">
            <text:p>-52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58]-[.D1058]+[.G1057]" office:value-type="float" office:value="-63965.7288888888" calcext:value-type="float">
            <text:p>-63.9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Lise kirası hacı hesabına yapıldı (son)</text:p>
          </table:table-cell>
          <table:table-cell table:number-columns-repeated="3"/>
          <table:table-cell table:style-name="ce313" table:formula="of:=[.E1059]-[.D1059]+[.G1058]" office:value-type="float" office:value="-63965.7288888888" calcext:value-type="float">
            <text:p>-63.9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60]-[.D1060]+[.G1059]" office:value-type="float" office:value="-65465.7288888888" calcext:value-type="float">
            <text:p>-65.4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313" table:formula="of:=[.E1061]-[.D1061]+[.G1060]" office:value-type="float" office:value="-64565.7288888888" calcext:value-type="float">
            <text:p>-64.5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313" table:formula="of:=[.E1062]-[.D1062]+[.G1061]" office:value-type="float" office:value="-44565.7288888888" calcext:value-type="float">
            <text:p>-44.5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063]-[.D1063]+[.G1062]" office:value-type="float" office:value="-44565.7288888888" calcext:value-type="float">
            <text:p>-44.5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313" table:formula="of:=[.E1064]-[.D1064]+[.G1063]" office:value-type="float" office:value="-45865.7288888888" calcext:value-type="float">
            <text:p>-45.8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313" table:formula="of:=[.E1065]-[.D1065]+[.G1064]" office:value-type="float" office:value="-46115.7288888888" calcext:value-type="float">
            <text:p>-46.11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66]-[.D1066]+[.G1065]" office:value-type="float" office:value="-46265.7288888888" calcext:value-type="float">
            <text:p>-46.2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313" table:formula="of:=[.E1067]-[.D1067]+[.G1066]" office:value-type="float" office:value="-52385.7288888888" calcext:value-type="float">
            <text:p>-52.38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313" table:formula="of:=[.E1068]-[.D1068]+[.G1067]" office:value-type="float" office:value="-52465.7288888888" calcext:value-type="float">
            <text:p>-52.4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069]-[.D1069]+[.G1068]" office:value-type="float" office:value="-52555.7288888888" calcext:value-type="float">
            <text:p>-52.55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0]-[.D1070]+[.G1069]" office:value-type="float" office:value="-52705.7288888888" calcext:value-type="float">
            <text:p>-52.70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313" table:formula="of:=[.E1071]-[.D1071]+[.G1070]" office:value-type="float" office:value="-52735.7288888888" calcext:value-type="float">
            <text:p>-52.73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313" table:formula="of:=[.E1072]-[.D1072]+[.G1071]" office:value-type="float" office:value="-53383.7288888888" calcext:value-type="float">
            <text:p>-53.383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13" table:formula="of:=[.E1073]-[.D1073]+[.G1072]" office:value-type="float" office:value="-53983.7288888888" calcext:value-type="float">
            <text:p>-53.983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313" table:formula="of:=[.E1074]-[.D1074]+[.G1073]" office:value-type="float" office:value="-56807.9688888888" calcext:value-type="float">
            <text:p>-56.80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075]-[.D1075]+[.G1074]" office:value-type="float" office:value="-56007.9688888888" calcext:value-type="float">
            <text:p>-56.00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313" table:formula="of:=[.E1076]-[.D1076]+[.G1075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2021 ‘e nakli yekün doğuş borçlu</text:p>
          </table:table-cell>
          <table:table-cell table:number-columns-repeated="3"/>
          <table:table-cell table:style-name="ce356" table:formula="of:=[.G1076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51" office:value-type="date" office:date-value="2020-12-31" calcext:value-type="date">
            <text:p>31.12.2020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37:.D1076])" office:value-type="float" office:value="66742.24" calcext:value-type="float">
            <text:p>66.742,24</text:p>
          </table:table-cell>
          <table:table-cell table:style-name="ce327" table:formula="of:=SUM([.E1037:.E1077])" office:value-type="float" office:value="114540" calcext:value-type="float">
            <text:p>114.540,00</text:p>
          </table:table-cell>
          <table:table-cell table:style-name="ce323"/>
          <table:table-cell table:style-name="ce349" table:formula="of:=[.E1079]-[.D1079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68" office:value-type="float" office:value="2021" calcext:value-type="float">
            <text:p>2021</text:p>
          </table:table-cell>
          <table:table-cell table:style-name="ce264" office:value-type="string" calcext:value-type="string">
            <text:p>2020 den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77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313" table:formula="of:=[.E1082]-[.D1082]+[.G1081]" office:value-type="float" office:value="-55586.5388888888" calcext:value-type="float">
            <text:p>-55.586,5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313" table:formula="of:=[.E1083]-[.D1083]+[.G1082]" office:value-type="float" office:value="-55398.5388888888" calcext:value-type="float">
            <text:p>-55.398,5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313" table:formula="of:=[.E1084]-[.D1084]+[.G1083]" office:value-type="float" office:value="-54167.3088888888" calcext:value-type="float">
            <text:p>-54.167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5]-[.D1085]+[.G1084]" office:value-type="float" office:value="-53167.3088888888" calcext:value-type="float">
            <text:p>-53.167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86]-[.D1086]+[.G1085]" office:value-type="float" office:value="-53467.3088888888" calcext:value-type="float">
            <text:p>-53.467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313" table:formula="of:=[.E1087]-[.D1087]+[.G1086]" office:value-type="float" office:value="-53367.3088888888" calcext:value-type="float">
            <text:p>-53.36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8]-[.D1088]+[.G1087]" office:value-type="float" office:value="-52367.3088888888" calcext:value-type="float">
            <text:p>-52.36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89]-[.D1089]+[.G1088]" office:value-type="float" office:value="-48867.3088888888" calcext:value-type="float">
            <text:p>-48.86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313" table:formula="of:=[.E1090]-[.D1090]+[.G1089]" office:value-type="float" office:value="-47117.3088888888" calcext:value-type="float">
            <text:p>-47.11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313" table:formula="of:=[.E1091]-[.D1091]+[.G1090]" office:value-type="float" office:value="-46906.3088888888" calcext:value-type="float">
            <text:p>-46.906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2]-[.D1092]+[.G1091]" office:value-type="float" office:value="-47206.3088888888" calcext:value-type="float">
            <text:p>-47.206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313" table:formula="of:=[.E1093]-[.D1093]+[.G1092]" office:value-type="float" office:value="-46906.3088888888" calcext:value-type="float">
            <text:p>-46.906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313" table:formula="of:=[.E1094]-[.D1094]+[.G1093]" office:value-type="float" office:value="-43106.7588888888" calcext:value-type="float">
            <text:p>-43.10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313" table:formula="of:=[.E1095]-[.D1095]+[.G1094]" office:value-type="float" office:value="-43106.7588888888" calcext:value-type="float">
            <text:p>-43.106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313" table:formula="of:=[.E1096]-[.D1096]+[.G1095]" office:value-type="float" office:value="-17106.7588888888" calcext:value-type="float">
            <text:p>-17.10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313" table:formula="of:=[.E1097]-[.D1097]+[.G1096]" office:value-type="float" office:value="-42106.7588888888" calcext:value-type="float">
            <text:p>-42.10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Lise kirası Ali Balcı hesabına yapıldı</text:p>
          </table:table-cell>
          <table:table-cell table:number-columns-repeated="3"/>
          <table:table-cell table:style-name="ce313" table:formula="of:=[.E1098]-[.D1098]+[.G1097]" office:value-type="float" office:value="-42106.7588888888" calcext:value-type="float">
            <text:p>-42.106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313" table:formula="of:=[.E1099]-[.D1099]+[.G1098]" office:value-type="float" office:value="-35856.7588888888" calcext:value-type="float">
            <text:p>-35.85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313" table:formula="of:=[.E1100]-[.D1100]+[.G1099]" office:value-type="float" office:value="-39456.7588888888" calcext:value-type="float">
            <text:p>-39.45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313" table:formula="of:=[.E1101]-[.D1101]+[.G1100]" office:value-type="float" office:value="-42341.7588888888" calcext:value-type="float">
            <text:p>-42.341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02]-[.D1102]+[.G1101]" office:value-type="float" office:value="-42431.7588888888" calcext:value-type="float">
            <text:p>-42.431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313" table:formula="of:=[.E1103]-[.D1103]+[.G1102]" office:value-type="float" office:value="-44101.7588888888" calcext:value-type="float">
            <text:p>-44.101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313" table:formula="of:=[.E1104]-[.D1104]+[.G1103]" office:value-type="float" office:value="-47125.7588888888" calcext:value-type="float">
            <text:p>-47.12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313" table:formula="of:=[.E1105]-[.D1105]+[.G1104]" office:value-type="float" office:value="-47125.7588888888" calcext:value-type="float">
            <text:p>-47.12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313" table:formula="of:=[.E1106]-[.D1106]+[.G1105]" office:value-type="float" office:value="-46955.7588888888" calcext:value-type="float">
            <text:p>-46.95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313" table:formula="of:=[.E1107]-[.D1107]+[.G1106]" office:value-type="float" office:value="-46905.7588888888" calcext:value-type="float">
            <text:p>-46.90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08]-[.D1108]+[.G1107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4" office:value-type="string" calcext:value-type="string">
            <text:p>balkabağı malzeme 5607 TL</text:p>
          </table:table-cell>
          <table:table-cell table:number-columns-repeated="3"/>
          <table:table-cell table:style-name="ce313" table:formula="of:=[.E1109]-[.D1109]+[.G1108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313" table:formula="of:=[.E1110]-[.D1110]+[.G1109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313" table:formula="of:=[.E1111]-[.D1111]+[.G1110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 top file <text:s text:c="36"/>175,00 </text:p>
          </table:table-cell>
          <table:table-cell table:number-columns-repeated="3"/>
          <table:table-cell table:style-name="ce313" table:formula="of:=[.E1112]-[.D1112]+[.G1111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313" table:formula="of:=[.E1113]-[.D1113]+[.G1112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313" table:formula="of:=[.E1114]-[.D1114]+[.G1113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313" table:formula="of:=[.E1115]-[.D1115]+[.G1114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313" table:formula="of:=[.E1116]-[.D1116]+[.G1115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4" office:value-type="string" calcext:value-type="string">
            <text:p>balkabağı işçilik <text:s/>3082 TL</text:p>
          </table:table-cell>
          <table:table-cell table:number-columns-repeated="3"/>
          <table:table-cell table:style-name="ce313" table:formula="of:=[.E1117]-[.D1117]+[.G1116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313" table:formula="of:=[.E1118]-[.D1118]+[.G1117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313" table:formula="of:=[.E1119]-[.D1119]+[.G1118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313" table:formula="of:=[.E1120]-[.D1120]+[.G1119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313" table:formula="of:=[.E1121]-[.D1121]+[.G1120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313" table:formula="of:=[.E1122]-[.D1122]+[.G1121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05" calcext:value-type="date">
            <text:p>05.10.2021</text:p>
          </table:table-cell>
          <table:table-cell table:number-columns-repeated="4"/>
          <table:table-cell table:style-name="ce313" table:formula="of:=[.E1123]-[.D1123]+[.G1122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9" office:value-type="date" office:date-value="2021-10-05" calcext:value-type="date">
            <text:p>05.10.2021</text:p>
          </table:table-cell>
          <table:table-cell table:style-name="ce264" office:value-type="string" calcext:value-type="string">
            <text:p>mesut deliduman kira senet 30-10-2021 </text:p>
          </table:table-cell>
          <table:table-cell/>
          <table:table-cell table:style-name="ce340" office:value-type="float" office:value="14400" calcext:value-type="float">
            <text:p>14.400,00</text:p>
          </table:table-cell>
          <table:table-cell/>
          <table:table-cell table:style-name="ce313" table:formula="of:=[.E1124]-[.D1124]+[.G1123]" office:value-type="float" office:value="-31005.7588888888" calcext:value-type="float">
            <text:p>-31.00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table:style-name="ce318" office:value-type="float" office:value="100" calcext:value-type="float">
            <text:p>100,00</text:p>
          </table:table-cell>
          <table:table-cell table:number-columns-repeated="2"/>
          <table:table-cell table:style-name="ce313" table:formula="of:=[.E1125]-[.D1125]+[.G1124]" office:value-type="float" office:value="-31105.7588888888" calcext:value-type="float">
            <text:p>-31.1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ilhan balcıdan alınan 2 adet sayac rekoru</text:p>
          </table:table-cell>
          <table:table-cell table:style-name="ce318" office:value-type="float" office:value="20" calcext:value-type="float">
            <text:p>20,00</text:p>
          </table:table-cell>
          <table:table-cell table:number-columns-repeated="2"/>
          <table:table-cell table:style-name="ce313" table:formula="of:=[.E1126]-[.D1126]+[.G1125]" office:value-type="float" office:value="-31125.7588888888" calcext:value-type="float">
            <text:p>-31.12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/>
          <table:table-cell table:style-name="ce318"/>
          <table:table-cell table:number-columns-repeated="2"/>
          <table:table-cell table:style-name="ce313" table:formula="of:=[.E1127]-[.D1127]+[.G1126]" office:value-type="float" office:value="-31125.7588888888" calcext:value-type="float">
            <text:p>-31.12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313" table:formula="of:=[.E1128]-[.D1128]+[.G1127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eski kredi </text:p>
          </table:table-cell>
          <table:table-cell table:number-columns-repeated="3"/>
          <table:table-cell table:style-name="ce313" table:formula="of:=[.E1129]-[.D1129]+[.G1128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313" table:formula="of:=[.E1130]-[.D1130]+[.G1129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313" table:formula="of:=[.E1131]-[.D1131]+[.G1130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313" table:formula="of:=[.E1132]-[.D1132]+[.G1131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313" table:formula="of:=[.E1133]-[.D1133]+[.G1132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Ödenmeyen fark faiz  75 -   40  = <text:span text:style-name="T4">35 000</text:span></text:p>
          </table:table-cell>
          <table:table-cell table:number-columns-repeated="3"/>
          <table:table-cell table:style-name="ce313" table:formula="of:=[.E1134]-[.D1134]+[.G1133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135]-[.D1135]+[.G1134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13" table:formula="of:=[.E1136]-[.D1136]+[.G1135]" office:value-type="float" office:value="5874.24111111119" calcext:value-type="float">
            <text:p>5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313" table:formula="of:=[.E1137]-[.D1137]+[.G1136]" office:value-type="float" office:value="6155.24111111119" calcext:value-type="float">
            <text:p>6.155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313" table:formula="of:=[.E1138]-[.D1138]+[.G1137]" office:value-type="float" office:value="6437.24111111119" calcext:value-type="float">
            <text:p>6.437,24</text:p>
          </table:table-cell>
          <table:table-cell table:number-columns-repeated="1016"/>
        </table:table-row>
        <table:table-row table:style-name="ro11">
          <table:table-cell/>
          <table:table-cell table:style-name="ce269" office:value-type="date" office:date-value="2021-10-30" calcext:value-type="date">
            <text:p>30.10.2021</text:p>
          </table:table-cell>
          <table:table-cell table:style-name="ce264" office:value-type="string" calcext:value-type="string">
            <text:p>Mesutun 14400 senedi ÖDENMEDİ</text:p>
          </table:table-cell>
          <table:table-cell table:style-name="ce317" office:value-type="float" office:value="14400" calcext:value-type="float">
            <text:p>14.400,00</text:p>
          </table:table-cell>
          <table:table-cell table:number-columns-repeated="2"/>
          <table:table-cell table:style-name="ce313" table:formula="of:=[.E1139]-[.D1139]+[.G1138]" office:value-type="float" office:value="-7962.75888888881" calcext:value-type="float">
            <text:p>-7.962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313" table:formula="of:=[.E1140]-[.D1140]+[.G1139]" office:value-type="float" office:value="-9282.75888888881" calcext:value-type="float">
            <text:p>-9.282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41]-[.D1141]+[.G1140]" office:value-type="float" office:value="-9082.75888888881" calcext:value-type="float">
            <text:p>-9.08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313" table:formula="of:=[.E1142]-[.D1142]+[.G1141]" office:value-type="float" office:value="-9082.75888888881" calcext:value-type="float">
            <text:p>-9.08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43]-[.D1143]+[.G1142]" office:value-type="float" office:value="-9172.75888888881" calcext:value-type="float">
            <text:p>-9.17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313" table:formula="of:=[.E1144]-[.D1144]+[.G1143]" office:value-type="float" office:value="-9372.75888888881" calcext:value-type="float">
            <text:p>-9.37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313" table:formula="of:=[.E1145]-[.D1145]+[.G1144]" office:value-type="float" office:value="-9422.75888888881" calcext:value-type="float">
            <text:p>-9.42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313" table:formula="of:=[.E1146]-[.D1146]+[.G1145]" office:value-type="float" office:value="-9447.75888888881" calcext:value-type="float">
            <text:p>-9.44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313" table:formula="of:=[.E1147]-[.D1147]+[.G1146]" office:value-type="float" office:value="-9462.75888888881" calcext:value-type="float">
            <text:p>-9.46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313" table:formula="of:=[.E1148]-[.D1148]+[.G1147]" office:value-type="float" office:value="-9507.75888888881" calcext:value-type="float">
            <text:p>-9.50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313" table:formula="of:=[.E1149]-[.D1149]+[.G1148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313" table:formula="of:=[.E1150]-[.D1150]+[.G1149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151]-[.D1151]+[.G1150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70" office:value-type="float" office:value="2021" calcext:value-type="float">
            <text:p>2021</text:p>
          </table:table-cell>
          <table:table-cell table:style-name="ce264" office:value-type="string" calcext:value-type="string">
            <text:p>2022 ye nakli yekün doğuş borçlu</text:p>
          </table:table-cell>
          <table:table-cell table:number-columns-repeated="3"/>
          <table:table-cell table:style-name="ce314" table:formula="of:=[.E1152]-[.D1152]+[.G1151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1" office:value-type="date" office:date-value="2021-12-31" calcext:value-type="date">
            <text:p>31.12.2021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81:.D1153])" office:value-type="float" office:value="56464" calcext:value-type="float">
            <text:p>56.464,00</text:p>
          </table:table-cell>
          <table:table-cell table:style-name="ce327" table:formula="of:=SUM([.E1081:.E1151])" office:value-type="float" office:value="102484.21" calcext:value-type="float">
            <text:p>102.484,21</text:p>
          </table:table-cell>
          <table:table-cell table:style-name="ce323"/>
          <table:table-cell table:style-name="ce349" table:formula="of:=[.E1154]-[.D1154]" office:value-type="float" office:value="46020.21" calcext:value-type="float">
            <text:p>46.020,21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8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71" office:value-type="float" office:value="2022" calcext:value-type="float">
            <text:p>2022</text:p>
          </table:table-cell>
          <table:table-cell table:style-name="ce264" office:value-type="string" calcext:value-type="string">
            <text:p>2021 den nakli yekün doğuş borçlu</text:p>
          </table:table-cell>
          <table:table-cell table:style-name="ce317"/>
          <table:table-cell table:style-name="ce341"/>
          <table:table-cell/>
          <table:table-cell table:style-name="ce314" table:formula="of:=[.G1152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13" table:formula="of:=[.E1157]-[.D1157]+[.G1156]" office:value-type="float" office:value="-4137.75888888881" calcext:value-type="float">
            <text:p>-4.13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13" table:formula="of:=[.E1158]-[.D1158]+[.G1157]" office:value-type="float" office:value="-3749.75888888881" calcext:value-type="float">
            <text:p>-3.749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13" table:formula="of:=[.E1159]-[.D1159]+[.G1158]" office:value-type="float" office:value="-2259.75888888881" calcext:value-type="float">
            <text:p>-2.259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13" table:formula="of:=[.E1160]-[.D1160]+[.G1159]" office:value-type="float" office:value="1010.24111111119" calcext:value-type="float">
            <text:p>1.01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13" table:formula="of:=[.E1161]-[.D1161]+[.G1160]" office:value-type="float" office:value="3260.24111111119" calcext:value-type="float">
            <text:p>3.2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62]-[.D1162]+[.G1161]" office:value-type="float" office:value="3460.24111111119" calcext:value-type="float">
            <text:p>3.4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01" calcext:value-type="date">
            <text:p>01.05.2022</text:p>
          </table:table-cell>
          <table:table-cell table:style-name="ce264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13" table:formula="of:=[.E1163]-[.D1163]+[.G1162]" office:value-type="float" office:value="11460.2411111112" calcext:value-type="float">
            <text:p>11.4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64]-[.D1164]+[.G1163]" office:value-type="float" office:value="12960.2411111112" calcext:value-type="float">
            <text:p>12.9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13" table:formula="of:=[.E1165]-[.D1165]+[.G1164]" office:value-type="float" office:value="-5039.75888888881" calcext:value-type="float">
            <text:p>-5.039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13" table:formula="of:=[.E1166]-[.D1166]+[.G1165]" office:value-type="float" office:value="-1549.75888888881" calcext:value-type="float">
            <text:p>-1.549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13" table:formula="of:=[.E1167]-[.D1167]+[.G1166]" office:value-type="float" office:value="9499.24111111119" calcext:value-type="float">
            <text:p>9.4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13" table:formula="of:=[.E1168]-[.D1168]+[.G1167]" office:value-type="float" office:value="10199.2411111112" calcext:value-type="float">
            <text:p>10.1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13" table:formula="of:=[.E1169]-[.D1169]+[.G1168]" office:value-type="float" office:value="22199.2411111112" calcext:value-type="float">
            <text:p>22.1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313" table:formula="of:=[.E1170]-[.D1170]+[.G1169]" office:value-type="float" office:value="-1800.75888888881" calcext:value-type="float">
            <text:p>-1.800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313" table:formula="of:=[.E1171]-[.D1171]+[.G1170]" office:value-type="float" office:value="171.241111111194" calcext:value-type="float">
            <text:p>171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13" table:formula="of:=[.E1172]-[.D1172]+[.G1171]" office:value-type="float" office:value="929.241111111194" calcext:value-type="float">
            <text:p>92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13" table:formula="of:=[.E1173]-[.D1173]+[.G1172]" office:value-type="float" office:value="7699.24111111119" calcext:value-type="float">
            <text:p>7.6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174]-[.D1174]+[.G1173]" office:value-type="float" office:value="22699.2411111112" calcext:value-type="float">
            <text:p>22.6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313" table:formula="of:=[.E1175]-[.D1175]+[.G1174]" office:value-type="float" office:value="32699.2411111112" calcext:value-type="float">
            <text:p>32.6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176]-[.D1176]+[.G1175]" office:value-type="float" office:value="33499.2411111112" calcext:value-type="float">
            <text:p>33.4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342" office:value-type="float" office:value="6500" calcext:value-type="float">
            <text:p>6,500.00</text:p>
          </table:table-cell>
          <table:table-cell/>
          <table:table-cell table:style-name="ce313" table:formula="of:=[.E1177]-[.D1177]+[.G1176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78]-[.D1178]+[.G1177]" office:value-type="float" office:value="43449.2411111112" calcext:value-type="float">
            <text:p>43.44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79]-[.D1179]+[.G1178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0]-[.D1180]+[.G1179]" office:value-type="float" office:value="36549.2411111112" calcext:value-type="float">
            <text:p>36.549,24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1]-[.D1181]+[.G1180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2]-[.D1182]+[.G1181]" office:value-type="float" office:value="36549.2411111112" calcext:value-type="float">
            <text:p>36.54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3]-[.D1183]+[.G1182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72" office:value-type="string" calcext:value-type="string">
            <text:p>2011-19</text:p>
          </table:table-cell>
          <table:table-cell table:style-name="ce264" office:value-type="string" calcext:value-type="string">
            <text:p>Ali Paşa İsmail Balcı </text:p>
          </table:table-cell>
          <table:table-cell table:style-name="ce317"/>
          <table:table-cell table:number-columns-repeated="2"/>
          <table:table-cell table:style-name="ce313" table:formula="of:=[.E1184]-[.D1184]+[.G1183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5" office:value-type="string" calcext:value-type="string">
            <text:p>2011-2019 kira bedelleri </text:p>
          </table:table-cell>
          <table:table-cell table:style-name="ce317" office:value-type="float" office:value="73544.45" calcext:value-type="float">
            <text:p>73.544,45</text:p>
          </table:table-cell>
          <table:table-cell table:number-columns-repeated="2"/>
          <table:table-cell table:style-name="ce313" table:formula="of:=[.E1185]-[.D1185]+[.G1184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4"/>
          <table:table-cell table:style-name="ce273" office:value-type="string" calcext:value-type="string">
            <text:p>2020 yılı ve sonrası Ali Paşa</text:p>
          </table:table-cell>
          <table:table-cell table:number-columns-repeated="3"/>
          <table:table-cell table:style-name="ce313" table:formula="of:=[.E1186]-[.D1186]+[.G1185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4"/>
          <table:table-cell table:style-name="ce273" office:value-type="string" calcext:value-type="string">
            <text:p>ödemeleri Atila Balcı hesabına yapıldı</text:p>
          </table:table-cell>
          <table:table-cell table:number-columns-repeated="3"/>
          <table:table-cell table:style-name="ce313" table:formula="of:=[.E1187]-[.D1187]+[.G1186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1" calcext:value-type="date">
            <text:p>21.07.2022</text:p>
          </table:table-cell>
          <table:table-cell table:style-name="ce264" office:value-type="string" calcext:value-type="string">
            <text:p>Caymaz –&gt; Atila</text:p>
          </table:table-cell>
          <table:table-cell/>
          <table:table-cell table:style-name="ce319" office:value-type="float" office:value="5000" calcext:value-type="float">
            <text:p>5,000.00</text:p>
          </table:table-cell>
          <table:table-cell/>
          <table:table-cell table:style-name="ce313" table:formula="of:=[.E1188]-[.D1188]+[.G1187]" office:value-type="float" office:value="-28545.2088888888" calcext:value-type="float">
            <text:p>-28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Caymaz –&gt; Ali</text:p>
          </table:table-cell>
          <table:table-cell/>
          <table:table-cell table:style-name="ce319" office:value-type="float" office:value="2000" calcext:value-type="float">
            <text:p>2,000.00</text:p>
          </table:table-cell>
          <table:table-cell/>
          <table:table-cell table:style-name="ce313" table:formula="of:=[.E1189]-[.D1189]+[.G1188]" office:value-type="float" office:value="-26545.2088888888" calcext:value-type="float">
            <text:p>-26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19"/>
          <table:table-cell/>
          <table:table-cell table:style-name="ce313" table:formula="of:=[.E1190]-[.D1190]+[.G1189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73" office:value-type="string" calcext:value-type="string">
            <text:p>Caymazdan toplam alınan 37000 TL</text:p>
          </table:table-cell>
          <table:table-cell table:style-name="ce273"/>
          <table:table-cell table:style-name="ce319"/>
          <table:table-cell/>
          <table:table-cell table:style-name="ce313" table:formula="of:=[.E1191]-[.D1191]+[.G1190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Kiradan <text:s text:c="28"/>15,662.25</text:p>
          </table:table-cell>
          <table:table-cell table:style-name="ce273"/>
          <table:table-cell table:style-name="ce319"/>
          <table:table-cell/>
          <table:table-cell table:style-name="ce313" table:formula="of:=[.E1192]-[.D1192]+[.G1191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icra mhkm masrafları <text:s text:c="10"/>6,404.06</text:p>
          </table:table-cell>
          <table:table-cell table:style-name="ce273"/>
          <table:table-cell table:style-name="ce319"/>
          <table:table-cell/>
          <table:table-cell table:style-name="ce313" table:formula="of:=[.E1193]-[.D1193]+[.G1192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elektrik+mektup masrafı <text:s text:c="5"/>3,752.33</text:p>
          </table:table-cell>
          <table:table-cell table:style-name="ce273"/>
          <table:table-cell table:style-name="ce319"/>
          <table:table-cell/>
          <table:table-cell table:style-name="ce313" table:formula="of:=[.E1194]-[.D1194]+[.G1193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Doğuş 2000 yılı <text:s text:c="17"/>11,181.35</text:p>
          </table:table-cell>
          <table:table-cell table:style-name="ce273"/>
          <table:table-cell table:style-name="ce319"/>
          <table:table-cell/>
          <table:table-cell table:style-name="ce313" table:formula="of:=[.E1195]-[.D1195]+[.G1194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emmuz mtv kk ödeme</text:p>
          </table:table-cell>
          <table:table-cell table:style-name="ce273"/>
          <table:table-cell table:style-name="ce319" office:value-type="float" office:value="338" calcext:value-type="float">
            <text:p>338.00</text:p>
          </table:table-cell>
          <table:table-cell/>
          <table:table-cell table:style-name="ce313" table:formula="of:=[.E1196]-[.D1196]+[.G1195]" office:value-type="float" office:value="-33207.2088888888" calcext:value-type="float">
            <text:p>-33.207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rafik cezası kk ödeme</text:p>
          </table:table-cell>
          <table:table-cell table:style-name="ce319"/>
          <table:table-cell table:style-name="ce343" office:value-type="string" calcext:value-type="string">
            <text:p>448,35</text:p>
          </table:table-cell>
          <table:table-cell/>
          <table:table-cell table:style-name="ce313" table:formula="of:=[.E1197]-[.D1197]+[.G1196]" office:value-type="float" office:value="-32758.8588888888" calcext:value-type="float">
            <text:p>-32.758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8-19" calcext:value-type="date">
            <text:p>19.08.2022</text:p>
          </table:table-cell>
          <table:table-cell table:style-name="ce273" office:value-type="string" calcext:value-type="string">
            <text:p>forklift mazot</text:p>
          </table:table-cell>
          <table:table-cell table:style-name="ce320"/>
          <table:table-cell table:style-name="ce343" office:value-type="float" office:value="100" calcext:value-type="float">
            <text:p>100.00</text:p>
          </table:table-cell>
          <table:table-cell/>
          <table:table-cell table:style-name="ce313" table:formula="of:=[.E1198]-[.D1198]+[.G1197]" office:value-type="float" office:value="-32658.8588888888" calcext:value-type="float">
            <text:p>-32.658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8-24" calcext:value-type="date">
            <text:p>24.08.2022</text:p>
          </table:table-cell>
          <table:table-cell table:style-name="ce273" office:value-type="string" calcext:value-type="string">
            <text:p>modrern dizayn kargo atila</text:p>
          </table:table-cell>
          <table:table-cell table:style-name="ce320"/>
          <table:table-cell table:style-name="ce343" office:value-type="float" office:value="109" calcext:value-type="float">
            <text:p>109.00</text:p>
          </table:table-cell>
          <table:table-cell/>
          <table:table-cell table:style-name="ce313" table:formula="of:=[.E1199]-[.D1199]+[.G1198]" office:value-type="float" office:value="-32549.8588888888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313" table:formula="of:=[.E1200]-[.D1200]+[.G1199]" office:value-type="float" office:value="-35949.8588888888" calcext:value-type="float">
            <text:p>-35.9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313" table:formula="of:=[.E1201]-[.D1201]+[.G1200]" office:value-type="float" office:value="-32549.8588888888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313" table:formula="of:=[.E1202]-[.D1202]+[.G1201]" office:value-type="float" office:value="-8799.85888888881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203]-[.D1203]+[.G1202]" office:value-type="float" office:value="-12249.8588888888" calcext:value-type="float">
            <text:p>-12.2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204]-[.D1204]+[.G1203]" office:value-type="float" office:value="-8799.85888888881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205]-[.D1205]+[.G1204]" office:value-type="float" office:value="-8599.8588888888" calcext:value-type="float">
            <text:p>-8.59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1-30" calcext:value-type="date">
            <text:p>30.11.2022</text:p>
          </table:table-cell>
          <table:table-cell table:style-name="ce273" office:value-type="string" calcext:value-type="string">
            <text:p>pide masrafı 11- 1-3 11.ay nakit</text:p>
          </table:table-cell>
          <table:table-cell table:style-name="ce273"/>
          <table:table-cell table:style-name="ce343" office:value-type="float" office:value="561" calcext:value-type="float">
            <text:p>561.00</text:p>
          </table:table-cell>
          <table:table-cell table:style-name="ce273"/>
          <table:table-cell table:style-name="ce313" table:formula="of:=[.E1206]-[.D1206]+[.G1205]" office:value-type="float" office:value="-8038.8588888888" calcext:value-type="float">
            <text:p>-8.038,8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73" office:value-type="string" calcext:value-type="string">
            <text:p>pide masrafı 11- k1-k3 11.ay kkt</text:p>
          </table:table-cell>
          <table:table-cell table:style-name="ce273"/>
          <table:table-cell table:style-name="ce343" office:value-type="string" calcext:value-type="string">
            <text:p>567,37</text:p>
          </table:table-cell>
          <table:table-cell table:style-name="ce273"/>
          <table:table-cell table:style-name="ce313" table:formula="of:=[.E1207]-[.D1207]+[.G1206]" office:value-type="float" office:value="-7471.4888888888" calcext:value-type="float">
            <text:p>-7.471,49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2-04" calcext:value-type="date">
            <text:p>04.12.2022</text:p>
          </table:table-cell>
          <table:table-cell table:style-name="ce273" office:value-type="string" calcext:value-type="string">
            <text:p>ziraat kredi hayat sigortası pervin</text:p>
          </table:table-cell>
          <table:table-cell table:style-name="ce273"/>
          <table:table-cell table:style-name="ce343" office:value-type="string" calcext:value-type="string">
            <text:p>752,11</text:p>
          </table:table-cell>
          <table:table-cell table:style-name="ce273"/>
          <table:table-cell table:style-name="ce313" table:formula="of:=[.E1208]-[.D1208]+[.G1207]" office:value-type="float" office:value="-6719.37888888881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mustafadan ziraat için</text:p>
          </table:table-cell>
          <table:table-cell table:style-name="ce321" office:value-type="float" office:value="3450" calcext:value-type="float">
            <text:p>3,450.00</text:p>
          </table:table-cell>
          <table:table-cell table:style-name="ce344"/>
          <table:table-cell/>
          <table:table-cell table:style-name="ce313" table:formula="of:=[.E1209]-[.D1209]+[.G1208]" office:value-type="float" office:value="-10169.3788888888" calcext:value-type="float">
            <text:p>-10.16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15" calcext:value-type="date">
            <text:p>15.12.2022</text:p>
          </table:table-cell>
          <table:table-cell table:style-name="ce297" office:value-type="string" calcext:value-type="string">
            <text:p>ziraate yatan</text:p>
          </table:table-cell>
          <table:table-cell table:style-name="ce296"/>
          <table:table-cell table:style-name="ce344" office:value-type="float" office:value="3450" calcext:value-type="float">
            <text:p>3,450.00</text:p>
          </table:table-cell>
          <table:table-cell/>
          <table:table-cell table:style-name="ce313" table:formula="of:=[.E1210]-[.D1210]+[.G1209]" office:value-type="float" office:value="-6719.37888888881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ağ-filtre</text:p>
          </table:table-cell>
          <table:table-cell table:style-name="ce322"/>
          <table:table-cell table:style-name="ce321" office:value-type="float" office:value="600" calcext:value-type="float">
            <text:p>600.00</text:p>
          </table:table-cell>
          <table:table-cell/>
          <table:table-cell table:style-name="ce313" table:formula="of:=[.E1211]-[.D1211]+[.G1210]" office:value-type="float" office:value="-6119.3788888888" calcext:value-type="float">
            <text:p>-6.1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ğ-fltr-amortisor-kayış işçilik</text:p>
          </table:table-cell>
          <table:table-cell table:style-name="ce322"/>
          <table:table-cell table:style-name="ce321" office:value-type="float" office:value="500" calcext:value-type="float">
            <text:p>500.00</text:p>
          </table:table-cell>
          <table:table-cell/>
          <table:table-cell table:style-name="ce313" table:formula="of:=[.E1212]-[.D1212]+[.G1211]" office:value-type="float" office:value="-5619.3788888888" calcext:value-type="float">
            <text:p>-5.6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pide masrafı 12. ay nkt 1-2</text:p>
          </table:table-cell>
          <table:table-cell table:style-name="ce322"/>
          <table:table-cell table:style-name="ce321" office:value-type="float" office:value="310" calcext:value-type="float">
            <text:p>310.00</text:p>
          </table:table-cell>
          <table:table-cell/>
          <table:table-cell table:style-name="ce313" table:formula="of:=[.E1213]-[.D1213]+[.G1212]" office:value-type="float" office:value="-5309.37888888881" calcext:value-type="float">
            <text:p>-5.30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pide masrafı 12. ay işkk 1-13</text:p>
          </table:table-cell>
          <table:table-cell table:style-name="ce322"/>
          <table:table-cell table:style-name="ce321" office:value-type="float" office:value="2405.63" calcext:value-type="float">
            <text:p>2,405.63</text:p>
          </table:table-cell>
          <table:table-cell/>
          <table:table-cell table:style-name="ce313" table:formula="of:=[.E1214]-[.D1214]+[.G1213]" office:value-type="float" office:value="-2903.7488888888" calcext:value-type="float">
            <text:p>-2.903,75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pide masrafı 12. ay dnzkk 1-3</text:p>
          </table:table-cell>
          <table:table-cell table:style-name="ce322"/>
          <table:table-cell table:style-name="ce321" office:value-type="float" office:value="535.93" calcext:value-type="float">
            <text:p>535.93</text:p>
          </table:table-cell>
          <table:table-cell/>
          <table:table-cell table:style-name="ce313" table:formula="of:=[.E1215]-[.D1215]+[.G1214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16]-[.D1216]+[.G1215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17]-[.D1217]+[.G1216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Default" table:number-columns-repeated="5"/>
          <table:table-cell table:style-name="ce313" table:formula="of:=[.E1218]-[.D1218]+[.G1217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Default" table:number-columns-repeated="5"/>
          <table:table-cell table:style-name="ce313" table:formula="of:=[.E1219]-[.D1219]+[.G1218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20]-[.D1220]+[.G1219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21]-[.D1221]+[.G1220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70" office:value-type="float" office:value="2022" calcext:value-type="float">
            <text:p>2022</text:p>
          </table:table-cell>
          <table:table-cell table:style-name="ce264" office:value-type="string" calcext:value-type="string">
            <text:p>2023 e nakli yekün </text:p>
          </table:table-cell>
          <table:table-cell table:number-columns-repeated="3"/>
          <table:table-cell table:style-name="ce314" table:formula="of:=[.E1222]-[.D1222]+[.G1221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1021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YIL İÇİ <text:s/>TOPLAMI DĞŞ ALACAKLI</text:p>
          </table:table-cell>
          <table:table-cell table:style-name="ce304" table:formula="of:=SUM([.D1157:.D1217])" office:value-type="float" office:value="143194.45" calcext:value-type="float">
            <text:p>143.194,45</text:p>
          </table:table-cell>
          <table:table-cell table:style-name="ce327" table:formula="of:=SUM([.E1157:.E1217])" office:value-type="float" office:value="148896.56" calcext:value-type="float">
            <text:p>148.896,56</text:p>
          </table:table-cell>
          <table:table-cell table:style-name="ce323"/>
          <table:table-cell table:style-name="ce349" table:formula="of:=[.E1224]-[.D1224]" office:value-type="float" office:value="5702.10999999999" calcext:value-type="float">
            <text:p>5.702,1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1021"/>
        </table:table-row>
        <table:table-row table:style-name="ro11">
          <table:table-cell/>
          <table:table-cell table:style-name="ce268" office:value-type="float" office:value="2023" calcext:value-type="float">
            <text:p>2023</text:p>
          </table:table-cell>
          <table:table-cell table:style-name="ce264" office:value-type="string" calcext:value-type="string">
            <text:p>2022 den nakli yekün </text:p>
          </table:table-cell>
          <table:table-cell table:number-columns-repeated="3"/>
          <table:table-cell table:style-name="ce317" table:formula="of:=[.G1222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 table:number-rows-repeated="7">
          <table:table-cell/>
          <table:table-cell table:style-name="ce266"/>
          <table:table-cell table:number-columns-repeated="1021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 SONU DEVREDEN BAKİYELER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358"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358" table:formula="of:=[.G46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358" table:formula="of:=[.G106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358" table:formula="of:=[.G123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358" table:formula="of:=[.G160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58" table:formula="of:=[.G218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336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58" table:formula="of:=[.G336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420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58" table:formula="of:=[.G420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512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58" table:formula="of:=[.G512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687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58" table:formula="of:=[.G687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800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58" table:formula="of:=[.G800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922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58" table:formula="of:=[.G922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978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58" table:formula="of:=[.G978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1036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58" table:formula="of:=[.G1036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69"/>
          <table:table-cell table:style-name="ce299" table:formula="of:=[.C1081]" office:value-type="string" office:string-value="2020 den nakli yekün doğuş borçlu" calcext:value-type="string">
            <text:p>2020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081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/>
          <table:table-cell table:style-name="ce269"/>
          <table:table-cell table:style-name="ce299" table:formula="of:=[.C1156]" office:value-type="string" office:string-value="2021 den nakli yekün doğuş borçlu" calcext:value-type="string">
            <text:p>2021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156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9"/>
          <table:table-cell table:style-name="ce300" table:formula="of:=[.C1226]" office:value-type="string" office:string-value="2022 den nakli yekün " calcext:value-type="string">
            <text:p>2022 den nakli yekün </text:p>
          </table:table-cell>
          <table:table-cell table:style-name="ce317"/>
          <table:table-cell table:style-name="ce340"/>
          <table:table-cell table:style-name="ce317"/>
          <table:table-cell table:style-name="ce360" table:formula="of:=[.G1226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 table:number-rows-repeated="2">
          <table:table-cell table:number-columns-repeated="1023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İÇİ ALACAK-BORÇ BAKİYELERİ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slnk ödeme</text:p>
          </table:table-cell>
          <table:table-cell office:value-type="string" calcext:value-type="string">
            <text:p>doğuş ödeme</text:p>
          </table:table-cell>
          <table:table-cell/>
          <table:table-cell table:style-name="ce357"/>
          <table:table-cell table:number-columns-repeated="1016"/>
        </table:table-row>
        <table:table-row table:style-name="ro11">
          <table:table-cell/>
          <table:table-cell table:style-name="ce270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0609.0938888889" calcext:value-type="float">
            <text:p>60.609,09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3531.0938888889" calcext:value-type="float">
            <text:p>-33.531,09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326]" office:value-type="date" office:date-value="2012-12-31" calcext:value-type="date">
            <text:p>31.12.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formula="of:=[.D326]" office:value-type="float" office:value="155029.464444444" calcext:value-type="float">
            <text:p>155.029,46</text:p>
          </table:table-cell>
          <table:table-cell table:formula="of:=[.E326]" office:value-type="float" office:value="165907" calcext:value-type="float">
            <text:p>165.907,00</text:p>
          </table:table-cell>
          <table:table-cell/>
          <table:table-cell table:formula="of:=[.G326]" office:value-type="float" office:value="10877.5355555555" calcext:value-type="float">
            <text:p>10.877,54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419]" office:value-type="date" office:date-value="2013-12-31" calcext:value-type="date">
            <text:p>31.12.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formula="of:=[.D419]" office:value-type="float" office:value="121549.06" calcext:value-type="float">
            <text:p>121.549,06</text:p>
          </table:table-cell>
          <table:table-cell table:formula="of:=[.E419]" office:value-type="float" office:value="205727" calcext:value-type="float">
            <text:p>205.727,00</text:p>
          </table:table-cell>
          <table:table-cell/>
          <table:table-cell table:formula="of:=[.G419]" office:value-type="float" office:value="84177.94" calcext:value-type="float">
            <text:p>84.177,94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510]" office:value-type="date" office:date-value="2014-12-31" calcext:value-type="date">
            <text:p>31.12.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formula="of:=[.D510]" office:value-type="float" office:value="449807.310555556" calcext:value-type="float">
            <text:p>449.807,31</text:p>
          </table:table-cell>
          <table:table-cell table:formula="of:=[.E510]" office:value-type="float" office:value="247029" calcext:value-type="float">
            <text:p>247.029,00</text:p>
          </table:table-cell>
          <table:table-cell/>
          <table:table-cell table:formula="of:=[.G510]" office:value-type="float" office:value="-202778.310555556" calcext:value-type="float">
            <text:p>-202.778,31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685]" office:value-type="date" office:date-value="2015-12-31" calcext:value-type="date">
            <text:p>31.12.2015</text:p>
          </table:table-cell>
          <table:table-cell table:formula="of:=[.C685]" office:value-type="string" office:string-value="YILİÇİ  TOPLAMI DĞŞ ALACAKLI" calcext:value-type="string">
            <text:p>YILİÇİ <text:s/>TOPLAMI DĞŞ ALACAKLI</text:p>
          </table:table-cell>
          <table:table-cell table:formula="of:=[.D685]" office:value-type="float" office:value="885905.527777778" calcext:value-type="float">
            <text:p>885.905,53</text:p>
          </table:table-cell>
          <table:table-cell table:formula="of:=[.E685]" office:value-type="float" office:value="892122.26" calcext:value-type="float">
            <text:p>892.122,26</text:p>
          </table:table-cell>
          <table:table-cell/>
          <table:table-cell table:formula="of:=[.G685]" office:value-type="float" office:value="6216.73222222226" calcext:value-type="float">
            <text:p>6.216,73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798]" office:value-type="date" office:date-value="2016-12-31" calcext:value-type="date">
            <text:p>31.12.2016</text:p>
          </table:table-cell>
          <table:table-cell table:formula="of:=[.C798]" office:value-type="string" office:string-value="YILİÇİ  TOPLAMI DĞŞ ALACAKLI" calcext:value-type="string">
            <text:p>YILİÇİ <text:s/>TOPLAMI DĞŞ ALACAKLI</text:p>
          </table:table-cell>
          <table:table-cell table:formula="of:=[.D798]" office:value-type="float" office:value="311515.597222222" calcext:value-type="float">
            <text:p>311.515,60</text:p>
          </table:table-cell>
          <table:table-cell table:formula="of:=[.E798]" office:value-type="float" office:value="365366.93" calcext:value-type="float">
            <text:p>365.366,93</text:p>
          </table:table-cell>
          <table:table-cell/>
          <table:table-cell table:formula="of:=[.G798]" office:value-type="float" office:value="53851.3327777778" calcext:value-type="float">
            <text:p>53.851,33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920]" office:value-type="date" office:date-value="2017-12-31" calcext:value-type="date">
            <text:p>31.12.2017</text:p>
          </table:table-cell>
          <table:table-cell table:formula="of:=[.C920]" office:value-type="string" office:string-value="YILİÇİ  TOPLAMI DĞŞ ALACAKLI" calcext:value-type="string">
            <text:p>YILİÇİ <text:s/>TOPLAMI DĞŞ ALACAKLI</text:p>
          </table:table-cell>
          <table:table-cell table:formula="of:=[.D920]" office:value-type="float" office:value="613673.194444444" calcext:value-type="float">
            <text:p>613.673,19</text:p>
          </table:table-cell>
          <table:table-cell table:formula="of:=[.E920]" office:value-type="float" office:value="666175.5" calcext:value-type="float">
            <text:p>666.175,50</text:p>
          </table:table-cell>
          <table:table-cell/>
          <table:table-cell table:formula="of:=[.G920]" office:value-type="float" office:value="52502.3055555556" calcext:value-type="float">
            <text:p>52.502,31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976]" office:value-type="date" office:date-value="2018-12-31" calcext:value-type="date">
            <text:p>31.12.2018</text:p>
          </table:table-cell>
          <table:table-cell table:formula="of:=[.C976]" office:value-type="string" office:string-value="YILİÇİ  TOPLAMI DĞŞ BORÇLU" calcext:value-type="string">
            <text:p>YILİÇİ <text:s/>TOPLAMI DĞŞ BORÇLU</text:p>
          </table:table-cell>
          <table:table-cell table:formula="of:=[.D976]" office:value-type="float" office:value="252234.097222222" calcext:value-type="float">
            <text:p>252.234,10</text:p>
          </table:table-cell>
          <table:table-cell table:formula="of:=[.E976]" office:value-type="float" office:value="192750.73" calcext:value-type="float">
            <text:p>192.750,73</text:p>
          </table:table-cell>
          <table:table-cell/>
          <table:table-cell table:formula="of:=[.G976]" office:value-type="float" office:value="-59483.3672222222" calcext:value-type="float">
            <text:p>-59.483,37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034]" office:value-type="date" office:date-value="2019-12-31" calcext:value-type="date">
            <text:p>31.12.2019</text:p>
          </table:table-cell>
          <table:table-cell table:formula="of:=[.C1034]" office:value-type="string" office:string-value="YILİÇİ  TOPLAMI DĞŞ BORÇLU" calcext:value-type="string">
            <text:p>YILİÇİ <text:s/>TOPLAMI DĞŞ BORÇLU</text:p>
          </table:table-cell>
          <table:table-cell table:formula="of:=[.D1034]" office:value-type="float" office:value="80580.8033333333" calcext:value-type="float">
            <text:p>80.580,80</text:p>
          </table:table-cell>
          <table:table-cell table:formula="of:=[.E1034]" office:value-type="float" office:value="61195" calcext:value-type="float">
            <text:p>61.195,00</text:p>
          </table:table-cell>
          <table:table-cell/>
          <table:table-cell table:formula="of:=[.G1034]" office:value-type="float" office:value="-19385.8033333333" calcext:value-type="float">
            <text:p>-19.385,8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79]" office:value-type="date" office:date-value="2020-12-31" calcext:value-type="date">
            <text:p>31.12.2020</text:p>
          </table:table-cell>
          <table:table-cell table:style-name="ce300" table:formula="of:=[.C1079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079]" office:value-type="float" office:value="66742.24" calcext:value-type="float">
            <text:p>66.742,24</text:p>
          </table:table-cell>
          <table:table-cell table:style-name="ce345" table:formula="of:=[.E1079]" office:value-type="float" office:value="114540" calcext:value-type="float">
            <text:p>114.540,00</text:p>
          </table:table-cell>
          <table:table-cell table:style-name="ce318"/>
          <table:table-cell table:style-name="ce318" table:formula="of:=[.G1079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154]" office:value-type="date" office:date-value="2021-12-31" calcext:value-type="date">
            <text:p>31.12.2021</text:p>
          </table:table-cell>
          <table:table-cell table:style-name="ce300" table:formula="of:=[.C1154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154]" office:value-type="float" office:value="56464" calcext:value-type="float">
            <text:p>56.464,00</text:p>
          </table:table-cell>
          <table:table-cell table:style-name="ce345" table:formula="of:=[.E1154]" office:value-type="float" office:value="102484.21" calcext:value-type="float">
            <text:p>102.484,21</text:p>
          </table:table-cell>
          <table:table-cell table:style-name="ce318"/>
          <table:table-cell table:style-name="ce318" table:formula="of:=[.G1154]" office:value-type="float" office:value="46020.21" calcext:value-type="float">
            <text:p>46.020,21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74]" office:value-type="date" office:date-value="2022-12-31" calcext:value-type="date">
            <text:p>31.12.2022</text:p>
          </table:table-cell>
          <table:table-cell table:style-name="ce300" table:formula="of:=[.C1224]" office:value-type="string" office:string-value="YIL İÇİ  TOPLAMI DĞŞ ALACAKLI" calcext:value-type="string">
            <text:p>YIL İÇİ <text:s/>TOPLAMI DĞŞ ALACAKLI</text:p>
          </table:table-cell>
          <table:table-cell table:style-name="ce318" table:formula="of:=[.D1224]" office:value-type="float" office:value="143194.45" calcext:value-type="float">
            <text:p>143.194,45</text:p>
          </table:table-cell>
          <table:table-cell table:style-name="ce345" table:formula="of:=[.E1224]" office:value-type="float" office:value="148896.56" calcext:value-type="float">
            <text:p>148.896,56</text:p>
          </table:table-cell>
          <table:table-cell table:style-name="ce318"/>
          <table:table-cell table:style-name="ce318" table:formula="of:=[.G1224]" office:value-type="float" office:value="5702.10999999999" calcext:value-type="float">
            <text:p>5.702,11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2007-2022 TOPLAMI </text:p>
          </table:table-cell>
          <table:table-cell table:style-name="ce323" table:formula="of:=SUM([.D1256:.D1272])" office:value-type="float" office:value="3263871.83888889" calcext:value-type="float">
            <text:p>3.263.871,84</text:p>
          </table:table-cell>
          <table:table-cell table:style-name="ce346" table:formula="of:=SUM([.E1256:.E1272])" office:value-type="float" office:value="3259736.19" calcext:value-type="float">
            <text:p>3.259.736,19</text:p>
          </table:table-cell>
          <table:table-cell table:style-name="ce323"/>
          <table:table-cell table:style-name="ce349" table:formula="of:=[.E1274]-[.D1274]" office:value-type="float" office:value="-4135.64888888877" calcext:value-type="float">
            <text:p>-4.135,65</text:p>
          </table:table-cell>
          <table:table-cell table:number-columns-repeated="1016"/>
        </table:table-row>
        <table:table-row table:style-name="ro11" table:number-rows-repeated="6">
          <table:table-cell table:number-columns-repeated="1023"/>
        </table:table-row>
        <table:table-row table:style-name="ro11" table:number-rows-repeated="17">
          <table:table-cell/>
          <table:table-cell table:style-name="ce273" table:number-columns-repeated="3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11" table:number-rows-repeated="1047250">
          <table:table-cell table:number-columns-repeated="1023"/>
        </table:table-row>
        <table:table-row table:style-name="ro12" table:number-rows-repeated="28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number number:decimal-places="11" number:min-decimal-places="11" number:min-integer-digits="1"/>
    </number:number-style>
    <number:number-style style:name="N130P0" style:volatile="true">
      <number:text>-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text>-</number:text>
      <number:number number:decimal-places="2" number:min-decimal-places="2" number:min-integer-digits="1" number:grouping="true"/>
    </number:number-style>
    <number:number-style style:name="N128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6">
      <number:number number:decimal-places="1" number:min-decimal-places="1"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015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4P0"/>
    </number:number-style>
    <number:date-style style:name="N10143" number:language="tr" number:country="TR">
      <number:day/>
      <number:text>.</number:text>
      <number:month number:textual="true"/>
    </number:date-style>
    <number:date-style style:name="N10142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1" number:language="tr" number:country="TR">
      <number:day/>
      <number:text>. </number:text>
      <number:month number:textual="true"/>
    </number:date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36" number:language="tr" number:country="TR">
      <number:month number:textual="true"/>
      <number:text>.</number:text>
      <number:year/>
    </number:date-style>
    <number:number-style style:name="N1013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5P0"/>
    </number:number-style>
    <number:time-style style:name="N10134" number:language="tr" number:country="TR">
      <number:hours/>
      <number:text>:</number:text>
      <number:minutes number:style="long"/>
      <number:text> </number:text>
      <number:am-pm/>
    </number:time-style>
    <number:currency-style style:name="N1013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3P0"/>
    </number:currency-style>
    <number:currency-style style:name="N1013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1P0"/>
    </number:number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1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2" style:volatile="true" number:language="tr" number:country="TR">
      <number:text> </number:text>
      <number:fill-character> </number:fill-character>
      <number:text>-     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8T15:43:49.193893381</dc:date>
    <meta:editing-duration>P1DT16H53M57S</meta:editing-duration>
    <meta:editing-cycles>122</meta:editing-cycles>
    <meta:generator>LibreOffice/7.3.7.2$Linux_X86_64 LibreOffice_project/30$Build-2</meta:generator>
    <meta:print-date>2022-12-28T16:04:16.904299520</meta:print-date>
    <meta:document-statistic meta:table-count="11" meta:cell-count="5993" meta:object-count="0"/>
  </office:meta>
</office:document-meta>
</file>